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81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c3c3c" style:font-name="Arial" fo:font-size="12pt" fo:language="none" fo:country="none" style:font-name-asian="Ubuntu" style:font-size-asian="12pt" style:language-asian="none" style:country-asian="none" style:font-name-complex="Ubuntu" style:font-size-complex="12pt" style:language-complex="none" style:country-complex="none"/>
    </style:style>
    <style:style style:name="ce4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5" style:family="table-cell" style:parent-style-name="Default" style:data-style-name="N109">
      <style:table-cell-properties fo:background-color="#ffff66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6" style:family="table-cell" style:parent-style-name="Default" style:data-style-name="N109">
      <style:table-cell-properties fo:background-color="#004586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7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style:font-size-asian="12pt" style:font-size-complex="12pt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9" style:family="table-cell" style:parent-style-name="Default" style:data-style-name="N109">
      <style:table-cell-properties fo:background-color="#dddddd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0" style:family="table-cell" style:parent-style-name="Default" style:data-style-name="N109">
      <style:table-cell-properties fo:background-color="#ff6600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1" style:family="table-cell" style:parent-style-name="Default" style:data-style-name="N109">
      <style:table-cell-properties fo:background-color="#0000cc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2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ackground-color="#004586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ackground-color="#6666ff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579d1c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25" style:family="table-cell" style:parent-style-name="Default" style:data-style-name="N109">
      <style:table-cell-properties fo:background-color="#6666ff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6" style:family="table-cell" style:parent-style-name="Default" style:data-style-name="N109">
      <style:table-cell-properties fo:background-color="#ffff00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7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8" style:family="table-cell" style:parent-style-name="Default" style:data-style-name="N109">
      <style:table-cell-properties fo:background-color="#ffffff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017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11.2561" calcext:value-type="float">
            <text:p>11,2561</text:p>
          </table:table-cell>
          <table:table-cell office:value-type="float" office:value="9.77576" calcext:value-type="float">
            <text:p>9,77576</text:p>
          </table:table-cell>
          <table:table-cell office:value-type="float" office:value="9.72123" calcext:value-type="float">
            <text:p>9,72123</text:p>
          </table:table-cell>
          <table:table-cell table:formula="of:=[.B4]-[.C4]" office:value-type="float" office:value="0.0545299999999997" calcext:value-type="float">
            <text:p>0,05453</text:p>
          </table:table-cell>
          <table:table-cell table:style-name="ce3" table:formula="of:=[.C4]-[.A4]" office:value-type="float" office:value="-1.53487" calcext:value-type="float">
            <text:p>-1,53487</text:p>
          </table:table-cell>
          <table:table-cell/>
          <table:table-cell office:value-type="float" office:value="11.3578" calcext:value-type="float">
            <text:p>11,35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87298" calcext:value-type="float">
            <text:p>3,872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.245" calcext:value-type="float">
            <text:p>6,245</text:p>
          </table:table-cell>
          <table:table-cell office:value-type="float" office:value="6.48074" calcext:value-type="float">
            <text:p>6,48074</text:p>
          </table:table-cell>
          <table:table-cell office:value-type="float" office:value="3.87298" calcext:value-type="float">
            <text:p>3,87298</text:p>
          </table:table-cell>
          <table:table-cell office:value-type="float" office:value="3" calcext:value-type="float">
            <text:p>3</text:p>
          </table:table-cell>
          <table:table-cell office:value-type="float" office:value="5.19615" calcext:value-type="float">
            <text:p>5,19615</text:p>
          </table:table-cell>
          <table:table-cell office:value-type="float" office:value="10.0995" calcext:value-type="float">
            <text:p>10,0995</text:p>
          </table:table-cell>
          <table:table-cell office:value-type="float" office:value="13.7477" calcext:value-type="float">
            <text:p>13,7477</text:p>
          </table:table-cell>
          <table:table-cell office:value-type="float" office:value="13.0767" calcext:value-type="float">
            <text:p>13,0767</text:p>
          </table:table-cell>
          <table:table-cell office:value-type="float" office:value="9.79796" calcext:value-type="float">
            <text:p>9,79796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.B1:.L7])" office:value-type="float" office:value="246.64832" calcext:value-type="float">
            <text:p>246,64832</text:p>
          </table:table-cell>
          <table:table-cell table:formula="of:=SUM([.C1:.M7])" office:value-type="float" office:value="248.17411" calcext:value-type="float">
            <text:p>248,17411</text:p>
          </table:table-cell>
          <table:table-cell table:formula="of:=SUM([.D1:.N7])" office:value-type="float" office:value="245.53953" calcext:value-type="float">
            <text:p>245,53953</text:p>
          </table:table-cell>
          <table:table-cell table:formula="of:=SUM([.E1:.O7])" office:value-type="float" office:value="271.22757" calcext:value-type="float">
            <text:p>271,22757</text:p>
          </table:table-cell>
          <table:table-cell table:formula="of:=SUM([.F1:.P7])" office:value-type="float" office:value="301.76757" calcext:value-type="float">
            <text:p>301,76757</text:p>
          </table:table-cell>
          <table:table-cell table:formula="of:=SUM([.G1:.Q7])" office:value-type="float" office:value="327.16272" calcext:value-type="float">
            <text:p>327,16272</text:p>
          </table:table-cell>
          <table:table-cell table:formula="of:=SUM([.H1:.R7])" office:value-type="float" office:value="332.81891" calcext:value-type="float">
            <text:p>332,81891</text:p>
          </table:table-cell>
          <table:table-cell table:number-columns-repeated="994"/>
        </table:table-row>
        <table:table-row table:style-name="ro1">
          <table:table-cell office:value-type="float" office:value="7.794" calcext:value-type="float">
            <text:p>7,794</text:p>
          </table:table-cell>
          <table:table-cell office:value-type="float" office:value="6.9392" calcext:value-type="float">
            <text:p>6,9392</text:p>
          </table:table-cell>
          <table:table-cell office:value-type="float" office:value="7.10104" calcext:value-type="float">
            <text:p>7,10104</text:p>
          </table:table-cell>
          <table:table-cell table:formula="of:=[.B5]-[.C5]" office:value-type="float" office:value="-0.161840000000001" calcext:value-type="float">
            <text:p>-0,16184</text:p>
          </table:table-cell>
          <table:table-cell table:style-name="ce3" table:formula="of:=[.C5]-[.A5]" office:value-type="float" office:value="-0.69296" calcext:value-type="float">
            <text:p>-0,69296</text:p>
          </table:table-cell>
          <table:table-cell/>
          <table:table-cell office:value-type="float" office:value="3.87298" calcext:value-type="float">
            <text:p>3,87298</text:p>
          </table:table-cell>
          <table:table-cell office:value-type="float" office:value="7.93725" calcext:value-type="float">
            <text:p>7,93725</text:p>
          </table:table-cell>
          <table:table-cell office:value-type="float" office:value="8.66025" calcext:value-type="float">
            <text:p>8,66025</text:p>
          </table:table-cell>
          <table:table-cell office:value-type="float" office:value="6.9282" calcext:value-type="float">
            <text:p>6,9282</text:p>
          </table:table-cell>
          <table:table-cell office:value-type="float" office:value="7.93725" calcext:value-type="float">
            <text:p>7,93725</text:p>
          </table:table-cell>
          <table:table-cell office:value-type="float" office:value="12.49" calcext:value-type="float">
            <text:p>12,49</text:p>
          </table:table-cell>
          <table:table-cell table:style-name="ce16" office:value-type="float" office:value="5.47723" calcext:value-type="float">
            <text:p>5,47723</text:p>
          </table:table-cell>
          <table:table-cell table:style-name="ce23" office:value-type="float" office:value="9.64365" calcext:value-type="float">
            <text:p>9,64365</text:p>
          </table:table-cell>
          <table:table-cell table:style-name="ce23" office:value-type="float" office:value="11.0905" calcext:value-type="float">
            <text:p>11,0905</text:p>
          </table:table-cell>
          <table:table-cell table:style-name="ce23" office:value-type="float" office:value="7.34847" calcext:value-type="float">
            <text:p>7,3484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1.4891" calcext:value-type="float">
            <text:p>11,4891</text:p>
          </table:table-cell>
          <table:table-cell table:style-name="ce29" office:value-type="float" office:value="13.1909" calcext:value-type="float">
            <text:p>13,1909</text:p>
          </table:table-cell>
          <table:table-cell office:value-type="float" office:value="14.2829" calcext:value-type="float">
            <text:p>14,2829</text:p>
          </table:table-cell>
          <table:table-cell table:number-columns-repeated="2" office:value-type="float" office:value="13.1909" calcext:value-type="float">
            <text:p>13,1909</text:p>
          </table:table-cell>
          <table:table-cell/>
          <table:table-cell table:formula="of:=SUM([.B2:.L8])" office:value-type="float" office:value="313.03067" calcext:value-type="float">
            <text:p>313,03067</text:p>
          </table:table-cell>
          <table:table-cell table:formula="of:=SUM([.C2:.M8])" office:value-type="float" office:value="319.13904" calcext:value-type="float">
            <text:p>319,13904</text:p>
          </table:table-cell>
          <table:table-cell table:formula="of:=SUM([.D2:.N8])" office:value-type="float" office:value="321.98169" calcext:value-type="float">
            <text:p>321,98169</text:p>
          </table:table-cell>
          <table:table-cell table:formula="of:=SUM([.E2:.O8])" office:value-type="float" office:value="351.91237" calcext:value-type="float">
            <text:p>351,91237</text:p>
          </table:table-cell>
          <table:table-cell table:formula="of:=SUM([.F2:.P8])" office:value-type="float" office:value="388.45237" calcext:value-type="float">
            <text:p>388,45237</text:p>
          </table:table-cell>
          <table:table-cell table:formula="of:=SUM([.G2:.Q8])" office:value-type="float" office:value="423.1749" calcext:value-type="float">
            <text:p>423,1749</text:p>
          </table:table-cell>
          <table:table-cell table:formula="of:=SUM([.H2:.R8])" office:value-type="float" office:value="422.09654" calcext:value-type="float">
            <text:p>422,09654</text:p>
          </table:table-cell>
          <table:table-cell table:number-columns-repeated="994"/>
        </table:table-row>
        <table:table-row table:style-name="ro1">
          <table:table-cell office:value-type="float" office:value="11.0379" calcext:value-type="float">
            <text:p>11,0379</text:p>
          </table:table-cell>
          <table:table-cell office:value-type="float" office:value="11.0501" calcext:value-type="float">
            <text:p>11,0501</text:p>
          </table:table-cell>
          <table:table-cell office:value-type="float" office:value="11.0379" calcext:value-type="float">
            <text:p>11,0379</text:p>
          </table:table-cell>
          <table:table-cell table:formula="of:=[.B6]-[.C6]" office:value-type="float" office:value="0.0122" calcext:value-type="float">
            <text:p>0,0122</text:p>
          </table:table-cell>
          <table:table-cell table:style-name="ce3" table:formula="of:=[.C6]-[.A6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83176" calcext:value-type="float">
            <text:p>8,83176</text:p>
          </table:table-cell>
          <table:table-cell office:value-type="float" office:value="13.7477" calcext:value-type="float">
            <text:p>13,7477</text:p>
          </table:table-cell>
          <table:table-cell office:value-type="float" office:value="11.4891" calcext:value-type="float">
            <text:p>11,4891</text:p>
          </table:table-cell>
          <table:table-cell office:value-type="float" office:value="7.74597" calcext:value-type="float">
            <text:p>7,74597</text:p>
          </table:table-cell>
          <table:table-cell office:value-type="float" office:value="3.87298" calcext:value-type="float">
            <text:p>3,87298</text:p>
          </table:table-cell>
          <table:table-cell table:style-name="ce17" office:value-type="float" office:value="9.64365" calcext:value-type="float">
            <text:p>9,64365</text:p>
          </table:table-cell>
          <table:table-cell office:value-type="float" office:value="9.32738" calcext:value-type="float">
            <text:p>9,32738</text:p>
          </table:table-cell>
          <table:table-cell office:value-type="float" office:value="10.247" calcext:value-type="float">
            <text:p>10,247</text:p>
          </table:table-cell>
          <table:table-cell office:value-type="float" office:value="9.64365" calcext:value-type="float">
            <text:p>9,64365</text:p>
          </table:table-cell>
          <table:table-cell office:value-type="float" office:value="10.0995" calcext:value-type="float">
            <text:p>10,0995</text:p>
          </table:table-cell>
          <table:table-cell office:value-type="float" office:value="7.34847" calcext:value-type="float">
            <text:p>7,34847</text:p>
          </table:table-cell>
          <table:table-cell table:style-name="ce30" office:value-type="float" office:value="3.4641" calcext:value-type="float">
            <text:p>3,4641</text:p>
          </table:table-cell>
          <table:table-cell office:value-type="float" office:value="0" calcext:value-type="float">
            <text:p>0</text:p>
          </table:table-cell>
          <table:table-cell office:value-type="float" office:value="5.47723" calcext:value-type="float">
            <text:p>5,47723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:.L9])" office:value-type="float" office:value="353.31999" calcext:value-type="float">
            <text:p>353,31999</text:p>
          </table:table-cell>
          <table:table-cell table:formula="of:=SUM([.C3:.M9])" office:value-type="float" office:value="368.26012" calcext:value-type="float">
            <text:p>368,26012</text:p>
          </table:table-cell>
          <table:table-cell table:formula="of:=SUM([.D3:.N9])" office:value-type="float" office:value="379.58805" calcext:value-type="float">
            <text:p>379,58805</text:p>
          </table:table-cell>
          <table:table-cell table:formula="of:=SUM([.E3:.O9])" office:value-type="float" office:value="413.76137" calcext:value-type="float">
            <text:p>413,76137</text:p>
          </table:table-cell>
          <table:table-cell table:formula="of:=SUM([.F3:.P9])" office:value-type="float" office:value="457.8512" calcext:value-type="float">
            <text:p>457,8512</text:p>
          </table:table-cell>
          <table:table-cell table:formula="of:=SUM([.G3:.Q9])" office:value-type="float" office:value="501.57373" calcext:value-type="float">
            <text:p>501,57373</text:p>
          </table:table-cell>
          <table:table-cell table:formula="of:=SUM([.H3:.R9])" office:value-type="float" office:value="498.30942" calcext:value-type="float">
            <text:p>498,30942</text:p>
          </table:table-cell>
          <table:table-cell table:number-columns-repeated="994"/>
        </table:table-row>
        <table:table-row table:style-name="ro1">
          <table:table-cell office:value-type="float" office:value="7.72846" calcext:value-type="float">
            <text:p>7,72846</text:p>
          </table:table-cell>
          <table:table-cell office:value-type="float" office:value="6.77193" calcext:value-type="float">
            <text:p>6,77193</text:p>
          </table:table-cell>
          <table:table-cell office:value-type="float" office:value="7.15438" calcext:value-type="float">
            <text:p>7,15438</text:p>
          </table:table-cell>
          <table:table-cell table:formula="of:=[.B7]-[.C7]" office:value-type="float" office:value="-0.38245" calcext:value-type="float">
            <text:p>-0,38245</text:p>
          </table:table-cell>
          <table:table-cell table:style-name="ce3" table:formula="of:=[.C7]-[.A7]" office:value-type="float" office:value="-0.57408" calcext:value-type="float">
            <text:p>-0,57408</text:p>
          </table:table-cell>
          <table:table-cell/>
          <table:table-cell office:value-type="float" office:value="15.2971" calcext:value-type="float">
            <text:p>15,2971</text:p>
          </table:table-cell>
          <table:table-cell office:value-type="float" office:value="13.4164" calcext:value-type="float">
            <text:p>13,4164</text:p>
          </table:table-cell>
          <table:table-cell office:value-type="float" office:value="9.48683" calcext:value-type="float">
            <text:p>9,48683</text:p>
          </table:table-cell>
          <table:table-cell office:value-type="float" office:value="10.5357" calcext:value-type="float">
            <text:p>10,5357</text:p>
          </table:table-cell>
          <table:table-cell office:value-type="float" office:value="8.12404" calcext:value-type="float">
            <text:p>8,12404</text:p>
          </table:table-cell>
          <table:table-cell office:value-type="float" office:value="4.89898" calcext:value-type="float">
            <text:p>4,89898</text:p>
          </table:table-cell>
          <table:table-cell table:style-name="ce17" office:value-type="float" office:value="14.6969" calcext:value-type="float">
            <text:p>14,6969</text:p>
          </table:table-cell>
          <table:table-cell office:value-type="float" office:value="6.9282" calcext:value-type="float">
            <text:p>6,9282</text:p>
          </table:table-cell>
          <table:table-cell office:value-type="float" office:value="0" calcext:value-type="float">
            <text:p>0</text:p>
          </table:table-cell>
          <table:table-cell office:value-type="float" office:value="7.74597" calcext:value-type="float">
            <text:p>7,74597</text:p>
          </table:table-cell>
          <table:table-cell office:value-type="float" office:value="10.0995" calcext:value-type="float">
            <text:p>10,0995</text:p>
          </table:table-cell>
          <table:table-cell office:value-type="float" office:value="10.247" calcext:value-type="float">
            <text:p>10,247</text:p>
          </table:table-cell>
          <table:table-cell table:style-name="ce30" office:value-type="float" office:value="6.9282" calcext:value-type="float">
            <text:p>6,928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4:.L10])" office:value-type="float" office:value="376.08592" calcext:value-type="float">
            <text:p>376,08592</text:p>
          </table:table-cell>
          <table:table-cell table:formula="of:=SUM([.C4:.M10])" office:value-type="float" office:value="399.33267" calcext:value-type="float">
            <text:p>399,33267</text:p>
          </table:table-cell>
          <table:table-cell table:formula="of:=SUM([.D4:.N10])" office:value-type="float" office:value="415.24318" calcext:value-type="float">
            <text:p>415,24318</text:p>
          </table:table-cell>
          <table:table-cell table:formula="of:=SUM([.E4:.O10])" office:value-type="float" office:value="453.99908" calcext:value-type="float">
            <text:p>453,99908</text:p>
          </table:table-cell>
          <table:table-cell table:formula="of:=SUM([.F4:.P10])" office:value-type="float" office:value="502.33155" calcext:value-type="float">
            <text:p>502,33155</text:p>
          </table:table-cell>
          <table:table-cell table:formula="of:=SUM([.G4:.Q10])" office:value-type="float" office:value="550.63666" calcext:value-type="float">
            <text:p>550,63666</text:p>
          </table:table-cell>
          <table:table-cell table:formula="of:=SUM([.H4:.R10])" office:value-type="float" office:value="549.90825" calcext:value-type="float">
            <text:p>549,90825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5.3948" calcext:value-type="float">
            <text:p>15,3948</text:p>
          </table:table-cell>
          <table:table-cell office:value-type="float" office:value="14.5945" calcext:value-type="float">
            <text:p>14,5945</text:p>
          </table:table-cell>
          <table:table-cell table:number-columns-repeated="2" office:value-type="float" office:value="12.7279" calcext:value-type="float">
            <text:p>12,7279</text:p>
          </table:table-cell>
          <table:table-cell office:value-type="float" office:value="7.93725" calcext:value-type="float">
            <text:p>7,93725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4.58258" calcext:value-type="float">
            <text:p>4,58258</text:p>
          </table:table-cell>
          <table:table-cell office:value-type="float" office:value="5.47723" calcext:value-type="float">
            <text:p>5,47723</text:p>
          </table:table-cell>
          <table:table-cell office:value-type="float" office:value="4.24264" calcext:value-type="float">
            <text:p>4,24264</text:p>
          </table:table-cell>
          <table:table-cell office:value-type="float" office:value="6" calcext:value-type="float">
            <text:p>6</text:p>
          </table:table-cell>
          <table:table-cell office:value-type="float" office:value="9.32738" calcext:value-type="float">
            <text:p>9,32738</text:p>
          </table:table-cell>
          <table:table-cell office:value-type="float" office:value="8.66025" calcext:value-type="float">
            <text:p>8,66025</text:p>
          </table:table-cell>
          <table:table-cell table:style-name="ce30" office:value-type="float" office:value="6.9282" calcext:value-type="float">
            <text:p>6,9282</text:p>
          </table:table-cell>
          <table:table-cell office:value-type="float" office:value="0" calcext:value-type="float">
            <text:p>0</text:p>
          </table:table-cell>
          <table:table-cell office:value-type="float" office:value="5.19615" calcext:value-type="float">
            <text:p>5,1961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:.L11])" office:value-type="float" office:value="375.52381" calcext:value-type="float">
            <text:p>375,52381</text:p>
          </table:table-cell>
          <table:table-cell table:formula="of:=SUM([.C5:.M11])" office:value-type="float" office:value="407.49747" calcext:value-type="float">
            <text:p>407,49747</text:p>
          </table:table-cell>
          <table:table-cell table:formula="of:=SUM([.D5:.N11])" office:value-type="float" office:value="426.64847" calcext:value-type="float">
            <text:p>426,64847</text:p>
          </table:table-cell>
          <table:table-cell table:formula="of:=SUM([.E5:.O11])" office:value-type="float" office:value="471.22957" calcext:value-type="float">
            <text:p>471,22957</text:p>
          </table:table-cell>
          <table:table-cell table:formula="of:=SUM([.F5:.P11])" office:value-type="float" office:value="522.96442" calcext:value-type="float">
            <text:p>522,96442</text:p>
          </table:table-cell>
          <table:table-cell table:formula="of:=SUM([.G5:.Q11])" office:value-type="float" office:value="569.94636" calcext:value-type="float">
            <text:p>569,94636</text:p>
          </table:table-cell>
          <table:table-cell table:formula="of:=SUM([.H5:.R11])" office:value-type="float" office:value="572.2538" calcext:value-type="float">
            <text:p>572,2538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formula="of:=IF(SUM([.D4:.D7]) &lt; 0;&quot;Piorou&quot;;&quot;Melhorou&quot; )" office:value-type="string" office:string-value="Piorou" calcext:value-type="string">
            <text:p>Piorou</text:p>
          </table:table-cell>
          <table:table-cell table:formula="of:=IF(SUM([.E4:.E7]) &lt; 0;&quot;Piorou&quot;;&quot;Melhorou&quot; )" office:value-type="string" office:string-value="Piorou" calcext:value-type="string">
            <text:p>Piorou</text:p>
          </table:table-cell>
          <table:table-cell/>
          <table:table-cell office:value-type="float" office:value="9.32738" calcext:value-type="float">
            <text:p>9,32738</text:p>
          </table:table-cell>
          <table:table-cell office:value-type="float" office:value="8.66025" calcext:value-type="float">
            <text:p>8,66025</text:p>
          </table:table-cell>
          <table:table-cell office:value-type="float" office:value="5.74456" calcext:value-type="float">
            <text:p>5,74456</text:p>
          </table:table-cell>
          <table:table-cell office:value-type="float" office:value="7.34847" calcext:value-type="float">
            <text:p>7,34847</text:p>
          </table:table-cell>
          <table:table-cell office:value-type="float" office:value="3.4641" calcext:value-type="float">
            <text:p>3,4641</text:p>
          </table:table-cell>
          <table:table-cell office:value-type="float" office:value="5.74456" calcext:value-type="float">
            <text:p>5,74456</text:p>
          </table:table-cell>
          <table:table-cell table:style-name="ce17" office:value-type="float" office:value="8.83176" calcext:value-type="float">
            <text:p>8,83176</text:p>
          </table:table-cell>
          <table:table-cell office:value-type="float" office:value="8.48528" calcext:value-type="float">
            <text:p>8,48528</text:p>
          </table:table-cell>
          <table:table-cell office:value-type="float" office:value="4.24264" calcext:value-type="float">
            <text:p>4,24264</text:p>
          </table:table-cell>
          <table:table-cell office:value-type="float" office:value="7.54983" calcext:value-type="float">
            <text:p>7,54983</text:p>
          </table:table-cell>
          <table:table-cell office:value-type="float" office:value="9" calcext:value-type="float">
            <text:p>9</text:p>
          </table:table-cell>
          <table:table-cell office:value-type="float" office:value="7.14143" calcext:value-type="float">
            <text:p>7,14143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7298" calcext:value-type="float">
            <text:p>3,87298</text:p>
          </table:table-cell>
          <table:table-cell/>
          <table:table-cell table:formula="of:=SUM([.B6:.L12])" office:value-type="float" office:value="343.97511" calcext:value-type="float">
            <text:p>343,97511</text:p>
          </table:table-cell>
          <table:table-cell table:formula="of:=SUM([.C6:.M12])" office:value-type="float" office:value="381.28372" calcext:value-type="float">
            <text:p>381,28372</text:p>
          </table:table-cell>
          <table:table-cell table:formula="of:=SUM([.D6:.N12])" office:value-type="float" office:value="401.35621" calcext:value-type="float">
            <text:p>401,35621</text:p>
          </table:table-cell>
          <table:table-cell table:formula="of:=SUM([.E6:.O12])" office:value-type="float" office:value="442.03344" calcext:value-type="float">
            <text:p>442,03344</text:p>
          </table:table-cell>
          <table:table-cell table:formula="of:=SUM([.F6:.P12])" office:value-type="float" office:value="489.59984" calcext:value-type="float">
            <text:p>489,59984</text:p>
          </table:table-cell>
          <table:table-cell table:formula="of:=SUM([.G6:.Q12])" office:value-type="float" office:value="536.58178" calcext:value-type="float">
            <text:p>536,58178</text:p>
          </table:table-cell>
          <table:table-cell table:formula="of:=SUM([.H6:.R12])" office:value-type="float" office:value="530.37845" calcext:value-type="float">
            <text:p>530,37845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3.4641" calcext:value-type="float">
            <text:p>3,4641</text:p>
          </table:table-cell>
          <table:table-cell office:value-type="float" office:value="1.73205" calcext:value-type="float">
            <text:p>1,73205</text:p>
          </table:table-cell>
          <table:table-cell office:value-type="float" office:value="5.74456" calcext:value-type="float">
            <text:p>5,74456</text:p>
          </table:table-cell>
          <table:table-cell office:value-type="float" office:value="4.24264" calcext:value-type="float">
            <text:p>4,24264</text:p>
          </table:table-cell>
          <table:table-cell office:value-type="float" office:value="3" calcext:value-type="float">
            <text:p>3</text:p>
          </table:table-cell>
          <table:table-cell office:value-type="float" office:value="4.58258" calcext:value-type="float">
            <text:p>4,58258</text:p>
          </table:table-cell>
          <table:table-cell table:style-name="ce17" office:value-type="float" office:value="8.30662" calcext:value-type="float">
            <text:p>8,30662</text:p>
          </table:table-cell>
          <table:table-cell table:number-columns-repeated="2" office:value-type="float" office:value="4.58258" calcext:value-type="float">
            <text:p>4,58258</text:p>
          </table:table-cell>
          <table:table-cell table:style-name="ce27" office:value-type="float" office:value="4.24264" calcext:value-type="float">
            <text:p>4,24264</text:p>
          </table:table-cell>
          <table:table-cell office:value-type="float" office:value="4.58258" calcext:value-type="float">
            <text:p>4,58258</text:p>
          </table:table-cell>
          <table:table-cell office:value-type="float" office:value="6" calcext:value-type="float">
            <text:p>6</text:p>
          </table:table-cell>
          <table:table-cell table:style-name="ce30" office:value-type="float" office:value="6" calcext:value-type="float">
            <text:p>6</text:p>
          </table:table-cell>
          <table:table-cell office:value-type="float" office:value="1.73205" calcext:value-type="float">
            <text:p>1,73205</text:p>
          </table:table-cell>
          <table:table-cell office:value-type="float" office:value="4.58258" calcext:value-type="float">
            <text:p>4,58258</text:p>
          </table:table-cell>
          <table:table-cell office:value-type="float" office:value="4.24264" calcext:value-type="float">
            <text:p>4,24264</text:p>
          </table:table-cell>
          <table:table-cell/>
          <table:table-cell table:formula="of:=SUM([.B7:.L13])" office:value-type="float" office:value="301.56297" calcext:value-type="float">
            <text:p>301,56297</text:p>
          </table:table-cell>
          <table:table-cell table:formula="of:=SUM([.C7:.M13])" office:value-type="float" office:value="345.17701" calcext:value-type="float">
            <text:p>345,17701</text:p>
          </table:table-cell>
          <table:table-cell table:formula="of:=SUM([.D7:.N13])" office:value-type="float" office:value="374.30849" calcext:value-type="float">
            <text:p>374,30849</text:p>
          </table:table-cell>
          <table:table-cell table:formula="of:=SUM([.E7:.O13])" office:value-type="float" office:value="416.87532" calcext:value-type="float">
            <text:p>416,87532</text:p>
          </table:table-cell>
          <table:table-cell table:formula="of:=SUM([.F7:.P13])" office:value-type="float" office:value="465.04507" calcext:value-type="float">
            <text:p>465,04507</text:p>
          </table:table-cell>
          <table:table-cell table:formula="of:=SUM([.G7:.Q13])" office:value-type="float" office:value="505.80049" calcext:value-type="float">
            <text:p>505,80049</text:p>
          </table:table-cell>
          <table:table-cell table:formula="of:=SUM([.H7:.R13])" office:value-type="float" office:value="504.24869" calcext:value-type="float">
            <text:p>504,24869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.54983" calcext:value-type="float">
            <text:p>7,54983</text:p>
          </table:table-cell>
          <table:table-cell office:value-type="float" office:value="6.48074" calcext:value-type="float">
            <text:p>6,48074</text:p>
          </table:table-cell>
          <table:table-cell office:value-type="float" office:value="2.44949" calcext:value-type="float">
            <text:p>2,44949</text:p>
          </table:table-cell>
          <table:table-cell office:value-type="float" office:value="8.66025" calcext:value-type="float">
            <text:p>8,66025</text:p>
          </table:table-cell>
          <table:table-cell office:value-type="float" office:value="7.93725" calcext:value-type="float">
            <text:p>7,93725</text:p>
          </table:table-cell>
          <table:table-cell office:value-type="float" office:value="6.48074" calcext:value-type="float">
            <text:p>6,48074</text:p>
          </table:table-cell>
          <table:table-cell table:style-name="ce17" office:value-type="float" office:value="5.19615" calcext:value-type="float">
            <text:p>5,19615</text:p>
          </table:table-cell>
          <table:table-cell office:value-type="float" office:value="0" calcext:value-type="float">
            <text:p>0</text:p>
          </table:table-cell>
          <table:table-cell office:value-type="float" office:value="9.64365" calcext:value-type="float">
            <text:p>9,64365</text:p>
          </table:table-cell>
          <table:table-cell office:value-type="float" office:value="7.93725" calcext:value-type="float">
            <text:p>7,93725</text:p>
          </table:table-cell>
          <table:table-cell office:value-type="float" office:value="3.87298" calcext:value-type="float">
            <text:p>3,87298</text:p>
          </table:table-cell>
          <table:table-cell office:value-type="float" office:value="9.32738" calcext:value-type="float">
            <text:p>9,32738</text:p>
          </table:table-cell>
          <table:table-cell table:style-name="ce30" office:value-type="float" office:value="7.14143" calcext:value-type="float">
            <text:p>7,1414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44949" calcext:value-type="float">
            <text:p>2,44949</text:p>
          </table:table-cell>
          <table:table-cell/>
          <table:table-cell table:formula="of:=SUM([.B8:.L14])" office:value-type="float" office:value="261.60443" calcext:value-type="float">
            <text:p>261,60443</text:p>
          </table:table-cell>
          <table:table-cell table:formula="of:=SUM([.C8:.M14])" office:value-type="float" office:value="307.393" calcext:value-type="float">
            <text:p>307,393</text:p>
          </table:table-cell>
          <table:table-cell table:formula="of:=SUM([.D8:.N14])" office:value-type="float" office:value="349.82736" calcext:value-type="float">
            <text:p>349,82736</text:p>
          </table:table-cell>
          <table:table-cell table:formula="of:=SUM([.E8:.O14])" office:value-type="float" office:value="406.29464" calcext:value-type="float">
            <text:p>406,29464</text:p>
          </table:table-cell>
          <table:table-cell table:formula="of:=SUM([.F8:.P14])" office:value-type="float" office:value="458.39174" calcext:value-type="float">
            <text:p>458,39174</text:p>
          </table:table-cell>
          <table:table-cell table:formula="of:=SUM([.G8:.Q14])" office:value-type="float" office:value="493.94664" calcext:value-type="float">
            <text:p>493,94664</text:p>
          </table:table-cell>
          <table:table-cell table:formula="of:=SUM([.H8:.R14])" office:value-type="float" office:value="501.32931" calcext:value-type="float">
            <text:p>501,32931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5.47723" calcext:value-type="float">
            <text:p>5,47723</text:p>
          </table:table-cell>
          <table:table-cell office:value-type="float" office:value="4.24264" calcext:value-type="float">
            <text:p>4,24264</text:p>
          </table:table-cell>
          <table:table-cell office:value-type="float" office:value="4.89898" calcext:value-type="float">
            <text:p>4,89898</text:p>
          </table:table-cell>
          <table:table-cell office:value-type="float" office:value="6.48074" calcext:value-type="float">
            <text:p>6,48074</text:p>
          </table:table-cell>
          <table:table-cell office:value-type="float" office:value="4.89898" calcext:value-type="float">
            <text:p>4,89898</text:p>
          </table:table-cell>
          <table:table-cell office:value-type="float" office:value="3.4641" calcext:value-type="float">
            <text:p>3,4641</text:p>
          </table:table-cell>
          <table:table-cell table:style-name="ce17" office:value-type="float" office:value="3.87298" calcext:value-type="float">
            <text:p>3,87298</text:p>
          </table:table-cell>
          <table:table-cell office:value-type="float" office:value="3.4641" calcext:value-type="float">
            <text:p>3,4641</text:p>
          </table:table-cell>
          <table:table-cell office:value-type="float" office:value="7.34847" calcext:value-type="float">
            <text:p>7,34847</text:p>
          </table:table-cell>
          <table:table-cell office:value-type="float" office:value="3.87298" calcext:value-type="float">
            <text:p>3,87298</text:p>
          </table:table-cell>
          <table:table-cell office:value-type="float" office:value="0" calcext:value-type="float">
            <text:p>0</text:p>
          </table:table-cell>
          <table:table-cell office:value-type="float" office:value="4.58258" calcext:value-type="float">
            <text:p>4,58258</text:p>
          </table:table-cell>
          <table:table-cell table:style-name="ce30" office:value-type="float" office:value="2.44949" calcext:value-type="float">
            <text:p>2,44949</text:p>
          </table:table-cell>
          <table:table-cell office:value-type="float" office:value="4.24264" calcext:value-type="float">
            <text:p>4,24264</text:p>
          </table:table-cell>
          <table:table-cell office:value-type="float" office:value="3.4641" calcext:value-type="float">
            <text:p>3,4641</text:p>
          </table:table-cell>
          <table:table-cell office:value-type="float" office:value="6.48074" calcext:value-type="float">
            <text:p>6,48074</text:p>
          </table:table-cell>
          <table:table-cell/>
          <table:table-cell table:formula="of:=SUM([.B9:.L15])" office:value-type="float" office:value="235.57714" calcext:value-type="float">
            <text:p>235,57714</text:p>
          </table:table-cell>
          <table:table-cell table:formula="of:=SUM([.C9:.M15])" office:value-type="float" office:value="289.15243" calcext:value-type="float">
            <text:p>289,15243</text:p>
          </table:table-cell>
          <table:table-cell table:formula="of:=SUM([.D9:.N15])" office:value-type="float" office:value="339.74776" calcext:value-type="float">
            <text:p>339,74776</text:p>
          </table:table-cell>
          <table:table-cell table:formula="of:=SUM([.E9:.O15])" office:value-type="float" office:value="404.2198" calcext:value-type="float">
            <text:p>404,2198</text:p>
          </table:table-cell>
          <table:table-cell table:formula="of:=SUM([.F9:.P15])" office:value-type="float" office:value="450.3169" calcext:value-type="float">
            <text:p>450,3169</text:p>
          </table:table-cell>
          <table:table-cell table:formula="of:=SUM([.G9:.Q15])" office:value-type="float" office:value="476.54442" calcext:value-type="float">
            <text:p>476,54442</text:p>
          </table:table-cell>
          <table:table-cell table:formula="of:=SUM([.H9:.R15])" office:value-type="float" office:value="489.8831" calcext:value-type="float">
            <text:p>489,8831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3.87298" calcext:value-type="float">
            <text:p>3,87298</text:p>
          </table:table-cell>
          <table:table-cell office:value-type="float" office:value="5.47723" calcext:value-type="float">
            <text:p>5,47723</text:p>
          </table:table-cell>
          <table:table-cell office:value-type="float" office:value="6.48074" calcext:value-type="float">
            <text:p>6,48074</text:p>
          </table:table-cell>
          <table:table-cell office:value-type="float" office:value="7.34847" calcext:value-type="float">
            <text:p>7,34847</text:p>
          </table:table-cell>
          <table:table-cell office:value-type="float" office:value="5.19615" calcext:value-type="float">
            <text:p>5,19615</text:p>
          </table:table-cell>
          <table:table-cell table:style-name="ce17" office:value-type="float" office:value="4.89898" calcext:value-type="float">
            <text:p>4,89898</text:p>
          </table:table-cell>
          <table:table-cell office:value-type="float" office:value="7.34847" calcext:value-type="float">
            <text:p>7,34847</text:p>
          </table:table-cell>
          <table:table-cell office:value-type="float" office:value="12.1244" calcext:value-type="float">
            <text:p>12,1244</text:p>
          </table:table-cell>
          <table:table-cell office:value-type="float" office:value="10.247" calcext:value-type="float">
            <text:p>10,247</text:p>
          </table:table-cell>
          <table:table-cell office:value-type="float" office:value="3.87298" calcext:value-type="float">
            <text:p>3,87298</text:p>
          </table:table-cell>
          <table:table-cell office:value-type="float" office:value="9" calcext:value-type="float">
            <text:p>9</text:p>
          </table:table-cell>
          <table:table-cell table:style-name="ce30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.66025" calcext:value-type="float">
            <text:p>8,66025</text:p>
          </table:table-cell>
          <table:table-cell/>
          <table:table-cell table:formula="of:=SUM([.B10:.L16])" office:value-type="float" office:value="244.84716" calcext:value-type="float">
            <text:p>244,84716</text:p>
          </table:table-cell>
          <table:table-cell table:formula="of:=SUM([.C10:.M16])" office:value-type="float" office:value="298.91807" calcext:value-type="float">
            <text:p>298,91807</text:p>
          </table:table-cell>
          <table:table-cell table:formula="of:=SUM([.D10:.N16])" office:value-type="float" office:value="350.02812" calcext:value-type="float">
            <text:p>350,02812</text:p>
          </table:table-cell>
          <table:table-cell table:formula="of:=SUM([.E10:.O16])" office:value-type="float" office:value="415.1565" calcext:value-type="float">
            <text:p>415,1565</text:p>
          </table:table-cell>
          <table:table-cell table:formula="of:=SUM([.F10:.P16])" office:value-type="float" office:value="461.44974" calcext:value-type="float">
            <text:p>461,44974</text:p>
          </table:table-cell>
          <table:table-cell table:formula="of:=SUM([.G10:.Q16])" office:value-type="float" office:value="488.00464" calcext:value-type="float">
            <text:p>488,00464</text:p>
          </table:table-cell>
          <table:table-cell table:formula="of:=SUM([.H10:.R16])" office:value-type="float" office:value="502.22444" calcext:value-type="float">
            <text:p>502,22444</text:p>
          </table:table-cell>
          <table:table-cell table:number-columns-repeated="994"/>
        </table:table-row>
        <table:table-row table:style-name="ro1">
          <table:table-cell table:number-columns-repeated="6"/>
          <table:table-cell table:number-columns-repeated="2" office:value-type="float" office:value="3.4641" calcext:value-type="float">
            <text:p>3,4641</text:p>
          </table:table-cell>
          <table:table-cell office:value-type="float" office:value="4.89898" calcext:value-type="float">
            <text:p>4,89898</text:p>
          </table:table-cell>
          <table:table-cell table:number-columns-repeated="2" office:value-type="float" office:value="7.14143" calcext:value-type="float">
            <text:p>7,14143</text:p>
          </table:table-cell>
          <table:table-cell office:value-type="float" office:value="8.66025" calcext:value-type="float">
            <text:p>8,66025</text:p>
          </table:table-cell>
          <table:table-cell table:style-name="ce17" office:value-type="float" office:value="10.0995" calcext:value-type="float">
            <text:p>10,0995</text:p>
          </table:table-cell>
          <table:table-cell office:value-type="float" office:value="13.0767" calcext:value-type="float">
            <text:p>13,0767</text:p>
          </table:table-cell>
          <table:table-cell office:value-type="float" office:value="14.2829" calcext:value-type="float">
            <text:p>14,2829</text:p>
          </table:table-cell>
          <table:table-cell office:value-type="float" office:value="12.2474" calcext:value-type="float">
            <text:p>12,2474</text:p>
          </table:table-cell>
          <table:table-cell office:value-type="float" office:value="4.89898" calcext:value-type="float">
            <text:p>4,89898</text:p>
          </table:table-cell>
          <table:table-cell office:value-type="float" office:value="7.34847" calcext:value-type="float">
            <text:p>7,34847</text:p>
          </table:table-cell>
          <table:table-cell table:style-name="ce30" office:value-type="float" office:value="8.83176" calcext:value-type="float">
            <text:p>8,83176</text:p>
          </table:table-cell>
          <table:table-cell office:value-type="float" office:value="0" calcext:value-type="float">
            <text:p>0</text:p>
          </table:table-cell>
          <table:table-cell office:value-type="float" office:value="9.32738" calcext:value-type="float">
            <text:p>9,32738</text:p>
          </table:table-cell>
          <table:table-cell office:value-type="float" office:value="9.64365" calcext:value-type="float">
            <text:p>9,64365</text:p>
          </table:table-cell>
          <table:table-cell/>
          <table:table-cell table:formula="of:=SUM([.B11:.L17])" office:value-type="float" office:value="268.2981" calcext:value-type="float">
            <text:p>268,2981</text:p>
          </table:table-cell>
          <table:table-cell table:formula="of:=SUM([.C11:.M17])" office:value-type="float" office:value="322.72264" calcext:value-type="float">
            <text:p>322,72264</text:p>
          </table:table-cell>
          <table:table-cell table:formula="of:=SUM([.D11:.N17])" office:value-type="float" office:value="376.59858" calcext:value-type="float">
            <text:p>376,59858</text:p>
          </table:table-cell>
          <table:table-cell table:formula="of:=SUM([.E11:.O17])" office:value-type="float" office:value="440.14438" calcext:value-type="float">
            <text:p>440,14438</text:p>
          </table:table-cell>
          <table:table-cell table:formula="of:=SUM([.F11:.P17])" office:value-type="float" office:value="482.19498" calcext:value-type="float">
            <text:p>482,19498</text:p>
          </table:table-cell>
          <table:table-cell table:formula="of:=SUM([.G11:.Q17])" office:value-type="float" office:value="504.1673" calcext:value-type="float">
            <text:p>504,1673</text:p>
          </table:table-cell>
          <table:table-cell table:formula="of:=SUM([.H11:.R17])" office:value-type="float" office:value="507.19095" calcext:value-type="float">
            <text:p>507,19095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4.24264" calcext:value-type="float">
            <text:p>4,24264</text:p>
          </table:table-cell>
          <table:table-cell office:value-type="float" office:value="5.74456" calcext:value-type="float">
            <text:p>5,74456</text:p>
          </table:table-cell>
          <table:table-cell office:value-type="float" office:value="6.48074" calcext:value-type="float">
            <text:p>6,48074</text:p>
          </table:table-cell>
          <table:table-cell office:value-type="float" office:value="6" calcext:value-type="float">
            <text:p>6</text:p>
          </table:table-cell>
          <table:table-cell office:value-type="float" office:value="7.93725" calcext:value-type="float">
            <text:p>7,93725</text:p>
          </table:table-cell>
          <table:table-cell office:value-type="float" office:value="9.94987" calcext:value-type="float">
            <text:p>9,94987</text:p>
          </table:table-cell>
          <table:table-cell table:style-name="ce18" office:value-type="float" office:value="12.3693" calcext:value-type="float">
            <text:p>12,3693</text:p>
          </table:table-cell>
          <table:table-cell table:style-name="ce24" office:value-type="float" office:value="13.6382" calcext:value-type="float">
            <text:p>13,6382</text:p>
          </table:table-cell>
          <table:table-cell table:style-name="ce24" office:value-type="float" office:value="12.2474" calcext:value-type="float">
            <text:p>12,247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3.4641" calcext:value-type="float">
            <text:p>3,4641</text:p>
          </table:table-cell>
          <table:table-cell table:style-name="ce31" office:value-type="float" office:value="6" calcext:value-type="float">
            <text:p>6</text:p>
          </table:table-cell>
          <table:table-cell office:value-type="float" office:value="3.4641" calcext:value-type="float">
            <text:p>3,4641</text:p>
          </table:table-cell>
          <table:table-cell office:value-type="float" office:value="4.24264" calcext:value-type="float">
            <text:p>4,24264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12:.L18])" office:value-type="float" office:value="270.71007" calcext:value-type="float">
            <text:p>270,71007</text:p>
          </table:table-cell>
          <table:table-cell table:formula="of:=SUM([.C12:.M18])" office:value-type="float" office:value="334.11586" calcext:value-type="float">
            <text:p>334,11586</text:p>
          </table:table-cell>
          <table:table-cell table:formula="of:=SUM([.D12:.N18])" office:value-type="float" office:value="399.9918" calcext:value-type="float">
            <text:p>399,9918</text:p>
          </table:table-cell>
          <table:table-cell table:formula="of:=SUM([.E12:.O18])" office:value-type="float" office:value="462.72571" calcext:value-type="float">
            <text:p>462,72571</text:p>
          </table:table-cell>
          <table:table-cell table:formula="of:=SUM([.F12:.P18])" office:value-type="float" office:value="511.01646" calcext:value-type="float">
            <text:p>511,01646</text:p>
          </table:table-cell>
          <table:table-cell table:formula="of:=SUM([.G12:.Q18])" office:value-type="float" office:value="530.84785" calcext:value-type="float">
            <text:p>530,84785</text:p>
          </table:table-cell>
          <table:table-cell table:formula="of:=SUM([.H12:.R18])" office:value-type="float" office:value="530.93197" calcext:value-type="float">
            <text:p>530,93197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.54983" calcext:value-type="float">
            <text:p>7,54983</text:p>
          </table:table-cell>
          <table:table-cell table:number-columns-repeated="2" office:value-type="float" office:value="9.32738" calcext:value-type="float">
            <text:p>9,32738</text:p>
          </table:table-cell>
          <table:table-cell office:value-type="float" office:value="3.4641" calcext:value-type="float">
            <text:p>3,4641</text:p>
          </table:table-cell>
          <table:table-cell office:value-type="float" office:value="9.64365" calcext:value-type="float">
            <text:p>9,64365</text:p>
          </table:table-cell>
          <table:table-cell office:value-type="float" office:value="10.247" calcext:value-type="float">
            <text:p>10,247</text:p>
          </table:table-cell>
          <table:table-cell office:value-type="float" office:value="9.32738" calcext:value-type="float">
            <text:p>9,32738</text:p>
          </table:table-cell>
          <table:table-cell office:value-type="float" office:value="9" calcext:value-type="float">
            <text:p>9</text:p>
          </table:table-cell>
          <table:table-cell office:value-type="float" office:value="4.89898" calcext:value-type="float">
            <text:p>4,89898</text:p>
          </table:table-cell>
          <table:table-cell office:value-type="float" office:value="7.74597" calcext:value-type="float">
            <text:p>7,74597</text:p>
          </table:table-cell>
          <table:table-cell office:value-type="float" office:value="9.32738" calcext:value-type="float">
            <text:p>9,32738</text:p>
          </table:table-cell>
          <table:table-cell office:value-type="float" office:value="6.245" calcext:value-type="float">
            <text:p>6,245</text:p>
          </table:table-cell>
          <table:table-cell office:value-type="float" office:value="3.4641" calcext:value-type="float">
            <text:p>3,4641</text:p>
          </table:table-cell>
          <table:table-cell office:value-type="float" office:value="4.58258" calcext:value-type="float">
            <text:p>4,582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3:.L19])" office:value-type="float" office:value="304.97136" calcext:value-type="float">
            <text:p>304,97136</text:p>
          </table:table-cell>
          <table:table-cell table:formula="of:=SUM([.C13:.M19])" office:value-type="float" office:value="371.6456" calcext:value-type="float">
            <text:p>371,6456</text:p>
          </table:table-cell>
          <table:table-cell table:formula="of:=SUM([.D13:.N19])" office:value-type="float" office:value="444.87414" calcext:value-type="float">
            <text:p>444,87414</text:p>
          </table:table-cell>
          <table:table-cell table:formula="of:=SUM([.E13:.O19])" office:value-type="float" office:value="508.91983" calcext:value-type="float">
            <text:p>508,91983</text:p>
          </table:table-cell>
          <table:table-cell table:formula="of:=SUM([.F13:.P19])" office:value-type="float" office:value="564.4281" calcext:value-type="float">
            <text:p>564,4281</text:p>
          </table:table-cell>
          <table:table-cell table:formula="of:=SUM([.G13:.Q19])" office:value-type="float" office:value="589.73672" calcext:value-type="float">
            <text:p>589,73672</text:p>
          </table:table-cell>
          <table:table-cell table:formula="of:=SUM([.H13:.R19])" office:value-type="float" office:value="588.15664" calcext:value-type="float">
            <text:p>588,15664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8.66025" calcext:value-type="float">
            <text:p>8,66025</text:p>
          </table:table-cell>
          <table:table-cell office:value-type="float" office:value="9.16515" calcext:value-type="float">
            <text:p>9,16515</text:p>
          </table:table-cell>
          <table:table-cell office:value-type="float" office:value="8.66025" calcext:value-type="float">
            <text:p>8,66025</text:p>
          </table:table-cell>
          <table:table-cell office:value-type="float" office:value="6.7082" calcext:value-type="float">
            <text:p>6,7082</text:p>
          </table:table-cell>
          <table:table-cell office:value-type="float" office:value="8.12404" calcext:value-type="float">
            <text:p>8,12404</text:p>
          </table:table-cell>
          <table:table-cell office:value-type="float" office:value="4.89898" calcext:value-type="float">
            <text:p>4,89898</text:p>
          </table:table-cell>
          <table:table-cell office:value-type="float" office:value="8.66025" calcext:value-type="float">
            <text:p>8,66025</text:p>
          </table:table-cell>
          <table:table-cell office:value-type="float" office:value="7.34847" calcext:value-type="float">
            <text:p>7,3484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16515" calcext:value-type="float">
            <text:p>9,16515</text:p>
          </table:table-cell>
          <table:table-cell office:value-type="float" office:value="6.9282" calcext:value-type="float">
            <text:p>6,9282</text:p>
          </table:table-cell>
          <table:table-cell office:value-type="float" office:value="6.7082" calcext:value-type="float">
            <text:p>6,7082</text:p>
          </table:table-cell>
          <table:table-cell office:value-type="float" office:value="6.9282" calcext:value-type="float">
            <text:p>6,9282</text:p>
          </table:table-cell>
          <table:table-cell/>
          <table:table-cell table:formula="of:=SUM([.B14:.L20])" office:value-type="float" office:value="276.59579" calcext:value-type="float">
            <text:p>276,59579</text:p>
          </table:table-cell>
          <table:table-cell table:formula="of:=SUM([.C14:.M20])" office:value-type="float" office:value="338.37105" calcext:value-type="float">
            <text:p>338,37105</text:p>
          </table:table-cell>
          <table:table-cell table:formula="of:=SUM([.D14:.N20])" office:value-type="float" office:value="404.25112" calcext:value-type="float">
            <text:p>404,25112</text:p>
          </table:table-cell>
          <table:table-cell table:formula="of:=SUM([.E14:.O20])" office:value-type="float" office:value="456.17241" calcext:value-type="float">
            <text:p>456,17241</text:p>
          </table:table-cell>
          <table:table-cell table:formula="of:=SUM([.F14:.P20])" office:value-type="float" office:value="501.43368" calcext:value-type="float">
            <text:p>501,43368</text:p>
          </table:table-cell>
          <table:table-cell table:formula="of:=SUM([.G14:.Q20])" office:value-type="float" office:value="522.86932" calcext:value-type="float">
            <text:p>522,86932</text:p>
          </table:table-cell>
          <table:table-cell table:formula="of:=SUM([.H14:.R20])" office:value-type="float" office:value="512.28924" calcext:value-type="float">
            <text:p>512,28924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5.74456" calcext:value-type="float">
            <text:p>5,74456</text:p>
          </table:table-cell>
          <table:table-cell office:value-type="float" office:value="4.58258" calcext:value-type="float">
            <text:p>4,58258</text:p>
          </table:table-cell>
          <table:table-cell office:value-type="float" office:value="6.7082" calcext:value-type="float">
            <text:p>6,7082</text:p>
          </table:table-cell>
          <table:table-cell office:value-type="float" office:value="9.64365" calcext:value-type="float">
            <text:p>9,64365</text:p>
          </table:table-cell>
          <table:table-cell office:value-type="float" office:value="4.89898" calcext:value-type="float">
            <text:p>4,89898</text:p>
          </table:table-cell>
          <table:table-cell office:value-type="float" office:value="10.3923" calcext:value-type="float">
            <text:p>10,3923</text:p>
          </table:table-cell>
          <table:table-cell office:value-type="float" office:value="14.1774" calcext:value-type="float">
            <text:p>14,1774</text:p>
          </table:table-cell>
          <table:table-cell office:value-type="float" office:value="12" calcext:value-type="float">
            <text:p>12</text:p>
          </table:table-cell>
          <table:table-cell office:value-type="float" office:value="8.83176" calcext:value-type="float">
            <text:p>8,83176</text:p>
          </table:table-cell>
          <table:table-cell office:value-type="float" office:value="14.1774" calcext:value-type="float">
            <text:p>14,1774</text:p>
          </table:table-cell>
          <table:table-cell office:value-type="float" office:value="1.73205" calcext:value-type="float">
            <text:p>1,73205</text:p>
          </table:table-cell>
          <table:table-cell office:value-type="float" office:value="4.58258" calcext:value-type="float">
            <text:p>4,58258</text:p>
          </table:table-cell>
          <table:table-cell office:value-type="float" office:value="6.7082" calcext:value-type="float">
            <text:p>6,7082</text:p>
          </table:table-cell>
          <table:table-cell office:value-type="float" office:value="7.74597" calcext:value-type="float">
            <text:p>7,74597</text:p>
          </table:table-cell>
          <table:table-cell office:value-type="float" office:value="7.54983" calcext:value-type="float">
            <text:p>7,54983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5:.L21])" office:value-type="float" office:value="241.8255" calcext:value-type="float">
            <text:p>241,8255</text:p>
          </table:table-cell>
          <table:table-cell table:formula="of:=SUM([.C15:.M21])" office:value-type="float" office:value="293.50126" calcext:value-type="float">
            <text:p>293,50126</text:p>
          </table:table-cell>
          <table:table-cell table:formula="of:=SUM([.D15:.N21])" office:value-type="float" office:value="346.30463" calcext:value-type="float">
            <text:p>346,30463</text:p>
          </table:table-cell>
          <table:table-cell table:formula="of:=SUM([.E15:.O21])" office:value-type="float" office:value="383.94302" calcext:value-type="float">
            <text:p>383,94302</text:p>
          </table:table-cell>
          <table:table-cell table:formula="of:=SUM([.F15:.P21])" office:value-type="float" office:value="416.95689" calcext:value-type="float">
            <text:p>416,95689</text:p>
          </table:table-cell>
          <table:table-cell table:formula="of:=SUM([.G15:.Q21])" office:value-type="float" office:value="433.49355" calcext:value-type="float">
            <text:p>433,49355</text:p>
          </table:table-cell>
          <table:table-cell table:formula="of:=SUM([.H15:.R21])" office:value-type="float" office:value="419.0291" calcext:value-type="float">
            <text:p>419,0291</text:p>
          </table:table-cell>
          <table:table-cell table:number-columns-repeated="994"/>
        </table:table-row>
        <table:table-row table:style-name="ro1">
          <table:table-cell table:number-columns-repeated="6"/>
          <table:table-cell table:style-name="ce2" office:value-type="float" office:value="7.14143" calcext:value-type="float">
            <text:p>7,141</text:p>
          </table:table-cell>
          <table:table-cell table:style-name="ce2" office:value-type="float" office:value="11.4891" calcext:value-type="float">
            <text:p>11,489</text:p>
          </table:table-cell>
          <table:table-cell table:style-name="ce2" office:value-type="float" office:value="14.0712" calcext:value-type="float">
            <text:p>14,071</text:p>
          </table:table-cell>
          <table:table-cell table:style-name="ce2" office:value-type="float" office:value="11.225" calcext:value-type="float">
            <text:p>11,225</text:p>
          </table:table-cell>
          <table:table-cell table:style-name="ce2" office:value-type="float" office:value="7.54983" calcext:value-type="float">
            <text:p>7,550</text:p>
          </table:table-cell>
          <table:table-cell table:style-name="ce2" office:value-type="float" office:value="12.2474" calcext:value-type="float">
            <text:p>12,247</text:p>
          </table:table-cell>
          <table:table-cell table:style-name="ce2" office:value-type="float" office:value="7.14143" calcext:value-type="float">
            <text:p>7,141</text:p>
          </table:table-cell>
          <table:table-cell table:style-name="ce2" office:value-type="float" office:value="10.8167" calcext:value-type="float">
            <text:p>10,817</text:p>
          </table:table-cell>
          <table:table-cell table:style-name="ce2" office:value-type="float" office:value="8.66025" calcext:value-type="float">
            <text:p>8,660</text:p>
          </table:table-cell>
          <table:table-cell table:style-name="ce2" office:value-type="float" office:value="11.0905" calcext:value-type="float">
            <text:p>11,091</text:p>
          </table:table-cell>
          <table:table-cell table:style-name="ce2" office:value-type="float" office:value="5.47723" calcext:value-type="float">
            <text:p>5,477</text:p>
          </table:table-cell>
          <table:table-cell table:style-name="ce2" office:value-type="float" office:value="4.58258" calcext:value-type="float">
            <text:p>4,583</text:p>
          </table:table-cell>
          <table:table-cell table:style-name="ce2" office:value-type="float" office:value="4.89898" calcext:value-type="float">
            <text:p>4,899</text:p>
          </table:table-cell>
          <table:table-cell table:style-name="ce2" office:value-type="float" office:value="5.47723" calcext:value-type="float">
            <text:p>5,477</text:p>
          </table:table-cell>
          <table:table-cell table:style-name="ce2" office:value-type="float" office:value="6.7082" calcext:value-type="float">
            <text:p>6,708</text:p>
          </table:table-cell>
          <table:table-cell table:style-name="ce2" office:value-type="float" office:value="0" calcext:value-type="float">
            <text:p>0,000</text:p>
          </table:table-cell>
          <table:table-cell/>
          <table:table-cell table:formula="of:=SUM([.B16:.L22])" office:value-type="float" office:value="201.47044" calcext:value-type="float">
            <text:p>201,47044</text:p>
          </table:table-cell>
          <table:table-cell table:formula="of:=SUM([.C16:.M22])" office:value-type="float" office:value="240.7769" calcext:value-type="float">
            <text:p>240,7769</text:p>
          </table:table-cell>
          <table:table-cell table:formula="of:=SUM([.D16:.N22])" office:value-type="float" office:value="279.94207" calcext:value-type="float">
            <text:p>279,94207</text:p>
          </table:table-cell>
          <table:table-cell table:formula="of:=SUM([.E16:.O22])" office:value-type="float" office:value="305.33306" calcext:value-type="float">
            <text:p>305,33306</text:p>
          </table:table-cell>
          <table:table-cell table:formula="of:=SUM([.F16:.P22])" office:value-type="float" office:value="338.34693" calcext:value-type="float">
            <text:p>338,34693</text:p>
          </table:table-cell>
          <table:table-cell table:formula="of:=SUM([.G16:.Q22])" office:value-type="float" office:value="354.88359" calcext:value-type="float">
            <text:p>354,88359</text:p>
          </table:table-cell>
          <table:table-cell table:formula="of:=SUM([.H16:.R22])" office:value-type="float" office:value="341.19768" calcext:value-type="float">
            <text:p>341,19768</text:p>
          </table:table-cell>
          <table:table-cell table:number-columns-repeated="994"/>
        </table:table-row>
        <table:table-row table:style-name="ro1">
          <table:table-cell table:number-columns-repeated="6"/>
          <table:table-cell table:style-name="ce2" table:number-columns-repeated="16"/>
          <table:table-cell table:number-columns-repeated="100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5"/>
          <table:table-cell table:formula="of:=SUM([.M5:.S15])" office:value-type="float" office:value="547.13157" calcext:value-type="float">
            <text:p>547,1315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style-name="ce5" office:value-type="float" office:value="11.3578" calcext:value-type="float">
            <text:p>11,358</text:p>
          </table:table-cell>
          <table:table-cell table:style-name="ce2" office:value-type="float" office:value="11.3578" calcext:value-type="float">
            <text:p>11,358</text:p>
          </table:table-cell>
          <table:table-cell table:style-name="ce2" office:value-type="float" office:value="15.2308" calcext:value-type="float">
            <text:p>15,231</text:p>
          </table:table-cell>
          <table:table-cell table:style-name="ce2" office:value-type="float" office:value="19.1038" calcext:value-type="float">
            <text:p>19,104</text:p>
          </table:table-cell>
          <table:table-cell table:style-name="ce2" office:value-type="float" office:value="22.1038" calcext:value-type="float">
            <text:p>22,104</text:p>
          </table:table-cell>
          <table:table-cell table:style-name="ce7" office:value-type="float" office:value="22.1038" calcext:value-type="float">
            <text:p>22,104</text:p>
          </table:table-cell>
          <table:table-cell table:style-name="ce2" office:value-type="float" office:value="28.3488" calcext:value-type="float">
            <text:p>28,349</text:p>
          </table:table-cell>
          <table:table-cell table:style-name="ce25" office:value-type="float" office:value="34.8295" calcext:value-type="float">
            <text:p>34,830</text:p>
          </table:table-cell>
          <table:table-cell table:style-name="ce2" office:value-type="float" office:value="38.7025" calcext:value-type="float">
            <text:p>38,703</text:p>
          </table:table-cell>
          <table:table-cell table:style-name="ce2" office:value-type="float" office:value="41.7025" calcext:value-type="float">
            <text:p>41,703</text:p>
          </table:table-cell>
          <table:table-cell table:style-name="ce2" office:value-type="float" office:value="46.8987" calcext:value-type="float">
            <text:p>46,899</text:p>
          </table:table-cell>
          <table:table-cell table:style-name="ce2" office:value-type="float" office:value="56.9982" calcext:value-type="float">
            <text:p>56,998</text:p>
          </table:table-cell>
          <table:table-cell table:style-name="ce2" office:value-type="float" office:value="70.7459" calcext:value-type="float">
            <text:p>70,746</text:p>
          </table:table-cell>
          <table:table-cell table:style-name="ce2" office:value-type="float" office:value="83.8226" calcext:value-type="float">
            <text:p>83,823</text:p>
          </table:table-cell>
          <table:table-cell table:style-name="ce2" office:value-type="float" office:value="93.6205" calcext:value-type="float">
            <text:p>93,621</text:p>
          </table:table-cell>
          <table:table-cell table:style-name="ce2" office:value-type="float" office:value="102.621" calcext:value-type="float">
            <text:p>102,621</text:p>
          </table:table-cell>
          <table:table-cell office:value-type="float" office:value="0" calcext:value-type="float">
            <text:p>0</text:p>
          </table:table-cell>
          <table:table-cell table:formula="of:=[.A24]+[.L30]-([.H23]+[.A30])" office:value-type="float" office:value="180.376" calcext:value-type="float">
            <text:p>180,376</text:p>
          </table:table-cell>
          <table:table-cell table:formula="of:=[.B24]+[.M30]-([.I23]+[.B30])" office:value-type="float" office:value="216.439" calcext:value-type="float">
            <text:p>216,439</text:p>
          </table:table-cell>
          <table:table-cell table:formula="of:=[.C24]+[.N30]-([.J23]+[.C30])" office:value-type="float" office:value="248.819" calcext:value-type="float">
            <text:p>248,819</text:p>
          </table:table-cell>
          <table:table-cell table:formula="of:=[.D24]+[.O30]-([.K23]+[.D30])" office:value-type="float" office:value="274.03" calcext:value-type="float">
            <text:p>274,03</text:p>
          </table:table-cell>
          <table:table-cell table:formula="of:=[.E24]+[.P30]-([.L23]+[.E30])" office:value-type="float" office:value="301.768" calcext:value-type="float">
            <text:p>301,768</text:p>
          </table:table-cell>
          <table:table-cell table:formula="of:=[.F24]+[.Q30]-([.M23]+[.F30])" office:value-type="float" office:value="324.163" calcext:value-type="float">
            <text:p>324,163</text:p>
          </table:table-cell>
          <table:table-cell table:formula="of:=[.G24]+[.R30]-([.N23]+[.G30])" office:value-type="float" office:value="332.8191" calcext:value-type="float">
            <text:p>332,8191</text:p>
          </table:table-cell>
          <table:table-cell table:number-columns-repeated="99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2" office:value-type="float" office:value="15.2308" calcext:value-type="float">
            <text:p>15,231</text:p>
          </table:table-cell>
          <table:table-cell table:style-name="ce9" office:value-type="float" office:value="23.1681" calcext:value-type="float">
            <text:p>23,168</text:p>
          </table:table-cell>
          <table:table-cell table:style-name="ce9" office:value-type="float" office:value="35.7013" calcext:value-type="float">
            <text:p>35,701</text:p>
          </table:table-cell>
          <table:table-cell table:style-name="ce9" office:value-type="float" office:value="46.5025" calcext:value-type="float">
            <text:p>46,503</text:p>
          </table:table-cell>
          <table:table-cell table:style-name="ce9" office:value-type="float" office:value="57.4397" calcext:value-type="float">
            <text:p>57,440</text:p>
          </table:table-cell>
          <table:table-cell table:style-name="ce9" office:value-type="float" office:value="69.9297" calcext:value-type="float">
            <text:p>69,930</text:p>
          </table:table-cell>
          <table:table-cell table:style-name="ce9" office:value-type="float" office:value="81.652" calcext:value-type="float">
            <text:p>81,652</text:p>
          </table:table-cell>
          <table:table-cell table:style-name="ce9" office:value-type="float" office:value="97.7763" calcext:value-type="float">
            <text:p>97,776</text:p>
          </table:table-cell>
          <table:table-cell table:style-name="ce2" office:value-type="float" office:value="112.74" calcext:value-type="float">
            <text:p>112,740</text:p>
          </table:table-cell>
          <table:table-cell table:style-name="ce2" office:value-type="float" office:value="123.088" calcext:value-type="float">
            <text:p>123,088</text:p>
          </table:table-cell>
          <table:table-cell table:style-name="ce2" office:value-type="float" office:value="128.284" calcext:value-type="float">
            <text:p>128,284</text:p>
          </table:table-cell>
          <table:table-cell table:style-name="ce2" office:value-type="float" office:value="149.873" calcext:value-type="float">
            <text:p>149,873</text:p>
          </table:table-cell>
          <table:table-cell table:style-name="ce2" office:value-type="float" office:value="176.812" calcext:value-type="float">
            <text:p>176,812</text:p>
          </table:table-cell>
          <table:table-cell table:style-name="ce2" office:value-type="float" office:value="204.171" calcext:value-type="float">
            <text:p>204,171</text:p>
          </table:table-cell>
          <table:table-cell table:style-name="ce2" office:value-type="float" office:value="227.16" calcext:value-type="float">
            <text:p>227,160</text:p>
          </table:table-cell>
          <table:table-cell table:style-name="ce2" office:value-type="float" office:value="249.351" calcext:value-type="float">
            <text:p>249,351</text:p>
          </table:table-cell>
          <table:table-cell office:value-type="float" office:value="1" calcext:value-type="float">
            <text:p>1</text:p>
          </table:table-cell>
          <table:table-cell table:formula="of:=[.A25]+[.L31]-([.H24]+[.A31])" office:value-type="float" office:value="246.759" calcext:value-type="float">
            <text:p>246,759</text:p>
          </table:table-cell>
          <table:table-cell table:formula="of:=[.B25]+[.M31]-([.I24]+[.B31])" office:value-type="float" office:value="287.404" calcext:value-type="float">
            <text:p>287,404</text:p>
          </table:table-cell>
          <table:table-cell table:formula="of:=[.C25]+[.N31]-([.J24]+[.C31])" office:value-type="float" office:value="325.261" calcext:value-type="float">
            <text:p>325,261</text:p>
          </table:table-cell>
          <table:table-cell table:formula="of:=[.D25]+[.O31]-([.K24]+[.D31])" office:value-type="float" office:value="354.714" calcext:value-type="float">
            <text:p>354,714</text:p>
          </table:table-cell>
          <table:table-cell table:formula="of:=[.E25]+[.P31]-([.L24]+[.E31])" office:value-type="float" office:value="388.452" calcext:value-type="float">
            <text:p>388,452</text:p>
          </table:table-cell>
          <table:table-cell table:formula="of:=[.F25]+[.Q31]-([.M24]+[.F31])" office:value-type="float" office:value="419.175" calcext:value-type="float">
            <text:p>419,175</text:p>
          </table:table-cell>
          <table:table-cell table:formula="of:=[.G25]+[.R31]-([.N24]+[.G31])" office:value-type="float" office:value="422.0963" calcext:value-type="float">
            <text:p>422,0963</text:p>
          </table:table-cell>
          <table:table-cell table:number-columns-repeated="99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style-name="ce2" office:value-type="float" office:value="18.2308" calcext:value-type="float">
            <text:p>18,231</text:p>
          </table:table-cell>
          <table:table-cell table:style-name="ce9" office:value-type="float" office:value="34.9998" calcext:value-type="float">
            <text:p>35,000</text:p>
          </table:table-cell>
          <table:table-cell table:style-name="ce9" office:value-type="float" office:value="61.2808" calcext:value-type="float">
            <text:p>61,281</text:p>
          </table:table-cell>
          <table:table-cell table:style-name="ce9" office:value-type="float" office:value="83.5711" calcext:value-type="float">
            <text:p>83,571</text:p>
          </table:table-cell>
          <table:table-cell table:style-name="ce9" office:value-type="float" office:value="102.254" calcext:value-type="float">
            <text:p>102,254</text:p>
          </table:table-cell>
          <table:table-cell table:style-name="ce9" office:value-type="float" office:value="118.617" calcext:value-type="float">
            <text:p>118,617</text:p>
          </table:table-cell>
          <table:table-cell table:style-name="ce9" office:value-type="float" office:value="139.983" calcext:value-type="float">
            <text:p>139,983</text:p>
          </table:table-cell>
          <table:table-cell table:style-name="ce9" office:value-type="float" office:value="165.435" calcext:value-type="float">
            <text:p>165,435</text:p>
          </table:table-cell>
          <table:table-cell table:style-name="ce2" office:value-type="float" office:value="190.645" calcext:value-type="float">
            <text:p>190,645</text:p>
          </table:table-cell>
          <table:table-cell table:style-name="ce2" office:value-type="float" office:value="210.638" calcext:value-type="float">
            <text:p>210,638</text:p>
          </table:table-cell>
          <table:table-cell table:style-name="ce2" office:value-type="float" office:value="225.933" calcext:value-type="float">
            <text:p>225,933</text:p>
          </table:table-cell>
          <table:table-cell table:style-name="ce2" office:value-type="float" office:value="254.87" calcext:value-type="float">
            <text:p>254,870</text:p>
          </table:table-cell>
          <table:table-cell table:style-name="ce2" office:value-type="float" office:value="285.273" calcext:value-type="float">
            <text:p>285,273</text:p>
          </table:table-cell>
          <table:table-cell table:style-name="ce2" office:value-type="float" office:value="312.633" calcext:value-type="float">
            <text:p>312,633</text:p>
          </table:table-cell>
          <table:table-cell table:style-name="ce2" office:value-type="float" office:value="341.099" calcext:value-type="float">
            <text:p>341,099</text:p>
          </table:table-cell>
          <table:table-cell table:style-name="ce2" office:value-type="float" office:value="363.29" calcext:value-type="float">
            <text:p>363,290</text:p>
          </table:table-cell>
          <table:table-cell office:value-type="float" office:value="2" calcext:value-type="float">
            <text:p>2</text:p>
          </table:table-cell>
          <table:table-cell table:formula="of:=[.A26]+[.L32]-([.H25]+[.A32])" office:value-type="float" office:value="287.048" calcext:value-type="float">
            <text:p>287,048</text:p>
          </table:table-cell>
          <table:table-cell table:formula="of:=[.B26]+[.M32]-([.I25]+[.B32])" office:value-type="float" office:value="336.525" calcext:value-type="float">
            <text:p>336,525</text:p>
          </table:table-cell>
          <table:table-cell table:formula="of:=[.C26]+[.N32]-([.J25]+[.C32])" office:value-type="float" office:value="382.868" calcext:value-type="float">
            <text:p>382,868</text:p>
          </table:table-cell>
          <table:table-cell table:formula="of:=[.D26]+[.O32]-([.K25]+[.D32])" office:value-type="float" office:value="416.563" calcext:value-type="float">
            <text:p>416,563</text:p>
          </table:table-cell>
          <table:table-cell table:formula="of:=[.E26]+[.P32]-([.L25]+[.E32])" office:value-type="float" office:value="457.851" calcext:value-type="float">
            <text:p>457,851</text:p>
          </table:table-cell>
          <table:table-cell table:formula="of:=[.F26]+[.Q32]-([.M25]+[.F32])" office:value-type="float" office:value="496.574" calcext:value-type="float">
            <text:p>496,574</text:p>
          </table:table-cell>
          <table:table-cell table:formula="of:=[.G26]+[.R32]-([.N25]+[.G32])" office:value-type="float" office:value="498.31" calcext:value-type="float">
            <text:p>498,31</text:p>
          </table:table-cell>
          <table:table-cell table:number-columns-repeated="994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style-name="ce2" office:value-type="float" office:value="33.5279" calcext:value-type="float">
            <text:p>33,528</text:p>
          </table:table-cell>
          <table:table-cell table:style-name="ce9" office:value-type="float" office:value="63.7133" calcext:value-type="float">
            <text:p>63,713</text:p>
          </table:table-cell>
          <table:table-cell table:style-name="ce9" office:value-type="float" office:value="99.4811" calcext:value-type="float">
            <text:p>99,481</text:p>
          </table:table-cell>
          <table:table-cell table:style-name="ce9" office:value-type="float" office:value="132.307" calcext:value-type="float">
            <text:p>132,307</text:p>
          </table:table-cell>
          <table:table-cell table:style-name="ce9" office:value-type="float" office:value="159.114" calcext:value-type="float">
            <text:p>159,114</text:p>
          </table:table-cell>
          <table:table-cell table:style-name="ce9" office:value-type="float" office:value="180.376" calcext:value-type="float">
            <text:p>180,376</text:p>
          </table:table-cell>
          <table:table-cell table:style-name="ce9" office:value-type="float" office:value="216.439" calcext:value-type="float">
            <text:p>216,439</text:p>
          </table:table-cell>
          <table:table-cell table:style-name="ce9" office:value-type="float" office:value="248.819" calcext:value-type="float">
            <text:p>248,819</text:p>
          </table:table-cell>
          <table:table-cell table:style-name="ce2" office:value-type="float" office:value="274.03" calcext:value-type="float">
            <text:p>274,030</text:p>
          </table:table-cell>
          <table:table-cell table:style-name="ce2" office:value-type="float" office:value="301.768" calcext:value-type="float">
            <text:p>301,768</text:p>
          </table:table-cell>
          <table:table-cell table:style-name="ce2" office:value-type="float" office:value="327.163" calcext:value-type="float">
            <text:p>327,163</text:p>
          </table:table-cell>
          <table:table-cell table:style-name="ce2" office:value-type="float" office:value="366.347" calcext:value-type="float">
            <text:p>366,347</text:p>
          </table:table-cell>
          <table:table-cell table:style-name="ce2" office:value-type="float" office:value="403.678" calcext:value-type="float">
            <text:p>403,678</text:p>
          </table:table-cell>
          <table:table-cell table:style-name="ce2" office:value-type="float" office:value="431.037" calcext:value-type="float">
            <text:p>431,037</text:p>
          </table:table-cell>
          <table:table-cell table:style-name="ce2" office:value-type="float" office:value="459.503" calcext:value-type="float">
            <text:p>459,503</text:p>
          </table:table-cell>
          <table:table-cell table:style-name="ce2" office:value-type="float" office:value="481.694" calcext:value-type="float">
            <text:p>481,694</text:p>
          </table:table-cell>
          <table:table-cell office:value-type="float" office:value="3" calcext:value-type="float">
            <text:p>3</text:p>
          </table:table-cell>
          <table:table-cell table:formula="of:=[.A27]+[.L33]-([.H26]+[.A33])" office:value-type="float" office:value="308.814" calcext:value-type="float">
            <text:p>308,814</text:p>
          </table:table-cell>
          <table:table-cell table:formula="of:=[.B27]+[.M33]-([.I26]+[.B33])" office:value-type="float" office:value="365.598" calcext:value-type="float">
            <text:p>365,598</text:p>
          </table:table-cell>
          <table:table-cell table:formula="of:=[.C27]+[.N33]-([.J26]+[.C33])" office:value-type="float" office:value="415.523" calcext:value-type="float">
            <text:p>415,523</text:p>
          </table:table-cell>
          <table:table-cell table:formula="of:=[.D27]+[.O33]-([.K26]+[.D33])" office:value-type="float" office:value="452.801" calcext:value-type="float">
            <text:p>452,801</text:p>
          </table:table-cell>
          <table:table-cell table:formula="of:=[.E27]+[.P33]-([.L26]+[.E33])" office:value-type="float" office:value="497.332" calcext:value-type="float">
            <text:p>497,332</text:p>
          </table:table-cell>
          <table:table-cell table:formula="of:=[.F27]+[.Q33]-([.M26]+[.F33])" office:value-type="float" office:value="538.637" calcext:value-type="float">
            <text:p>538,637</text:p>
          </table:table-cell>
          <table:table-cell table:formula="of:=[.G27]+[.R33]-([.N26]+[.G33])" office:value-type="float" office:value="554.2667" calcext:value-type="float">
            <text:p>554,2667</text:p>
          </table:table-cell>
          <table:table-cell table:number-columns-repeated="994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style-name="ce2" office:value-type="float" office:value="48.9227" calcext:value-type="float">
            <text:p>48,923</text:p>
          </table:table-cell>
          <table:table-cell table:style-name="ce9" office:value-type="float" office:value="93.7026" calcext:value-type="float">
            <text:p>93,703</text:p>
          </table:table-cell>
          <table:table-cell table:style-name="ce9" office:value-type="float" office:value="142.198" calcext:value-type="float">
            <text:p>142,198</text:p>
          </table:table-cell>
          <table:table-cell table:style-name="ce9" office:value-type="float" office:value="187.752" calcext:value-type="float">
            <text:p>187,752</text:p>
          </table:table-cell>
          <table:table-cell table:style-name="ce9" office:value-type="float" office:value="222.497" calcext:value-type="float">
            <text:p>222,497</text:p>
          </table:table-cell>
          <table:table-cell table:style-name="ce9" office:value-type="float" office:value="246.759" calcext:value-type="float">
            <text:p>246,759</text:p>
          </table:table-cell>
          <table:table-cell table:style-name="ce9" office:value-type="float" office:value="287.404" calcext:value-type="float">
            <text:p>287,404</text:p>
          </table:table-cell>
          <table:table-cell table:style-name="ce9" office:value-type="float" office:value="325.261" calcext:value-type="float">
            <text:p>325,261</text:p>
          </table:table-cell>
          <table:table-cell table:style-name="ce2" office:value-type="float" office:value="354.714" calcext:value-type="float">
            <text:p>354,714</text:p>
          </table:table-cell>
          <table:table-cell table:style-name="ce2" office:value-type="float" office:value="388.452" calcext:value-type="float">
            <text:p>388,452</text:p>
          </table:table-cell>
          <table:table-cell table:style-name="ce2" office:value-type="float" office:value="423.175" calcext:value-type="float">
            <text:p>423,175</text:p>
          </table:table-cell>
          <table:table-cell table:style-name="ce2" office:value-type="float" office:value="471.019" calcext:value-type="float">
            <text:p>471,019</text:p>
          </table:table-cell>
          <table:table-cell table:style-name="ce2" office:value-type="float" office:value="515.278" calcext:value-type="float">
            <text:p>515,278</text:p>
          </table:table-cell>
          <table:table-cell table:style-name="ce2" office:value-type="float" office:value="542.638" calcext:value-type="float">
            <text:p>542,638</text:p>
          </table:table-cell>
          <table:table-cell table:style-name="ce2" office:value-type="float" office:value="576.3" calcext:value-type="float">
            <text:p>576,300</text:p>
          </table:table-cell>
          <table:table-cell table:style-name="ce2" office:value-type="float" office:value="598.491" calcext:value-type="float">
            <text:p>598,491</text:p>
          </table:table-cell>
          <table:table-cell office:value-type="float" office:value="4" calcext:value-type="float">
            <text:p>4</text:p>
          </table:table-cell>
          <table:table-cell table:formula="of:=[.A28]+[.L34]-([.H27]+[.A34])" office:value-type="float" office:value="338.0142" calcext:value-type="float">
            <text:p>338,0142</text:p>
          </table:table-cell>
          <table:table-cell table:formula="of:=[.B28]+[.M34]-([.I27]+[.B34])" office:value-type="float" office:value="397.1212" calcext:value-type="float">
            <text:p>397,1212</text:p>
          </table:table-cell>
          <table:table-cell table:formula="of:=[.C28]+[.N34]-([.J27]+[.C34])" office:value-type="float" office:value="444.1732" calcext:value-type="float">
            <text:p>444,1732</text:p>
          </table:table-cell>
          <table:table-cell table:formula="of:=[.D28]+[.O34]-([.K27]+[.D34])" office:value-type="float" office:value="489.0952" calcext:value-type="float">
            <text:p>489,0952</text:p>
          </table:table-cell>
          <table:table-cell table:formula="of:=[.E28]+[.P34]-([.L27]+[.E34])" office:value-type="float" office:value="542.5632" calcext:value-type="float">
            <text:p>542,5632</text:p>
          </table:table-cell>
          <table:table-cell table:formula="of:=[.F28]+[.Q34]-([.M27]+[.F34])" office:value-type="float" office:value="582.4962" calcext:value-type="float">
            <text:p>582,4962</text:p>
          </table:table-cell>
          <table:table-cell table:formula="of:=[.G28]+[.R34]-([.N27]+[.G34])" office:value-type="float" office:value="598.2953" calcext:value-type="float">
            <text:p>598,2953</text:p>
          </table:table-cell>
          <table:table-cell table:number-columns-repeated="994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style-name="ce2" office:value-type="float" office:value="58.25" calcext:value-type="float">
            <text:p>58,250</text:p>
          </table:table-cell>
          <table:table-cell table:style-name="ce9" office:value-type="float" office:value="111.69" calcext:value-type="float">
            <text:p>111,690</text:p>
          </table:table-cell>
          <table:table-cell table:style-name="ce9" office:value-type="float" office:value="165.931" calcext:value-type="float">
            <text:p>165,931</text:p>
          </table:table-cell>
          <table:table-cell table:style-name="ce9" office:value-type="float" office:value="218.833" calcext:value-type="float">
            <text:p>218,833</text:p>
          </table:table-cell>
          <table:table-cell table:style-name="ce9" office:value-type="float" office:value="257.041" calcext:value-type="float">
            <text:p>257,041</text:p>
          </table:table-cell>
          <table:table-cell table:style-name="ce9" office:value-type="float" office:value="287.048" calcext:value-type="float">
            <text:p>287,048</text:p>
          </table:table-cell>
          <table:table-cell table:style-name="ce9" office:value-type="float" office:value="336.525" calcext:value-type="float">
            <text:p>336,525</text:p>
          </table:table-cell>
          <table:table-cell table:style-name="ce9" office:value-type="float" office:value="382.868" calcext:value-type="float">
            <text:p>382,868</text:p>
          </table:table-cell>
          <table:table-cell table:style-name="ce2" office:value-type="float" office:value="416.563" calcext:value-type="float">
            <text:p>416,563</text:p>
          </table:table-cell>
          <table:table-cell table:style-name="ce2" office:value-type="float" office:value="457.851" calcext:value-type="float">
            <text:p>457,851</text:p>
          </table:table-cell>
          <table:table-cell table:style-name="ce2" office:value-type="float" office:value="501.574" calcext:value-type="float">
            <text:p>501,574</text:p>
          </table:table-cell>
          <table:table-cell table:style-name="ce2" office:value-type="float" office:value="556.56" calcext:value-type="float">
            <text:p>556,560</text:p>
          </table:table-cell>
          <table:table-cell table:style-name="ce2" office:value-type="float" office:value="600.819" calcext:value-type="float">
            <text:p>600,819</text:p>
          </table:table-cell>
          <table:table-cell table:style-name="ce2" office:value-type="float" office:value="628.178" calcext:value-type="float">
            <text:p>628,178</text:p>
          </table:table-cell>
          <table:table-cell table:style-name="ce2" office:value-type="float" office:value="661.841" calcext:value-type="float">
            <text:p>661,841</text:p>
          </table:table-cell>
          <table:table-cell table:style-name="ce2" office:value-type="float" office:value="687.904" calcext:value-type="float">
            <text:p>687,904</text:p>
          </table:table-cell>
          <table:table-cell office:value-type="float" office:value="5" calcext:value-type="float">
            <text:p>5</text:p>
          </table:table-cell>
          <table:table-cell table:formula="of:=[.A29]+[.L35]-([.H28]+[.A35])" office:value-type="float" office:value="355.6669" calcext:value-type="float">
            <text:p>355,6669</text:p>
          </table:table-cell>
          <table:table-cell table:formula="of:=[.B29]+[.M35]-([.I28]+[.B35])" office:value-type="float" office:value="409.9867" calcext:value-type="float">
            <text:p>409,9867</text:p>
          </table:table-cell>
          <table:table-cell table:formula="of:=[.C29]+[.N35]-([.J28]+[.C35])" office:value-type="float" office:value="453.5745" calcext:value-type="float">
            <text:p>453,5745</text:p>
          </table:table-cell>
          <table:table-cell table:formula="of:=[.D29]+[.O35]-([.K28]+[.D35])" office:value-type="float" office:value="497.9073" calcext:value-type="float">
            <text:p>497,9073</text:p>
          </table:table-cell>
          <table:table-cell table:formula="of:=[.E29]+[.P35]-([.L28]+[.E35])" office:value-type="float" office:value="542.7583" calcext:value-type="float">
            <text:p>542,7583</text:p>
          </table:table-cell>
          <table:table-cell table:formula="of:=[.F29]+[.Q35]-([.M28]+[.F35])" office:value-type="float" office:value="577.214" calcext:value-type="float">
            <text:p>577,214</text:p>
          </table:table-cell>
          <table:table-cell table:formula="of:=[.G29]+[.R35]-([.N28]+[.G35])" office:value-type="float" office:value="585.4753" calcext:value-type="float">
            <text:p>585,4753</text:p>
          </table:table-cell>
          <table:table-cell table:number-columns-repeated="994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style-name="ce2" office:value-type="float" office:value="61.7141" calcext:value-type="float">
            <text:p>61,714</text:p>
          </table:table-cell>
          <table:table-cell table:style-name="ce9" office:value-type="float" office:value="116.886" calcext:value-type="float">
            <text:p>116,886</text:p>
          </table:table-cell>
          <table:table-cell table:style-name="ce9" office:value-type="float" office:value="176.871" calcext:value-type="float">
            <text:p>176,871</text:p>
          </table:table-cell>
          <table:table-cell table:style-name="ce9" office:value-type="float" office:value="234.016" calcext:value-type="float">
            <text:p>234,016</text:p>
          </table:table-cell>
          <table:table-cell table:style-name="ce10" office:value-type="float" office:value="275.225" calcext:value-type="float">
            <text:p>275,225</text:p>
          </table:table-cell>
          <table:table-cell table:style-name="ce9" office:value-type="float" office:value="309.814" calcext:value-type="float">
            <text:p>309,814</text:p>
          </table:table-cell>
          <table:table-cell table:style-name="ce9" office:value-type="float" office:value="367.598" calcext:value-type="float">
            <text:p>367,598</text:p>
          </table:table-cell>
          <table:table-cell table:style-name="ce9" office:value-type="float" office:value="418.523" calcext:value-type="float">
            <text:p>418,523</text:p>
          </table:table-cell>
          <table:table-cell table:style-name="ce2" office:value-type="float" office:value="456.801" calcext:value-type="float">
            <text:p>456,801</text:p>
          </table:table-cell>
          <table:table-cell table:style-name="ce2" office:value-type="float" office:value="502.332" calcext:value-type="float">
            <text:p>502,332</text:p>
          </table:table-cell>
          <table:table-cell table:style-name="ce2" office:value-type="float" office:value="550.637" calcext:value-type="float">
            <text:p>550,637</text:p>
          </table:table-cell>
          <table:table-cell table:style-name="ce2" office:value-type="float" office:value="611.623" calcext:value-type="float">
            <text:p>611,623</text:p>
          </table:table-cell>
          <table:table-cell table:style-name="ce2" office:value-type="float" office:value="661.882" calcext:value-type="float">
            <text:p>661,882</text:p>
          </table:table-cell>
          <table:table-cell table:style-name="ce2" office:value-type="float" office:value="690.973" calcext:value-type="float">
            <text:p>690,973</text:p>
          </table:table-cell>
          <table:table-cell table:style-name="ce2" office:value-type="float" office:value="729.218" calcext:value-type="float">
            <text:p>729,218</text:p>
          </table:table-cell>
          <table:table-cell table:style-name="ce2" office:value-type="float" office:value="759.525" calcext:value-type="float">
            <text:p>759,525</text:p>
          </table:table-cell>
          <table:table-cell office:value-type="float" office:value="6" calcext:value-type="float">
            <text:p>6</text:p>
          </table:table-cell>
          <table:table-cell table:formula="of:=[.A30]+[.L36]-([.H29]+[.A36])" office:value-type="float" office:value="372.2102" calcext:value-type="float">
            <text:p>372,2102</text:p>
          </table:table-cell>
          <table:table-cell table:formula="of:=[.B30]+[.M36]-([.I29]+[.B36])" office:value-type="float" office:value="417.6812" calcext:value-type="float">
            <text:p>417,6812</text:p>
          </table:table-cell>
          <table:table-cell table:formula="of:=[.C30]+[.N36]-([.J29]+[.C36])" office:value-type="float" office:value="457.1289" calcext:value-type="float">
            <text:p>457,1289</text:p>
          </table:table-cell>
          <table:table-cell table:formula="of:=[.D30]+[.O36]-([.K29]+[.D36])" office:value-type="float" office:value="505.841" calcext:value-type="float">
            <text:p>505,841</text:p>
          </table:table-cell>
          <table:table-cell table:style-name="ce33" table:formula="of:=[.G27]+[.N38]-([.N27]+[.G38])" office:value-type="float" office:value="559.0894" calcext:value-type="float">
            <text:p>559,0894</text:p>
          </table:table-cell>
          <table:table-cell table:formula="of:=[.F30]+[.Q36]-([.M29]+[.F36])" office:value-type="float" office:value="585.751" calcext:value-type="float">
            <text:p>585,751</text:p>
          </table:table-cell>
          <table:table-cell table:formula="of:=[.G30]+[.R36]-([.N29]+[.G36])" office:value-type="float" office:value="608.9807" calcext:value-type="float">
            <text:p>608,9807</text:p>
          </table:table-cell>
          <table:table-cell table:number-columns-repeated="994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style-name="ce2" office:value-type="float" office:value="69.264" calcext:value-type="float">
            <text:p>69,264</text:p>
          </table:table-cell>
          <table:table-cell table:style-name="ce9" office:value-type="float" office:value="130.917" calcext:value-type="float">
            <text:p>130,917</text:p>
          </table:table-cell>
          <table:table-cell table:style-name="ce9" office:value-type="float" office:value="193.351" calcext:value-type="float">
            <text:p>193,351</text:p>
          </table:table-cell>
          <table:table-cell table:style-name="ce9" office:value-type="float" office:value="259.157" calcext:value-type="float">
            <text:p>259,157</text:p>
          </table:table-cell>
          <table:table-cell table:style-name="ce9" office:value-type="float" office:value="308.302" calcext:value-type="float">
            <text:p>308,302</text:p>
          </table:table-cell>
          <table:table-cell table:style-name="ce9" office:value-type="float" office:value="349.372" calcext:value-type="float">
            <text:p>349,372</text:p>
          </table:table-cell>
          <table:table-cell table:style-name="ce9" office:value-type="float" office:value="412.352" calcext:value-type="float">
            <text:p>412,352</text:p>
          </table:table-cell>
          <table:table-cell table:style-name="ce9" office:value-type="float" office:value="463.277" calcext:value-type="float">
            <text:p>463,277</text:p>
          </table:table-cell>
          <table:table-cell table:style-name="ce2" office:value-type="float" office:value="511.199" calcext:value-type="float">
            <text:p>511,199</text:p>
          </table:table-cell>
          <table:table-cell table:style-name="ce28" office:value-type="float" office:value="564.667" calcext:value-type="float">
            <text:p>564,667</text:p>
          </table:table-cell>
          <table:table-cell table:style-name="ce2" office:value-type="float" office:value="616.845" calcext:value-type="float">
            <text:p>616,845</text:p>
          </table:table-cell>
          <table:table-cell table:style-name="ce2" office:value-type="float" office:value="687.158" calcext:value-type="float">
            <text:p>687,158</text:p>
          </table:table-cell>
          <table:table-cell table:style-name="ce2" office:value-type="float" office:value="744.559" calcext:value-type="float">
            <text:p>744,559</text:p>
          </table:table-cell>
          <table:table-cell table:style-name="ce2" office:value-type="float" office:value="773.65" calcext:value-type="float">
            <text:p>773,650</text:p>
          </table:table-cell>
          <table:table-cell table:style-name="ce2" office:value-type="float" office:value="817.895" calcext:value-type="float">
            <text:p>817,895</text:p>
          </table:table-cell>
          <table:table-cell table:style-name="ce2" office:value-type="float" office:value="850.651" calcext:value-type="float">
            <text:p>850,651</text:p>
          </table:table-cell>
          <table:table-cell office:value-type="float" office:value="7" calcext:value-type="float">
            <text:p>7</text:p>
          </table:table-cell>
          <table:table-cell table:formula="of:=[.A31]+[.L37]-([.H30]+[.A37])" office:value-type="float" office:value="378.2677" calcext:value-type="float">
            <text:p>378,2677</text:p>
          </table:table-cell>
          <table:table-cell table:formula="of:=[.B31]+[.M37]-([.I30]+[.B37])" office:value-type="float" office:value="424.3509" calcext:value-type="float">
            <text:p>424,3509</text:p>
          </table:table-cell>
          <table:table-cell table:formula="of:=[.C31]+[.N37]-([.J30]+[.C37])" office:value-type="float" office:value="466.34" calcext:value-type="float">
            <text:p>466,34</text:p>
          </table:table-cell>
          <table:table-cell table:formula="of:=[.D31]+[.O37]-([.K30]+[.D37])" office:value-type="float" office:value="521.21" calcext:value-type="float">
            <text:p>521,21</text:p>
          </table:table-cell>
          <table:table-cell table:formula="of:=[.E31]+[.P37]-([.L30]+[.E37])" office:value-type="float" office:value="579.783" calcext:value-type="float">
            <text:p>579,783</text:p>
          </table:table-cell>
          <table:table-cell table:formula="of:=[.F31]+[.Q37]-([.M30]+[.F37])" office:value-type="float" office:value="598.67" calcext:value-type="float">
            <text:p>598,67</text:p>
          </table:table-cell>
          <table:table-cell table:formula="of:=[.G31]+[.R37]-([.N30]+[.G37])" office:value-type="float" office:value="634.2524" calcext:value-type="float">
            <text:p>634,2524</text:p>
          </table:table-cell>
          <table:table-cell table:number-columns-repeated="994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style-name="ce2" office:value-type="float" office:value="74.7412" calcext:value-type="float">
            <text:p>74,741</text:p>
          </table:table-cell>
          <table:table-cell table:style-name="ce9" office:value-type="float" office:value="140.637" calcext:value-type="float">
            <text:p>140,637</text:p>
          </table:table-cell>
          <table:table-cell table:style-name="ce9" office:value-type="float" office:value="207.97" calcext:value-type="float">
            <text:p>207,970</text:p>
          </table:table-cell>
          <table:table-cell table:style-name="ce9" office:value-type="float" office:value="280.256" calcext:value-type="float">
            <text:p>280,256</text:p>
          </table:table-cell>
          <table:table-cell table:style-name="ce9" office:value-type="float" office:value="334.301" calcext:value-type="float">
            <text:p>334,301</text:p>
          </table:table-cell>
          <table:table-cell table:style-name="ce9" office:value-type="float" office:value="378.835" calcext:value-type="float">
            <text:p>378,835</text:p>
          </table:table-cell>
          <table:table-cell table:style-name="ce9" office:value-type="float" office:value="445.688" calcext:value-type="float">
            <text:p>445,688</text:p>
          </table:table-cell>
          <table:table-cell table:style-name="ce9" office:value-type="float" office:value="500.077" calcext:value-type="float">
            <text:p>500,077</text:p>
          </table:table-cell>
          <table:table-cell table:style-name="ce2" office:value-type="float" office:value="555.347" calcext:value-type="float">
            <text:p>555,347</text:p>
          </table:table-cell>
          <table:table-cell table:style-name="ce2" office:value-type="float" office:value="612.688" calcext:value-type="float">
            <text:p>612,688</text:p>
          </table:table-cell>
          <table:table-cell table:style-name="ce2" office:value-type="float" office:value="664.866" calcext:value-type="float">
            <text:p>664,866</text:p>
          </table:table-cell>
          <table:table-cell table:style-name="ce2" office:value-type="float" office:value="739.762" calcext:value-type="float">
            <text:p>739,762</text:p>
          </table:table-cell>
          <table:table-cell table:style-name="ce2" office:value-type="float" office:value="799.612" calcext:value-type="float">
            <text:p>799,612</text:p>
          </table:table-cell>
          <table:table-cell table:style-name="ce2" office:value-type="float" office:value="832.946" calcext:value-type="float">
            <text:p>832,946</text:p>
          </table:table-cell>
          <table:table-cell table:style-name="ce2" office:value-type="float" office:value="880.655" calcext:value-type="float">
            <text:p>880,655</text:p>
          </table:table-cell>
          <table:table-cell table:style-name="ce2" office:value-type="float" office:value="919.892" calcext:value-type="float">
            <text:p>919,892</text:p>
          </table:table-cell>
          <table:table-cell office:value-type="float" office:value="8" calcext:value-type="float">
            <text:p>8</text:p>
          </table:table-cell>
          <table:table-cell table:formula="of:=[.A32]+[.L38]-([.H31]+[.A38])" office:value-type="float" office:value="388.6334" calcext:value-type="float">
            <text:p>388,6334</text:p>
          </table:table-cell>
          <table:table-cell table:formula="of:=[.B32]+[.M38]-([.I31]+[.B38])" office:value-type="float" office:value="434.359" calcext:value-type="float">
            <text:p>434,359</text:p>
          </table:table-cell>
          <table:table-cell table:formula="of:=[.C32]+[.N38]-([.J31]+[.C38])" office:value-type="float" office:value="477.257" calcext:value-type="float">
            <text:p>477,257</text:p>
          </table:table-cell>
          <table:table-cell table:formula="of:=[.D32]+[.O38]-([.K31]+[.D38])" office:value-type="float" office:value="536.437" calcext:value-type="float">
            <text:p>536,437</text:p>
          </table:table-cell>
          <table:table-cell table:formula="of:=[.E32]+[.P38]-([.L31]+[.E38])" office:value-type="float" office:value="592.01" calcext:value-type="float">
            <text:p>592,01</text:p>
          </table:table-cell>
          <table:table-cell table:formula="of:=[.F32]+[.Q38]-([.M31]+[.F38])" office:value-type="float" office:value="606.315" calcext:value-type="float">
            <text:p>606,315</text:p>
          </table:table-cell>
          <table:table-cell table:formula="of:=[.G32]+[.R38]-([.N31]+[.G38])" office:value-type="float" office:value="644.9691" calcext:value-type="float">
            <text:p>644,9691</text:p>
          </table:table-cell>
          <table:table-cell table:number-columns-repeated="994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style-name="ce2" office:value-type="float" office:value="74.7412" calcext:value-type="float">
            <text:p>74,741</text:p>
          </table:table-cell>
          <table:table-cell table:style-name="ce9" office:value-type="float" office:value="144.51" calcext:value-type="float">
            <text:p>144,510</text:p>
          </table:table-cell>
          <table:table-cell table:style-name="ce9" office:value-type="float" office:value="217.32" calcext:value-type="float">
            <text:p>217,320</text:p>
          </table:table-cell>
          <table:table-cell table:style-name="ce9" office:value-type="float" office:value="296.087" calcext:value-type="float">
            <text:p>296,087</text:p>
          </table:table-cell>
          <table:table-cell table:style-name="ce9" office:value-type="float" office:value="357.48" calcext:value-type="float">
            <text:p>357,480</text:p>
          </table:table-cell>
          <table:table-cell table:style-name="ce9" office:value-type="float" office:value="407.21" calcext:value-type="float">
            <text:p>407,210</text:p>
          </table:table-cell>
          <table:table-cell table:style-name="ce9" office:value-type="float" office:value="478.962" calcext:value-type="float">
            <text:p>478,962</text:p>
          </table:table-cell>
          <table:table-cell table:style-name="ce9" office:value-type="float" office:value="540.7" calcext:value-type="float">
            <text:p>540,700</text:p>
          </table:table-cell>
          <table:table-cell table:style-name="ce2" office:value-type="float" office:value="608.095" calcext:value-type="float">
            <text:p>608,095</text:p>
          </table:table-cell>
          <table:table-cell table:style-name="ce2" office:value-type="float" office:value="675.683" calcext:value-type="float">
            <text:p>675,683</text:p>
          </table:table-cell>
          <table:table-cell table:style-name="ce2" office:value-type="float" office:value="731.734" calcext:value-type="float">
            <text:p>731,734</text:p>
          </table:table-cell>
          <table:table-cell table:style-name="ce2" office:value-type="float" office:value="815.629" calcext:value-type="float">
            <text:p>815,629</text:p>
          </table:table-cell>
          <table:table-cell table:style-name="ce2" office:value-type="float" office:value="884.479" calcext:value-type="float">
            <text:p>884,479</text:p>
          </table:table-cell>
          <table:table-cell table:style-name="ce2" office:value-type="float" office:value="926.814" calcext:value-type="float">
            <text:p>926,814</text:p>
          </table:table-cell>
          <table:table-cell table:style-name="ce2" office:value-type="float" office:value="983.183" calcext:value-type="float">
            <text:p>983,183</text:p>
          </table:table-cell>
          <table:table-cell table:style-name="ce2" office:value-type="float" office:value="1031.08" calcext:value-type="float">
            <text:p>1031,080</text:p>
          </table:table-cell>
          <table:table-cell office:value-type="float" office:value="9" calcext:value-type="float">
            <text:p>9</text:p>
          </table:table-cell>
          <table:table-cell table:formula="of:=[.A33]+[.L39]-([.H32]+[.A39])" office:value-type="float" office:value="420.205" calcext:value-type="float">
            <text:p>420,205</text:p>
          </table:table-cell>
          <table:table-cell table:formula="of:=[.B33]+[.M39]-([.I32]+[.B39])" office:value-type="float" office:value="469.512" calcext:value-type="float">
            <text:p>469,512</text:p>
          </table:table-cell>
          <table:table-cell table:formula="of:=[.C33]+[.N39]-([.J32]+[.C39])" office:value-type="float" office:value="514.063" calcext:value-type="float">
            <text:p>514,063</text:p>
          </table:table-cell>
          <table:table-cell table:formula="of:=[.D33]+[.O39]-([.K32]+[.D39])" office:value-type="float" office:value="574.679" calcext:value-type="float">
            <text:p>574,679</text:p>
          </table:table-cell>
          <table:table-cell table:formula="of:=[.E33]+[.P39]-([.L32]+[.E39])" office:value-type="float" office:value="632.253" calcext:value-type="float">
            <text:p>632,253</text:p>
          </table:table-cell>
          <table:table-cell table:formula="of:=[.F33]+[.Q39]-([.M32]+[.F39])" office:value-type="float" office:value="647.053" calcext:value-type="float">
            <text:p>647,053</text:p>
          </table:table-cell>
          <table:table-cell table:formula="of:=[.G33]+[.R39]-([.N32]+[.G39])" office:value-type="float" office:value="679.3783" calcext:value-type="float">
            <text:p>679,3783</text:p>
          </table:table-cell>
          <table:table-cell table:number-columns-repeated="994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2" office:value-type="float" office:value="78.2053" calcext:value-type="float">
            <text:p>78,205</text:p>
          </table:table-cell>
          <table:table-cell table:style-name="ce9" office:value-type="float" office:value="151.438" calcext:value-type="float">
            <text:p>151,438</text:p>
          </table:table-cell>
          <table:table-cell table:style-name="ce9" office:value-type="float" office:value="229.148" calcext:value-type="float">
            <text:p>229,148</text:p>
          </table:table-cell>
          <table:table-cell table:style-name="ce9" office:value-type="float" office:value="315.056" calcext:value-type="float">
            <text:p>315,056</text:p>
          </table:table-cell>
          <table:table-cell table:style-name="ce9" office:value-type="float" office:value="383.59" calcext:value-type="float">
            <text:p>383,590</text:p>
          </table:table-cell>
          <table:table-cell table:style-name="ce9" office:value-type="float" office:value="441.981" calcext:value-type="float">
            <text:p>441,981</text:p>
          </table:table-cell>
          <table:table-cell table:style-name="ce9" office:value-type="float" office:value="523.832" calcext:value-type="float">
            <text:p>523,832</text:p>
          </table:table-cell>
          <table:table-cell table:style-name="ce9" office:value-type="float" office:value="598.647" calcext:value-type="float">
            <text:p>598,647</text:p>
          </table:table-cell>
          <table:table-cell table:style-name="ce2" office:value-type="float" office:value="680.324" calcext:value-type="float">
            <text:p>680,324</text:p>
          </table:table-cell>
          <table:table-cell table:style-name="ce2" office:value-type="float" office:value="760.159" calcext:value-type="float">
            <text:p>760,159</text:p>
          </table:table-cell>
          <table:table-cell table:style-name="ce2" office:value-type="float" office:value="821.109" calcext:value-type="float">
            <text:p>821,109</text:p>
          </table:table-cell>
          <table:table-cell table:style-name="ce2" office:value-type="float" office:value="912.354" calcext:value-type="float">
            <text:p>912,354</text:p>
          </table:table-cell>
          <table:table-cell table:style-name="ce2" office:value-type="float" office:value="990.035" calcext:value-type="float">
            <text:p>990,035</text:p>
          </table:table-cell>
          <table:table-cell table:style-name="ce2" office:value-type="float" office:value="1032.37" calcext:value-type="float">
            <text:p>1032,370</text:p>
          </table:table-cell>
          <table:table-cell table:style-name="ce2" office:value-type="float" office:value="1098.07" calcext:value-type="float">
            <text:p>1098,070</text:p>
          </table:table-cell>
          <table:table-cell table:style-name="ce2" office:value-type="float" office:value="1155.61" calcext:value-type="float">
            <text:p>1155,610</text:p>
          </table:table-cell>
          <table:table-cell office:value-type="float" office:value="10" calcext:value-type="float">
            <text:p>10</text:p>
          </table:table-cell>
          <table:table-cell table:formula="of:=[.A34]+[.L40]-([.H33]+[.A40])" office:value-type="float" office:value="461.226" calcext:value-type="float">
            <text:p>461,226</text:p>
          </table:table-cell>
          <table:table-cell table:formula="of:=[.B34]+[.M40]-([.I33]+[.B40])" office:value-type="float" office:value="513.449" calcext:value-type="float">
            <text:p>513,449</text:p>
          </table:table-cell>
          <table:table-cell table:formula="of:=[.C34]+[.N40]-([.J33]+[.C40])" office:value-type="float" office:value="561.105" calcext:value-type="float">
            <text:p>561,105</text:p>
          </table:table-cell>
          <table:table-cell table:formula="of:=[.D34]+[.O40]-([.K33]+[.D40])" office:value-type="float" office:value="621.72" calcext:value-type="float">
            <text:p>621,72</text:p>
          </table:table-cell>
          <table:table-cell table:formula="of:=[.E34]+[.P40]-([.L33]+[.E40])" office:value-type="float" office:value="674.713" calcext:value-type="float">
            <text:p>674,713</text:p>
          </table:table-cell>
          <table:table-cell table:formula="of:=[.F34]+[.Q40]-([.M33]+[.F40])" office:value-type="float" office:value="681.202" calcext:value-type="float">
            <text:p>681,202</text:p>
          </table:table-cell>
          <table:table-cell table:formula="of:=[.G34]+[.R40]-([.N33]+[.G40])" office:value-type="float" office:value="707.843" calcext:value-type="float">
            <text:p>707,843</text:p>
          </table:table-cell>
          <table:table-cell table:number-columns-repeated="994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6" office:value-type="float" office:value="82.4479" calcext:value-type="float">
            <text:p>82,448</text:p>
          </table:table-cell>
          <table:table-cell table:style-name="ce9" office:value-type="float" office:value="161.425" calcext:value-type="float">
            <text:p>161,425</text:p>
          </table:table-cell>
          <table:table-cell table:style-name="ce9" office:value-type="float" office:value="245.615" calcext:value-type="float">
            <text:p>245,615</text:p>
          </table:table-cell>
          <table:table-cell table:style-name="ce9" office:value-type="float" office:value="337.524" calcext:value-type="float">
            <text:p>337,524</text:p>
          </table:table-cell>
          <table:table-cell table:style-name="ce9" office:value-type="float" office:value="413.996" calcext:value-type="float">
            <text:p>413,996</text:p>
          </table:table-cell>
          <table:table-cell table:style-name="ce9" office:value-type="float" office:value="482.336" calcext:value-type="float">
            <text:p>482,336</text:p>
          </table:table-cell>
          <table:table-cell table:style-name="ce9" office:value-type="float" office:value="576.557" calcext:value-type="float">
            <text:p>576,557</text:p>
          </table:table-cell>
          <table:table-cell table:style-name="ce26" office:value-type="float" office:value="665.009" calcext:value-type="float">
            <text:p>665,009</text:p>
          </table:table-cell>
          <table:table-cell table:style-name="ce2" office:value-type="float" office:value="758.934" calcext:value-type="float">
            <text:p>758,934</text:p>
          </table:table-cell>
          <table:table-cell table:style-name="ce2" office:value-type="float" office:value="838.769" calcext:value-type="float">
            <text:p>838,769</text:p>
          </table:table-cell>
          <table:table-cell table:style-name="ce2" office:value-type="float" office:value="899.719" calcext:value-type="float">
            <text:p>899,719</text:p>
          </table:table-cell>
          <table:table-cell table:style-name="ce2" office:value-type="float" office:value="994.428" calcext:value-type="float">
            <text:p>994,428</text:p>
          </table:table-cell>
          <table:table-cell table:style-name="ce2" office:value-type="float" office:value="1078.11" calcext:value-type="float">
            <text:p>1078,110</text:p>
          </table:table-cell>
          <table:table-cell table:style-name="ce2" office:value-type="float" office:value="1123.91" calcext:value-type="float">
            <text:p>1123,910</text:p>
          </table:table-cell>
          <table:table-cell table:style-name="ce2" office:value-type="float" office:value="1193.85" calcext:value-type="float">
            <text:p>1193,850</text:p>
          </table:table-cell>
          <table:table-cell table:style-name="ce2" office:value-type="float" office:value="1257.39" calcext:value-type="float">
            <text:p>1257,390</text:p>
          </table:table-cell>
          <table:table-cell office:value-type="float" office:value="11" calcext:value-type="float">
            <text:p>11</text:p>
          </table:table-cell>
          <table:table-cell table:formula="of:=[.A35]+[.L41]-([.H34]+[.A41])" office:value-type="float" office:value="489.165" calcext:value-type="float">
            <text:p>489,165</text:p>
          </table:table-cell>
          <table:table-cell table:formula="of:=[.B35]+[.M41]-([.I34]+[.B41])" office:value-type="float" office:value="553.117" calcext:value-type="float">
            <text:p>553,117</text:p>
          </table:table-cell>
          <table:table-cell table:formula="of:=[.C35]+[.N41]-([.J34]+[.C41])" office:value-type="float" office:value="604.112" calcext:value-type="float">
            <text:p>604,112</text:p>
          </table:table-cell>
          <table:table-cell table:formula="of:=[.D35]+[.O41]-([.K34]+[.D41])" office:value-type="float" office:value="665.623" calcext:value-type="float">
            <text:p>665,623</text:p>
          </table:table-cell>
          <table:table-cell table:formula="of:=[.E35]+[.P41]-([.L34]+[.E41])" office:value-type="float" office:value="726.308" calcext:value-type="float">
            <text:p>726,308</text:p>
          </table:table-cell>
          <table:table-cell table:formula="of:=[.F35]+[.Q41]-([.M34]+[.F41])" office:value-type="float" office:value="729.338" calcext:value-type="float">
            <text:p>729,338</text:p>
          </table:table-cell>
          <table:table-cell table:formula="of:=[.G35]+[.R41]-([.N34]+[.G41])" office:value-type="float" office:value="760.2912" calcext:value-type="float">
            <text:p>760,2912</text:p>
          </table:table-cell>
          <table:table-cell table:number-columns-repeated="994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2" office:value-type="float" office:value="89.9978" calcext:value-type="float">
            <text:p>89,998</text:p>
          </table:table-cell>
          <table:table-cell table:style-name="ce2" office:value-type="float" office:value="178.302" calcext:value-type="float">
            <text:p>178,302</text:p>
          </table:table-cell>
          <table:table-cell table:style-name="ce2" office:value-type="float" office:value="271.82" calcext:value-type="float">
            <text:p>271,820</text:p>
          </table:table-cell>
          <table:table-cell table:style-name="ce2" office:value-type="float" office:value="367.192" calcext:value-type="float">
            <text:p>367,192</text:p>
          </table:table-cell>
          <table:table-cell table:style-name="ce2" office:value-type="float" office:value="453.308" calcext:value-type="float">
            <text:p>453,308</text:p>
          </table:table-cell>
          <table:table-cell table:style-name="ce2" office:value-type="float" office:value="531.895" calcext:value-type="float">
            <text:p>531,895</text:p>
          </table:table-cell>
          <table:table-cell table:style-name="ce2" office:value-type="float" office:value="635.443" calcext:value-type="float">
            <text:p>635,443</text:p>
          </table:table-cell>
          <table:table-cell table:style-name="ce2" office:value-type="float" office:value="732.896" calcext:value-type="float">
            <text:p>732,896</text:p>
          </table:table-cell>
          <table:table-cell table:style-name="ce2" office:value-type="float" office:value="831.72" calcext:value-type="float">
            <text:p>831,720</text:p>
          </table:table-cell>
          <table:table-cell table:style-name="ce2" office:value-type="float" office:value="919.301" calcext:value-type="float">
            <text:p>919,301</text:p>
          </table:table-cell>
          <table:table-cell table:style-name="ce2" office:value-type="float" office:value="989.578" calcext:value-type="float">
            <text:p>989,578</text:p>
          </table:table-cell>
          <table:table-cell table:style-name="ce2" office:value-type="float" office:value="1090.53" calcext:value-type="float">
            <text:p>1090,530</text:p>
          </table:table-cell>
          <table:table-cell table:style-name="ce2" office:value-type="float" office:value="1177.68" calcext:value-type="float">
            <text:p>1177,680</text:p>
          </table:table-cell>
          <table:table-cell table:style-name="ce2" office:value-type="float" office:value="1228.06" calcext:value-type="float">
            <text:p>1228,060</text:p>
          </table:table-cell>
          <table:table-cell table:style-name="ce2" office:value-type="float" office:value="1304" calcext:value-type="float">
            <text:p>1304,000</text:p>
          </table:table-cell>
          <table:table-cell table:style-name="ce2" office:value-type="float" office:value="1367.54" calcext:value-type="float">
            <text:p>1367,540</text:p>
          </table:table-cell>
          <table:table-cell office:value-type="float" office:value="12" calcext:value-type="float">
            <text:p>12</text:p>
          </table:table-cell>
          <table:table-cell table:formula="of:=[.A36]+[.L42]-([.H35]+[.A42])" office:value-type="float" office:value="543.169" calcext:value-type="float">
            <text:p>543,169</text:p>
          </table:table-cell>
          <table:table-cell table:formula="of:=[.B36]+[.M42]-([.I35]+[.B42])" office:value-type="float" office:value="609.364" calcext:value-type="float">
            <text:p>609,364</text:p>
          </table:table-cell>
          <table:table-cell table:formula="of:=[.C36]+[.N42]-([.J35]+[.C42])" office:value-type="float" office:value="664.695" calcext:value-type="float">
            <text:p>664,695</text:p>
          </table:table-cell>
          <table:table-cell table:formula="of:=[.D36]+[.O42]-([.K35]+[.D42])" office:value-type="float" office:value="729.969" calcext:value-type="float">
            <text:p>729,969</text:p>
          </table:table-cell>
          <table:table-cell table:formula="of:=[.E36]+[.P42]-([.L35]+[.E42])" office:value-type="float" office:value="798.285" calcext:value-type="float">
            <text:p>798,285</text:p>
          </table:table-cell>
          <table:table-cell table:formula="of:=[.F36]+[.Q42]-([.M35]+[.F42])" office:value-type="float" office:value="802.912" calcext:value-type="float">
            <text:p>802,912</text:p>
          </table:table-cell>
          <table:table-cell table:formula="of:=[.G36]+[.R42]-([.N35]+[.G42])" office:value-type="float" office:value="827.8402" calcext:value-type="float">
            <text:p>827,8402</text:p>
          </table:table-cell>
          <table:table-cell table:number-columns-repeated="994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style-name="ce2" office:value-type="float" office:value="98.658" calcext:value-type="float">
            <text:p>98,658</text:p>
          </table:table-cell>
          <table:table-cell table:style-name="ce2" office:value-type="float" office:value="196.128" calcext:value-type="float">
            <text:p>196,128</text:p>
          </table:table-cell>
          <table:table-cell table:style-name="ce2" office:value-type="float" office:value="298.306" calcext:value-type="float">
            <text:p>298,306</text:p>
          </table:table-cell>
          <table:table-cell table:style-name="ce2" office:value-type="float" office:value="400.386" calcext:value-type="float">
            <text:p>400,386</text:p>
          </table:table-cell>
          <table:table-cell table:style-name="ce2" office:value-type="float" office:value="494.626" calcext:value-type="float">
            <text:p>494,626</text:p>
          </table:table-cell>
          <table:table-cell table:style-name="ce2" office:value-type="float" office:value="578.112" calcext:value-type="float">
            <text:p>578,112</text:p>
          </table:table-cell>
          <table:table-cell table:style-name="ce2" office:value-type="float" office:value="690.32" calcext:value-type="float">
            <text:p>690,320</text:p>
          </table:table-cell>
          <table:table-cell table:style-name="ce2" office:value-type="float" office:value="795.121" calcext:value-type="float">
            <text:p>795,121</text:p>
          </table:table-cell>
          <table:table-cell table:style-name="ce2" office:value-type="float" office:value="896.945" calcext:value-type="float">
            <text:p>896,945</text:p>
          </table:table-cell>
          <table:table-cell table:style-name="ce2" office:value-type="float" office:value="984.527" calcext:value-type="float">
            <text:p>984,527</text:p>
          </table:table-cell>
          <table:table-cell table:style-name="ce2" office:value-type="float" office:value="1054.8" calcext:value-type="float">
            <text:p>1054,800</text:p>
          </table:table-cell>
          <table:table-cell table:style-name="ce2" office:value-type="float" office:value="1155.76" calcext:value-type="float">
            <text:p>1155,760</text:p>
          </table:table-cell>
          <table:table-cell table:style-name="ce2" office:value-type="float" office:value="1252.07" calcext:value-type="float">
            <text:p>1252,070</text:p>
          </table:table-cell>
          <table:table-cell table:style-name="ce2" office:value-type="float" office:value="1309.38" calcext:value-type="float">
            <text:p>1309,380</text:p>
          </table:table-cell>
          <table:table-cell table:style-name="ce2" office:value-type="float" office:value="1392.02" calcext:value-type="float">
            <text:p>1392,020</text:p>
          </table:table-cell>
          <table:table-cell table:style-name="ce2" office:value-type="float" office:value="1462.49" calcext:value-type="float">
            <text:p>1462,490</text:p>
          </table:table-cell>
          <table:table-cell office:value-type="float" office:value="13" calcext:value-type="float">
            <text:p>13</text:p>
          </table:table-cell>
          <table:table-cell table:formula="of:=ABS([.A37]+[.L43]-([.H36]+[.A43]))" office:value-type="float" office:value="144.51" calcext:value-type="float">
            <text:p>144,51</text:p>
          </table:table-cell>
          <table:table-cell table:formula="of:=ABS([.B37]+[.M43]-([.I36]+[.B43]))" office:value-type="float" office:value="217.32" calcext:value-type="float">
            <text:p>217,32</text:p>
          </table:table-cell>
          <table:table-cell table:formula="of:=ABS([.C37]+[.N43]-([.J36]+[.C43]))" office:value-type="float" office:value="296.087" calcext:value-type="float">
            <text:p>296,087</text:p>
          </table:table-cell>
          <table:table-cell table:formula="of:=ABS([.D37]+[.O43]-([.K36]+[.D43]))" office:value-type="float" office:value="357.48" calcext:value-type="float">
            <text:p>357,48</text:p>
          </table:table-cell>
          <table:table-cell table:formula="of:=ABS([.E37]+[.P43]-([.L36]+[.E43]))" office:value-type="float" office:value="407.21" calcext:value-type="float">
            <text:p>407,21</text:p>
          </table:table-cell>
          <table:table-cell table:formula="of:=ABS([.F37]+[.Q43]-([.M36]+[.F43]))" office:value-type="float" office:value="468.962" calcext:value-type="float">
            <text:p>468,962</text:p>
          </table:table-cell>
          <table:table-cell table:formula="of:=ABS([.G37]+[.R43]-([.N36]+[.G43]))" office:value-type="float" office:value="462.4947" calcext:value-type="float">
            <text:p>462,4947</text:p>
          </table:table-cell>
          <table:table-cell table:number-columns-repeated="994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2" office:value-type="float" office:value="104.403" calcext:value-type="float">
            <text:p>104,403</text:p>
          </table:table-cell>
          <table:table-cell table:style-name="ce2" office:value-type="float" office:value="206.455" calcext:value-type="float">
            <text:p>206,455</text:p>
          </table:table-cell>
          <table:table-cell table:style-name="ce2" office:value-type="float" office:value="315.341" calcext:value-type="float">
            <text:p>315,341</text:p>
          </table:table-cell>
          <table:table-cell table:style-name="ce2" office:value-type="float" office:value="427.065" calcext:value-type="float">
            <text:p>427,065</text:p>
          </table:table-cell>
          <table:table-cell table:style-name="ce2" office:value-type="float" office:value="526.204" calcext:value-type="float">
            <text:p>526,204</text:p>
          </table:table-cell>
          <table:table-cell table:style-name="ce2" office:value-type="float" office:value="620.082" calcext:value-type="float">
            <text:p>620,082</text:p>
          </table:table-cell>
          <table:table-cell table:style-name="ce2" office:value-type="float" office:value="746.468" calcext:value-type="float">
            <text:p>746,468</text:p>
          </table:table-cell>
          <table:table-cell table:style-name="ce2" office:value-type="float" office:value="863.269" calcext:value-type="float">
            <text:p>863,269</text:p>
          </table:table-cell>
          <table:table-cell table:style-name="ce2" office:value-type="float" office:value="973.925" calcext:value-type="float">
            <text:p>973,925</text:p>
          </table:table-cell>
          <table:table-cell table:style-name="ce2" office:value-type="float" office:value="1075.68" calcext:value-type="float">
            <text:p>1075,680</text:p>
          </table:table-cell>
          <table:table-cell table:style-name="ce2" office:value-type="float" office:value="1147.69" calcext:value-type="float">
            <text:p>1147,690</text:p>
          </table:table-cell>
          <table:table-cell table:style-name="ce2" office:value-type="float" office:value="1253.23" calcext:value-type="float">
            <text:p>1253,230</text:p>
          </table:table-cell>
          <table:table-cell table:style-name="ce2" office:value-type="float" office:value="1356.25" calcext:value-type="float">
            <text:p>1356,250</text:p>
          </table:table-cell>
          <table:table-cell table:style-name="ce2" office:value-type="float" office:value="1421.3" calcext:value-type="float">
            <text:p>1421,300</text:p>
          </table:table-cell>
          <table:table-cell table:style-name="ce2" office:value-type="float" office:value="1511.5" calcext:value-type="float">
            <text:p>1511,500</text:p>
          </table:table-cell>
          <table:table-cell table:style-name="ce2" office:value-type="float" office:value="1581.97" calcext:value-type="float">
            <text:p>1581,970</text:p>
          </table:table-cell>
          <table:table-cell office:value-type="float" office:value="14" calcext:value-type="float">
            <text:p>14</text:p>
          </table:table-cell>
          <table:table-cell table:formula="of:=ABS([.A38]+[.L44]-([.H37]+[.A44]))" office:value-type="float" office:value="151.438" calcext:value-type="float">
            <text:p>151,438</text:p>
          </table:table-cell>
          <table:table-cell table:formula="of:=ABS([.B38]+[.M44]-([.I37]+[.B44]))" office:value-type="float" office:value="229.148" calcext:value-type="float">
            <text:p>229,148</text:p>
          </table:table-cell>
          <table:table-cell table:formula="of:=ABS([.C38]+[.N44]-([.J37]+[.C44]))" office:value-type="float" office:value="315.056" calcext:value-type="float">
            <text:p>315,056</text:p>
          </table:table-cell>
          <table:table-cell table:formula="of:=ABS([.D38]+[.O44]-([.K37]+[.D44]))" office:value-type="float" office:value="383.59" calcext:value-type="float">
            <text:p>383,59</text:p>
          </table:table-cell>
          <table:table-cell table:formula="of:=ABS([.E38]+[.P44]-([.L37]+[.E44]))" office:value-type="float" office:value="441.981" calcext:value-type="float">
            <text:p>441,981</text:p>
          </table:table-cell>
          <table:table-cell table:formula="of:=ABS([.F38]+[.Q44]-([.M37]+[.F44]))" office:value-type="float" office:value="512.832" calcext:value-type="float">
            <text:p>512,832</text:p>
          </table:table-cell>
          <table:table-cell table:formula="of:=ABS([.G38]+[.R44]-([.N37]+[.G44]))" office:value-type="float" office:value="516.1991" calcext:value-type="float">
            <text:p>516,1991</text:p>
          </table:table-cell>
          <table:table-cell table:number-columns-repeated="994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11.544" calcext:value-type="float">
            <text:p>111,544</text:p>
          </table:table-cell>
          <table:table-cell office:value-type="float" office:value="225.086" calcext:value-type="float">
            <text:p>225,086</text:p>
          </table:table-cell>
          <table:table-cell office:value-type="float" office:value="348.043" calcext:value-type="float">
            <text:p>348,043</text:p>
          </table:table-cell>
          <table:table-cell office:value-type="float" office:value="470.992" calcext:value-type="float">
            <text:p>470,992</text:p>
          </table:table-cell>
          <table:table-cell office:value-type="float" office:value="577.68" calcext:value-type="float">
            <text:p>577,68</text:p>
          </table:table-cell>
          <table:table-cell office:value-type="float" office:value="683.806" calcext:value-type="float">
            <text:p>683,806</text:p>
          </table:table-cell>
          <table:table-cell office:value-type="float" office:value="817.334" calcext:value-type="float">
            <text:p>817,334</text:p>
          </table:table-cell>
          <table:table-cell office:value-type="float" office:value="944.951" calcext:value-type="float">
            <text:p>944,951</text:p>
          </table:table-cell>
          <table:table-cell office:value-type="float" office:value="1064.27" calcext:value-type="float">
            <text:p>1064,27</text:p>
          </table:table-cell>
          <table:table-cell office:value-type="float" office:value="1177.12" calcext:value-type="float">
            <text:p>1177,12</text:p>
          </table:table-cell>
          <table:table-cell office:value-type="float" office:value="1254.6" calcext:value-type="float">
            <text:p>1254,6</text:p>
          </table:table-cell>
          <table:table-cell office:value-type="float" office:value="1364.72" calcext:value-type="float">
            <text:p>1364,72</text:p>
          </table:table-cell>
          <table:table-cell office:value-type="float" office:value="1472.64" calcext:value-type="float">
            <text:p>1472,64</text:p>
          </table:table-cell>
          <table:table-cell office:value-type="float" office:value="1543.17" calcext:value-type="float">
            <text:p>1543,17</text:p>
          </table:table-cell>
          <table:table-cell office:value-type="float" office:value="1640.08" calcext:value-type="float">
            <text:p>1640,08</text:p>
          </table:table-cell>
          <table:table-cell office:value-type="float" office:value="1710.55" calcext:value-type="float">
            <text:p>1710,55</text:p>
          </table:table-cell>
          <table:table-cell office:value-type="float" office:value="15" calcext:value-type="float">
            <text:p>15</text:p>
          </table:table-cell>
          <table:table-cell table:formula="of:=ABS([.A39]+[.L45]-([.H38]+[.A45]))" office:value-type="float" office:value="156.425" calcext:value-type="float">
            <text:p>156,425</text:p>
          </table:table-cell>
          <table:table-cell table:formula="of:=ABS([.B39]+[.M45]-([.I38]+[.B45]))" office:value-type="float" office:value="239.615" calcext:value-type="float">
            <text:p>239,615</text:p>
          </table:table-cell>
          <table:table-cell table:formula="of:=ABS([.C39]+[.N45]-([.J38]+[.C45]))" office:value-type="float" office:value="330.524" calcext:value-type="float">
            <text:p>330,524</text:p>
          </table:table-cell>
          <table:table-cell table:formula="of:=ABS([.D39]+[.O45]-([.K38]+[.D45]))" office:value-type="float" office:value="405.996" calcext:value-type="float">
            <text:p>405,996</text:p>
          </table:table-cell>
          <table:table-cell table:formula="of:=ABS([.E39]+[.P45]-([.L38]+[.E45]))" office:value-type="float" office:value="473.336" calcext:value-type="float">
            <text:p>473,336</text:p>
          </table:table-cell>
          <table:table-cell table:formula="of:=ABS([.F39]+[.Q45]-([.M38]+[.F45]))" office:value-type="float" office:value="554.557" calcext:value-type="float">
            <text:p>554,557</text:p>
          </table:table-cell>
          <table:table-cell table:formula="of:=ABS([.G39]+[.R45]-([.N38]+[.G45]))" office:value-type="float" office:value="564.0112" calcext:value-type="float">
            <text:p>564,0112</text:p>
          </table:table-cell>
          <table:table-cell table:number-columns-repeated="994"/>
        </table:table-row>
        <table:table-row table:style-name="ro1">
          <table:table-cell table:number-columns-repeated="23"/>
          <table:table-cell table:formula="of:=ABS([.A40]+[.L46]-([.H39]+[.A46]))" office:value-type="float" office:value="156.1982" calcext:value-type="float">
            <text:p>156,1982</text:p>
          </table:table-cell>
          <table:table-cell table:formula="of:=ABS([.B40]+[.M46]-([.I39]+[.B46]))" office:value-type="float" office:value="243.4712" calcext:value-type="float">
            <text:p>243,4712</text:p>
          </table:table-cell>
          <table:table-cell table:formula="of:=ABS([.C40]+[.N46]-([.J39]+[.C46]))" office:value-type="float" office:value="332.3625" calcext:value-type="float">
            <text:p>332,3625</text:p>
          </table:table-cell>
          <table:table-cell table:formula="of:=ABS([.D40]+[.O46]-([.K39]+[.D46]))" office:value-type="float" office:value="414.6055" calcext:value-type="float">
            <text:p>414,6055</text:p>
          </table:table-cell>
          <table:table-cell table:formula="of:=ABS([.E40]+[.P46]-([.L39]+[.E46]))" office:value-type="float" office:value="490.1925" calcext:value-type="float">
            <text:p>490,1925</text:p>
          </table:table-cell>
          <table:table-cell table:formula="of:=ABS([.F40]+[.Q46]-([.M39]+[.F46]))" office:value-type="float" office:value="575.5443" calcext:value-type="float">
            <text:p>575,5443</text:p>
          </table:table-cell>
          <table:table-cell table:formula="of:=ABS([.G40]+[.R46]-([.N39]+[.G46]))" office:value-type="float" office:value="588.5976" calcext:value-type="float">
            <text:p>588,5976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991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11.3578" calcext:value-type="float">
            <text:p>11,358</text:p>
          </table:table-cell>
          <table:table-cell table:style-name="ce7" office:value-type="float" office:value="15.2308" calcext:value-type="float">
            <text:p>15,231</text:p>
          </table:table-cell>
          <table:table-cell table:style-name="ce7" office:value-type="float" office:value="19.1038" calcext:value-type="float">
            <text:p>19,104</text:p>
          </table:table-cell>
          <table:table-cell table:style-name="ce7" office:value-type="float" office:value="22.1038" calcext:value-type="float">
            <text:p>22,104</text:p>
          </table:table-cell>
          <table:table-cell table:style-name="ce5" office:value-type="float" office:value="22.1038" calcext:value-type="float">
            <text:p>22,104</text:p>
          </table:table-cell>
          <table:table-cell table:style-name="ce7" office:value-type="float" office:value="28.3488" calcext:value-type="float">
            <text:p>28,349</text:p>
          </table:table-cell>
          <table:table-cell table:style-name="ce7" office:value-type="float" office:value="34.8295" calcext:value-type="float">
            <text:p>34,830</text:p>
          </table:table-cell>
          <table:table-cell table:style-name="ce2" office:value-type="float" office:value="38.7025" calcext:value-type="float">
            <text:p>38,703</text:p>
          </table:table-cell>
          <table:table-cell table:style-name="ce2" office:value-type="float" office:value="41.7025" calcext:value-type="float">
            <text:p>41,703</text:p>
          </table:table-cell>
          <table:table-cell table:style-name="ce2" office:value-type="float" office:value="46.8987" calcext:value-type="float">
            <text:p>46,899</text:p>
          </table:table-cell>
          <table:table-cell table:style-name="ce2" office:value-type="float" office:value="56.9982" calcext:value-type="float">
            <text:p>56,998</text:p>
          </table:table-cell>
          <table:table-cell table:style-name="ce25" office:value-type="float" office:value="70.7459" calcext:value-type="float">
            <text:p>70,746</text:p>
          </table:table-cell>
          <table:table-cell table:style-name="ce2" office:value-type="float" office:value="83.8226" calcext:value-type="float">
            <text:p>83,823</text:p>
          </table:table-cell>
          <table:table-cell table:style-name="ce2" office:value-type="float" office:value="93.6205" calcext:value-type="float">
            <text:p>93,621</text:p>
          </table:table-cell>
          <table:table-cell table:style-name="ce2" office:value-type="float" office:value="102.621" calcext:value-type="float">
            <text:p>102,621</text:p>
          </table:table-cell>
          <table:table-cell office:value-type="float" office:value="0" calcext:value-type="float">
            <text:p>0</text:p>
          </table:table-cell>
          <table:table-cell table:formula="of:=[.A43]+[.L49]-([.H42]+[.A49])" office:value-type="float" office:value="-44.71" calcext:value-type="float">
            <text:p>-44,71</text:p>
          </table:table-cell>
          <table:table-cell table:formula="of:=[.B43]+[.M49]-([.I42]+[.B49])" office:value-type="float" office:value="-131.604" calcext:value-type="float">
            <text:p>-131,604</text:p>
          </table:table-cell>
          <table:table-cell table:formula="of:=[.C43]+[.N49]-([.J42]+[.C49])" office:value-type="float" office:value="-222.173" calcext:value-type="float">
            <text:p>-222,173</text:p>
          </table:table-cell>
          <table:table-cell table:formula="of:=[.D43]+[.O49]-([.K42]+[.D49])" office:value-type="float" office:value="-303.65" calcext:value-type="float">
            <text:p>-303,65</text:p>
          </table:table-cell>
          <table:table-cell table:formula="of:=[.E43]+[.P49]-([.L42]+[.E49])" office:value-type="float" office:value="-382.038" calcext:value-type="float">
            <text:p>-382,038</text:p>
          </table:table-cell>
          <table:table-cell table:formula="of:=[.F43]+[.Q49]-([.M42]+[.F49])" office:value-type="float" office:value="-493.171" calcext:value-type="float">
            <text:p>-493,171</text:p>
          </table:table-cell>
          <table:table-cell table:formula="of:=[.G43]+[.R49]-([.N42]+[.G49])" office:value-type="float" office:value="-612.1319" calcext:value-type="float">
            <text:p>-612,1319</text:p>
          </table:table-cell>
          <table:table-cell table:number-columns-repeated="99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7" office:value-type="float" office:value="15.2308" calcext:value-type="float">
            <text:p>15,231</text:p>
          </table:table-cell>
          <table:table-cell table:style-name="ce7" office:value-type="float" office:value="23.1681" calcext:value-type="float">
            <text:p>23,168</text:p>
          </table:table-cell>
          <table:table-cell table:style-name="ce7" office:value-type="float" office:value="35.7013" calcext:value-type="float">
            <text:p>35,701</text:p>
          </table:table-cell>
          <table:table-cell table:style-name="ce7" office:value-type="float" office:value="46.5025" calcext:value-type="float">
            <text:p>46,503</text:p>
          </table:table-cell>
          <table:table-cell table:style-name="ce7" office:value-type="float" office:value="57.4397" calcext:value-type="float">
            <text:p>57,440</text:p>
          </table:table-cell>
          <table:table-cell table:style-name="ce7" office:value-type="float" office:value="69.9297" calcext:value-type="float">
            <text:p>69,930</text:p>
          </table:table-cell>
          <table:table-cell table:style-name="ce9" office:value-type="float" office:value="81.652" calcext:value-type="float">
            <text:p>81,652</text:p>
          </table:table-cell>
          <table:table-cell table:style-name="ce9" office:value-type="float" office:value="97.7763" calcext:value-type="float">
            <text:p>97,776</text:p>
          </table:table-cell>
          <table:table-cell table:style-name="ce9" office:value-type="float" office:value="112.74" calcext:value-type="float">
            <text:p>112,740</text:p>
          </table:table-cell>
          <table:table-cell table:style-name="ce9" office:value-type="float" office:value="123.088" calcext:value-type="float">
            <text:p>123,088</text:p>
          </table:table-cell>
          <table:table-cell table:style-name="ce9" office:value-type="float" office:value="128.284" calcext:value-type="float">
            <text:p>128,284</text:p>
          </table:table-cell>
          <table:table-cell table:style-name="ce9" office:value-type="float" office:value="149.873" calcext:value-type="float">
            <text:p>149,873</text:p>
          </table:table-cell>
          <table:table-cell table:style-name="ce9" office:value-type="float" office:value="176.812" calcext:value-type="float">
            <text:p>176,812</text:p>
          </table:table-cell>
          <table:table-cell table:style-name="ce2" office:value-type="float" office:value="204.171" calcext:value-type="float">
            <text:p>204,171</text:p>
          </table:table-cell>
          <table:table-cell table:style-name="ce2" office:value-type="float" office:value="227.16" calcext:value-type="float">
            <text:p>227,160</text:p>
          </table:table-cell>
          <table:table-cell table:style-name="ce2" office:value-type="float" office:value="249.351" calcext:value-type="float">
            <text:p>249,351</text:p>
          </table:table-cell>
          <table:table-cell office:value-type="float" office:value="1" calcext:value-type="float">
            <text:p>1</text:p>
          </table:table-cell>
          <table:table-cell table:formula="of:=[.A44]+[.L50]-([.H43]+[.A50])" office:value-type="float" office:value="246.759" calcext:value-type="float">
            <text:p>246,759</text:p>
          </table:table-cell>
          <table:table-cell table:formula="of:=[.B44]+[.M50]-([.I43]+[.B50])" office:value-type="float" office:value="287.404" calcext:value-type="float">
            <text:p>287,404</text:p>
          </table:table-cell>
          <table:table-cell table:formula="of:=[.C44]+[.N50]-([.J43]+[.C50])" office:value-type="float" office:value="325.261" calcext:value-type="float">
            <text:p>325,261</text:p>
          </table:table-cell>
          <table:table-cell table:formula="of:=[.D44]+[.O50]-([.K43]+[.D50])" office:value-type="float" office:value="354.714" calcext:value-type="float">
            <text:p>354,714</text:p>
          </table:table-cell>
          <table:table-cell table:formula="of:=[.E44]+[.P50]-([.L43]+[.E50])" office:value-type="float" office:value="388.452" calcext:value-type="float">
            <text:p>388,452</text:p>
          </table:table-cell>
          <table:table-cell table:formula="of:=[.F44]+[.Q50]-([.M43]+[.F50])" office:value-type="float" office:value="419.175" calcext:value-type="float">
            <text:p>419,175</text:p>
          </table:table-cell>
          <table:table-cell table:formula="of:=[.G44]+[.R50]-([.N43]+[.G50])" office:value-type="float" office:value="422.0963" calcext:value-type="float">
            <text:p>422,0963</text:p>
          </table:table-cell>
          <table:table-cell table:number-columns-repeated="99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style-name="ce7" office:value-type="float" office:value="18.2308" calcext:value-type="float">
            <text:p>18,231</text:p>
          </table:table-cell>
          <table:table-cell table:style-name="ce7" office:value-type="float" office:value="34.9998" calcext:value-type="float">
            <text:p>35,000</text:p>
          </table:table-cell>
          <table:table-cell table:style-name="ce7" office:value-type="float" office:value="61.2808" calcext:value-type="float">
            <text:p>61,281</text:p>
          </table:table-cell>
          <table:table-cell table:style-name="ce7" office:value-type="float" office:value="83.5711" calcext:value-type="float">
            <text:p>83,571</text:p>
          </table:table-cell>
          <table:table-cell table:style-name="ce7" office:value-type="float" office:value="102.254" calcext:value-type="float">
            <text:p>102,254</text:p>
          </table:table-cell>
          <table:table-cell table:style-name="ce7" office:value-type="float" office:value="118.617" calcext:value-type="float">
            <text:p>118,617</text:p>
          </table:table-cell>
          <table:table-cell table:style-name="ce9" office:value-type="float" office:value="139.983" calcext:value-type="float">
            <text:p>139,983</text:p>
          </table:table-cell>
          <table:table-cell table:style-name="ce9" office:value-type="float" office:value="165.435" calcext:value-type="float">
            <text:p>165,435</text:p>
          </table:table-cell>
          <table:table-cell table:style-name="ce9" office:value-type="float" office:value="190.645" calcext:value-type="float">
            <text:p>190,645</text:p>
          </table:table-cell>
          <table:table-cell table:style-name="ce9" office:value-type="float" office:value="210.638" calcext:value-type="float">
            <text:p>210,638</text:p>
          </table:table-cell>
          <table:table-cell table:style-name="ce9" office:value-type="float" office:value="225.933" calcext:value-type="float">
            <text:p>225,933</text:p>
          </table:table-cell>
          <table:table-cell table:style-name="ce9" office:value-type="float" office:value="254.87" calcext:value-type="float">
            <text:p>254,870</text:p>
          </table:table-cell>
          <table:table-cell table:style-name="ce9" office:value-type="float" office:value="285.273" calcext:value-type="float">
            <text:p>285,273</text:p>
          </table:table-cell>
          <table:table-cell table:style-name="ce2" office:value-type="float" office:value="312.633" calcext:value-type="float">
            <text:p>312,633</text:p>
          </table:table-cell>
          <table:table-cell table:style-name="ce2" office:value-type="float" office:value="341.099" calcext:value-type="float">
            <text:p>341,099</text:p>
          </table:table-cell>
          <table:table-cell table:style-name="ce2" office:value-type="float" office:value="363.29" calcext:value-type="float">
            <text:p>363,290</text:p>
          </table:table-cell>
          <table:table-cell office:value-type="float" office:value="2" calcext:value-type="float">
            <text:p>2</text:p>
          </table:table-cell>
          <table:table-cell table:formula="of:=[.A45]+[.L51]-([.H44]+[.A51])" office:value-type="float" office:value="287.048" calcext:value-type="float">
            <text:p>287,048</text:p>
          </table:table-cell>
          <table:table-cell table:formula="of:=[.B45]+[.M51]-([.I44]+[.B51])" office:value-type="float" office:value="336.525" calcext:value-type="float">
            <text:p>336,525</text:p>
          </table:table-cell>
          <table:table-cell table:formula="of:=[.C45]+[.N51]-([.J44]+[.C51])" office:value-type="float" office:value="382.868" calcext:value-type="float">
            <text:p>382,868</text:p>
          </table:table-cell>
          <table:table-cell table:formula="of:=[.D45]+[.O51]-([.K44]+[.D51])" office:value-type="float" office:value="416.563" calcext:value-type="float">
            <text:p>416,563</text:p>
          </table:table-cell>
          <table:table-cell table:formula="of:=[.E45]+[.P51]-([.L44]+[.E51])" office:value-type="float" office:value="457.851" calcext:value-type="float">
            <text:p>457,851</text:p>
          </table:table-cell>
          <table:table-cell table:formula="of:=[.F45]+[.Q51]-([.M44]+[.F51])" office:value-type="float" office:value="496.574" calcext:value-type="float">
            <text:p>496,574</text:p>
          </table:table-cell>
          <table:table-cell table:formula="of:=[.G45]+[.R51]-([.N44]+[.G51])" office:value-type="float" office:value="498.31" calcext:value-type="float">
            <text:p>498,31</text:p>
          </table:table-cell>
          <table:table-cell table:number-columns-repeated="994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style-name="ce7" office:value-type="float" office:value="33.5279" calcext:value-type="float">
            <text:p>33,528</text:p>
          </table:table-cell>
          <table:table-cell table:style-name="ce7" office:value-type="float" office:value="63.7133" calcext:value-type="float">
            <text:p>63,713</text:p>
          </table:table-cell>
          <table:table-cell table:style-name="ce7" office:value-type="float" office:value="99.4811" calcext:value-type="float">
            <text:p>99,481</text:p>
          </table:table-cell>
          <table:table-cell table:style-name="ce7" office:value-type="float" office:value="132.307" calcext:value-type="float">
            <text:p>132,307</text:p>
          </table:table-cell>
          <table:table-cell table:style-name="ce7" office:value-type="float" office:value="159.114" calcext:value-type="float">
            <text:p>159,114</text:p>
          </table:table-cell>
          <table:table-cell table:style-name="ce7" office:value-type="float" office:value="180.376" calcext:value-type="float">
            <text:p>180,376</text:p>
          </table:table-cell>
          <table:table-cell table:style-name="ce9" office:value-type="float" office:value="216.439" calcext:value-type="float">
            <text:p>216,439</text:p>
          </table:table-cell>
          <table:table-cell table:style-name="ce9" office:value-type="float" office:value="248.819" calcext:value-type="float">
            <text:p>248,819</text:p>
          </table:table-cell>
          <table:table-cell table:style-name="ce9" office:value-type="float" office:value="274.03" calcext:value-type="float">
            <text:p>274,030</text:p>
          </table:table-cell>
          <table:table-cell table:style-name="ce9" office:value-type="float" office:value="301.768" calcext:value-type="float">
            <text:p>301,768</text:p>
          </table:table-cell>
          <table:table-cell table:style-name="ce9" office:value-type="float" office:value="327.163" calcext:value-type="float">
            <text:p>327,163</text:p>
          </table:table-cell>
          <table:table-cell table:style-name="ce9" office:value-type="float" office:value="366.347" calcext:value-type="float">
            <text:p>366,347</text:p>
          </table:table-cell>
          <table:table-cell table:style-name="ce9" office:value-type="float" office:value="403.678" calcext:value-type="float">
            <text:p>403,678</text:p>
          </table:table-cell>
          <table:table-cell table:style-name="ce2" office:value-type="float" office:value="431.037" calcext:value-type="float">
            <text:p>431,037</text:p>
          </table:table-cell>
          <table:table-cell table:style-name="ce2" office:value-type="float" office:value="459.503" calcext:value-type="float">
            <text:p>459,503</text:p>
          </table:table-cell>
          <table:table-cell table:style-name="ce2" office:value-type="float" office:value="481.694" calcext:value-type="float">
            <text:p>481,694</text:p>
          </table:table-cell>
          <table:table-cell office:value-type="float" office:value="3" calcext:value-type="float">
            <text:p>3</text:p>
          </table:table-cell>
          <table:table-cell table:formula="of:=[.A46]+[.L52]-([.H45]+[.A52])" office:value-type="float" office:value="308.814" calcext:value-type="float">
            <text:p>308,814</text:p>
          </table:table-cell>
          <table:table-cell table:formula="of:=[.B46]+[.M52]-([.I45]+[.B52])" office:value-type="float" office:value="365.598" calcext:value-type="float">
            <text:p>365,598</text:p>
          </table:table-cell>
          <table:table-cell table:formula="of:=[.C46]+[.N52]-([.J45]+[.C52])" office:value-type="float" office:value="415.523" calcext:value-type="float">
            <text:p>415,523</text:p>
          </table:table-cell>
          <table:table-cell table:formula="of:=[.D46]+[.O52]-([.K45]+[.D52])" office:value-type="float" office:value="452.801" calcext:value-type="float">
            <text:p>452,801</text:p>
          </table:table-cell>
          <table:table-cell table:formula="of:=[.E46]+[.P52]-([.L45]+[.E52])" office:value-type="float" office:value="497.332" calcext:value-type="float">
            <text:p>497,332</text:p>
          </table:table-cell>
          <table:table-cell table:formula="of:=[.F46]+[.Q52]-([.M45]+[.F52])" office:value-type="float" office:value="538.637" calcext:value-type="float">
            <text:p>538,637</text:p>
          </table:table-cell>
          <table:table-cell table:formula="of:=[.G46]+[.R52]-([.N45]+[.G52])" office:value-type="float" office:value="554.2667" calcext:value-type="float">
            <text:p>554,2667</text:p>
          </table:table-cell>
          <table:table-cell table:number-columns-repeated="994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style-name="ce7" office:value-type="float" office:value="48.9227" calcext:value-type="float">
            <text:p>48,923</text:p>
          </table:table-cell>
          <table:table-cell table:style-name="ce7" office:value-type="float" office:value="93.7026" calcext:value-type="float">
            <text:p>93,703</text:p>
          </table:table-cell>
          <table:table-cell table:style-name="ce7" office:value-type="float" office:value="142.198" calcext:value-type="float">
            <text:p>142,198</text:p>
          </table:table-cell>
          <table:table-cell table:style-name="ce7" office:value-type="float" office:value="187.752" calcext:value-type="float">
            <text:p>187,752</text:p>
          </table:table-cell>
          <table:table-cell table:style-name="ce7" office:value-type="float" office:value="222.497" calcext:value-type="float">
            <text:p>222,497</text:p>
          </table:table-cell>
          <table:table-cell table:style-name="ce7" office:value-type="float" office:value="246.759" calcext:value-type="float">
            <text:p>246,759</text:p>
          </table:table-cell>
          <table:table-cell table:style-name="ce9" office:value-type="float" office:value="287.404" calcext:value-type="float">
            <text:p>287,404</text:p>
          </table:table-cell>
          <table:table-cell table:style-name="ce9" office:value-type="float" office:value="325.261" calcext:value-type="float">
            <text:p>325,261</text:p>
          </table:table-cell>
          <table:table-cell table:style-name="ce9" office:value-type="float" office:value="354.714" calcext:value-type="float">
            <text:p>354,714</text:p>
          </table:table-cell>
          <table:table-cell table:style-name="ce9" office:value-type="float" office:value="388.452" calcext:value-type="float">
            <text:p>388,452</text:p>
          </table:table-cell>
          <table:table-cell table:style-name="ce9" office:value-type="float" office:value="423.175" calcext:value-type="float">
            <text:p>423,175</text:p>
          </table:table-cell>
          <table:table-cell table:style-name="ce9" office:value-type="float" office:value="471.019" calcext:value-type="float">
            <text:p>471,019</text:p>
          </table:table-cell>
          <table:table-cell table:style-name="ce9" office:value-type="float" office:value="515.278" calcext:value-type="float">
            <text:p>515,278</text:p>
          </table:table-cell>
          <table:table-cell table:style-name="ce2" office:value-type="float" office:value="542.638" calcext:value-type="float">
            <text:p>542,638</text:p>
          </table:table-cell>
          <table:table-cell table:style-name="ce2" office:value-type="float" office:value="576.3" calcext:value-type="float">
            <text:p>576,300</text:p>
          </table:table-cell>
          <table:table-cell table:style-name="ce2" office:value-type="float" office:value="598.491" calcext:value-type="float">
            <text:p>598,491</text:p>
          </table:table-cell>
          <table:table-cell office:value-type="float" office:value="4" calcext:value-type="float">
            <text:p>4</text:p>
          </table:table-cell>
          <table:table-cell table:formula="of:=[.A47]+[.L53]-([.H46]+[.A53])" office:value-type="float" office:value="338.0142" calcext:value-type="float">
            <text:p>338,0142</text:p>
          </table:table-cell>
          <table:table-cell table:formula="of:=[.B47]+[.M53]-([.I46]+[.B53])" office:value-type="float" office:value="397.1212" calcext:value-type="float">
            <text:p>397,1212</text:p>
          </table:table-cell>
          <table:table-cell table:formula="of:=[.C47]+[.N53]-([.J46]+[.C53])" office:value-type="float" office:value="444.1732" calcext:value-type="float">
            <text:p>444,1732</text:p>
          </table:table-cell>
          <table:table-cell table:formula="of:=[.D47]+[.O53]-([.K46]+[.D53])" office:value-type="float" office:value="489.0952" calcext:value-type="float">
            <text:p>489,0952</text:p>
          </table:table-cell>
          <table:table-cell table:formula="of:=[.E47]+[.P53]-([.L46]+[.E53])" office:value-type="float" office:value="542.5632" calcext:value-type="float">
            <text:p>542,5632</text:p>
          </table:table-cell>
          <table:table-cell table:formula="of:=[.F47]+[.Q53]-([.M46]+[.F53])" office:value-type="float" office:value="582.4962" calcext:value-type="float">
            <text:p>582,4962</text:p>
          </table:table-cell>
          <table:table-cell table:formula="of:=[.G47]+[.R53]-([.N46]+[.G53])" office:value-type="float" office:value="598.2953" calcext:value-type="float">
            <text:p>598,2953</text:p>
          </table:table-cell>
          <table:table-cell table:number-columns-repeated="994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style-name="ce7" office:value-type="float" office:value="58.25" calcext:value-type="float">
            <text:p>58,250</text:p>
          </table:table-cell>
          <table:table-cell table:style-name="ce7" office:value-type="float" office:value="111.69" calcext:value-type="float">
            <text:p>111,690</text:p>
          </table:table-cell>
          <table:table-cell table:style-name="ce7" office:value-type="float" office:value="165.931" calcext:value-type="float">
            <text:p>165,931</text:p>
          </table:table-cell>
          <table:table-cell table:style-name="ce7" office:value-type="float" office:value="218.833" calcext:value-type="float">
            <text:p>218,833</text:p>
          </table:table-cell>
          <table:table-cell table:style-name="ce7" office:value-type="float" office:value="257.041" calcext:value-type="float">
            <text:p>257,041</text:p>
          </table:table-cell>
          <table:table-cell table:style-name="ce7" office:value-type="float" office:value="287.048" calcext:value-type="float">
            <text:p>287,048</text:p>
          </table:table-cell>
          <table:table-cell table:style-name="ce9" office:value-type="float" office:value="336.525" calcext:value-type="float">
            <text:p>336,525</text:p>
          </table:table-cell>
          <table:table-cell table:style-name="ce9" office:value-type="float" office:value="382.868" calcext:value-type="float">
            <text:p>382,868</text:p>
          </table:table-cell>
          <table:table-cell table:style-name="ce9" office:value-type="float" office:value="416.563" calcext:value-type="float">
            <text:p>416,563</text:p>
          </table:table-cell>
          <table:table-cell table:style-name="ce9" office:value-type="float" office:value="457.851" calcext:value-type="float">
            <text:p>457,851</text:p>
          </table:table-cell>
          <table:table-cell table:style-name="ce9" office:value-type="float" office:value="501.574" calcext:value-type="float">
            <text:p>501,574</text:p>
          </table:table-cell>
          <table:table-cell table:style-name="ce9" office:value-type="float" office:value="556.56" calcext:value-type="float">
            <text:p>556,560</text:p>
          </table:table-cell>
          <table:table-cell table:style-name="ce9" office:value-type="float" office:value="600.819" calcext:value-type="float">
            <text:p>600,819</text:p>
          </table:table-cell>
          <table:table-cell table:style-name="ce2" office:value-type="float" office:value="628.178" calcext:value-type="float">
            <text:p>628,178</text:p>
          </table:table-cell>
          <table:table-cell table:style-name="ce2" office:value-type="float" office:value="661.841" calcext:value-type="float">
            <text:p>661,841</text:p>
          </table:table-cell>
          <table:table-cell table:style-name="ce2" office:value-type="float" office:value="687.904" calcext:value-type="float">
            <text:p>687,904</text:p>
          </table:table-cell>
          <table:table-cell office:value-type="float" office:value="5" calcext:value-type="float">
            <text:p>5</text:p>
          </table:table-cell>
          <table:table-cell table:formula="of:=[.A48]+[.L54]-([.H47]+[.A54])" office:value-type="float" office:value="355.6669" calcext:value-type="float">
            <text:p>355,6669</text:p>
          </table:table-cell>
          <table:table-cell table:formula="of:=[.B48]+[.M54]-([.I47]+[.B54])" office:value-type="float" office:value="409.9867" calcext:value-type="float">
            <text:p>409,9867</text:p>
          </table:table-cell>
          <table:table-cell table:formula="of:=[.C48]+[.N54]-([.J47]+[.C54])" office:value-type="float" office:value="453.5745" calcext:value-type="float">
            <text:p>453,5745</text:p>
          </table:table-cell>
          <table:table-cell table:formula="of:=[.D48]+[.O54]-([.K47]+[.D54])" office:value-type="float" office:value="497.9073" calcext:value-type="float">
            <text:p>497,9073</text:p>
          </table:table-cell>
          <table:table-cell table:formula="of:=[.E48]+[.P54]-([.L47]+[.E54])" office:value-type="float" office:value="542.7583" calcext:value-type="float">
            <text:p>542,7583</text:p>
          </table:table-cell>
          <table:table-cell table:formula="of:=[.F48]+[.Q54]-([.M47]+[.F54])" office:value-type="float" office:value="577.214" calcext:value-type="float">
            <text:p>577,214</text:p>
          </table:table-cell>
          <table:table-cell table:formula="of:=[.G48]+[.R54]-([.N47]+[.G54])" office:value-type="float" office:value="585.4753" calcext:value-type="float">
            <text:p>585,4753</text:p>
          </table:table-cell>
          <table:table-cell table:number-columns-repeated="994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style-name="ce7" office:value-type="float" office:value="61.7141" calcext:value-type="float">
            <text:p>61,714</text:p>
          </table:table-cell>
          <table:table-cell table:style-name="ce7" office:value-type="float" office:value="116.886" calcext:value-type="float">
            <text:p>116,886</text:p>
          </table:table-cell>
          <table:table-cell table:style-name="ce7" office:value-type="float" office:value="176.871" calcext:value-type="float">
            <text:p>176,871</text:p>
          </table:table-cell>
          <table:table-cell table:style-name="ce7" office:value-type="float" office:value="234.016" calcext:value-type="float">
            <text:p>234,016</text:p>
          </table:table-cell>
          <table:table-cell table:style-name="ce7" office:value-type="float" office:value="275.225" calcext:value-type="float">
            <text:p>275,225</text:p>
          </table:table-cell>
          <table:table-cell table:style-name="ce7" office:value-type="float" office:value="309.814" calcext:value-type="float">
            <text:p>309,814</text:p>
          </table:table-cell>
          <table:table-cell table:style-name="ce9" office:value-type="float" office:value="367.598" calcext:value-type="float">
            <text:p>367,598</text:p>
          </table:table-cell>
          <table:table-cell table:style-name="ce9" office:value-type="float" office:value="418.523" calcext:value-type="float">
            <text:p>418,523</text:p>
          </table:table-cell>
          <table:table-cell table:style-name="ce9" office:value-type="float" office:value="456.801" calcext:value-type="float">
            <text:p>456,801</text:p>
          </table:table-cell>
          <table:table-cell table:style-name="ce10" office:value-type="float" office:value="502.332" calcext:value-type="float">
            <text:p>502,332</text:p>
          </table:table-cell>
          <table:table-cell table:style-name="ce9" office:value-type="float" office:value="550.637" calcext:value-type="float">
            <text:p>550,637</text:p>
          </table:table-cell>
          <table:table-cell table:style-name="ce9" office:value-type="float" office:value="611.623" calcext:value-type="float">
            <text:p>611,623</text:p>
          </table:table-cell>
          <table:table-cell table:style-name="ce9" office:value-type="float" office:value="661.882" calcext:value-type="float">
            <text:p>661,882</text:p>
          </table:table-cell>
          <table:table-cell table:style-name="ce2" office:value-type="float" office:value="690.973" calcext:value-type="float">
            <text:p>690,973</text:p>
          </table:table-cell>
          <table:table-cell table:style-name="ce2" office:value-type="float" office:value="729.218" calcext:value-type="float">
            <text:p>729,218</text:p>
          </table:table-cell>
          <table:table-cell table:style-name="ce2" office:value-type="float" office:value="759.525" calcext:value-type="float">
            <text:p>759,525</text:p>
          </table:table-cell>
          <table:table-cell office:value-type="float" office:value="6" calcext:value-type="float">
            <text:p>6</text:p>
          </table:table-cell>
          <table:table-cell table:formula="of:=[.A49]+[.L55]-([.H48]+[.A55])" office:value-type="float" office:value="372.2102" calcext:value-type="float">
            <text:p>372,2102</text:p>
          </table:table-cell>
          <table:table-cell table:formula="of:=[.B49]+[.M55]-([.I48]+[.B55])" office:value-type="float" office:value="417.6812" calcext:value-type="float">
            <text:p>417,6812</text:p>
          </table:table-cell>
          <table:table-cell table:formula="of:=[.C49]+[.N55]-([.J48]+[.C55])" office:value-type="float" office:value="457.1289" calcext:value-type="float">
            <text:p>457,1289</text:p>
          </table:table-cell>
          <table:table-cell table:formula="of:=[.D49]+[.O55]-([.K48]+[.D55])" office:value-type="float" office:value="505.841" calcext:value-type="float">
            <text:p>505,841</text:p>
          </table:table-cell>
          <table:table-cell table:style-name="ce33" table:formula="of:=[.G46]+[.N57]-([.N46]+[.G57])" office:value-type="float" office:value="559.0894" calcext:value-type="float">
            <text:p>559,0894</text:p>
          </table:table-cell>
          <table:table-cell table:formula="of:=[.F49]+[.Q55]-([.M48]+[.F55])" office:value-type="float" office:value="585.751" calcext:value-type="float">
            <text:p>585,751</text:p>
          </table:table-cell>
          <table:table-cell table:formula="of:=[.G49]+[.R55]-([.N48]+[.G55])" office:value-type="float" office:value="608.9807" calcext:value-type="float">
            <text:p>608,9807</text:p>
          </table:table-cell>
          <table:table-cell table:number-columns-repeated="994"/>
        </table:table-row>
        <table:table-row table:style-name="ro1">
          <table:table-cell/>
          <table:table-cell table:style-name="ce2" table:number-columns-repeated="4"/>
          <table:table-cell office:value-type="float" office:value="7" calcext:value-type="float">
            <text:p>7</text:p>
          </table:table-cell>
          <table:table-cell table:style-name="ce7" office:value-type="float" office:value="69.264" calcext:value-type="float">
            <text:p>69,264</text:p>
          </table:table-cell>
          <table:table-cell table:style-name="ce7" office:value-type="float" office:value="130.917" calcext:value-type="float">
            <text:p>130,917</text:p>
          </table:table-cell>
          <table:table-cell table:style-name="ce7" office:value-type="float" office:value="193.351" calcext:value-type="float">
            <text:p>193,351</text:p>
          </table:table-cell>
          <table:table-cell table:style-name="ce7" office:value-type="float" office:value="259.157" calcext:value-type="float">
            <text:p>259,157</text:p>
          </table:table-cell>
          <table:table-cell table:style-name="ce7" office:value-type="float" office:value="308.302" calcext:value-type="float">
            <text:p>308,302</text:p>
          </table:table-cell>
          <table:table-cell table:style-name="ce7" office:value-type="float" office:value="349.372" calcext:value-type="float">
            <text:p>349,372</text:p>
          </table:table-cell>
          <table:table-cell table:style-name="ce9" office:value-type="float" office:value="412.352" calcext:value-type="float">
            <text:p>412,352</text:p>
          </table:table-cell>
          <table:table-cell table:style-name="ce9" office:value-type="float" office:value="463.277" calcext:value-type="float">
            <text:p>463,277</text:p>
          </table:table-cell>
          <table:table-cell table:style-name="ce9" office:value-type="float" office:value="511.199" calcext:value-type="float">
            <text:p>511,199</text:p>
          </table:table-cell>
          <table:table-cell table:style-name="ce9" office:value-type="float" office:value="564.667" calcext:value-type="float">
            <text:p>564,667</text:p>
          </table:table-cell>
          <table:table-cell table:style-name="ce9" office:value-type="float" office:value="616.845" calcext:value-type="float">
            <text:p>616,845</text:p>
          </table:table-cell>
          <table:table-cell table:style-name="ce9" office:value-type="float" office:value="687.158" calcext:value-type="float">
            <text:p>687,158</text:p>
          </table:table-cell>
          <table:table-cell table:style-name="ce9" office:value-type="float" office:value="744.559" calcext:value-type="float">
            <text:p>744,559</text:p>
          </table:table-cell>
          <table:table-cell table:style-name="ce2" office:value-type="float" office:value="773.65" calcext:value-type="float">
            <text:p>773,650</text:p>
          </table:table-cell>
          <table:table-cell table:style-name="ce2" office:value-type="float" office:value="817.895" calcext:value-type="float">
            <text:p>817,895</text:p>
          </table:table-cell>
          <table:table-cell table:style-name="ce2" office:value-type="float" office:value="850.651" calcext:value-type="float">
            <text:p>850,651</text:p>
          </table:table-cell>
          <table:table-cell office:value-type="float" office:value="7" calcext:value-type="float">
            <text:p>7</text:p>
          </table:table-cell>
          <table:table-cell table:formula="of:=[.A50]+[.L56]-([.H49]+[.A56])" office:value-type="float" office:value="378.2677" calcext:value-type="float">
            <text:p>378,2677</text:p>
          </table:table-cell>
          <table:table-cell table:formula="of:=[.B50]+[.M56]-([.I49]+[.B56])" office:value-type="float" office:value="424.3509" calcext:value-type="float">
            <text:p>424,3509</text:p>
          </table:table-cell>
          <table:table-cell table:formula="of:=[.C50]+[.N56]-([.J49]+[.C56])" office:value-type="float" office:value="466.34" calcext:value-type="float">
            <text:p>466,34</text:p>
          </table:table-cell>
          <table:table-cell table:formula="of:=[.D50]+[.O56]-([.K49]+[.D56])" office:value-type="float" office:value="521.21" calcext:value-type="float">
            <text:p>521,21</text:p>
          </table:table-cell>
          <table:table-cell table:formula="of:=[.E50]+[.P56]-([.L49]+[.E56])" office:value-type="float" office:value="579.783" calcext:value-type="float">
            <text:p>579,783</text:p>
          </table:table-cell>
          <table:table-cell table:formula="of:=[.F50]+[.Q56]-([.M49]+[.F56])" office:value-type="float" office:value="598.67" calcext:value-type="float">
            <text:p>598,67</text:p>
          </table:table-cell>
          <table:table-cell table:formula="of:=[.G50]+[.R56]-([.N49]+[.G56])" office:value-type="float" office:value="634.2524" calcext:value-type="float">
            <text:p>634,2524</text:p>
          </table:table-cell>
          <table:table-cell table:number-columns-repeated="994"/>
        </table:table-row>
        <table:table-row table:style-name="ro1">
          <table:table-cell/>
          <table:table-cell table:style-name="ce2" table:number-columns-repeated="4"/>
          <table:table-cell office:value-type="float" office:value="8" calcext:value-type="float">
            <text:p>8</text:p>
          </table:table-cell>
          <table:table-cell table:style-name="ce7" office:value-type="float" office:value="74.7412" calcext:value-type="float">
            <text:p>74,741</text:p>
          </table:table-cell>
          <table:table-cell table:style-name="ce7" office:value-type="float" office:value="140.637" calcext:value-type="float">
            <text:p>140,637</text:p>
          </table:table-cell>
          <table:table-cell table:style-name="ce7" office:value-type="float" office:value="207.97" calcext:value-type="float">
            <text:p>207,970</text:p>
          </table:table-cell>
          <table:table-cell table:style-name="ce7" office:value-type="float" office:value="280.256" calcext:value-type="float">
            <text:p>280,256</text:p>
          </table:table-cell>
          <table:table-cell table:style-name="ce7" office:value-type="float" office:value="334.301" calcext:value-type="float">
            <text:p>334,301</text:p>
          </table:table-cell>
          <table:table-cell table:style-name="ce7" office:value-type="float" office:value="378.835" calcext:value-type="float">
            <text:p>378,835</text:p>
          </table:table-cell>
          <table:table-cell table:style-name="ce9" office:value-type="float" office:value="445.688" calcext:value-type="float">
            <text:p>445,688</text:p>
          </table:table-cell>
          <table:table-cell table:style-name="ce9" office:value-type="float" office:value="500.077" calcext:value-type="float">
            <text:p>500,077</text:p>
          </table:table-cell>
          <table:table-cell table:style-name="ce9" office:value-type="float" office:value="555.347" calcext:value-type="float">
            <text:p>555,347</text:p>
          </table:table-cell>
          <table:table-cell table:style-name="ce9" office:value-type="float" office:value="612.688" calcext:value-type="float">
            <text:p>612,688</text:p>
          </table:table-cell>
          <table:table-cell table:style-name="ce9" office:value-type="float" office:value="664.866" calcext:value-type="float">
            <text:p>664,866</text:p>
          </table:table-cell>
          <table:table-cell table:style-name="ce9" office:value-type="float" office:value="739.762" calcext:value-type="float">
            <text:p>739,762</text:p>
          </table:table-cell>
          <table:table-cell table:style-name="ce9" office:value-type="float" office:value="799.612" calcext:value-type="float">
            <text:p>799,612</text:p>
          </table:table-cell>
          <table:table-cell table:style-name="ce2" office:value-type="float" office:value="832.946" calcext:value-type="float">
            <text:p>832,946</text:p>
          </table:table-cell>
          <table:table-cell table:style-name="ce2" office:value-type="float" office:value="880.655" calcext:value-type="float">
            <text:p>880,655</text:p>
          </table:table-cell>
          <table:table-cell table:style-name="ce2" office:value-type="float" office:value="919.892" calcext:value-type="float">
            <text:p>919,892</text:p>
          </table:table-cell>
          <table:table-cell office:value-type="float" office:value="8" calcext:value-type="float">
            <text:p>8</text:p>
          </table:table-cell>
          <table:table-cell table:formula="of:=[.A51]+[.L57]-([.H50]+[.A57])" office:value-type="float" office:value="388.6334" calcext:value-type="float">
            <text:p>388,6334</text:p>
          </table:table-cell>
          <table:table-cell table:formula="of:=[.B51]+[.M57]-([.I50]+[.B57])" office:value-type="float" office:value="434.359" calcext:value-type="float">
            <text:p>434,359</text:p>
          </table:table-cell>
          <table:table-cell table:formula="of:=[.C51]+[.N57]-([.J50]+[.C57])" office:value-type="float" office:value="477.257" calcext:value-type="float">
            <text:p>477,257</text:p>
          </table:table-cell>
          <table:table-cell table:formula="of:=[.D51]+[.O57]-([.K50]+[.D57])" office:value-type="float" office:value="536.437" calcext:value-type="float">
            <text:p>536,437</text:p>
          </table:table-cell>
          <table:table-cell table:formula="of:=[.E51]+[.P57]-([.L50]+[.E57])" office:value-type="float" office:value="592.01" calcext:value-type="float">
            <text:p>592,01</text:p>
          </table:table-cell>
          <table:table-cell table:formula="of:=[.F51]+[.Q57]-([.M50]+[.F57])" office:value-type="float" office:value="606.315" calcext:value-type="float">
            <text:p>606,315</text:p>
          </table:table-cell>
          <table:table-cell table:formula="of:=[.G51]+[.R57]-([.N50]+[.G57])" office:value-type="float" office:value="644.9691" calcext:value-type="float">
            <text:p>644,9691</text:p>
          </table:table-cell>
          <table:table-cell table:number-columns-repeated="994"/>
        </table:table-row>
        <table:table-row table:style-name="ro1">
          <table:table-cell/>
          <table:table-cell table:style-name="ce2" table:number-columns-repeated="4"/>
          <table:table-cell office:value-type="float" office:value="9" calcext:value-type="float">
            <text:p>9</text:p>
          </table:table-cell>
          <table:table-cell table:style-name="ce7" office:value-type="float" office:value="74.7412" calcext:value-type="float">
            <text:p>74,741</text:p>
          </table:table-cell>
          <table:table-cell table:style-name="ce7" office:value-type="float" office:value="144.51" calcext:value-type="float">
            <text:p>144,510</text:p>
          </table:table-cell>
          <table:table-cell table:style-name="ce7" office:value-type="float" office:value="217.32" calcext:value-type="float">
            <text:p>217,320</text:p>
          </table:table-cell>
          <table:table-cell table:style-name="ce7" office:value-type="float" office:value="296.087" calcext:value-type="float">
            <text:p>296,087</text:p>
          </table:table-cell>
          <table:table-cell table:style-name="ce7" office:value-type="float" office:value="357.48" calcext:value-type="float">
            <text:p>357,480</text:p>
          </table:table-cell>
          <table:table-cell table:style-name="ce7" office:value-type="float" office:value="407.21" calcext:value-type="float">
            <text:p>407,210</text:p>
          </table:table-cell>
          <table:table-cell table:style-name="ce9" office:value-type="float" office:value="478.962" calcext:value-type="float">
            <text:p>478,962</text:p>
          </table:table-cell>
          <table:table-cell table:style-name="ce9" office:value-type="float" office:value="540.7" calcext:value-type="float">
            <text:p>540,700</text:p>
          </table:table-cell>
          <table:table-cell table:style-name="ce9" office:value-type="float" office:value="608.095" calcext:value-type="float">
            <text:p>608,095</text:p>
          </table:table-cell>
          <table:table-cell table:style-name="ce9" office:value-type="float" office:value="675.683" calcext:value-type="float">
            <text:p>675,683</text:p>
          </table:table-cell>
          <table:table-cell table:style-name="ce9" office:value-type="float" office:value="731.734" calcext:value-type="float">
            <text:p>731,734</text:p>
          </table:table-cell>
          <table:table-cell table:style-name="ce9" office:value-type="float" office:value="815.629" calcext:value-type="float">
            <text:p>815,629</text:p>
          </table:table-cell>
          <table:table-cell table:style-name="ce9" office:value-type="float" office:value="884.479" calcext:value-type="float">
            <text:p>884,479</text:p>
          </table:table-cell>
          <table:table-cell table:style-name="ce2" office:value-type="float" office:value="926.814" calcext:value-type="float">
            <text:p>926,814</text:p>
          </table:table-cell>
          <table:table-cell table:style-name="ce2" office:value-type="float" office:value="983.183" calcext:value-type="float">
            <text:p>983,183</text:p>
          </table:table-cell>
          <table:table-cell table:style-name="ce2" office:value-type="float" office:value="1031.08" calcext:value-type="float">
            <text:p>1031,080</text:p>
          </table:table-cell>
          <table:table-cell office:value-type="float" office:value="9" calcext:value-type="float">
            <text:p>9</text:p>
          </table:table-cell>
          <table:table-cell table:formula="of:=[.A52]+[.L58]-([.H51]+[.A58])" office:value-type="float" office:value="420.205" calcext:value-type="float">
            <text:p>420,205</text:p>
          </table:table-cell>
          <table:table-cell table:formula="of:=[.B52]+[.M58]-([.I51]+[.B58])" office:value-type="float" office:value="469.512" calcext:value-type="float">
            <text:p>469,512</text:p>
          </table:table-cell>
          <table:table-cell table:formula="of:=[.C52]+[.N58]-([.J51]+[.C58])" office:value-type="float" office:value="514.063" calcext:value-type="float">
            <text:p>514,063</text:p>
          </table:table-cell>
          <table:table-cell table:formula="of:=[.D52]+[.O58]-([.K51]+[.D58])" office:value-type="float" office:value="574.679" calcext:value-type="float">
            <text:p>574,679</text:p>
          </table:table-cell>
          <table:table-cell table:formula="of:=[.E52]+[.P58]-([.L51]+[.E58])" office:value-type="float" office:value="632.253" calcext:value-type="float">
            <text:p>632,253</text:p>
          </table:table-cell>
          <table:table-cell table:formula="of:=[.F52]+[.Q58]-([.M51]+[.F58])" office:value-type="float" office:value="647.053" calcext:value-type="float">
            <text:p>647,053</text:p>
          </table:table-cell>
          <table:table-cell table:formula="of:=[.G52]+[.R58]-([.N51]+[.G58])" office:value-type="float" office:value="679.3783" calcext:value-type="float">
            <text:p>679,3783</text:p>
          </table:table-cell>
          <table:table-cell table:number-columns-repeated="994"/>
        </table:table-row>
        <table:table-row table:style-name="ro1">
          <table:table-cell/>
          <table:table-cell table:style-name="ce2" table:number-columns-repeated="4"/>
          <table:table-cell office:value-type="float" office:value="10" calcext:value-type="float">
            <text:p>10</text:p>
          </table:table-cell>
          <table:table-cell table:style-name="ce7" office:value-type="float" office:value="78.2053" calcext:value-type="float">
            <text:p>78,205</text:p>
          </table:table-cell>
          <table:table-cell table:style-name="ce7" office:value-type="float" office:value="151.438" calcext:value-type="float">
            <text:p>151,438</text:p>
          </table:table-cell>
          <table:table-cell table:style-name="ce7" office:value-type="float" office:value="229.148" calcext:value-type="float">
            <text:p>229,148</text:p>
          </table:table-cell>
          <table:table-cell table:style-name="ce7" office:value-type="float" office:value="315.056" calcext:value-type="float">
            <text:p>315,056</text:p>
          </table:table-cell>
          <table:table-cell table:style-name="ce7" office:value-type="float" office:value="383.59" calcext:value-type="float">
            <text:p>383,590</text:p>
          </table:table-cell>
          <table:table-cell table:style-name="ce7" office:value-type="float" office:value="441.981" calcext:value-type="float">
            <text:p>441,981</text:p>
          </table:table-cell>
          <table:table-cell table:style-name="ce9" office:value-type="float" office:value="523.832" calcext:value-type="float">
            <text:p>523,832</text:p>
          </table:table-cell>
          <table:table-cell table:style-name="ce9" office:value-type="float" office:value="598.647" calcext:value-type="float">
            <text:p>598,647</text:p>
          </table:table-cell>
          <table:table-cell table:style-name="ce9" office:value-type="float" office:value="680.324" calcext:value-type="float">
            <text:p>680,324</text:p>
          </table:table-cell>
          <table:table-cell table:style-name="ce9" office:value-type="float" office:value="760.159" calcext:value-type="float">
            <text:p>760,159</text:p>
          </table:table-cell>
          <table:table-cell table:style-name="ce9" office:value-type="float" office:value="821.109" calcext:value-type="float">
            <text:p>821,109</text:p>
          </table:table-cell>
          <table:table-cell table:style-name="ce9" office:value-type="float" office:value="912.354" calcext:value-type="float">
            <text:p>912,354</text:p>
          </table:table-cell>
          <table:table-cell table:style-name="ce9" office:value-type="float" office:value="990.035" calcext:value-type="float">
            <text:p>990,035</text:p>
          </table:table-cell>
          <table:table-cell table:style-name="ce2" office:value-type="float" office:value="1032.37" calcext:value-type="float">
            <text:p>1032,370</text:p>
          </table:table-cell>
          <table:table-cell table:style-name="ce2" office:value-type="float" office:value="1098.07" calcext:value-type="float">
            <text:p>1098,070</text:p>
          </table:table-cell>
          <table:table-cell table:style-name="ce2" office:value-type="float" office:value="1155.61" calcext:value-type="float">
            <text:p>1155,610</text:p>
          </table:table-cell>
          <table:table-cell office:value-type="float" office:value="10" calcext:value-type="float">
            <text:p>10</text:p>
          </table:table-cell>
          <table:table-cell table:formula="of:=[.A53]+[.L59]-([.H52]+[.A59])" office:value-type="float" office:value="461.226" calcext:value-type="float">
            <text:p>461,226</text:p>
          </table:table-cell>
          <table:table-cell table:formula="of:=[.B53]+[.M59]-([.I52]+[.B59])" office:value-type="float" office:value="513.449" calcext:value-type="float">
            <text:p>513,449</text:p>
          </table:table-cell>
          <table:table-cell table:formula="of:=[.C53]+[.N59]-([.J52]+[.C59])" office:value-type="float" office:value="561.105" calcext:value-type="float">
            <text:p>561,105</text:p>
          </table:table-cell>
          <table:table-cell table:formula="of:=[.D53]+[.O59]-([.K52]+[.D59])" office:value-type="float" office:value="621.72" calcext:value-type="float">
            <text:p>621,72</text:p>
          </table:table-cell>
          <table:table-cell table:formula="of:=[.E53]+[.P59]-([.L52]+[.E59])" office:value-type="float" office:value="674.713" calcext:value-type="float">
            <text:p>674,713</text:p>
          </table:table-cell>
          <table:table-cell table:formula="of:=[.F53]+[.Q59]-([.M52]+[.F59])" office:value-type="float" office:value="681.202" calcext:value-type="float">
            <text:p>681,202</text:p>
          </table:table-cell>
          <table:table-cell table:formula="of:=[.G53]+[.R59]-([.N52]+[.G59])" office:value-type="float" office:value="707.843" calcext:value-type="float">
            <text:p>707,843</text:p>
          </table:table-cell>
          <table:table-cell table:number-columns-repeated="994"/>
        </table:table-row>
        <table:table-row table:style-name="ro1">
          <table:table-cell/>
          <table:table-cell table:style-name="ce2" table:number-columns-repeated="4"/>
          <table:table-cell office:value-type="float" office:value="11" calcext:value-type="float">
            <text:p>11</text:p>
          </table:table-cell>
          <table:table-cell table:style-name="ce7" office:value-type="float" office:value="82.4479" calcext:value-type="float">
            <text:p>82,448</text:p>
          </table:table-cell>
          <table:table-cell table:style-name="ce7" office:value-type="float" office:value="161.425" calcext:value-type="float">
            <text:p>161,425</text:p>
          </table:table-cell>
          <table:table-cell table:style-name="ce7" office:value-type="float" office:value="245.615" calcext:value-type="float">
            <text:p>245,615</text:p>
          </table:table-cell>
          <table:table-cell table:style-name="ce7" office:value-type="float" office:value="337.524" calcext:value-type="float">
            <text:p>337,524</text:p>
          </table:table-cell>
          <table:table-cell table:style-name="ce7" office:value-type="float" office:value="413.996" calcext:value-type="float">
            <text:p>413,996</text:p>
          </table:table-cell>
          <table:table-cell table:style-name="ce11" office:value-type="float" office:value="482.336" calcext:value-type="float">
            <text:p>482,336</text:p>
          </table:table-cell>
          <table:table-cell table:style-name="ce9" office:value-type="float" office:value="576.557" calcext:value-type="float">
            <text:p>576,557</text:p>
          </table:table-cell>
          <table:table-cell table:style-name="ce9" office:value-type="float" office:value="665.009" calcext:value-type="float">
            <text:p>665,009</text:p>
          </table:table-cell>
          <table:table-cell table:style-name="ce9" office:value-type="float" office:value="758.934" calcext:value-type="float">
            <text:p>758,934</text:p>
          </table:table-cell>
          <table:table-cell table:style-name="ce9" office:value-type="float" office:value="838.769" calcext:value-type="float">
            <text:p>838,769</text:p>
          </table:table-cell>
          <table:table-cell table:style-name="ce9" office:value-type="float" office:value="899.719" calcext:value-type="float">
            <text:p>899,719</text:p>
          </table:table-cell>
          <table:table-cell table:style-name="ce9" office:value-type="float" office:value="994.428" calcext:value-type="float">
            <text:p>994,428</text:p>
          </table:table-cell>
          <table:table-cell table:style-name="ce26" office:value-type="float" office:value="1078.11" calcext:value-type="float">
            <text:p>1078,110</text:p>
          </table:table-cell>
          <table:table-cell table:style-name="ce2" office:value-type="float" office:value="1123.91" calcext:value-type="float">
            <text:p>1123,910</text:p>
          </table:table-cell>
          <table:table-cell table:style-name="ce2" office:value-type="float" office:value="1193.85" calcext:value-type="float">
            <text:p>1193,850</text:p>
          </table:table-cell>
          <table:table-cell table:style-name="ce2" office:value-type="float" office:value="1257.39" calcext:value-type="float">
            <text:p>1257,390</text:p>
          </table:table-cell>
          <table:table-cell office:value-type="float" office:value="11" calcext:value-type="float">
            <text:p>11</text:p>
          </table:table-cell>
          <table:table-cell table:formula="of:=[.A54]+[.L60]-([.H53]+[.A60])" office:value-type="float" office:value="489.165" calcext:value-type="float">
            <text:p>489,165</text:p>
          </table:table-cell>
          <table:table-cell table:formula="of:=[.B54]+[.M60]-([.I53]+[.B60])" office:value-type="float" office:value="553.117" calcext:value-type="float">
            <text:p>553,117</text:p>
          </table:table-cell>
          <table:table-cell table:formula="of:=[.C54]+[.N60]-([.J53]+[.C60])" office:value-type="float" office:value="604.112" calcext:value-type="float">
            <text:p>604,112</text:p>
          </table:table-cell>
          <table:table-cell table:formula="of:=[.D54]+[.O60]-([.K53]+[.D60])" office:value-type="float" office:value="665.623" calcext:value-type="float">
            <text:p>665,623</text:p>
          </table:table-cell>
          <table:table-cell table:formula="of:=[.E54]+[.P60]-([.L53]+[.E60])" office:value-type="float" office:value="726.308" calcext:value-type="float">
            <text:p>726,308</text:p>
          </table:table-cell>
          <table:table-cell table:formula="of:=[.F54]+[.Q60]-([.M53]+[.F60])" office:value-type="float" office:value="729.338" calcext:value-type="float">
            <text:p>729,338</text:p>
          </table:table-cell>
          <table:table-cell table:formula="of:=[.G54]+[.R60]-([.N53]+[.G60])" office:value-type="float" office:value="760.2912" calcext:value-type="float">
            <text:p>760,2912</text:p>
          </table:table-cell>
          <table:table-cell table:number-columns-repeated="994"/>
        </table:table-row>
        <table:table-row table:style-name="ro1">
          <table:table-cell/>
          <table:table-cell table:style-name="ce2" table:number-columns-repeated="4"/>
          <table:table-cell office:value-type="float" office:value="12" calcext:value-type="float">
            <text:p>12</text:p>
          </table:table-cell>
          <table:table-cell table:style-name="ce7" office:value-type="float" office:value="89.9978" calcext:value-type="float">
            <text:p>89,998</text:p>
          </table:table-cell>
          <table:table-cell table:style-name="ce7" office:value-type="float" office:value="178.302" calcext:value-type="float">
            <text:p>178,302</text:p>
          </table:table-cell>
          <table:table-cell table:style-name="ce7" office:value-type="float" office:value="271.82" calcext:value-type="float">
            <text:p>271,820</text:p>
          </table:table-cell>
          <table:table-cell table:style-name="ce7" office:value-type="float" office:value="367.192" calcext:value-type="float">
            <text:p>367,192</text:p>
          </table:table-cell>
          <table:table-cell table:style-name="ce7" office:value-type="float" office:value="453.308" calcext:value-type="float">
            <text:p>453,308</text:p>
          </table:table-cell>
          <table:table-cell table:style-name="ce7" office:value-type="float" office:value="531.895" calcext:value-type="float">
            <text:p>531,895</text:p>
          </table:table-cell>
          <table:table-cell table:style-name="ce7" office:value-type="float" office:value="635.443" calcext:value-type="float">
            <text:p>635,443</text:p>
          </table:table-cell>
          <table:table-cell table:style-name="ce7" office:value-type="float" office:value="732.896" calcext:value-type="float">
            <text:p>732,896</text:p>
          </table:table-cell>
          <table:table-cell table:style-name="ce2" office:value-type="float" office:value="831.72" calcext:value-type="float">
            <text:p>831,720</text:p>
          </table:table-cell>
          <table:table-cell table:style-name="ce2" office:value-type="float" office:value="919.301" calcext:value-type="float">
            <text:p>919,301</text:p>
          </table:table-cell>
          <table:table-cell table:style-name="ce2" office:value-type="float" office:value="989.578" calcext:value-type="float">
            <text:p>989,578</text:p>
          </table:table-cell>
          <table:table-cell table:style-name="ce2" office:value-type="float" office:value="1090.53" calcext:value-type="float">
            <text:p>1090,530</text:p>
          </table:table-cell>
          <table:table-cell table:style-name="ce2" office:value-type="float" office:value="1177.68" calcext:value-type="float">
            <text:p>1177,680</text:p>
          </table:table-cell>
          <table:table-cell table:style-name="ce2" office:value-type="float" office:value="1228.06" calcext:value-type="float">
            <text:p>1228,060</text:p>
          </table:table-cell>
          <table:table-cell table:style-name="ce2" office:value-type="float" office:value="1304" calcext:value-type="float">
            <text:p>1304,000</text:p>
          </table:table-cell>
          <table:table-cell table:style-name="ce2" office:value-type="float" office:value="1367.54" calcext:value-type="float">
            <text:p>1367,540</text:p>
          </table:table-cell>
          <table:table-cell office:value-type="float" office:value="12" calcext:value-type="float">
            <text:p>12</text:p>
          </table:table-cell>
          <table:table-cell table:formula="of:=[.A55]+[.L61]-([.H54]+[.A61])" office:value-type="float" office:value="543.169" calcext:value-type="float">
            <text:p>543,169</text:p>
          </table:table-cell>
          <table:table-cell table:formula="of:=[.B55]+[.M61]-([.I54]+[.B61])" office:value-type="float" office:value="609.364" calcext:value-type="float">
            <text:p>609,364</text:p>
          </table:table-cell>
          <table:table-cell table:formula="of:=[.C55]+[.N61]-([.J54]+[.C61])" office:value-type="float" office:value="664.695" calcext:value-type="float">
            <text:p>664,695</text:p>
          </table:table-cell>
          <table:table-cell table:formula="of:=[.D55]+[.O61]-([.K54]+[.D61])" office:value-type="float" office:value="729.969" calcext:value-type="float">
            <text:p>729,969</text:p>
          </table:table-cell>
          <table:table-cell table:formula="of:=[.E55]+[.P61]-([.L54]+[.E61])" office:value-type="float" office:value="798.285" calcext:value-type="float">
            <text:p>798,285</text:p>
          </table:table-cell>
          <table:table-cell table:formula="of:=[.F55]+[.Q61]-([.M54]+[.F61])" office:value-type="float" office:value="802.912" calcext:value-type="float">
            <text:p>802,912</text:p>
          </table:table-cell>
          <table:table-cell table:formula="of:=[.G55]+[.R61]-([.N54]+[.G61])" office:value-type="float" office:value="827.8402" calcext:value-type="float">
            <text:p>827,8402</text:p>
          </table:table-cell>
          <table:table-cell table:number-columns-repeated="994"/>
        </table:table-row>
        <table:table-row table:style-name="ro1">
          <table:table-cell/>
          <table:table-cell table:style-name="ce2" table:number-columns-repeated="4"/>
          <table:table-cell office:value-type="float" office:value="13" calcext:value-type="float">
            <text:p>13</text:p>
          </table:table-cell>
          <table:table-cell table:style-name="ce7" office:value-type="float" office:value="98.658" calcext:value-type="float">
            <text:p>98,658</text:p>
          </table:table-cell>
          <table:table-cell table:style-name="ce7" office:value-type="float" office:value="196.128" calcext:value-type="float">
            <text:p>196,128</text:p>
          </table:table-cell>
          <table:table-cell table:style-name="ce7" office:value-type="float" office:value="298.306" calcext:value-type="float">
            <text:p>298,306</text:p>
          </table:table-cell>
          <table:table-cell table:style-name="ce7" office:value-type="float" office:value="400.386" calcext:value-type="float">
            <text:p>400,386</text:p>
          </table:table-cell>
          <table:table-cell table:style-name="ce7" office:value-type="float" office:value="494.626" calcext:value-type="float">
            <text:p>494,626</text:p>
          </table:table-cell>
          <table:table-cell table:style-name="ce7" office:value-type="float" office:value="578.112" calcext:value-type="float">
            <text:p>578,112</text:p>
          </table:table-cell>
          <table:table-cell table:style-name="ce7" office:value-type="float" office:value="690.32" calcext:value-type="float">
            <text:p>690,320</text:p>
          </table:table-cell>
          <table:table-cell table:style-name="ce7" office:value-type="float" office:value="795.121" calcext:value-type="float">
            <text:p>795,121</text:p>
          </table:table-cell>
          <table:table-cell table:style-name="ce2" office:value-type="float" office:value="896.945" calcext:value-type="float">
            <text:p>896,945</text:p>
          </table:table-cell>
          <table:table-cell table:style-name="ce2" office:value-type="float" office:value="984.527" calcext:value-type="float">
            <text:p>984,527</text:p>
          </table:table-cell>
          <table:table-cell table:style-name="ce2" office:value-type="float" office:value="1054.8" calcext:value-type="float">
            <text:p>1054,800</text:p>
          </table:table-cell>
          <table:table-cell table:style-name="ce2" office:value-type="float" office:value="1155.76" calcext:value-type="float">
            <text:p>1155,760</text:p>
          </table:table-cell>
          <table:table-cell table:style-name="ce2" office:value-type="float" office:value="1252.07" calcext:value-type="float">
            <text:p>1252,070</text:p>
          </table:table-cell>
          <table:table-cell table:style-name="ce2" office:value-type="float" office:value="1309.38" calcext:value-type="float">
            <text:p>1309,380</text:p>
          </table:table-cell>
          <table:table-cell table:style-name="ce2" office:value-type="float" office:value="1392.02" calcext:value-type="float">
            <text:p>1392,020</text:p>
          </table:table-cell>
          <table:table-cell table:style-name="ce2" office:value-type="float" office:value="1462.49" calcext:value-type="float">
            <text:p>1462,490</text:p>
          </table:table-cell>
          <table:table-cell office:value-type="float" office:value="13" calcext:value-type="float">
            <text:p>13</text:p>
          </table:table-cell>
          <table:table-cell table:formula="of:=ABS([.A56]+[.L62]-([.H55]+[.A62]))" office:value-type="float" office:value="139.51" calcext:value-type="float">
            <text:p>139,51</text:p>
          </table:table-cell>
          <table:table-cell table:formula="of:=ABS([.B56]+[.M62]-([.I55]+[.B62]))" office:value-type="float" office:value="211.32" calcext:value-type="float">
            <text:p>211,32</text:p>
          </table:table-cell>
          <table:table-cell table:formula="of:=ABS([.C56]+[.N62]-([.J55]+[.C62]))" office:value-type="float" office:value="289.087" calcext:value-type="float">
            <text:p>289,087</text:p>
          </table:table-cell>
          <table:table-cell table:formula="of:=ABS([.D56]+[.O62]-([.K55]+[.D62]))" office:value-type="float" office:value="349.48" calcext:value-type="float">
            <text:p>349,48</text:p>
          </table:table-cell>
          <table:table-cell table:formula="of:=ABS([.E56]+[.P62]-([.L55]+[.E62]))" office:value-type="float" office:value="398.21" calcext:value-type="float">
            <text:p>398,21</text:p>
          </table:table-cell>
          <table:table-cell table:formula="of:=ABS([.F56]+[.Q62]-([.M55]+[.F62]))" office:value-type="float" office:value="458.962" calcext:value-type="float">
            <text:p>458,962</text:p>
          </table:table-cell>
          <table:table-cell table:formula="of:=ABS([.G56]+[.R62]-([.N55]+[.G62]))" office:value-type="float" office:value="451.4947" calcext:value-type="float">
            <text:p>451,4947</text:p>
          </table:table-cell>
          <table:table-cell table:number-columns-repeated="994"/>
        </table:table-row>
        <table:table-row table:style-name="ro1">
          <table:table-cell/>
          <table:table-cell table:style-name="ce2" table:number-columns-repeated="4"/>
          <table:table-cell office:value-type="float" office:value="14" calcext:value-type="float">
            <text:p>14</text:p>
          </table:table-cell>
          <table:table-cell table:style-name="ce7" office:value-type="float" office:value="104.403" calcext:value-type="float">
            <text:p>104,403</text:p>
          </table:table-cell>
          <table:table-cell table:style-name="ce7" office:value-type="float" office:value="206.455" calcext:value-type="float">
            <text:p>206,455</text:p>
          </table:table-cell>
          <table:table-cell table:style-name="ce7" office:value-type="float" office:value="315.341" calcext:value-type="float">
            <text:p>315,341</text:p>
          </table:table-cell>
          <table:table-cell table:style-name="ce7" office:value-type="float" office:value="427.065" calcext:value-type="float">
            <text:p>427,065</text:p>
          </table:table-cell>
          <table:table-cell table:style-name="ce7" office:value-type="float" office:value="526.204" calcext:value-type="float">
            <text:p>526,204</text:p>
          </table:table-cell>
          <table:table-cell table:style-name="ce7" office:value-type="float" office:value="620.082" calcext:value-type="float">
            <text:p>620,082</text:p>
          </table:table-cell>
          <table:table-cell table:style-name="ce7" office:value-type="float" office:value="746.468" calcext:value-type="float">
            <text:p>746,468</text:p>
          </table:table-cell>
          <table:table-cell table:style-name="ce7" office:value-type="float" office:value="863.269" calcext:value-type="float">
            <text:p>863,269</text:p>
          </table:table-cell>
          <table:table-cell table:style-name="ce2" office:value-type="float" office:value="973.925" calcext:value-type="float">
            <text:p>973,925</text:p>
          </table:table-cell>
          <table:table-cell table:style-name="ce2" office:value-type="float" office:value="1075.68" calcext:value-type="float">
            <text:p>1075,680</text:p>
          </table:table-cell>
          <table:table-cell table:style-name="ce2" office:value-type="float" office:value="1147.69" calcext:value-type="float">
            <text:p>1147,690</text:p>
          </table:table-cell>
          <table:table-cell table:style-name="ce2" office:value-type="float" office:value="1253.23" calcext:value-type="float">
            <text:p>1253,230</text:p>
          </table:table-cell>
          <table:table-cell table:style-name="ce2" office:value-type="float" office:value="1356.25" calcext:value-type="float">
            <text:p>1356,250</text:p>
          </table:table-cell>
          <table:table-cell table:style-name="ce2" office:value-type="float" office:value="1421.3" calcext:value-type="float">
            <text:p>1421,300</text:p>
          </table:table-cell>
          <table:table-cell table:style-name="ce2" office:value-type="float" office:value="1511.5" calcext:value-type="float">
            <text:p>1511,500</text:p>
          </table:table-cell>
          <table:table-cell table:style-name="ce2" office:value-type="float" office:value="1581.97" calcext:value-type="float">
            <text:p>1581,970</text:p>
          </table:table-cell>
          <table:table-cell office:value-type="float" office:value="14" calcext:value-type="float">
            <text:p>14</text:p>
          </table:table-cell>
          <table:table-cell table:formula="of:=ABS([.A57]+[.L63]-([.H56]+[.A63]))" office:value-type="float" office:value="141.56502" calcext:value-type="float">
            <text:p>141,56502</text:p>
          </table:table-cell>
          <table:table-cell table:formula="of:=ABS([.B57]+[.M63]-([.I56]+[.B63]))" office:value-type="float" office:value="213.7978" calcext:value-type="float">
            <text:p>213,7978</text:p>
          </table:table-cell>
          <table:table-cell table:formula="of:=ABS([.C57]+[.N63]-([.J56]+[.C63]))" office:value-type="float" office:value="292.5644" calcext:value-type="float">
            <text:p>292,5644</text:p>
          </table:table-cell>
          <table:table-cell table:formula="of:=ABS([.D57]+[.O63]-([.K56]+[.D63]))" office:value-type="float" office:value="355.9022" calcext:value-type="float">
            <text:p>355,9022</text:p>
          </table:table-cell>
          <table:table-cell table:formula="of:=ABS([.E57]+[.P63]-([.L56]+[.E63]))" office:value-type="float" office:value="409.3942" calcext:value-type="float">
            <text:p>409,3942</text:p>
          </table:table-cell>
          <table:table-cell table:formula="of:=ABS([.F57]+[.Q63]-([.M56]+[.F63]))" office:value-type="float" office:value="480.2452" calcext:value-type="float">
            <text:p>480,2452</text:p>
          </table:table-cell>
          <table:table-cell table:formula="of:=ABS([.G57]+[.R63]-([.N56]+[.G63]))" office:value-type="float" office:value="474.6123" calcext:value-type="float">
            <text:p>474,6123</text:p>
          </table:table-cell>
          <table:table-cell table:number-columns-repeated="994"/>
        </table:table-row>
        <table:table-row table:style-name="ro1">
          <table:table-cell/>
          <table:table-cell table:style-name="ce2" table:number-columns-repeated="4"/>
          <table:table-cell office:value-type="float" office:value="15" calcext:value-type="float">
            <text:p>15</text:p>
          </table:table-cell>
          <table:table-cell office:value-type="float" office:value="111.544" calcext:value-type="float">
            <text:p>111,544</text:p>
          </table:table-cell>
          <table:table-cell office:value-type="float" office:value="225.086" calcext:value-type="float">
            <text:p>225,086</text:p>
          </table:table-cell>
          <table:table-cell office:value-type="float" office:value="348.043" calcext:value-type="float">
            <text:p>348,043</text:p>
          </table:table-cell>
          <table:table-cell office:value-type="float" office:value="470.992" calcext:value-type="float">
            <text:p>470,992</text:p>
          </table:table-cell>
          <table:table-cell office:value-type="float" office:value="577.68" calcext:value-type="float">
            <text:p>577,68</text:p>
          </table:table-cell>
          <table:table-cell office:value-type="float" office:value="683.806" calcext:value-type="float">
            <text:p>683,806</text:p>
          </table:table-cell>
          <table:table-cell office:value-type="float" office:value="817.334" calcext:value-type="float">
            <text:p>817,334</text:p>
          </table:table-cell>
          <table:table-cell office:value-type="float" office:value="944.951" calcext:value-type="float">
            <text:p>944,951</text:p>
          </table:table-cell>
          <table:table-cell office:value-type="float" office:value="1064.27" calcext:value-type="float">
            <text:p>1064,27</text:p>
          </table:table-cell>
          <table:table-cell office:value-type="float" office:value="1177.12" calcext:value-type="float">
            <text:p>1177,12</text:p>
          </table:table-cell>
          <table:table-cell office:value-type="float" office:value="1254.6" calcext:value-type="float">
            <text:p>1254,6</text:p>
          </table:table-cell>
          <table:table-cell office:value-type="float" office:value="1364.72" calcext:value-type="float">
            <text:p>1364,72</text:p>
          </table:table-cell>
          <table:table-cell office:value-type="float" office:value="1472.64" calcext:value-type="float">
            <text:p>1472,64</text:p>
          </table:table-cell>
          <table:table-cell office:value-type="float" office:value="1543.17" calcext:value-type="float">
            <text:p>1543,17</text:p>
          </table:table-cell>
          <table:table-cell office:value-type="float" office:value="1640.08" calcext:value-type="float">
            <text:p>1640,08</text:p>
          </table:table-cell>
          <table:table-cell office:value-type="float" office:value="1710.55" calcext:value-type="float">
            <text:p>1710,55</text:p>
          </table:table-cell>
          <table:table-cell office:value-type="float" office:value="15" calcext:value-type="float">
            <text:p>15</text:p>
          </table:table-cell>
          <table:table-cell table:formula="of:=ABS([.A58]+[.L64]-([.H57]+[.A64]))" office:value-type="float" office:value="151.55202" calcext:value-type="float">
            <text:p>151,55202</text:p>
          </table:table-cell>
          <table:table-cell table:formula="of:=ABS([.B58]+[.M64]-([.I57]+[.B64]))" office:value-type="float" office:value="230.2648" calcext:value-type="float">
            <text:p>230,2648</text:p>
          </table:table-cell>
          <table:table-cell table:formula="of:=ABS([.C58]+[.N64]-([.J57]+[.C64]))" office:value-type="float" office:value="315.0324" calcext:value-type="float">
            <text:p>315,0324</text:p>
          </table:table-cell>
          <table:table-cell table:formula="of:=ABS([.D58]+[.O64]-([.K57]+[.D64]))" office:value-type="float" office:value="386.3082" calcext:value-type="float">
            <text:p>386,3082</text:p>
          </table:table-cell>
          <table:table-cell table:formula="of:=ABS([.E58]+[.P64]-([.L57]+[.E64]))" office:value-type="float" office:value="449.7492" calcext:value-type="float">
            <text:p>449,7492</text:p>
          </table:table-cell>
          <table:table-cell table:formula="of:=ABS([.F58]+[.Q64]-([.M57]+[.F64]))" office:value-type="float" office:value="532.9702" calcext:value-type="float">
            <text:p>532,9702</text:p>
          </table:table-cell>
          <table:table-cell table:formula="of:=ABS([.G58]+[.R64]-([.N57]+[.G64]))" office:value-type="float" office:value="533.4244" calcext:value-type="float">
            <text:p>533,4244</text:p>
          </table:table-cell>
          <table:table-cell table:number-columns-repeated="994"/>
        </table:table-row>
        <table:table-row table:style-name="ro1">
          <table:table-cell/>
          <table:table-cell table:style-name="ce2" table:number-columns-repeated="4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ABS([.A59]+[.L65]-([.H58]+[.A65]))" office:value-type="float" office:value="138.3223" calcext:value-type="float">
            <text:p>138,3223</text:p>
          </table:table-cell>
          <table:table-cell table:formula="of:=ABS([.B59]+[.M65]-([.I58]+[.B65]))" office:value-type="float" office:value="220.8859" calcext:value-type="float">
            <text:p>220,8859</text:p>
          </table:table-cell>
          <table:table-cell table:formula="of:=ABS([.C59]+[.N65]-([.J58]+[.C65]))" office:value-type="float" office:value="302.8715" calcext:value-type="float">
            <text:p>302,8715</text:p>
          </table:table-cell>
          <table:table-cell table:formula="of:=ABS([.D59]+[.O65]-([.K58]+[.D65]))" office:value-type="float" office:value="372.7008" calcext:value-type="float">
            <text:p>372,7008</text:p>
          </table:table-cell>
          <table:table-cell table:formula="of:=ABS([.E59]+[.P65]-([.L58]+[.E65]))" office:value-type="float" office:value="439.0403" calcext:value-type="float">
            <text:p>439,0403</text:p>
          </table:table-cell>
          <table:table-cell table:formula="of:=ABS([.F59]+[.Q65]-([.M58]+[.F65]))" office:value-type="float" office:value="524.24" calcext:value-type="float">
            <text:p>524,24</text:p>
          </table:table-cell>
          <table:table-cell table:formula="of:=ABS([.G59]+[.R65]-([.N58]+[.G65]))" office:value-type="float" office:value="519.29056" calcext:value-type="float">
            <text:p>519,29056</text:p>
          </table:table-cell>
          <table:table-cell table:number-columns-repeated="994"/>
        </table:table-row>
        <table:table-row table:style-name="ro1">
          <table:table-cell/>
          <table:table-cell table:style-name="ce2" table:number-columns-repeated="4"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,000</text:p>
          </table:table-cell>
          <table:table-cell table:number-columns-repeated="2" table:style-name="ce2" office:value-type="float" office:value="3.87298" calcext:value-type="float">
            <text:p>3,873</text:p>
          </table:table-cell>
          <table:table-cell table:style-name="ce2" office:value-type="float" office:value="6.87298" calcext:value-type="float">
            <text:p>6,873</text:p>
          </table:table-cell>
          <table:table-cell table:style-name="ce2" office:value-type="float" office:value="9.87298" calcext:value-type="float">
            <text:p>9,873</text:p>
          </table:table-cell>
          <table:table-cell table:style-name="ce12" office:value-type="float" office:value="9.87298" calcext:value-type="float">
            <text:p>9,873</text:p>
          </table:table-cell>
          <table:table-cell table:style-name="ce2" office:value-type="float" office:value="15.3502" calcext:value-type="float">
            <text:p>15,350</text:p>
          </table:table-cell>
          <table:table-cell table:style-name="ce2" office:value-type="float" office:value="22.4916" calcext:value-type="float">
            <text:p>22,492</text:p>
          </table:table-cell>
          <table:table-cell table:style-name="ce2" office:value-type="float" office:value="27.6878" calcext:value-type="float">
            <text:p>27,688</text:p>
          </table:table-cell>
          <table:table-cell table:number-columns-repeated="2" table:style-name="ce2" office:value-type="float" office:value="32.5868" calcext:value-type="float">
            <text:p>32,587</text:p>
          </table:table-cell>
          <table:table-cell office:value-type="float" office:value="41.5868" calcext:value-type="float">
            <text:p>41,5868</text:p>
          </table:table-cell>
          <table:table-cell table:style-name="ce14" office:value-type="float" office:value="54.3147" calcext:value-type="float">
            <text:p>54,3147</text:p>
          </table:table-cell>
          <table:table-cell office:value-type="float" office:value="67.5056" calcext:value-type="float">
            <text:p>67,5056</text:p>
          </table:table-cell>
          <table:table-cell office:value-type="float" office:value="81362" calcext:value-type="float">
            <text:p>81362</text:p>
          </table:table-cell>
          <table:table-cell office:value-type="float" office:value="93852" calcext:value-type="float">
            <text:p>93852</text:p>
          </table:table-cell>
          <table:table-cell table:number-columns-repeated="1002"/>
        </table:table-row>
        <table:table-row table:style-name="ro1">
          <table:table-cell/>
          <table:table-cell table:style-name="ce2"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,000</text:p>
          </table:table-cell>
          <table:table-cell table:number-columns-repeated="2" table:style-name="ce2" office:value-type="float" office:value="3.87298" calcext:value-type="float">
            <text:p>3,873</text:p>
          </table:table-cell>
          <table:table-cell table:style-name="ce2" office:value-type="float" office:value="6.87298" calcext:value-type="float">
            <text:p>6,873</text:p>
          </table:table-cell>
          <table:table-cell table:number-columns-repeated="2" table:style-name="ce2" office:value-type="float" office:value="9.87298" calcext:value-type="float">
            <text:p>9,873</text:p>
          </table:table-cell>
          <table:table-cell table:style-name="ce9" office:value-type="float" office:value="15.3502" calcext:value-type="float">
            <text:p>15,350</text:p>
          </table:table-cell>
          <table:table-cell table:style-name="ce9" office:value-type="float" office:value="22.4916" calcext:value-type="float">
            <text:p>22,492</text:p>
          </table:table-cell>
          <table:table-cell table:style-name="ce9" office:value-type="float" office:value="27.6878" calcext:value-type="float">
            <text:p>27,688</text:p>
          </table:table-cell>
          <table:table-cell table:number-columns-repeated="2" table:style-name="ce9" office:value-type="float" office:value="32.5868" calcext:value-type="float">
            <text:p>32,587</text:p>
          </table:table-cell>
          <table:table-cell table:style-name="ce19" office:value-type="float" office:value="41.5868" calcext:value-type="float">
            <text:p>41,5868</text:p>
          </table:table-cell>
          <table:table-cell table:style-name="ce19" office:value-type="float" office:value="54.3147" calcext:value-type="float">
            <text:p>54,3147</text:p>
          </table:table-cell>
          <table:table-cell office:value-type="float" office:value="67.5056" calcext:value-type="float">
            <text:p>67,5056</text:p>
          </table:table-cell>
          <table:table-cell office:value-type="float" office:value="81.362" calcext:value-type="float">
            <text:p>81,362</text:p>
          </table:table-cell>
          <table:table-cell office:value-type="float" office:value="93.852" calcext:value-type="float">
            <text:p>93,852</text:p>
          </table:table-cell>
          <table:table-cell table:number-columns-repeated="1002"/>
        </table:table-row>
        <table:table-row table:style-name="ro1">
          <table:table-cell/>
          <table:table-cell table:style-name="ce2" table:number-columns-repeated="4"/>
          <table:table-cell office:value-type="float" office:value="2" calcext:value-type="float">
            <text:p>2</text:p>
          </table:table-cell>
          <table:table-cell table:style-name="ce2" office:value-type="float" office:value="5.74456" calcext:value-type="float">
            <text:p>5,745</text:p>
          </table:table-cell>
          <table:table-cell table:style-name="ce2" office:value-type="float" office:value="9.61755" calcext:value-type="float">
            <text:p>9,618</text:p>
          </table:table-cell>
          <table:table-cell table:style-name="ce2" office:value-type="float" office:value="18.6175" calcext:value-type="float">
            <text:p>18,618</text:p>
          </table:table-cell>
          <table:table-cell table:style-name="ce2" office:value-type="float" office:value="25.4905" calcext:value-type="float">
            <text:p>25,491</text:p>
          </table:table-cell>
          <table:table-cell table:style-name="ce2" office:value-type="float" office:value="34.2351" calcext:value-type="float">
            <text:p>34,235</text:p>
          </table:table-cell>
          <table:table-cell table:style-name="ce2" office:value-type="float" office:value="39.9797" calcext:value-type="float">
            <text:p>39,980</text:p>
          </table:table-cell>
          <table:table-cell table:style-name="ce9" office:value-type="float" office:value="50.9341" calcext:value-type="float">
            <text:p>50,934</text:p>
          </table:table-cell>
          <table:table-cell table:style-name="ce9" office:value-type="float" office:value="64.3205" calcext:value-type="float">
            <text:p>64,321</text:p>
          </table:table-cell>
          <table:table-cell table:style-name="ce9" office:value-type="float" office:value="80.6072" calcext:value-type="float">
            <text:p>80,607</text:p>
          </table:table-cell>
          <table:table-cell table:style-name="ce9" office:value-type="float" office:value="92.8547" calcext:value-type="float">
            <text:p>92,855</text:p>
          </table:table-cell>
          <table:table-cell table:style-name="ce9" office:value-type="float" office:value="100.203" calcext:value-type="float">
            <text:p>100,203</text:p>
          </table:table-cell>
          <table:table-cell table:style-name="ce19" office:value-type="float" office:value="120.692" calcext:value-type="float">
            <text:p>120,692</text:p>
          </table:table-cell>
          <table:table-cell table:style-name="ce19" office:value-type="float" office:value="146.611" calcext:value-type="float">
            <text:p>146,611</text:p>
          </table:table-cell>
          <table:table-cell office:value-type="float" office:value="174.085" calcext:value-type="float">
            <text:p>174,085</text:p>
          </table:table-cell>
          <table:table-cell office:value-type="float" office:value="201.132" calcext:value-type="float">
            <text:p>201,132</text:p>
          </table:table-cell>
          <table:table-cell office:value-type="float" office:value="226.813" calcext:value-type="float">
            <text:p>226,813</text:p>
          </table:table-cell>
          <table:table-cell table:number-columns-repeated="1002"/>
        </table:table-row>
        <table:table-row table:style-name="ro1">
          <table:table-cell/>
          <table:table-cell table:style-name="ce2" table:number-columns-repeated="4"/>
          <table:table-cell office:value-type="float" office:value="3" calcext:value-type="float">
            <text:p>3</text:p>
          </table:table-cell>
          <table:table-cell table:style-name="ce2" office:value-type="float" office:value="5.74456" calcext:value-type="float">
            <text:p>5,745</text:p>
          </table:table-cell>
          <table:table-cell table:style-name="ce2" office:value-type="float" office:value="9.61755" calcext:value-type="float">
            <text:p>9,618</text:p>
          </table:table-cell>
          <table:table-cell table:style-name="ce2" office:value-type="float" office:value="32.3653" calcext:value-type="float">
            <text:p>32,365</text:p>
          </table:table-cell>
          <table:table-cell table:style-name="ce2" office:value-type="float" office:value="39.2383" calcext:value-type="float">
            <text:p>39,238</text:p>
          </table:table-cell>
          <table:table-cell table:style-name="ce2" office:value-type="float" office:value="53.179" calcext:value-type="float">
            <text:p>53,179</text:p>
          </table:table-cell>
          <table:table-cell table:style-name="ce2" office:value-type="float" office:value="60.6556" calcext:value-type="float">
            <text:p>60,656</text:p>
          </table:table-cell>
          <table:table-cell table:style-name="ce9" office:value-type="float" office:value="75.483" calcext:value-type="float">
            <text:p>75,483</text:p>
          </table:table-cell>
          <table:table-cell table:style-name="ce9" office:value-type="float" office:value="95.7976" calcext:value-type="float">
            <text:p>95,798</text:p>
          </table:table-cell>
          <table:table-cell table:style-name="ce9" office:value-type="float" office:value="118.793" calcext:value-type="float">
            <text:p>118,793</text:p>
          </table:table-cell>
          <table:table-cell table:style-name="ce9" office:value-type="float" office:value="135.939" calcext:value-type="float">
            <text:p>135,939</text:p>
          </table:table-cell>
          <table:table-cell table:style-name="ce9" office:value-type="float" office:value="146.752" calcext:value-type="float">
            <text:p>146,752</text:p>
          </table:table-cell>
          <table:table-cell table:style-name="ce19" office:value-type="float" office:value="170.705" calcext:value-type="float">
            <text:p>170,705</text:p>
          </table:table-cell>
          <table:table-cell table:style-name="ce19" office:value-type="float" office:value="206.11" calcext:value-type="float">
            <text:p>206,11</text:p>
          </table:table-cell>
          <table:table-cell office:value-type="float" office:value="243.071" calcext:value-type="float">
            <text:p>243,071</text:p>
          </table:table-cell>
          <table:table-cell office:value-type="float" office:value="277.864" calcext:value-type="float">
            <text:p>277,864</text:p>
          </table:table-cell>
          <table:table-cell office:value-type="float" office:value="303.545" calcext:value-type="float">
            <text:p>303,545</text:p>
          </table:table-cell>
          <table:table-cell table:number-columns-repeated="1002"/>
        </table:table-row>
        <table:table-row table:style-name="ro1">
          <table:table-cell/>
          <table:table-cell table:style-name="ce2" table:number-columns-repeated="4"/>
          <table:table-cell office:value-type="float" office:value="4" calcext:value-type="float">
            <text:p>4</text:p>
          </table:table-cell>
          <table:table-cell table:style-name="ce2" office:value-type="float" office:value="21.0416" calcext:value-type="float">
            <text:p>21,042</text:p>
          </table:table-cell>
          <table:table-cell table:style-name="ce2" office:value-type="float" office:value="32.2631" calcext:value-type="float">
            <text:p>32,263</text:p>
          </table:table-cell>
          <table:table-cell table:style-name="ce2" office:value-type="float" office:value="64.4976" calcext:value-type="float">
            <text:p>64,498</text:p>
          </table:table-cell>
          <table:table-cell table:style-name="ce2" office:value-type="float" office:value="81.9063" calcext:value-type="float">
            <text:p>81,906</text:p>
          </table:table-cell>
          <table:table-cell table:style-name="ce2" office:value-type="float" office:value="95.847" calcext:value-type="float">
            <text:p>95,847</text:p>
          </table:table-cell>
          <table:table-cell table:style-name="ce2" office:value-type="float" office:value="103.324" calcext:value-type="float">
            <text:p>103,324</text:p>
          </table:table-cell>
          <table:table-cell table:style-name="ce9" office:value-type="float" office:value="118.151" calcext:value-type="float">
            <text:p>118,151</text:p>
          </table:table-cell>
          <table:table-cell table:style-name="ce9" office:value-type="float" office:value="153.163" calcext:value-type="float">
            <text:p>153,163</text:p>
          </table:table-cell>
          <table:table-cell table:style-name="ce9" office:value-type="float" office:value="179.622" calcext:value-type="float">
            <text:p>179,622</text:p>
          </table:table-cell>
          <table:table-cell table:style-name="ce9" office:value-type="float" office:value="203.696" calcext:value-type="float">
            <text:p>203,696</text:p>
          </table:table-cell>
          <table:table-cell table:style-name="ce9" office:value-type="float" office:value="222.633" calcext:value-type="float">
            <text:p>222,633</text:p>
          </table:table-cell>
          <table:table-cell table:style-name="ce19" office:value-type="float" office:value="250.459" calcext:value-type="float">
            <text:p>250,459</text:p>
          </table:table-cell>
          <table:table-cell table:style-name="ce19" office:value-type="float" office:value="297.09" calcext:value-type="float">
            <text:p>297,09</text:p>
          </table:table-cell>
          <table:table-cell office:value-type="float" office:value="345.798" calcext:value-type="float">
            <text:p>345,798</text:p>
          </table:table-cell>
          <table:table-cell office:value-type="float" office:value="390.389" calcext:value-type="float">
            <text:p>390,389</text:p>
          </table:table-cell>
          <table:table-cell office:value-type="float" office:value="416.07" calcext:value-type="float">
            <text:p>416,07</text:p>
          </table:table-cell>
          <table:table-cell table:number-columns-repeated="1002"/>
        </table:table-row>
        <table:table-row table:style-name="ro1">
          <table:table-cell/>
          <table:table-cell table:style-name="ce2" table:number-columns-repeated="4"/>
          <table:table-cell office:value-type="float" office:value="5" calcext:value-type="float">
            <text:p>5</text:p>
          </table:table-cell>
          <table:table-cell table:style-name="ce2" office:value-type="float" office:value="36.4364" calcext:value-type="float">
            <text:p>36,436</text:p>
          </table:table-cell>
          <table:table-cell table:style-name="ce2" office:value-type="float" office:value="52.5569" calcext:value-type="float">
            <text:p>52,557</text:p>
          </table:table-cell>
          <table:table-cell table:style-name="ce2" office:value-type="float" office:value="91.9328" calcext:value-type="float">
            <text:p>91,933</text:p>
          </table:table-cell>
          <table:table-cell table:style-name="ce2" office:value-type="float" office:value="115.822" calcext:value-type="float">
            <text:p>115,822</text:p>
          </table:table-cell>
          <table:table-cell table:style-name="ce2" office:value-type="float" office:value="136.904" calcext:value-type="float">
            <text:p>136,904</text:p>
          </table:table-cell>
          <table:table-cell table:style-name="ce2" office:value-type="float" office:value="151.522" calcext:value-type="float">
            <text:p>151,522</text:p>
          </table:table-cell>
          <table:table-cell table:style-name="ce9" office:value-type="float" office:value="166.35" calcext:value-type="float">
            <text:p>166,350</text:p>
          </table:table-cell>
          <table:table-cell table:style-name="ce9" office:value-type="float" office:value="206.839" calcext:value-type="float">
            <text:p>206,839</text:p>
          </table:table-cell>
          <table:table-cell table:style-name="ce9" office:value-type="float" office:value="236.762" calcext:value-type="float">
            <text:p>236,762</text:p>
          </table:table-cell>
          <table:table-cell table:style-name="ce9" office:value-type="float" office:value="267.765" calcext:value-type="float">
            <text:p>267,765</text:p>
          </table:table-cell>
          <table:table-cell table:style-name="ce9" office:value-type="float" office:value="293.843" calcext:value-type="float">
            <text:p>293,843</text:p>
          </table:table-cell>
          <table:table-cell table:style-name="ce19" office:value-type="float" office:value="327.914" calcext:value-type="float">
            <text:p>327,914</text:p>
          </table:table-cell>
          <table:table-cell table:style-name="ce19" office:value-type="float" office:value="380.789" calcext:value-type="float">
            <text:p>380,789</text:p>
          </table:table-cell>
          <table:table-cell office:value-type="float" office:value="435.742" calcext:value-type="float">
            <text:p>435,742</text:p>
          </table:table-cell>
          <table:table-cell office:value-type="float" office:value="483.798" calcext:value-type="float">
            <text:p>483,798</text:p>
          </table:table-cell>
          <table:table-cell office:value-type="float" office:value="518.806" calcext:value-type="float">
            <text:p>518,806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5.7638" calcext:value-type="float">
            <text:p>45,7638</text:p>
          </table:table-cell>
          <table:table-cell office:value-type="float" office:value="61.8842" calcext:value-type="float">
            <text:p>61,8842</text:p>
          </table:table-cell>
          <table:table-cell office:value-type="float" office:value="101.26" calcext:value-type="float">
            <text:p>101,26</text:p>
          </table:table-cell>
          <table:table-cell office:value-type="float" office:value="125.15" calcext:value-type="float">
            <text:p>125,15</text:p>
          </table:table-cell>
          <table:table-cell office:value-type="float" office:value="146.232" calcext:value-type="float">
            <text:p>146,232</text:p>
          </table:table-cell>
          <table:table-cell office:value-type="float" office:value="160.85" calcext:value-type="float">
            <text:p>160,85</text:p>
          </table:table-cell>
          <table:table-cell table:style-name="ce19" office:value-type="float" office:value="175.677" calcext:value-type="float">
            <text:p>175,677</text:p>
          </table:table-cell>
          <table:table-cell table:style-name="ce19" office:value-type="float" office:value="216.166" calcext:value-type="float">
            <text:p>216,166</text:p>
          </table:table-cell>
          <table:table-cell table:style-name="ce19" office:value-type="float" office:value="246.089" calcext:value-type="float">
            <text:p>246,089</text:p>
          </table:table-cell>
          <table:table-cell table:style-name="ce27" office:value-type="float" office:value="277.092" calcext:value-type="float">
            <text:p>277,092</text:p>
          </table:table-cell>
          <table:table-cell table:style-name="ce19" office:value-type="float" office:value="307.753" calcext:value-type="float">
            <text:p>307,753</text:p>
          </table:table-cell>
          <table:table-cell table:style-name="ce19" office:value-type="float" office:value="344.824" calcext:value-type="float">
            <text:p>344,824</text:p>
          </table:table-cell>
          <table:table-cell table:style-name="ce19" office:value-type="float" office:value="404.841" calcext:value-type="float">
            <text:p>404,841</text:p>
          </table:table-cell>
          <table:table-cell office:value-type="float" office:value="466.039" calcext:value-type="float">
            <text:p>466,039</text:p>
          </table:table-cell>
          <table:table-cell office:value-type="float" office:value="518.993" calcext:value-type="float">
            <text:p>518,993</text:p>
          </table:table-cell>
          <table:table-cell office:value-type="float" office:value="559.746" calcext:value-type="float">
            <text:p>559,746</text:p>
          </table:table-cell>
          <table:table-cell table:number-columns-repeated="10"/>
          <table:table-cell table:style-name="ce33" table:formula="of:=[.L63]+[.S74]-([.S63]+[.L74])" office:value-type="float" office:value="410.55428" calcext:value-type="float">
            <text:p>410,55428</text:p>
          </table:table-cell>
          <table:table-cell table:number-columns-repeated="991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52.692" calcext:value-type="float">
            <text:p>52,692</text:p>
          </table:table-cell>
          <table:table-cell office:value-type="float" office:value="74.8124" calcext:value-type="float">
            <text:p>74,8124</text:p>
          </table:table-cell>
          <table:table-cell office:value-type="float" office:value="118.061" calcext:value-type="float">
            <text:p>118,061</text:p>
          </table:table-cell>
          <table:table-cell office:value-type="float" office:value="146.193" calcext:value-type="float">
            <text:p>146,193</text:p>
          </table:table-cell>
          <table:table-cell office:value-type="float" office:value="170.276" calcext:value-type="float">
            <text:p>170,276</text:p>
          </table:table-cell>
          <table:table-cell office:value-type="float" office:value="184.894" calcext:value-type="float">
            <text:p>184,894</text:p>
          </table:table-cell>
          <table:table-cell table:style-name="ce19" office:value-type="float" office:value="206.862" calcext:value-type="float">
            <text:p>206,862</text:p>
          </table:table-cell>
          <table:table-cell table:style-name="ce19" office:value-type="float" office:value="247.351" calcext:value-type="float">
            <text:p>247,351</text:p>
          </table:table-cell>
          <table:table-cell table:style-name="ce19" office:value-type="float" office:value="281.147" calcext:value-type="float">
            <text:p>281,147</text:p>
          </table:table-cell>
          <table:table-cell table:style-name="ce19" office:value-type="float" office:value="313.882" calcext:value-type="float">
            <text:p>313,882</text:p>
          </table:table-cell>
          <table:table-cell table:style-name="ce19" office:value-type="float" office:value="348.785" calcext:value-type="float">
            <text:p>348,785</text:p>
          </table:table-cell>
          <table:table-cell table:style-name="ce19" office:value-type="float" office:value="393.407" calcext:value-type="float">
            <text:p>393,407</text:p>
          </table:table-cell>
          <table:table-cell table:style-name="ce19" office:value-type="float" office:value="460.973" calcext:value-type="float">
            <text:p>460,973</text:p>
          </table:table-cell>
          <table:table-cell office:value-type="float" office:value="526.754" calcext:value-type="float">
            <text:p>526,754</text:p>
          </table:table-cell>
          <table:table-cell office:value-type="float" office:value="584.291" calcext:value-type="float">
            <text:p>584,291</text:p>
          </table:table-cell>
          <table:table-cell office:value-type="float" office:value="629.286" calcext:value-type="float">
            <text:p>629,286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52.692" calcext:value-type="float">
            <text:p>52,692</text:p>
          </table:table-cell>
          <table:table-cell office:value-type="float" office:value="74.8124" calcext:value-type="float">
            <text:p>74,8124</text:p>
          </table:table-cell>
          <table:table-cell office:value-type="float" office:value="118.061" calcext:value-type="float">
            <text:p>118,061</text:p>
          </table:table-cell>
          <table:table-cell office:value-type="float" office:value="146.193" calcext:value-type="float">
            <text:p>146,193</text:p>
          </table:table-cell>
          <table:table-cell office:value-type="float" office:value="170.276" calcext:value-type="float">
            <text:p>170,276</text:p>
          </table:table-cell>
          <table:table-cell office:value-type="float" office:value="184.894" calcext:value-type="float">
            <text:p>184,894</text:p>
          </table:table-cell>
          <table:table-cell table:style-name="ce19" office:value-type="float" office:value="206.862" calcext:value-type="float">
            <text:p>206,862</text:p>
          </table:table-cell>
          <table:table-cell table:style-name="ce19" office:value-type="float" office:value="247.351" calcext:value-type="float">
            <text:p>247,351</text:p>
          </table:table-cell>
          <table:table-cell table:style-name="ce19" office:value-type="float" office:value="287.392" calcext:value-type="float">
            <text:p>287,392</text:p>
          </table:table-cell>
          <table:table-cell table:style-name="ce19" office:value-type="float" office:value="325.026" calcext:value-type="float">
            <text:p>325,026</text:p>
          </table:table-cell>
          <table:table-cell table:style-name="ce19" office:value-type="float" office:value="365.407" calcext:value-type="float">
            <text:p>365,407</text:p>
          </table:table-cell>
          <table:table-cell table:style-name="ce19" office:value-type="float" office:value="413.901" calcext:value-type="float">
            <text:p>413,901</text:p>
          </table:table-cell>
          <table:table-cell table:style-name="ce19" office:value-type="float" office:value="489.017" calcext:value-type="float">
            <text:p>489,017</text:p>
          </table:table-cell>
          <table:table-cell office:value-type="float" office:value="557.247" calcext:value-type="float">
            <text:p>557,247</text:p>
          </table:table-cell>
          <table:table-cell office:value-type="float" office:value="619.027" calcext:value-type="float">
            <text:p>619,027</text:p>
          </table:table-cell>
          <table:table-cell office:value-type="float" office:value="667.487" calcext:value-type="float">
            <text:p>667,487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60.816" calcext:value-type="float">
            <text:p>60,816</text:p>
          </table:table-cell>
          <table:table-cell office:value-type="float" office:value="88.9365" calcext:value-type="float">
            <text:p>88,9365</text:p>
          </table:table-cell>
          <table:table-cell office:value-type="float" office:value="135.65" calcext:value-type="float">
            <text:p>135,65</text:p>
          </table:table-cell>
          <table:table-cell office:value-type="float" office:value="168.978" calcext:value-type="float">
            <text:p>168,978</text:p>
          </table:table-cell>
          <table:table-cell office:value-type="float" office:value="196.524" calcext:value-type="float">
            <text:p>196,524</text:p>
          </table:table-cell>
          <table:table-cell office:value-type="float" office:value="217.142" calcext:value-type="float">
            <text:p>217,142</text:p>
          </table:table-cell>
          <table:table-cell table:style-name="ce19" office:value-type="float" office:value="247.048" calcext:value-type="float">
            <text:p>247,048</text:p>
          </table:table-cell>
          <table:table-cell table:style-name="ce19" office:value-type="float" office:value="291.001" calcext:value-type="float">
            <text:p>291,001</text:p>
          </table:table-cell>
          <table:table-cell table:style-name="ce19" office:value-type="float" office:value="339.527" calcext:value-type="float">
            <text:p>339,527</text:p>
          </table:table-cell>
          <table:table-cell table:style-name="ce19" office:value-type="float" office:value="383.642" calcext:value-type="float">
            <text:p>383,642</text:p>
          </table:table-cell>
          <table:table-cell table:style-name="ce19" office:value-type="float" office:value="426.472" calcext:value-type="float">
            <text:p>426,472</text:p>
          </table:table-cell>
          <table:table-cell table:style-name="ce19" office:value-type="float" office:value="480.162" calcext:value-type="float">
            <text:p>480,162</text:p>
          </table:table-cell>
          <table:table-cell table:style-name="ce19" office:value-type="float" office:value="560.756" calcext:value-type="float">
            <text:p>560,756</text:p>
          </table:table-cell>
          <table:table-cell office:value-type="float" office:value="636.335" calcext:value-type="float">
            <text:p>636,335</text:p>
          </table:table-cell>
          <table:table-cell office:value-type="float" office:value="703.591" calcext:value-type="float">
            <text:p>703,591</text:p>
          </table:table-cell>
          <table:table-cell office:value-type="float" office:value="758.532" calcext:value-type="float">
            <text:p>758,532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60.816" calcext:value-type="float">
            <text:p>60,816</text:p>
          </table:table-cell>
          <table:table-cell office:value-type="float" office:value="92.8095" calcext:value-type="float">
            <text:p>92,8095</text:p>
          </table:table-cell>
          <table:table-cell office:value-type="float" office:value="143.396" calcext:value-type="float">
            <text:p>143,396</text:p>
          </table:table-cell>
          <table:table-cell office:value-type="float" office:value="180.188" calcext:value-type="float">
            <text:p>180,188</text:p>
          </table:table-cell>
          <table:table-cell office:value-type="float" office:value="207.734" calcext:value-type="float">
            <text:p>207,734</text:p>
          </table:table-cell>
          <table:table-cell office:value-type="float" office:value="228.352" calcext:value-type="float">
            <text:p>228,352</text:p>
          </table:table-cell>
          <table:table-cell table:style-name="ce19" office:value-type="float" office:value="258.258" calcext:value-type="float">
            <text:p>258,258</text:p>
          </table:table-cell>
          <table:table-cell table:style-name="ce19" office:value-type="float" office:value="302.211" calcext:value-type="float">
            <text:p>302,211</text:p>
          </table:table-cell>
          <table:table-cell table:style-name="ce19" office:value-type="float" office:value="362.862" calcext:value-type="float">
            <text:p>362,862</text:p>
          </table:table-cell>
          <table:table-cell table:style-name="ce19" office:value-type="float" office:value="417.793" calcext:value-type="float">
            <text:p>417,793</text:p>
          </table:table-cell>
          <table:table-cell table:style-name="ce19" office:value-type="float" office:value="466.623" calcext:value-type="float">
            <text:p>466,623</text:p>
          </table:table-cell>
          <table:table-cell table:style-name="ce19" office:value-type="float" office:value="532.803" calcext:value-type="float">
            <text:p>532,803</text:p>
          </table:table-cell>
          <table:table-cell table:style-name="ce19" office:value-type="float" office:value="625.887" calcext:value-type="float">
            <text:p>625,887</text:p>
          </table:table-cell>
          <table:table-cell office:value-type="float" office:value="712.001" calcext:value-type="float">
            <text:p>712,001</text:p>
          </table:table-cell>
          <table:table-cell office:value-type="float" office:value="787.918" calcext:value-type="float">
            <text:p>787,918</text:p>
          </table:table-cell>
          <table:table-cell office:value-type="float" office:value="851.519" calcext:value-type="float">
            <text:p>851,519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4.2801" calcext:value-type="float">
            <text:p>64,2801</text:p>
          </table:table-cell>
          <table:table-cell office:value-type="float" office:value="96.2736" calcext:value-type="float">
            <text:p>96,2736</text:p>
          </table:table-cell>
          <table:table-cell office:value-type="float" office:value="150.324" calcext:value-type="float">
            <text:p>150,324</text:p>
          </table:table-cell>
          <table:table-cell office:value-type="float" office:value="192.312" calcext:value-type="float">
            <text:p>192,312</text:p>
          </table:table-cell>
          <table:table-cell office:value-type="float" office:value="223.322" calcext:value-type="float">
            <text:p>223,322</text:p>
          </table:table-cell>
          <table:table-cell table:style-name="ce13" office:value-type="float" office:value="248.84" calcext:value-type="float">
            <text:p>248,84</text:p>
          </table:table-cell>
          <table:table-cell table:style-name="ce19" office:value-type="float" office:value="284.991" calcext:value-type="float">
            <text:p>284,991</text:p>
          </table:table-cell>
          <table:table-cell table:style-name="ce19" office:value-type="float" office:value="335.652" calcext:value-type="float">
            <text:p>335,652</text:p>
          </table:table-cell>
          <table:table-cell table:style-name="ce19" office:value-type="float" office:value="399.767" calcext:value-type="float">
            <text:p>399,767</text:p>
          </table:table-cell>
          <table:table-cell table:style-name="ce19" office:value-type="float" office:value="458.94" calcext:value-type="float">
            <text:p>458,94</text:p>
          </table:table-cell>
          <table:table-cell table:style-name="ce19" office:value-type="float" office:value="516.431" calcext:value-type="float">
            <text:p>516,431</text:p>
          </table:table-cell>
          <table:table-cell table:style-name="ce19" office:value-type="float" office:value="596.788" calcext:value-type="float">
            <text:p>596,788</text:p>
          </table:table-cell>
          <table:table-cell table:style-name="ce32" office:value-type="float" office:value="703.836" calcext:value-type="float">
            <text:p>703,836</text:p>
          </table:table-cell>
          <table:table-cell office:value-type="float" office:value="801.951" calcext:value-type="float">
            <text:p>801,951</text:p>
          </table:table-cell>
          <table:table-cell office:value-type="float" office:value="886.353" calcext:value-type="float">
            <text:p>886,353</text:p>
          </table:table-cell>
          <table:table-cell office:value-type="float" office:value="957.095" calcext:value-type="float">
            <text:p>957,095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67.7442" calcext:value-type="float">
            <text:p>67,7442</text:p>
          </table:table-cell>
          <table:table-cell office:value-type="float" office:value="102.187" calcext:value-type="float">
            <text:p>102,187</text:p>
          </table:table-cell>
          <table:table-cell office:value-type="float" office:value="158.687" calcext:value-type="float">
            <text:p>158,687</text:p>
          </table:table-cell>
          <table:table-cell office:value-type="float" office:value="206.675" calcext:value-type="float">
            <text:p>206,675</text:p>
          </table:table-cell>
          <table:table-cell office:value-type="float" office:value="237.686" calcext:value-type="float">
            <text:p>237,686</text:p>
          </table:table-cell>
          <table:table-cell office:value-type="float" office:value="263.203" calcext:value-type="float">
            <text:p>263,203</text:p>
          </table:table-cell>
          <table:table-cell office:value-type="float" office:value="304.253" calcext:value-type="float">
            <text:p>304,253</text:p>
          </table:table-cell>
          <table:table-cell office:value-type="float" office:value="366.139" calcext:value-type="float">
            <text:p>366,139</text:p>
          </table:table-cell>
          <table:table-cell office:value-type="float" office:value="441.479" calcext:value-type="float">
            <text:p>441,479</text:p>
          </table:table-cell>
          <table:table-cell office:value-type="float" office:value="508.776" calcext:value-type="float">
            <text:p>508,776</text:p>
          </table:table-cell>
          <table:table-cell office:value-type="float" office:value="574.013" calcext:value-type="float">
            <text:p>574,013</text:p>
          </table:table-cell>
          <table:table-cell office:value-type="float" office:value="662.494" calcext:value-type="float">
            <text:p>662,494</text:p>
          </table:table-cell>
          <table:table-cell office:value-type="float" office:value="771.992" calcext:value-type="float">
            <text:p>771,992</text:p>
          </table:table-cell>
          <table:table-cell office:value-type="float" office:value="872.556" calcext:value-type="float">
            <text:p>872,556</text:p>
          </table:table-cell>
          <table:table-cell office:value-type="float" office:value="961.201" calcext:value-type="float">
            <text:p>961,201</text:p>
          </table:table-cell>
          <table:table-cell office:value-type="float" office:value="1037.94" calcext:value-type="float">
            <text:p>1037,94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67.7442" calcext:value-type="float">
            <text:p>67,7442</text:p>
          </table:table-cell>
          <table:table-cell office:value-type="float" office:value="102.187" calcext:value-type="float">
            <text:p>102,187</text:p>
          </table:table-cell>
          <table:table-cell office:value-type="float" office:value="158.687" calcext:value-type="float">
            <text:p>158,687</text:p>
          </table:table-cell>
          <table:table-cell office:value-type="float" office:value="206.675" calcext:value-type="float">
            <text:p>206,675</text:p>
          </table:table-cell>
          <table:table-cell office:value-type="float" office:value="237.686" calcext:value-type="float">
            <text:p>237,686</text:p>
          </table:table-cell>
          <table:table-cell office:value-type="float" office:value="263.203" calcext:value-type="float">
            <text:p>263,203</text:p>
          </table:table-cell>
          <table:table-cell office:value-type="float" office:value="304.253" calcext:value-type="float">
            <text:p>304,253</text:p>
          </table:table-cell>
          <table:table-cell office:value-type="float" office:value="372.847" calcext:value-type="float">
            <text:p>372,847</text:p>
          </table:table-cell>
          <table:table-cell office:value-type="float" office:value="455.933" calcext:value-type="float">
            <text:p>455,933</text:p>
          </table:table-cell>
          <table:table-cell office:value-type="float" office:value="528.427" calcext:value-type="float">
            <text:p>528,427</text:p>
          </table:table-cell>
          <table:table-cell office:value-type="float" office:value="597.127" calcext:value-type="float">
            <text:p>597,127</text:p>
          </table:table-cell>
          <table:table-cell office:value-type="float" office:value="685.609" calcext:value-type="float">
            <text:p>685,609</text:p>
          </table:table-cell>
          <table:table-cell office:value-type="float" office:value="798.571" calcext:value-type="float">
            <text:p>798,571</text:p>
          </table:table-cell>
          <table:table-cell office:value-type="float" office:value="907.794" calcext:value-type="float">
            <text:p>907,794</text:p>
          </table:table-cell>
          <table:table-cell office:value-type="float" office:value="1004.19" calcext:value-type="float">
            <text:p>1004,19</text:p>
          </table:table-cell>
          <table:table-cell office:value-type="float" office:value="1090.09" calcext:value-type="float">
            <text:p>1090,09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76.4045" calcext:value-type="float">
            <text:p>76,4045</text:p>
          </table:table-cell>
          <table:table-cell office:value-type="float" office:value="113.847" calcext:value-type="float">
            <text:p>113,847</text:p>
          </table:table-cell>
          <table:table-cell office:value-type="float" office:value="175.824" calcext:value-type="float">
            <text:p>175,824</text:p>
          </table:table-cell>
          <table:table-cell office:value-type="float" office:value="229.813" calcext:value-type="float">
            <text:p>229,813</text:p>
          </table:table-cell>
          <table:table-cell office:value-type="float" office:value="264.287" calcext:value-type="float">
            <text:p>264,287</text:p>
          </table:table-cell>
          <table:table-cell office:value-type="float" office:value="297.153" calcext:value-type="float">
            <text:p>297,153</text:p>
          </table:table-cell>
          <table:table-cell office:value-type="float" office:value="341.667" calcext:value-type="float">
            <text:p>341,667</text:p>
          </table:table-cell>
          <table:table-cell office:value-type="float" office:value="416.006" calcext:value-type="float">
            <text:p>416,006</text:p>
          </table:table-cell>
          <table:table-cell office:value-type="float" office:value="505.572" calcext:value-type="float">
            <text:p>505,572</text:p>
          </table:table-cell>
          <table:table-cell office:value-type="float" office:value="587.231" calcext:value-type="float">
            <text:p>587,231</text:p>
          </table:table-cell>
          <table:table-cell office:value-type="float" office:value="665.73" calcext:value-type="float">
            <text:p>665,73</text:p>
          </table:table-cell>
          <table:table-cell office:value-type="float" office:value="764.888" calcext:value-type="float">
            <text:p>764,888</text:p>
          </table:table-cell>
          <table:table-cell office:value-type="float" office:value="887.015" calcext:value-type="float">
            <text:p>887,015</text:p>
          </table:table-cell>
          <table:table-cell office:value-type="float" office:value="1003.17" calcext:value-type="float">
            <text:p>1003,17</text:p>
          </table:table-cell>
          <table:table-cell office:value-type="float" office:value="1106.27" calcext:value-type="float">
            <text:p>1106,27</text:p>
          </table:table-cell>
          <table:table-cell office:value-type="float" office:value="1199.1" calcext:value-type="float">
            <text:p>1199,1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76.4045" calcext:value-type="float">
            <text:p>76,4045</text:p>
          </table:table-cell>
          <table:table-cell office:value-type="float" office:value="113.847" calcext:value-type="float">
            <text:p>113,847</text:p>
          </table:table-cell>
          <table:table-cell office:value-type="float" office:value="175.824" calcext:value-type="float">
            <text:p>175,824</text:p>
          </table:table-cell>
          <table:table-cell office:value-type="float" office:value="229.813" calcext:value-type="float">
            <text:p>229,813</text:p>
          </table:table-cell>
          <table:table-cell office:value-type="float" office:value="264.287" calcext:value-type="float">
            <text:p>264,287</text:p>
          </table:table-cell>
          <table:table-cell office:value-type="float" office:value="297.153" calcext:value-type="float">
            <text:p>297,153</text:p>
          </table:table-cell>
          <table:table-cell office:value-type="float" office:value="355.844" calcext:value-type="float">
            <text:p>355,844</text:p>
          </table:table-cell>
          <table:table-cell office:value-type="float" office:value="430.183" calcext:value-type="float">
            <text:p>430,183</text:p>
          </table:table-cell>
          <table:table-cell office:value-type="float" office:value="519.75" calcext:value-type="float">
            <text:p>519,75</text:p>
          </table:table-cell>
          <table:table-cell office:value-type="float" office:value="601.409" calcext:value-type="float">
            <text:p>601,409</text:p>
          </table:table-cell>
          <table:table-cell office:value-type="float" office:value="679.907" calcext:value-type="float">
            <text:p>679,907</text:p>
          </table:table-cell>
          <table:table-cell office:value-type="float" office:value="779.066" calcext:value-type="float">
            <text:p>779,066</text:p>
          </table:table-cell>
          <table:table-cell office:value-type="float" office:value="906.092" calcext:value-type="float">
            <text:p>906,092</text:p>
          </table:table-cell>
          <table:table-cell office:value-type="float" office:value="1025.71" calcext:value-type="float">
            <text:p>1025,71</text:p>
          </table:table-cell>
          <table:table-cell office:value-type="float" office:value="1131.81" calcext:value-type="float">
            <text:p>1131,81</text:p>
          </table:table-cell>
          <table:table-cell office:value-type="float" office:value="1224.64" calcext:value-type="float">
            <text:p>1224,64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76.4045" calcext:value-type="float">
            <text:p>76,4045</text:p>
          </table:table-cell>
          <table:table-cell office:value-type="float" office:value="113.847" calcext:value-type="float">
            <text:p>113,847</text:p>
          </table:table-cell>
          <table:table-cell office:value-type="float" office:value="180.407" calcext:value-type="float">
            <text:p>180,407</text:p>
          </table:table-cell>
          <table:table-cell office:value-type="float" office:value="245.62" calcext:value-type="float">
            <text:p>245,62</text:p>
          </table:table-cell>
          <table:table-cell office:value-type="float" office:value="280.095" calcext:value-type="float">
            <text:p>280,095</text:p>
          </table:table-cell>
          <table:table-cell office:value-type="float" office:value="312.96" calcext:value-type="float">
            <text:p>312,96</text:p>
          </table:table-cell>
          <table:table-cell office:value-type="float" office:value="378.793" calcext:value-type="float">
            <text:p>378,793</text:p>
          </table:table-cell>
          <table:table-cell office:value-type="float" office:value="453.132" calcext:value-type="float">
            <text:p>453,132</text:p>
          </table:table-cell>
          <table:table-cell office:value-type="float" office:value="542.699" calcext:value-type="float">
            <text:p>542,699</text:p>
          </table:table-cell>
          <table:table-cell office:value-type="float" office:value="624.358" calcext:value-type="float">
            <text:p>624,358</text:p>
          </table:table-cell>
          <table:table-cell office:value-type="float" office:value="702.856" calcext:value-type="float">
            <text:p>702,856</text:p>
          </table:table-cell>
          <table:table-cell office:value-type="float" office:value="802.015" calcext:value-type="float">
            <text:p>802,015</text:p>
          </table:table-cell>
          <table:table-cell office:value-type="float" office:value="933.94" calcext:value-type="float">
            <text:p>933,94</text:p>
          </table:table-cell>
          <table:table-cell office:value-type="float" office:value="1076.66" calcext:value-type="float">
            <text:p>1076,66</text:p>
          </table:table-cell>
          <table:table-cell office:value-type="float" office:value="1204.74" calcext:value-type="float">
            <text:p>1204,74</text:p>
          </table:table-cell>
          <table:table-cell office:value-type="float" office:value="1320.23" calcext:value-type="float">
            <text:p>1320,23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.M82:.S92])" office:value-type="float" office:value="464.34768" calcext:value-type="float">
            <text:p>464,34768</text:p>
          </table:table-cell>
          <table:table-cell table:number-columns-repeated="1000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3.87298" calcext:value-type="float">
            <text:p>3,872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.47723" calcext:value-type="float">
            <text:p>5,47723</text:p>
          </table:table-cell>
          <table:table-cell office:value-type="float" office:value="7.14143" calcext:value-type="float">
            <text:p>7,14143</text:p>
          </table:table-cell>
          <table:table-cell office:value-type="float" office:value="5.19615" calcext:value-type="float">
            <text:p>5,19615</text:p>
          </table:table-cell>
          <table:table-cell office:value-type="float" office:value="4.89898" calcext:value-type="float">
            <text:p>4,8989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.7279" calcext:value-type="float">
            <text:p>12,7279</text:p>
          </table:table-cell>
          <table:table-cell office:value-type="float" office:value="13.1909" calcext:value-type="float">
            <text:p>13,1909</text:p>
          </table:table-cell>
          <table:table-cell office:value-type="float" office:value="13.8564" calcext:value-type="float">
            <text:p>13,8564</text:p>
          </table:table-cell>
          <table:table-cell office:value-type="float" office:value="12.49" calcext:value-type="float">
            <text:p>12,49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.74456" calcext:value-type="float">
            <text:p>5,744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.87298" calcext:value-type="float">
            <text:p>3,87298</text:p>
          </table:table-cell>
          <table:table-cell table:number-columns-repeated="2" office:value-type="float" office:value="5.74456" calcext:value-type="float">
            <text:p>5,74456</text:p>
          </table:table-cell>
          <table:table-cell table:style-name="ce20" office:value-type="float" office:value="5.47723" calcext:value-type="float">
            <text:p>5,47723</text:p>
          </table:table-cell>
          <table:table-cell office:value-type="float" office:value="6.245" calcext:value-type="float">
            <text:p>6,245</text:p>
          </table:table-cell>
          <table:table-cell office:value-type="float" office:value="11.0905" calcext:value-type="float">
            <text:p>11,0905</text:p>
          </table:table-cell>
          <table:table-cell table:number-columns-repeated="2" office:value-type="float" office:value="7.34847" calcext:value-type="float">
            <text:p>7,34847</text:p>
          </table:table-cell>
          <table:table-cell office:value-type="float" office:value="11.4891" calcext:value-type="float">
            <text:p>11,4891</text:p>
          </table:table-cell>
          <table:table-cell office:value-type="float" office:value="13.1909" calcext:value-type="float">
            <text:p>13,1909</text:p>
          </table:table-cell>
          <table:table-cell office:value-type="float" office:value="14.2829" calcext:value-type="float">
            <text:p>14,2829</text:p>
          </table:table-cell>
          <table:table-cell table:number-columns-repeated="2" office:value-type="float" office:value="13.1909" calcext:value-type="float">
            <text:p>13,1909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477" calcext:value-type="float">
            <text:p>13,7477</text:p>
          </table:table-cell>
          <table:table-cell office:value-type="float" office:value="0" calcext:value-type="float">
            <text:p>0</text:p>
          </table:table-cell>
          <table:table-cell office:value-type="float" office:value="5.19615" calcext:value-type="float">
            <text:p>5,19615</text:p>
          </table:table-cell>
          <table:table-cell office:value-type="float" office:value="1.73205" calcext:value-type="float">
            <text:p>1,73205</text:p>
          </table:table-cell>
          <table:table-cell office:value-type="float" office:value="3.87298" calcext:value-type="float">
            <text:p>3,87298</text:p>
          </table:table-cell>
          <table:table-cell office:value-type="float" office:value="6.9282" calcext:value-type="float">
            <text:p>6,9282</text:p>
          </table:table-cell>
          <table:table-cell office:value-type="float" office:value="6.7082" calcext:value-type="float">
            <text:p>6,7082</text:p>
          </table:table-cell>
          <table:table-cell office:value-type="float" office:value="4.89898" calcext:value-type="float">
            <text:p>4,89898</text:p>
          </table:table-cell>
          <table:table-cell table:number-columns-repeated="2" office:value-type="float" office:value="3.4641" calcext:value-type="float">
            <text:p>3,4641</text:p>
          </table:table-cell>
          <table:table-cell table:number-columns-repeated="2" office:value-type="float" office:value="9.48683" calcext:value-type="float">
            <text:p>9,48683</text:p>
          </table:table-cell>
          <table:table-cell office:value-type="float" office:value="7.74597" calcext:value-type="float">
            <text:p>7,74597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5.2971" calcext:value-type="float">
            <text:p>15,2971</text:p>
          </table:table-cell>
          <table:table-cell office:value-type="float" office:value="7.34847" calcext:value-type="float">
            <text:p>7,34847</text:p>
          </table:table-cell>
          <table:table-cell office:value-type="float" office:value="9.48683" calcext:value-type="float">
            <text:p>9,48683</text:p>
          </table:table-cell>
          <table:table-cell office:value-type="float" office:value="10.5357" calcext:value-type="float">
            <text:p>10,53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6969" calcext:value-type="float">
            <text:p>14,6969</text:p>
          </table:table-cell>
          <table:table-cell office:value-type="float" office:value="3.4641" calcext:value-type="float">
            <text:p>3,4641</text:p>
          </table:table-cell>
          <table:table-cell office:value-type="float" office:value="6.9282" calcext:value-type="float">
            <text:p>6,9282</text:p>
          </table:table-cell>
          <table:table-cell office:value-type="float" office:value="8.12404" calcext:value-type="float">
            <text:p>8,12404</text:p>
          </table:table-cell>
          <table:table-cell office:value-type="float" office:value="3.87298" calcext:value-type="float">
            <text:p>3,87298</text:p>
          </table:table-cell>
          <table:table-cell office:value-type="float" office:value="11.225" calcext:value-type="float">
            <text:p>11,225</text:p>
          </table:table-cell>
          <table:table-cell office:value-type="float" office:value="11.7473" calcext:value-type="float">
            <text:p>11,7473</text:p>
          </table:table-cell>
          <table:table-cell office:value-type="float" office:value="9.79796" calcext:value-type="float">
            <text:p>9,79796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5.3948" calcext:value-type="float">
            <text:p>15,3948</text:p>
          </table:table-cell>
          <table:table-cell office:value-type="float" office:value="4.89898" calcext:value-type="float">
            <text:p>4,89898</text:p>
          </table:table-cell>
          <table:table-cell office:value-type="float" office:value="7.14143" calcext:value-type="float">
            <text:p>7,14143</text:p>
          </table:table-cell>
          <table:table-cell office:value-type="float" office:value="6.48074" calcext:value-type="float">
            <text:p>6,48074</text:p>
          </table:table-cell>
          <table:table-cell table:number-columns-repeated="2" office:value-type="float" office:value="7.14143" calcext:value-type="float">
            <text:p>7,14143</text:p>
          </table:table-cell>
          <table:table-cell office:value-type="float" office:value="0" calcext:value-type="float">
            <text:p>0</text:p>
          </table:table-cell>
          <table:table-cell office:value-type="float" office:value="5.47723" calcext:value-type="float">
            <text:p>5,47723</text:p>
          </table:table-cell>
          <table:table-cell office:value-type="float" office:value="3.4641" calcext:value-type="float">
            <text:p>3,4641</text:p>
          </table:table-cell>
          <table:table-cell office:value-type="float" office:value="6.9282" calcext:value-type="float">
            <text:p>6,9282</text:p>
          </table:table-cell>
          <table:table-cell office:value-type="float" office:value="7.14143" calcext:value-type="float">
            <text:p>7,14143</text:p>
          </table:table-cell>
          <table:table-cell table:number-columns-repeated="3" office:value-type="float" office:value="6.245" calcext:value-type="float">
            <text:p>6,245</text:p>
          </table:table-cell>
          <table:table-cell office:value-type="float" office:value="3.4641" calcext:value-type="float">
            <text:p>3,4641</text:p>
          </table:table-cell>
          <table:table-cell office:value-type="float" office:value="9.32738" calcext:value-type="float">
            <text:p>9,32738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9.32738" calcext:value-type="float">
            <text:p>9,3273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58258" calcext:value-type="float">
            <text:p>4,58258</text:p>
          </table:table-cell>
          <table:table-cell office:value-type="float" office:value="3" calcext:value-type="float">
            <text:p>3</text:p>
          </table:table-cell>
          <table:table-cell office:value-type="float" office:value="7.14143" calcext:value-type="float">
            <text:p>7,14143</text:p>
          </table:table-cell>
          <table:table-cell office:value-type="float" office:value="6.245" calcext:value-type="float">
            <text:p>6,245</text:p>
          </table:table-cell>
          <table:table-cell office:value-type="float" office:value="4.89898" calcext:value-type="float">
            <text:p>4,89898</text:p>
          </table:table-cell>
          <table:table-cell office:value-type="float" office:value="5.74456" calcext:value-type="float">
            <text:p>5,74456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6.9282" calcext:value-type="float">
            <text:p>6,9282</text:p>
          </table:table-cell>
          <table:table-cell office:value-type="float" office:value="6" calcext:value-type="float">
            <text:p>6</text:p>
          </table:table-cell>
          <table:table-cell office:value-type="float" office:value="3.87298" calcext:value-type="float">
            <text:p>3,87298</text:p>
          </table:table-cell>
          <table:table-cell office:value-type="float" office:value="4.24264" calcext:value-type="float">
            <text:p>4,242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.14143" calcext:value-type="float">
            <text:p>7,14143</text:p>
          </table:table-cell>
          <table:table-cell office:value-type="float" office:value="0" calcext:value-type="float">
            <text:p>0</text:p>
          </table:table-cell>
          <table:table-cell office:value-type="float" office:value="3.87298" calcext:value-type="float">
            <text:p>3,87298</text:p>
          </table:table-cell>
          <table:table-cell table:style-name="ce27" office:value-type="float" office:value="1.73205" calcext:value-type="float">
            <text:p>1,73205</text:p>
          </table:table-cell>
          <table:table-cell office:value-type="float" office:value="4.24264" calcext:value-type="float">
            <text:p>4,24264</text:p>
          </table:table-cell>
          <table:table-cell table:number-columns-repeated="2" office:value-type="float" office:value="7.54983" calcext:value-type="float">
            <text:p>7,54983</text:p>
          </table:table-cell>
          <table:table-cell table:number-columns-repeated="2" office:value-type="float" office:value="4.58258" calcext:value-type="float">
            <text:p>4,58258</text:p>
          </table:table-cell>
          <table:table-cell office:value-type="float" office:value="4.24264" calcext:value-type="float">
            <text:p>4,24264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.245" calcext:value-type="float">
            <text:p>6,245</text:p>
          </table:table-cell>
          <table:table-cell office:value-type="float" office:value="4.89898" calcext:value-type="float">
            <text:p>4,89898</text:p>
          </table:table-cell>
          <table:table-cell office:value-type="float" office:value="5.47723" calcext:value-type="float">
            <text:p>5,47723</text:p>
          </table:table-cell>
          <table:table-cell office:value-type="float" office:value="3.87298" calcext:value-type="float">
            <text:p>3,87298</text:p>
          </table:table-cell>
          <table:table-cell office:value-type="float" office:value="7.54983" calcext:value-type="float">
            <text:p>7,54983</text:p>
          </table:table-cell>
          <table:table-cell office:value-type="float" office:value="2.44949" calcext:value-type="float">
            <text:p>2,44949</text:p>
          </table:table-cell>
          <table:table-cell office:value-type="float" office:value="4.24264" calcext:value-type="float">
            <text:p>4,24264</text:p>
          </table:table-cell>
          <table:table-cell office:value-type="float" office:value="3.4641" calcext:value-type="float">
            <text:p>3,4641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8.12404" calcext:value-type="float">
            <text:p>8,12404</text:p>
          </table:table-cell>
          <table:table-cell office:value-type="float" office:value="6" calcext:value-type="float">
            <text:p>6</text:p>
          </table:table-cell>
          <table:table-cell office:value-type="float" office:value="3.4641" calcext:value-type="float">
            <text:p>3,4641</text:p>
          </table:table-cell>
          <table:table-cell office:value-type="float" office:value="5.19615" calcext:value-type="float">
            <text:p>5,19615</text:p>
          </table:table-cell>
          <table:table-cell office:value-type="float" office:value="3.4641" calcext:value-type="float">
            <text:p>3,4641</text:p>
          </table:table-cell>
          <table:table-cell office:value-type="float" office:value="6" calcext:value-type="float">
            <text:p>6</text:p>
          </table:table-cell>
          <table:table-cell office:value-type="float" office:value="7.93725" calcext:value-type="float">
            <text:p>7,93725</text:p>
          </table:table-cell>
          <table:table-cell office:value-type="float" office:value="3.4641" calcext:value-type="float">
            <text:p>3,4641</text:p>
          </table:table-cell>
          <table:table-cell office:value-type="float" office:value="8.48528" calcext:value-type="float">
            <text:p>8,48528</text:p>
          </table:table-cell>
          <table:table-cell office:value-type="float" office:value="6.48074" calcext:value-type="float">
            <text:p>6,48074</text:p>
          </table:table-cell>
          <table:table-cell office:value-type="float" office:value="2.44949" calcext:value-type="float">
            <text:p>2,44949</text:p>
          </table:table-cell>
          <table:table-cell office:value-type="float" office:value="5.19615" calcext:value-type="float">
            <text:p>5,19615</text:p>
          </table:table-cell>
          <table:table-cell office:value-type="float" office:value="5.47723" calcext:value-type="float">
            <text:p>5,47723</text:p>
          </table:table-cell>
          <table:table-cell office:value-type="float" office:value="7.34847" calcext:value-type="float">
            <text:p>7,34847</text:p>
          </table:table-cell>
          <table:table-cell office:value-type="float" office:value="5.47723" calcext:value-type="float">
            <text:p>5,47723</text:p>
          </table:table-cell>
          <table:table-cell office:value-type="float" office:value="6.48074" calcext:value-type="float">
            <text:p>6,48074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87298" calcext:value-type="float">
            <text:p>3,87298</text:p>
          </table:table-cell>
          <table:table-cell office:value-type="float" office:value="3.4641" calcext:value-type="float">
            <text:p>3,46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.1244" calcext:value-type="float">
            <text:p>12,1244</text:p>
          </table:table-cell>
          <table:table-cell office:value-type="float" office:value="10.8167" calcext:value-type="float">
            <text:p>10,816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.49" calcext:value-type="float">
            <text:p>12,49</text:p>
          </table:table-cell>
          <table:table-cell office:value-type="float" office:value="10.5357" calcext:value-type="float">
            <text:p>10,5357</text:p>
          </table:table-cell>
          <table:table-cell table:number-columns-repeated="2" office:value-type="float" office:value="8.66025" calcext:value-type="float">
            <text:p>8,66025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.4641" calcext:value-type="float">
            <text:p>3,4641</text:p>
          </table:table-cell>
          <table:table-cell office:value-type="float" office:value="0" calcext:value-type="float">
            <text:p>0</text:p>
          </table:table-cell>
          <table:table-cell office:value-type="float" office:value="3.4641" calcext:value-type="float">
            <text:p>3,4641</text:p>
          </table:table-cell>
          <table:table-cell office:value-type="float" office:value="5.19615" calcext:value-type="float">
            <text:p>5,19615</text:p>
          </table:table-cell>
          <table:table-cell office:value-type="float" office:value="3.4641" calcext:value-type="float">
            <text:p>3,4641</text:p>
          </table:table-cell>
          <table:table-cell office:value-type="float" office:value="4.89898" calcext:value-type="float">
            <text:p>4,89898</text:p>
          </table:table-cell>
          <table:table-cell office:value-type="float" office:value="6.245" calcext:value-type="float">
            <text:p>6,245</text:p>
          </table:table-cell>
          <table:table-cell office:value-type="float" office:value="6.7082" calcext:value-type="float">
            <text:p>6,7082</text:p>
          </table:table-cell>
          <table:table-cell office:value-type="float" office:value="3.4641" calcext:value-type="float">
            <text:p>3,4641</text:p>
          </table:table-cell>
          <table:table-cell office:value-type="float" office:value="4.24264" calcext:value-type="float">
            <text:p>4,24264</text:p>
          </table:table-cell>
          <table:table-cell office:value-type="float" office:value="8.66025" calcext:value-type="float">
            <text:p>8,66025</text:p>
          </table:table-cell>
          <table:table-cell office:value-type="float" office:value="14.1774" calcext:value-type="float">
            <text:p>14,1774</text:p>
          </table:table-cell>
          <table:table-cell office:value-type="float" office:value="13.9642" calcext:value-type="float">
            <text:p>13,9642</text:p>
          </table:table-cell>
          <table:table-cell office:value-type="float" office:value="12" calcext:value-type="float">
            <text:p>12</text:p>
          </table:table-cell>
          <table:table-cell office:value-type="float" office:value="8.48528" calcext:value-type="float">
            <text:p>8,48528</text:p>
          </table:table-cell>
          <table:table-cell office:value-type="float" office:value="7.14143" calcext:value-type="float">
            <text:p>7,14143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3.4641" calcext:value-type="float">
            <text:p>3,4641</text:p>
          </table:table-cell>
          <table:table-cell table:number-columns-repeated="2" office:value-type="float" office:value="2.44949" calcext:value-type="float">
            <text:p>2,4494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9898" calcext:value-type="float">
            <text:p>4,89898</text:p>
          </table:table-cell>
          <table:table-cell table:number-columns-repeated="2" office:value-type="float" office:value="11.225" calcext:value-type="float">
            <text:p>11,225</text:p>
          </table:table-cell>
          <table:table-cell office:value-type="float" office:value="8.12404" calcext:value-type="float">
            <text:p>8,12404</text:p>
          </table:table-cell>
          <table:table-cell office:value-type="float" office:value="7.74597" calcext:value-type="float">
            <text:p>7,74597</text:p>
          </table:table-cell>
          <table:table-cell office:value-type="float" office:value="8.12404" calcext:value-type="float">
            <text:p>8,12404</text:p>
          </table:table-cell>
          <table:table-cell table:style-name="ce33" office:value-type="float" office:value="2.44949" calcext:value-type="float">
            <text:p>2,44949</text:p>
          </table:table-cell>
          <table:table-cell office:value-type="float" office:value="2.44949" calcext:value-type="float">
            <text:p>2,44949</text:p>
          </table:table-cell>
          <table:table-cell office:value-type="float" office:value="4.24264" calcext:value-type="float">
            <text:p>4,24264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.7082" calcext:value-type="float">
            <text:p>6,7082</text:p>
          </table:table-cell>
          <table:table-cell office:value-type="float" office:value="7.74597" calcext:value-type="float">
            <text:p>7,74597</text:p>
          </table:table-cell>
          <table:table-cell office:value-type="float" office:value="5.19615" calcext:value-type="float">
            <text:p>5,19615</text:p>
          </table:table-cell>
          <table:table-cell office:value-type="float" office:value="3.4641" calcext:value-type="float">
            <text:p>3,4641</text:p>
          </table:table-cell>
          <table:table-cell office:value-type="float" office:value="0" calcext:value-type="float">
            <text:p>0</text:p>
          </table:table-cell>
          <table:table-cell office:value-type="float" office:value="3.4641" calcext:value-type="float">
            <text:p>3,4641</text:p>
          </table:table-cell>
          <table:table-cell office:value-type="float" office:value="8.66025" calcext:value-type="float">
            <text:p>8,66025</text:p>
          </table:table-cell>
          <table:table-cell office:value-type="float" office:value="7.74597" calcext:value-type="float">
            <text:p>7,74597</text:p>
          </table:table-cell>
          <table:table-cell office:value-type="float" office:value="9.16515" calcext:value-type="float">
            <text:p>9,16515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8.66025" calcext:value-type="float">
            <text:p>8,66025</text:p>
          </table:table-cell>
          <table:table-cell office:value-type="float" office:value="3" calcext:value-type="float">
            <text:p>3</text:p>
          </table:table-cell>
          <table:table-cell office:value-type="float" office:value="5.47723" calcext:value-type="float">
            <text:p>5,47723</text:p>
          </table:table-cell>
          <table:table-cell office:value-type="float" office:value="6" calcext:value-type="float">
            <text:p>6</text:p>
          </table:table-cell>
          <table:table-cell office:value-type="float" office:value="3.4641" calcext:value-type="float">
            <text:p>3,4641</text:p>
          </table:table-cell>
          <table:table-cell office:value-type="float" office:value="7.34847" calcext:value-type="float">
            <text:p>7,34847</text:p>
          </table:table-cell>
          <table:table-cell office:value-type="float" office:value="3.4641" calcext:value-type="float">
            <text:p>3,4641</text:p>
          </table:table-cell>
          <table:table-cell office:value-type="float" office:value="5.74456" calcext:value-type="float">
            <text:p>5,74456</text:p>
          </table:table-cell>
          <table:table-cell office:value-type="float" office:value="6.48074" calcext:value-type="float">
            <text:p>6,48074</text:p>
          </table:table-cell>
          <table:table-cell office:value-type="float" office:value="9.16515" calcext:value-type="float">
            <text:p>9,16515</text:p>
          </table:table-cell>
          <table:table-cell office:value-type="float" office:value="9.79796" calcext:value-type="float">
            <text:p>9,79796</text:p>
          </table:table-cell>
          <table:table-cell office:value-type="float" office:value="10.6771" calcext:value-type="float">
            <text:p>10,6771</text:p>
          </table:table-cell>
          <table:table-cell office:value-type="float" office:value="9.16515" calcext:value-type="float">
            <text:p>9,16515</text:p>
          </table:table-cell>
          <table:table-cell office:value-type="float" office:value="6.9282" calcext:value-type="float">
            <text:p>6,9282</text:p>
          </table:table-cell>
          <table:table-cell office:value-type="float" office:value="6.7082" calcext:value-type="float">
            <text:p>6,7082</text:p>
          </table:table-cell>
          <table:table-cell office:value-type="float" office:value="6.9282" calcext:value-type="float">
            <text:p>6,9282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1774" calcext:value-type="float">
            <text:p>14,17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89898" calcext:value-type="float">
            <text:p>4,89898</text:p>
          </table:table-cell>
          <table:table-cell office:value-type="float" office:value="3.4641" calcext:value-type="float">
            <text:p>3,46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8258" calcext:value-type="float">
            <text:p>4,58258</text:p>
          </table:table-cell>
          <table:table-cell office:value-type="float" office:value="11.225" calcext:value-type="float">
            <text:p>11,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4143" calcext:value-type="float">
            <text:p>7,141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89898" calcext:value-type="float">
            <text:p>4,89898</text:p>
          </table:table-cell>
          <table:table-cell office:value-type="float" office:value="23.1084" calcext:value-type="float">
            <text:p>23,1084</text:p>
          </table:table-cell>
          <table:table-cell office:value-type="float" office:value="21.9773" calcext:value-type="float">
            <text:p>21,9773</text:p>
          </table:table-cell>
          <table:table-cell office:value-type="float" office:value="22.6495" calcext:value-type="float">
            <text:p>22,6495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1"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formula="of:=[.E98]+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81]+[.F99]+[.G98]-[.F98]" office:value-type="float" office:value="0" calcext:value-type="float">
            <text:p>0</text:p>
          </table:table-cell>
          <table:table-cell table:formula="of:=[.H81]+[.G99]+[.H98]-[.G98]" office:value-type="float" office:value="3.87298" calcext:value-type="float">
            <text:p>3,87298</text:p>
          </table:table-cell>
          <table:table-cell table:formula="of:=[.I81]+[.H99]+[.I98]-[.H98]" office:value-type="float" office:value="3.87298" calcext:value-type="float">
            <text:p>3,87298</text:p>
          </table:table-cell>
          <table:table-cell table:formula="of:=[.J81]+[.I99]+[.J98]-[.I98]" office:value-type="float" office:value="6.87298" calcext:value-type="float">
            <text:p>6,87298</text:p>
          </table:table-cell>
          <table:table-cell table:formula="of:=[.K81]+[.J99]+[.K98]-[.J98]" office:value-type="float" office:value="9.87298" calcext:value-type="float">
            <text:p>9,87298</text:p>
          </table:table-cell>
          <table:table-cell table:style-name="ce14" table:formula="of:=[.L81]+[.K99]+[.L98]-[.K98]" office:value-type="float" office:value="9.87298" calcext:value-type="float">
            <text:p>9,87298</text:p>
          </table:table-cell>
          <table:table-cell table:formula="of:=[.M81]+[.L99]+[.M98]-[.L98]" office:value-type="float" office:value="15.35021" calcext:value-type="float">
            <text:p>15,35021</text:p>
          </table:table-cell>
          <table:table-cell table:formula="of:=[.N81]+[.M99]+[.N98]-[.M98]" office:value-type="float" office:value="22.49164" calcext:value-type="float">
            <text:p>22,49164</text:p>
          </table:table-cell>
          <table:table-cell table:formula="of:=[.O81]+[.N99]+[.O98]-[.N98]" office:value-type="float" office:value="27.68779" calcext:value-type="float">
            <text:p>27,68779</text:p>
          </table:table-cell>
          <table:table-cell table:formula="of:=[.P81]+[.O99]+[.P98]-[.O98]" office:value-type="float" office:value="32.58677" calcext:value-type="float">
            <text:p>32,58677</text:p>
          </table:table-cell>
          <table:table-cell table:formula="of:=[.Q81]+[.P99]+[.Q98]-[.P98]" office:value-type="float" office:value="32.58677" calcext:value-type="float">
            <text:p>32,58677</text:p>
          </table:table-cell>
          <table:table-cell table:formula="of:=[.R81]+[.Q99]+[.R98]-[.Q98]" office:value-type="float" office:value="41.58677" calcext:value-type="float">
            <text:p>41,58677</text:p>
          </table:table-cell>
          <table:table-cell table:style-name="ce14" table:formula="of:=[.S81]+[.R99]+[.S98]-[.R98]" office:value-type="float" office:value="54.31467" calcext:value-type="float">
            <text:p>54,31467</text:p>
          </table:table-cell>
          <table:table-cell table:formula="of:=[.T81]+[.S99]+[.T98]-[.S98]" office:value-type="float" office:value="67.50557" calcext:value-type="float">
            <text:p>67,50557</text:p>
          </table:table-cell>
          <table:table-cell table:formula="of:=[.U81]+[.T99]+[.U98]-[.T98]" office:value-type="float" office:value="81.36197" calcext:value-type="float">
            <text:p>81,36197</text:p>
          </table:table-cell>
          <table:table-cell table:formula="of:=[.V81]+[.U99]+[.V98]-[.U98]" office:value-type="float" office:value="93.85197" calcext:value-type="float">
            <text:p>93,85197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formula="of:=[.E99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82]+[.F100]+[.G99]-[.F99]" office:value-type="float" office:value="5.74456" calcext:value-type="float">
            <text:p>5,74456</text:p>
          </table:table-cell>
          <table:table-cell table:formula="of:=[.H82]+[.G100]+[.H99]-[.G99]" office:value-type="float" office:value="9.61754" calcext:value-type="float">
            <text:p>9,61754</text:p>
          </table:table-cell>
          <table:table-cell table:formula="of:=[.I82]+[.H100]+[.I99]-[.H99]" office:value-type="float" office:value="18.61754" calcext:value-type="float">
            <text:p>18,61754</text:p>
          </table:table-cell>
          <table:table-cell table:formula="of:=[.J82]+[.I100]+[.J99]-[.I99]" office:value-type="float" office:value="25.49052" calcext:value-type="float">
            <text:p>25,49052</text:p>
          </table:table-cell>
          <table:table-cell table:formula="of:=[.K82]+[.J100]+[.K99]-[.J99]" office:value-type="float" office:value="34.23508" calcext:value-type="float">
            <text:p>34,23508</text:p>
          </table:table-cell>
          <table:table-cell table:formula="of:=[.L82]+[.K100]+[.L99]-[.K99]" office:value-type="float" office:value="39.97964" calcext:value-type="float">
            <text:p>39,97964</text:p>
          </table:table-cell>
          <table:table-cell table:formula="of:=[.M82]+[.L100]+[.M99]-[.L99]" office:value-type="float" office:value="50.9341" calcext:value-type="float">
            <text:p>50,9341</text:p>
          </table:table-cell>
          <table:table-cell table:formula="of:=[.N82]+[.M100]+[.N99]-[.M99]" office:value-type="float" office:value="64.32053" calcext:value-type="float">
            <text:p>64,32053</text:p>
          </table:table-cell>
          <table:table-cell table:formula="of:=[.O82]+[.N100]+[.O99]-[.N99]" office:value-type="float" office:value="80.60718" calcext:value-type="float">
            <text:p>80,60718</text:p>
          </table:table-cell>
          <table:table-cell table:formula="of:=[.P82]+[.O100]+[.P99]-[.O99]" office:value-type="float" office:value="92.85463" calcext:value-type="float">
            <text:p>92,85463</text:p>
          </table:table-cell>
          <table:table-cell table:formula="of:=[.Q82]+[.P100]+[.Q99]-[.P99]" office:value-type="float" office:value="100.2031" calcext:value-type="float">
            <text:p>100,2031</text:p>
          </table:table-cell>
          <table:table-cell table:formula="of:=[.R82]+[.Q100]+[.R99]-[.Q99]" office:value-type="float" office:value="120.6922" calcext:value-type="float">
            <text:p>120,6922</text:p>
          </table:table-cell>
          <table:table-cell table:formula="of:=[.S82]+[.R100]+[.S99]-[.R99]" office:value-type="float" office:value="146.611" calcext:value-type="float">
            <text:p>146,611</text:p>
          </table:table-cell>
          <table:table-cell table:formula="of:=[.T82]+[.S100]+[.T99]-[.S99]" office:value-type="float" office:value="174.0848" calcext:value-type="float">
            <text:p>174,0848</text:p>
          </table:table-cell>
          <table:table-cell table:formula="of:=[.U82]+[.T100]+[.U99]-[.T99]" office:value-type="float" office:value="201.1321" calcext:value-type="float">
            <text:p>201,1321</text:p>
          </table:table-cell>
          <table:table-cell table:formula="of:=[.V82]+[.U100]+[.V99]-[.U99]" office:value-type="float" office:value="226.813" calcext:value-type="float">
            <text:p>226,813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formula="of:=[.E100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G83]+[.F101]+[.G100]-[.F100]" office:value-type="float" office:value="5.74456" calcext:value-type="float">
            <text:p>5,74456</text:p>
          </table:table-cell>
          <table:table-cell table:formula="of:=[.H83]+[.G101]+[.H100]-[.G100]" office:value-type="float" office:value="9.61754" calcext:value-type="float">
            <text:p>9,61754</text:p>
          </table:table-cell>
          <table:table-cell table:formula="of:=[.I83]+[.H101]+[.I100]-[.H100]" office:value-type="float" office:value="32.36524" calcext:value-type="float">
            <text:p>32,36524</text:p>
          </table:table-cell>
          <table:table-cell table:formula="of:=[.J83]+[.I101]+[.J100]-[.I100]" office:value-type="float" office:value="39.23822" calcext:value-type="float">
            <text:p>39,23822</text:p>
          </table:table-cell>
          <table:table-cell table:formula="of:=[.K83]+[.J101]+[.K100]-[.J100]" office:value-type="float" office:value="53.17893" calcext:value-type="float">
            <text:p>53,17893</text:p>
          </table:table-cell>
          <table:table-cell table:formula="of:=[.L83]+[.K101]+[.L100]-[.K100]" office:value-type="float" office:value="60.65554" calcext:value-type="float">
            <text:p>60,65554</text:p>
          </table:table-cell>
          <table:table-cell table:formula="of:=[.M83]+[.L101]+[.M100]-[.L100]" office:value-type="float" office:value="75.48298" calcext:value-type="float">
            <text:p>75,48298</text:p>
          </table:table-cell>
          <table:table-cell table:formula="of:=[.N83]+[.M101]+[.N100]-[.M100]" office:value-type="float" office:value="95.79761" calcext:value-type="float">
            <text:p>95,79761</text:p>
          </table:table-cell>
          <table:table-cell table:formula="of:=[.O83]+[.N101]+[.O100]-[.N100]" office:value-type="float" office:value="118.79246" calcext:value-type="float">
            <text:p>118,79246</text:p>
          </table:table-cell>
          <table:table-cell table:formula="of:=[.P83]+[.O101]+[.P100]-[.O100]" office:value-type="float" office:value="135.93889" calcext:value-type="float">
            <text:p>135,93889</text:p>
          </table:table-cell>
          <table:table-cell table:formula="of:=[.Q83]+[.P101]+[.Q100]-[.P100]" office:value-type="float" office:value="146.75146" calcext:value-type="float">
            <text:p>146,75146</text:p>
          </table:table-cell>
          <table:table-cell table:formula="of:=[.R83]+[.Q101]+[.R100]-[.Q100]" office:value-type="float" office:value="170.70466" calcext:value-type="float">
            <text:p>170,70466</text:p>
          </table:table-cell>
          <table:table-cell table:formula="of:=[.S83]+[.R101]+[.S100]-[.R100]" office:value-type="float" office:value="206.11029" calcext:value-type="float">
            <text:p>206,11029</text:p>
          </table:table-cell>
          <table:table-cell table:formula="of:=[.T83]+[.S101]+[.T100]-[.S100]" office:value-type="float" office:value="243.07092" calcext:value-type="float">
            <text:p>243,07092</text:p>
          </table:table-cell>
          <table:table-cell table:formula="of:=[.U83]+[.T101]+[.U100]-[.T100]" office:value-type="float" office:value="277.86419" calcext:value-type="float">
            <text:p>277,86419</text:p>
          </table:table-cell>
          <table:table-cell table:formula="of:=[.V83]+[.U101]+[.V100]-[.U100]" office:value-type="float" office:value="303.54509" calcext:value-type="float">
            <text:p>303,54509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formula="of:=[.E101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84]+[.F102]+[.G101]-[.F101]" office:value-type="float" office:value="21.04166" calcext:value-type="float">
            <text:p>21,04166</text:p>
          </table:table-cell>
          <table:table-cell table:formula="of:=[.H84]+[.G102]+[.H101]-[.G101]" office:value-type="float" office:value="32.26311" calcext:value-type="float">
            <text:p>32,26311</text:p>
          </table:table-cell>
          <table:table-cell table:formula="of:=[.I84]+[.H102]+[.I101]-[.H101]" office:value-type="float" office:value="64.49764" calcext:value-type="float">
            <text:p>64,49764</text:p>
          </table:table-cell>
          <table:table-cell table:formula="of:=[.J84]+[.I102]+[.J101]-[.I101]" office:value-type="float" office:value="81.90632" calcext:value-type="float">
            <text:p>81,90632</text:p>
          </table:table-cell>
          <table:table-cell table:formula="of:=[.K84]+[.J102]+[.K101]-[.J101]" office:value-type="float" office:value="95.84703" calcext:value-type="float">
            <text:p>95,84703</text:p>
          </table:table-cell>
          <table:table-cell table:formula="of:=[.L84]+[.K102]+[.L101]-[.K101]" office:value-type="float" office:value="103.32364" calcext:value-type="float">
            <text:p>103,32364</text:p>
          </table:table-cell>
          <table:table-cell table:formula="of:=[.M84]+[.L102]+[.M101]-[.L101]" office:value-type="float" office:value="118.15108" calcext:value-type="float">
            <text:p>118,15108</text:p>
          </table:table-cell>
          <table:table-cell table:formula="of:=[.N84]+[.M102]+[.N101]-[.M101]" office:value-type="float" office:value="153.16261" calcext:value-type="float">
            <text:p>153,16261</text:p>
          </table:table-cell>
          <table:table-cell table:formula="of:=[.O84]+[.N102]+[.O101]-[.N101]" office:value-type="float" office:value="179.62156" calcext:value-type="float">
            <text:p>179,62156</text:p>
          </table:table-cell>
          <table:table-cell table:formula="of:=[.P84]+[.O102]+[.P101]-[.O101]" office:value-type="float" office:value="203.69619" calcext:value-type="float">
            <text:p>203,69619</text:p>
          </table:table-cell>
          <table:table-cell table:formula="of:=[.Q84]+[.P102]+[.Q101]-[.P101]" office:value-type="float" office:value="222.6328" calcext:value-type="float">
            <text:p>222,6328</text:p>
          </table:table-cell>
          <table:table-cell table:formula="of:=[.R84]+[.Q102]+[.R101]-[.Q101]" office:value-type="float" office:value="250.45898" calcext:value-type="float">
            <text:p>250,45898</text:p>
          </table:table-cell>
          <table:table-cell table:formula="of:=[.S84]+[.R102]+[.S101]-[.R101]" office:value-type="float" office:value="297.08961" calcext:value-type="float">
            <text:p>297,08961</text:p>
          </table:table-cell>
          <table:table-cell table:formula="of:=[.T84]+[.S102]+[.T101]-[.S101]" office:value-type="float" office:value="345.79754" calcext:value-type="float">
            <text:p>345,79754</text:p>
          </table:table-cell>
          <table:table-cell table:formula="of:=[.U84]+[.T102]+[.U101]-[.T101]" office:value-type="float" office:value="390.38877" calcext:value-type="float">
            <text:p>390,38877</text:p>
          </table:table-cell>
          <table:table-cell table:formula="of:=[.V84]+[.U102]+[.V101]-[.U101]" office:value-type="float" office:value="416.06967" calcext:value-type="float">
            <text:p>416,06967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formula="of:=[.E102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G85]+[.F103]+[.G102]-[.F102]" office:value-type="float" office:value="36.43646" calcext:value-type="float">
            <text:p>36,43646</text:p>
          </table:table-cell>
          <table:table-cell table:formula="of:=[.H85]+[.G103]+[.H102]-[.G102]" office:value-type="float" office:value="52.55689" calcext:value-type="float">
            <text:p>52,55689</text:p>
          </table:table-cell>
          <table:table-cell table:formula="of:=[.I85]+[.H103]+[.I102]-[.H102]" office:value-type="float" office:value="91.93285" calcext:value-type="float">
            <text:p>91,93285</text:p>
          </table:table-cell>
          <table:table-cell table:formula="of:=[.J85]+[.I103]+[.J102]-[.I102]" office:value-type="float" office:value="115.82227" calcext:value-type="float">
            <text:p>115,82227</text:p>
          </table:table-cell>
          <table:table-cell table:formula="of:=[.K85]+[.J103]+[.K102]-[.J102]" office:value-type="float" office:value="136.90441" calcext:value-type="float">
            <text:p>136,90441</text:p>
          </table:table-cell>
          <table:table-cell table:formula="of:=[.L85]+[.K103]+[.L102]-[.K102]" office:value-type="float" office:value="151.52245" calcext:value-type="float">
            <text:p>151,52245</text:p>
          </table:table-cell>
          <table:table-cell table:formula="of:=[.M85]+[.L103]+[.M102]-[.L102]" office:value-type="float" office:value="166.34989" calcext:value-type="float">
            <text:p>166,34989</text:p>
          </table:table-cell>
          <table:table-cell table:formula="of:=[.N85]+[.M103]+[.N102]-[.M102]" office:value-type="float" office:value="206.83865" calcext:value-type="float">
            <text:p>206,83865</text:p>
          </table:table-cell>
          <table:table-cell table:formula="of:=[.O85]+[.N103]+[.O102]-[.N102]" office:value-type="float" office:value="236.7617" calcext:value-type="float">
            <text:p>236,7617</text:p>
          </table:table-cell>
          <table:table-cell table:formula="of:=[.P85]+[.O103]+[.P102]-[.O102]" office:value-type="float" office:value="267.76453" calcext:value-type="float">
            <text:p>267,76453</text:p>
          </table:table-cell>
          <table:table-cell table:formula="of:=[.Q85]+[.P103]+[.Q102]-[.P102]" office:value-type="float" office:value="293.84257" calcext:value-type="float">
            <text:p>293,84257</text:p>
          </table:table-cell>
          <table:table-cell table:formula="of:=[.R85]+[.Q103]+[.R102]-[.Q102]" office:value-type="float" office:value="327.91375" calcext:value-type="float">
            <text:p>327,91375</text:p>
          </table:table-cell>
          <table:table-cell table:formula="of:=[.S85]+[.R103]+[.S102]-[.R102]" office:value-type="float" office:value="380.78938" calcext:value-type="float">
            <text:p>380,78938</text:p>
          </table:table-cell>
          <table:table-cell table:formula="of:=[.T85]+[.S103]+[.T102]-[.S102]" office:value-type="float" office:value="435.74231" calcext:value-type="float">
            <text:p>435,74231</text:p>
          </table:table-cell>
          <table:table-cell table:formula="of:=[.U85]+[.T103]+[.U102]-[.T102]" office:value-type="float" office:value="483.79764" calcext:value-type="float">
            <text:p>483,79764</text:p>
          </table:table-cell>
          <table:table-cell table:formula="of:=[.V85]+[.U103]+[.V102]-[.U102]" office:value-type="float" office:value="518.80592" calcext:value-type="float">
            <text:p>518,80592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formula="of:=[.E103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G86]+[.F104]+[.G103]-[.F103]" office:value-type="float" office:value="45.76384" calcext:value-type="float">
            <text:p>45,76384</text:p>
          </table:table-cell>
          <table:table-cell table:formula="of:=[.H86]+[.G104]+[.H103]-[.G103]" office:value-type="float" office:value="61.88427" calcext:value-type="float">
            <text:p>61,88427</text:p>
          </table:table-cell>
          <table:table-cell table:formula="of:=[.I86]+[.H104]+[.I103]-[.H103]" office:value-type="float" office:value="101.26023" calcext:value-type="float">
            <text:p>101,26023</text:p>
          </table:table-cell>
          <table:table-cell table:formula="of:=[.J86]+[.I104]+[.J103]-[.I103]" office:value-type="float" office:value="125.14965" calcext:value-type="float">
            <text:p>125,14965</text:p>
          </table:table-cell>
          <table:table-cell table:formula="of:=[.K86]+[.J104]+[.K103]-[.J103]" office:value-type="float" office:value="146.23179" calcext:value-type="float">
            <text:p>146,23179</text:p>
          </table:table-cell>
          <table:table-cell table:formula="of:=[.L86]+[.K104]+[.L103]-[.K103]" office:value-type="float" office:value="160.84983" calcext:value-type="float">
            <text:p>160,84983</text:p>
          </table:table-cell>
          <table:table-cell table:formula="of:=[.M86]+[.L104]+[.M103]-[.L103]" office:value-type="float" office:value="175.67727" calcext:value-type="float">
            <text:p>175,67727</text:p>
          </table:table-cell>
          <table:table-cell table:formula="of:=[.N86]+[.M104]+[.N103]-[.M103]" office:value-type="float" office:value="216.16603" calcext:value-type="float">
            <text:p>216,16603</text:p>
          </table:table-cell>
          <table:table-cell table:formula="of:=[.O86]+[.N104]+[.O103]-[.N103]" office:value-type="float" office:value="246.08908" calcext:value-type="float">
            <text:p>246,08908</text:p>
          </table:table-cell>
          <table:table-cell table:formula="of:=[.P86]+[.O104]+[.P103]-[.O103]" office:value-type="float" office:value="277.09191" calcext:value-type="float">
            <text:p>277,09191</text:p>
          </table:table-cell>
          <table:table-cell table:formula="of:=[.Q86]+[.P104]+[.Q103]-[.P103]" office:value-type="float" office:value="307.75253" calcext:value-type="float">
            <text:p>307,75253</text:p>
          </table:table-cell>
          <table:table-cell table:formula="of:=[.R86]+[.Q104]+[.R103]-[.Q103]" office:value-type="float" office:value="344.82371" calcext:value-type="float">
            <text:p>344,82371</text:p>
          </table:table-cell>
          <table:table-cell table:formula="of:=[.S86]+[.R104]+[.S103]-[.R103]" office:value-type="float" office:value="404.84077" calcext:value-type="float">
            <text:p>404,84077</text:p>
          </table:table-cell>
          <table:table-cell table:formula="of:=[.T86]+[.S104]+[.T103]-[.S103]" office:value-type="float" office:value="466.0387" calcext:value-type="float">
            <text:p>466,0387</text:p>
          </table:table-cell>
          <table:table-cell table:formula="of:=[.U86]+[.T104]+[.U103]-[.T103]" office:value-type="float" office:value="518.99301" calcext:value-type="float">
            <text:p>518,99301</text:p>
          </table:table-cell>
          <table:table-cell table:formula="of:=[.V86]+[.U104]+[.V103]-[.U103]" office:value-type="float" office:value="559.74585" calcext:value-type="float">
            <text:p>559,74585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formula="of:=[.E104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G87]+[.F105]+[.G104]-[.F104]" office:value-type="float" office:value="52.69204" calcext:value-type="float">
            <text:p>52,69204</text:p>
          </table:table-cell>
          <table:table-cell table:formula="of:=[.H87]+[.G105]+[.H104]-[.G104]" office:value-type="float" office:value="74.81247" calcext:value-type="float">
            <text:p>74,81247</text:p>
          </table:table-cell>
          <table:table-cell table:formula="of:=[.I87]+[.H105]+[.I104]-[.H104]" office:value-type="float" office:value="118.06141" calcext:value-type="float">
            <text:p>118,06141</text:p>
          </table:table-cell>
          <table:table-cell table:formula="of:=[.J87]+[.I105]+[.J104]-[.I104]" office:value-type="float" office:value="146.19347" calcext:value-type="float">
            <text:p>146,19347</text:p>
          </table:table-cell>
          <table:table-cell table:formula="of:=[.K87]+[.J105]+[.K104]-[.J104]" office:value-type="float" office:value="170.27561" calcext:value-type="float">
            <text:p>170,27561</text:p>
          </table:table-cell>
          <table:table-cell table:formula="of:=[.L87]+[.K105]+[.L104]-[.K104]" office:value-type="float" office:value="184.89365" calcext:value-type="float">
            <text:p>184,89365</text:p>
          </table:table-cell>
          <table:table-cell table:formula="of:=[.M87]+[.L105]+[.M104]-[.L104]" office:value-type="float" office:value="206.86252" calcext:value-type="float">
            <text:p>206,86252</text:p>
          </table:table-cell>
          <table:table-cell table:formula="of:=[.N87]+[.M105]+[.N104]-[.M104]" office:value-type="float" office:value="247.35128" calcext:value-type="float">
            <text:p>247,35128</text:p>
          </table:table-cell>
          <table:table-cell table:formula="of:=[.O87]+[.N105]+[.O104]-[.N104]" office:value-type="float" office:value="281.14731" calcext:value-type="float">
            <text:p>281,14731</text:p>
          </table:table-cell>
          <table:table-cell table:style-name="ce14" table:formula="of:=[.P87]+[.O105]+[.P104]-[.O104]" office:value-type="float" office:value="313.88219" calcext:value-type="float">
            <text:p>313,88219</text:p>
          </table:table-cell>
          <table:table-cell table:formula="of:=[.Q87]+[.P105]+[.Q104]-[.P104]" office:value-type="float" office:value="348.78545" calcext:value-type="float">
            <text:p>348,78545</text:p>
          </table:table-cell>
          <table:table-cell table:formula="of:=[.R87]+[.Q105]+[.R104]-[.Q104]" office:value-type="float" office:value="393.40646" calcext:value-type="float">
            <text:p>393,40646</text:p>
          </table:table-cell>
          <table:table-cell table:formula="of:=[.S87]+[.R105]+[.S104]-[.R104]" office:value-type="float" office:value="460.97335" calcext:value-type="float">
            <text:p>460,97335</text:p>
          </table:table-cell>
          <table:table-cell table:formula="of:=[.T87]+[.S105]+[.T104]-[.S104]" office:value-type="float" office:value="526.75386" calcext:value-type="float">
            <text:p>526,75386</text:p>
          </table:table-cell>
          <table:table-cell table:formula="of:=[.U87]+[.T105]+[.U104]-[.T104]" office:value-type="float" office:value="584.29075" calcext:value-type="float">
            <text:p>584,29075</text:p>
          </table:table-cell>
          <table:table-cell table:formula="of:=[.V87]+[.U105]+[.V104]-[.U104]" office:value-type="float" office:value="629.28623" calcext:value-type="float">
            <text:p>629,28623</text:p>
          </table:table-cell>
          <table:table-cell table:number-columns-repeated="10"/>
          <table:table-cell table:style-name="ce33" table:formula="of:=[.L99]+[.S110]-([.S99]+[.L110])" office:value-type="float" office:value="464.34768" calcext:value-type="float">
            <text:p>464,34768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105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G88]+[.F106]+[.G105]-[.F105]" office:value-type="float" office:value="52.69204" calcext:value-type="float">
            <text:p>52,69204</text:p>
          </table:table-cell>
          <table:table-cell table:formula="of:=[.H88]+[.G106]+[.H105]-[.G105]" office:value-type="float" office:value="74.81247" calcext:value-type="float">
            <text:p>74,81247</text:p>
          </table:table-cell>
          <table:table-cell table:formula="of:=[.I88]+[.H106]+[.I105]-[.H105]" office:value-type="float" office:value="118.06141" calcext:value-type="float">
            <text:p>118,06141</text:p>
          </table:table-cell>
          <table:table-cell table:formula="of:=[.J88]+[.I106]+[.J105]-[.I105]" office:value-type="float" office:value="146.19347" calcext:value-type="float">
            <text:p>146,19347</text:p>
          </table:table-cell>
          <table:table-cell table:formula="of:=[.K88]+[.J106]+[.K105]-[.J105]" office:value-type="float" office:value="170.27561" calcext:value-type="float">
            <text:p>170,27561</text:p>
          </table:table-cell>
          <table:table-cell table:formula="of:=[.L88]+[.K106]+[.L105]-[.K105]" office:value-type="float" office:value="184.89365" calcext:value-type="float">
            <text:p>184,89365</text:p>
          </table:table-cell>
          <table:table-cell table:formula="of:=[.M88]+[.L106]+[.M105]-[.L105]" office:value-type="float" office:value="206.86252" calcext:value-type="float">
            <text:p>206,86252</text:p>
          </table:table-cell>
          <table:table-cell table:formula="of:=[.N88]+[.M106]+[.N105]-[.M105]" office:value-type="float" office:value="247.35128" calcext:value-type="float">
            <text:p>247,35128</text:p>
          </table:table-cell>
          <table:table-cell table:formula="of:=[.O88]+[.N106]+[.O105]-[.N105]" office:value-type="float" office:value="287.39231" calcext:value-type="float">
            <text:p>287,39231</text:p>
          </table:table-cell>
          <table:table-cell table:formula="of:=[.P88]+[.O106]+[.P105]-[.O105]" office:value-type="float" office:value="325.02617" calcext:value-type="float">
            <text:p>325,02617</text:p>
          </table:table-cell>
          <table:table-cell table:formula="of:=[.Q88]+[.P106]+[.Q105]-[.P105]" office:value-type="float" office:value="365.40666" calcext:value-type="float">
            <text:p>365,40666</text:p>
          </table:table-cell>
          <table:table-cell table:formula="of:=[.R88]+[.Q106]+[.R105]-[.Q105]" office:value-type="float" office:value="413.90065" calcext:value-type="float">
            <text:p>413,90065</text:p>
          </table:table-cell>
          <table:table-cell table:formula="of:=[.S88]+[.R106]+[.S105]-[.R105]" office:value-type="float" office:value="489.01737" calcext:value-type="float">
            <text:p>489,01737</text:p>
          </table:table-cell>
          <table:table-cell table:formula="of:=[.T88]+[.S106]+[.T105]-[.S105]" office:value-type="float" office:value="557.24737" calcext:value-type="float">
            <text:p>557,24737</text:p>
          </table:table-cell>
          <table:table-cell table:formula="of:=[.U88]+[.T106]+[.U105]-[.T105]" office:value-type="float" office:value="619.0269" calcext:value-type="float">
            <text:p>619,0269</text:p>
          </table:table-cell>
          <table:table-cell table:formula="of:=[.V88]+[.U106]+[.V105]-[.U105]" office:value-type="float" office:value="667.48648" calcext:value-type="float">
            <text:p>667,48648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formula="of:=[.E106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G89]+[.F107]+[.G106]-[.F106]" office:value-type="float" office:value="60.81608" calcext:value-type="float">
            <text:p>60,81608</text:p>
          </table:table-cell>
          <table:table-cell table:formula="of:=[.H89]+[.G107]+[.H106]-[.G106]" office:value-type="float" office:value="88.93651" calcext:value-type="float">
            <text:p>88,93651</text:p>
          </table:table-cell>
          <table:table-cell table:formula="of:=[.I89]+[.H107]+[.I106]-[.H106]" office:value-type="float" office:value="135.64955" calcext:value-type="float">
            <text:p>135,64955</text:p>
          </table:table-cell>
          <table:table-cell table:formula="of:=[.J89]+[.I107]+[.J106]-[.I106]" office:value-type="float" office:value="168.97776" calcext:value-type="float">
            <text:p>168,97776</text:p>
          </table:table-cell>
          <table:table-cell table:formula="of:=[.K89]+[.J107]+[.K106]-[.J106]" office:value-type="float" office:value="196.524" calcext:value-type="float">
            <text:p>196,524</text:p>
          </table:table-cell>
          <table:table-cell table:formula="of:=[.L89]+[.K107]+[.L106]-[.K106]" office:value-type="float" office:value="217.14204" calcext:value-type="float">
            <text:p>217,14204</text:p>
          </table:table-cell>
          <table:table-cell table:formula="of:=[.M89]+[.L107]+[.M106]-[.L106]" office:value-type="float" office:value="247.04816" calcext:value-type="float">
            <text:p>247,04816</text:p>
          </table:table-cell>
          <table:table-cell table:formula="of:=[.N89]+[.M107]+[.N106]-[.M106]" office:value-type="float" office:value="291.00102" calcext:value-type="float">
            <text:p>291,00102</text:p>
          </table:table-cell>
          <table:table-cell table:formula="of:=[.O89]+[.N107]+[.O106]-[.N106]" office:value-type="float" office:value="339.52733" calcext:value-type="float">
            <text:p>339,52733</text:p>
          </table:table-cell>
          <table:table-cell table:formula="of:=[.P89]+[.O107]+[.P106]-[.O106]" office:value-type="float" office:value="383.64193" calcext:value-type="float">
            <text:p>383,64193</text:p>
          </table:table-cell>
          <table:table-cell table:formula="of:=[.Q89]+[.P107]+[.Q106]-[.P106]" office:value-type="float" office:value="426.47191" calcext:value-type="float">
            <text:p>426,47191</text:p>
          </table:table-cell>
          <table:table-cell table:formula="of:=[.R89]+[.Q107]+[.R106]-[.Q106]" office:value-type="float" office:value="480.16205" calcext:value-type="float">
            <text:p>480,16205</text:p>
          </table:table-cell>
          <table:table-cell table:formula="of:=[.S89]+[.R107]+[.S106]-[.R106]" office:value-type="float" office:value="560.756" calcext:value-type="float">
            <text:p>560,756</text:p>
          </table:table-cell>
          <table:table-cell table:formula="of:=[.T89]+[.S107]+[.T106]-[.S106]" office:value-type="float" office:value="636.33447" calcext:value-type="float">
            <text:p>636,33447</text:p>
          </table:table-cell>
          <table:table-cell table:formula="of:=[.U89]+[.T107]+[.U106]-[.T106]" office:value-type="float" office:value="703.59123" calcext:value-type="float">
            <text:p>703,59123</text:p>
          </table:table-cell>
          <table:table-cell table:formula="of:=[.V89]+[.U107]+[.V106]-[.U106]" office:value-type="float" office:value="758.53155" calcext:value-type="float">
            <text:p>758,53155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formula="of:=[.E107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G90]+[.F108]+[.G107]-[.F107]" office:value-type="float" office:value="60.81608" calcext:value-type="float">
            <text:p>60,81608</text:p>
          </table:table-cell>
          <table:table-cell table:formula="of:=[.H90]+[.G108]+[.H107]-[.G107]" office:value-type="float" office:value="92.80949" calcext:value-type="float">
            <text:p>92,80949</text:p>
          </table:table-cell>
          <table:table-cell table:formula="of:=[.I90]+[.H108]+[.I107]-[.H107]" office:value-type="float" office:value="143.39551" calcext:value-type="float">
            <text:p>143,39551</text:p>
          </table:table-cell>
          <table:table-cell table:formula="of:=[.J90]+[.I108]+[.J107]-[.I107]" office:value-type="float" office:value="180.18782" calcext:value-type="float">
            <text:p>180,18782</text:p>
          </table:table-cell>
          <table:table-cell table:formula="of:=[.K90]+[.J108]+[.K107]-[.J107]" office:value-type="float" office:value="207.73406" calcext:value-type="float">
            <text:p>207,73406</text:p>
          </table:table-cell>
          <table:table-cell table:formula="of:=[.L90]+[.K108]+[.L107]-[.K107]" office:value-type="float" office:value="228.3521" calcext:value-type="float">
            <text:p>228,3521</text:p>
          </table:table-cell>
          <table:table-cell table:formula="of:=[.M90]+[.L108]+[.M107]-[.L107]" office:value-type="float" office:value="258.25822" calcext:value-type="float">
            <text:p>258,25822</text:p>
          </table:table-cell>
          <table:table-cell table:formula="of:=[.N90]+[.M108]+[.N107]-[.M107]" office:value-type="float" office:value="302.21108" calcext:value-type="float">
            <text:p>302,21108</text:p>
          </table:table-cell>
          <table:table-cell table:formula="of:=[.O90]+[.N108]+[.O107]-[.N107]" office:value-type="float" office:value="362.86179" calcext:value-type="float">
            <text:p>362,86179</text:p>
          </table:table-cell>
          <table:table-cell table:formula="of:=[.P90]+[.O108]+[.P107]-[.O107]" office:value-type="float" office:value="417.79309" calcext:value-type="float">
            <text:p>417,79309</text:p>
          </table:table-cell>
          <table:table-cell table:formula="of:=[.Q90]+[.P108]+[.Q107]-[.P107]" office:value-type="float" office:value="466.62307" calcext:value-type="float">
            <text:p>466,62307</text:p>
          </table:table-cell>
          <table:table-cell table:formula="of:=[.R90]+[.Q108]+[.R107]-[.Q107]" office:value-type="float" office:value="532.80321" calcext:value-type="float">
            <text:p>532,80321</text:p>
          </table:table-cell>
          <table:table-cell table:formula="of:=[.S90]+[.R108]+[.S107]-[.R107]" office:value-type="float" office:value="625.88716" calcext:value-type="float">
            <text:p>625,88716</text:p>
          </table:table-cell>
          <table:table-cell table:formula="of:=[.T90]+[.S108]+[.T107]-[.S107]" office:value-type="float" office:value="712.00133" calcext:value-type="float">
            <text:p>712,00133</text:p>
          </table:table-cell>
          <table:table-cell table:formula="of:=[.U90]+[.T108]+[.U107]-[.T107]" office:value-type="float" office:value="787.91834" calcext:value-type="float">
            <text:p>787,91834</text:p>
          </table:table-cell>
          <table:table-cell table:formula="of:=[.V90]+[.U108]+[.V107]-[.U107]" office:value-type="float" office:value="851.51891" calcext:value-type="float">
            <text:p>851,51891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formula="of:=[.E108]+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G91]+[.F109]+[.G108]-[.F108]" office:value-type="float" office:value="64.28018" calcext:value-type="float">
            <text:p>64,28018</text:p>
          </table:table-cell>
          <table:table-cell table:formula="of:=[.H91]+[.G109]+[.H108]-[.G108]" office:value-type="float" office:value="96.27359" calcext:value-type="float">
            <text:p>96,27359</text:p>
          </table:table-cell>
          <table:table-cell table:formula="of:=[.I91]+[.H109]+[.I108]-[.H108]" office:value-type="float" office:value="150.32371" calcext:value-type="float">
            <text:p>150,32371</text:p>
          </table:table-cell>
          <table:table-cell table:formula="of:=[.J91]+[.I109]+[.J108]-[.I108]" office:value-type="float" office:value="192.31217" calcext:value-type="float">
            <text:p>192,31217</text:p>
          </table:table-cell>
          <table:table-cell table:formula="of:=[.K91]+[.J109]+[.K108]-[.J108]" office:value-type="float" office:value="223.32251" calcext:value-type="float">
            <text:p>223,32251</text:p>
          </table:table-cell>
          <table:table-cell table:formula="of:=[.L91]+[.K109]+[.L108]-[.K108]" office:value-type="float" office:value="248.83953" calcext:value-type="float">
            <text:p>248,83953</text:p>
          </table:table-cell>
          <table:table-cell table:formula="of:=[.M91]+[.L109]+[.M108]-[.L108]" office:value-type="float" office:value="284.99065" calcext:value-type="float">
            <text:p>284,99065</text:p>
          </table:table-cell>
          <table:table-cell table:formula="of:=[.N91]+[.M109]+[.N108]-[.M108]" office:value-type="float" office:value="335.65171" calcext:value-type="float">
            <text:p>335,65171</text:p>
          </table:table-cell>
          <table:table-cell table:formula="of:=[.O91]+[.N109]+[.O108]-[.N108]" office:value-type="float" office:value="399.76652" calcext:value-type="float">
            <text:p>399,76652</text:p>
          </table:table-cell>
          <table:table-cell table:formula="of:=[.P91]+[.O109]+[.P108]-[.O108]" office:value-type="float" office:value="458.94046" calcext:value-type="float">
            <text:p>458,94046</text:p>
          </table:table-cell>
          <table:table-cell table:formula="of:=[.Q91]+[.P109]+[.Q108]-[.P108]" office:value-type="float" office:value="516.43069" calcext:value-type="float">
            <text:p>516,43069</text:p>
          </table:table-cell>
          <table:table-cell table:formula="of:=[.R91]+[.Q109]+[.R108]-[.Q108]" office:value-type="float" office:value="596.78823" calcext:value-type="float">
            <text:p>596,78823</text:p>
          </table:table-cell>
          <table:table-cell table:formula="of:=[.S91]+[.R109]+[.S108]-[.R108]" office:value-type="float" office:value="703.83638" calcext:value-type="float">
            <text:p>703,83638</text:p>
          </table:table-cell>
          <table:table-cell table:formula="of:=[.T91]+[.S109]+[.T108]-[.S108]" office:value-type="float" office:value="801.95055" calcext:value-type="float">
            <text:p>801,95055</text:p>
          </table:table-cell>
          <table:table-cell table:formula="of:=[.U91]+[.T109]+[.U108]-[.T108]" office:value-type="float" office:value="886.35284" calcext:value-type="float">
            <text:p>886,35284</text:p>
          </table:table-cell>
          <table:table-cell table:formula="of:=[.V91]+[.U109]+[.V108]-[.U108]" office:value-type="float" office:value="957.09484" calcext:value-type="float">
            <text:p>957,09484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formula="of:=[.E109]+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G92]+[.F110]+[.G109]-[.F109]" office:value-type="float" office:value="67.74428" calcext:value-type="float">
            <text:p>67,74428</text:p>
          </table:table-cell>
          <table:table-cell table:formula="of:=[.H92]+[.G110]+[.H109]-[.G109]" office:value-type="float" office:value="102.18718" calcext:value-type="float">
            <text:p>102,18718</text:p>
          </table:table-cell>
          <table:table-cell table:formula="of:=[.I92]+[.H110]+[.I109]-[.H109]" office:value-type="float" office:value="158.68679" calcext:value-type="float">
            <text:p>158,68679</text:p>
          </table:table-cell>
          <table:table-cell table:formula="of:=[.J92]+[.I110]+[.J109]-[.I109]" office:value-type="float" office:value="206.67525" calcext:value-type="float">
            <text:p>206,67525</text:p>
          </table:table-cell>
          <table:table-cell table:formula="of:=[.K92]+[.J110]+[.K109]-[.J109]" office:value-type="float" office:value="237.68559" calcext:value-type="float">
            <text:p>237,68559</text:p>
          </table:table-cell>
          <table:table-cell table:style-name="ce14" table:formula="of:=[.L92]+[.K110]+[.L109]-[.K109]" office:value-type="float" office:value="263.20261" calcext:value-type="float">
            <text:p>263,20261</text:p>
          </table:table-cell>
          <table:table-cell table:formula="of:=[.M92]+[.L110]+[.M109]-[.L109]" office:value-type="float" office:value="304.25271" calcext:value-type="float">
            <text:p>304,25271</text:p>
          </table:table-cell>
          <table:table-cell table:formula="of:=[.N92]+[.M110]+[.N109]-[.M109]" office:value-type="float" office:value="366.13877" calcext:value-type="float">
            <text:p>366,13877</text:p>
          </table:table-cell>
          <table:table-cell table:formula="of:=[.O92]+[.N110]+[.O109]-[.N109]" office:value-type="float" office:value="441.47858" calcext:value-type="float">
            <text:p>441,47858</text:p>
          </table:table-cell>
          <table:table-cell table:formula="of:=[.P92]+[.O110]+[.P109]-[.O109]" office:value-type="float" office:value="508.77656" calcext:value-type="float">
            <text:p>508,77656</text:p>
          </table:table-cell>
          <table:table-cell table:formula="of:=[.Q92]+[.P110]+[.Q109]-[.P109]" office:value-type="float" office:value="574.01276" calcext:value-type="float">
            <text:p>574,01276</text:p>
          </table:table-cell>
          <table:table-cell table:formula="of:=[.R92]+[.Q110]+[.R109]-[.Q109]" office:value-type="float" office:value="662.49434" calcext:value-type="float">
            <text:p>662,49434</text:p>
          </table:table-cell>
          <table:table-cell table:style-name="ce14" table:formula="of:=[.S92]+[.R110]+[.S109]-[.R109]" office:value-type="float" office:value="771.99198" calcext:value-type="float">
            <text:p>771,99198</text:p>
          </table:table-cell>
          <table:table-cell table:formula="of:=[.T92]+[.S110]+[.T109]-[.S109]" office:value-type="float" office:value="872.55564" calcext:value-type="float">
            <text:p>872,55564</text:p>
          </table:table-cell>
          <table:table-cell table:formula="of:=[.U92]+[.T110]+[.U109]-[.T109]" office:value-type="float" office:value="961.20057" calcext:value-type="float">
            <text:p>961,20057</text:p>
          </table:table-cell>
          <table:table-cell table:formula="of:=[.V92]+[.U110]+[.V109]-[.U109]" office:value-type="float" office:value="1037.94257" calcext:value-type="float">
            <text:p>1037,94257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formula="of:=[.E110]+1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G93]+[.F111]+[.G110]-[.F110]" office:value-type="float" office:value="67.74428" calcext:value-type="float">
            <text:p>67,74428</text:p>
          </table:table-cell>
          <table:table-cell table:formula="of:=[.H93]+[.G111]+[.H110]-[.G110]" office:value-type="float" office:value="102.18718" calcext:value-type="float">
            <text:p>102,18718</text:p>
          </table:table-cell>
          <table:table-cell table:formula="of:=[.I93]+[.H111]+[.I110]-[.H110]" office:value-type="float" office:value="158.68679" calcext:value-type="float">
            <text:p>158,68679</text:p>
          </table:table-cell>
          <table:table-cell table:formula="of:=[.J93]+[.I111]+[.J110]-[.I110]" office:value-type="float" office:value="206.67525" calcext:value-type="float">
            <text:p>206,67525</text:p>
          </table:table-cell>
          <table:table-cell table:formula="of:=[.K93]+[.J111]+[.K110]-[.J110]" office:value-type="float" office:value="237.68559" calcext:value-type="float">
            <text:p>237,68559</text:p>
          </table:table-cell>
          <table:table-cell table:formula="of:=[.L93]+[.K111]+[.L110]-[.K110]" office:value-type="float" office:value="263.20261" calcext:value-type="float">
            <text:p>263,20261</text:p>
          </table:table-cell>
          <table:table-cell table:formula="of:=[.M93]+[.L111]+[.M110]-[.L110]" office:value-type="float" office:value="304.25271" calcext:value-type="float">
            <text:p>304,25271</text:p>
          </table:table-cell>
          <table:table-cell table:formula="of:=[.N93]+[.M111]+[.N110]-[.M110]" office:value-type="float" office:value="372.84697" calcext:value-type="float">
            <text:p>372,84697</text:p>
          </table:table-cell>
          <table:table-cell table:formula="of:=[.O93]+[.N111]+[.O110]-[.N110]" office:value-type="float" office:value="455.93275" calcext:value-type="float">
            <text:p>455,93275</text:p>
          </table:table-cell>
          <table:table-cell table:formula="of:=[.P93]+[.O111]+[.P110]-[.O110]" office:value-type="float" office:value="528.42688" calcext:value-type="float">
            <text:p>528,42688</text:p>
          </table:table-cell>
          <table:table-cell table:formula="of:=[.Q93]+[.P111]+[.Q110]-[.P110]" office:value-type="float" office:value="597.12718" calcext:value-type="float">
            <text:p>597,12718</text:p>
          </table:table-cell>
          <table:table-cell table:formula="of:=[.R93]+[.Q111]+[.R110]-[.Q110]" office:value-type="float" office:value="685.60876" calcext:value-type="float">
            <text:p>685,60876</text:p>
          </table:table-cell>
          <table:table-cell table:formula="of:=[.S93]+[.R111]+[.S110]-[.R110]" office:value-type="float" office:value="798.5705" calcext:value-type="float">
            <text:p>798,5705</text:p>
          </table:table-cell>
          <table:table-cell table:formula="of:=[.T93]+[.S111]+[.T110]-[.S110]" office:value-type="float" office:value="907.79441" calcext:value-type="float">
            <text:p>907,79441</text:p>
          </table:table-cell>
          <table:table-cell table:formula="of:=[.U93]+[.T111]+[.U110]-[.T110]" office:value-type="float" office:value="1004.18531" calcext:value-type="float">
            <text:p>1004,18531</text:p>
          </table:table-cell>
          <table:table-cell table:formula="of:=[.V93]+[.U111]+[.V110]-[.U110]" office:value-type="float" office:value="1090.09246" calcext:value-type="float">
            <text:p>1090,09246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formula="of:=[.E111]+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G94]+[.F112]+[.G111]-[.F111]" office:value-type="float" office:value="76.40453" calcext:value-type="float">
            <text:p>76,40453</text:p>
          </table:table-cell>
          <table:table-cell table:formula="of:=[.H94]+[.G112]+[.H111]-[.G111]" office:value-type="float" office:value="113.84743" calcext:value-type="float">
            <text:p>113,84743</text:p>
          </table:table-cell>
          <table:table-cell table:formula="of:=[.I94]+[.H112]+[.I111]-[.H111]" office:value-type="float" office:value="175.82427" calcext:value-type="float">
            <text:p>175,82427</text:p>
          </table:table-cell>
          <table:table-cell table:formula="of:=[.J94]+[.I112]+[.J111]-[.I111]" office:value-type="float" office:value="229.81273" calcext:value-type="float">
            <text:p>229,81273</text:p>
          </table:table-cell>
          <table:table-cell table:formula="of:=[.K94]+[.J112]+[.K111]-[.J111]" office:value-type="float" office:value="264.28717" calcext:value-type="float">
            <text:p>264,28717</text:p>
          </table:table-cell>
          <table:table-cell table:formula="of:=[.L94]+[.K112]+[.L111]-[.K111]" office:value-type="float" office:value="297.15266" calcext:value-type="float">
            <text:p>297,15266</text:p>
          </table:table-cell>
          <table:table-cell table:formula="of:=[.M94]+[.L112]+[.M111]-[.L111]" office:value-type="float" office:value="341.66686" calcext:value-type="float">
            <text:p>341,66686</text:p>
          </table:table-cell>
          <table:table-cell table:formula="of:=[.N94]+[.M112]+[.N111]-[.M111]" office:value-type="float" office:value="416.00568" calcext:value-type="float">
            <text:p>416,00568</text:p>
          </table:table-cell>
          <table:table-cell table:formula="of:=[.O94]+[.N112]+[.O111]-[.N111]" office:value-type="float" office:value="505.5722" calcext:value-type="float">
            <text:p>505,5722</text:p>
          </table:table-cell>
          <table:table-cell table:formula="of:=[.P94]+[.O112]+[.P111]-[.O111]" office:value-type="float" office:value="587.23148" calcext:value-type="float">
            <text:p>587,23148</text:p>
          </table:table-cell>
          <table:table-cell table:formula="of:=[.Q94]+[.P112]+[.Q111]-[.P111]" office:value-type="float" office:value="665.72974" calcext:value-type="float">
            <text:p>665,72974</text:p>
          </table:table-cell>
          <table:table-cell table:formula="of:=[.R94]+[.Q112]+[.R111]-[.Q111]" office:value-type="float" office:value="764.88842" calcext:value-type="float">
            <text:p>764,88842</text:p>
          </table:table-cell>
          <table:table-cell table:formula="of:=[.S94]+[.R112]+[.S111]-[.R111]" office:value-type="float" office:value="887.01531" calcext:value-type="float">
            <text:p>887,01531</text:p>
          </table:table-cell>
          <table:table-cell table:formula="of:=[.T94]+[.S112]+[.T111]-[.S111]" office:value-type="float" office:value="1003.16742" calcext:value-type="float">
            <text:p>1003,16742</text:p>
          </table:table-cell>
          <table:table-cell table:formula="of:=[.U94]+[.T112]+[.U111]-[.T111]" office:value-type="float" office:value="1106.26652" calcext:value-type="float">
            <text:p>1106,26652</text:p>
          </table:table-cell>
          <table:table-cell table:formula="of:=[.V94]+[.U112]+[.V111]-[.U111]" office:value-type="float" office:value="1199.10187" calcext:value-type="float">
            <text:p>1199,10187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formula="of:=[.E112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G95]+[.F113]+[.G112]-[.F112]" office:value-type="float" office:value="76.40453" calcext:value-type="float">
            <text:p>76,40453</text:p>
          </table:table-cell>
          <table:table-cell table:formula="of:=[.H95]+[.G113]+[.H112]-[.G112]" office:value-type="float" office:value="113.84743" calcext:value-type="float">
            <text:p>113,84743</text:p>
          </table:table-cell>
          <table:table-cell table:formula="of:=[.I95]+[.H113]+[.I112]-[.H112]" office:value-type="float" office:value="175.82427" calcext:value-type="float">
            <text:p>175,82427</text:p>
          </table:table-cell>
          <table:table-cell table:formula="of:=[.J95]+[.I113]+[.J112]-[.I112]" office:value-type="float" office:value="229.81273" calcext:value-type="float">
            <text:p>229,81273</text:p>
          </table:table-cell>
          <table:table-cell table:formula="of:=[.K95]+[.J113]+[.K112]-[.J112]" office:value-type="float" office:value="264.28717" calcext:value-type="float">
            <text:p>264,28717</text:p>
          </table:table-cell>
          <table:table-cell table:formula="of:=[.L95]+[.K113]+[.L112]-[.K112]" office:value-type="float" office:value="297.15266" calcext:value-type="float">
            <text:p>297,15266</text:p>
          </table:table-cell>
          <table:table-cell table:formula="of:=[.M95]+[.L113]+[.M112]-[.L112]" office:value-type="float" office:value="355.84426" calcext:value-type="float">
            <text:p>355,84426</text:p>
          </table:table-cell>
          <table:table-cell table:formula="of:=[.N95]+[.M113]+[.N112]-[.M112]" office:value-type="float" office:value="430.18308" calcext:value-type="float">
            <text:p>430,18308</text:p>
          </table:table-cell>
          <table:table-cell table:formula="of:=[.O95]+[.N113]+[.O112]-[.N112]" office:value-type="float" office:value="519.7496" calcext:value-type="float">
            <text:p>519,7496</text:p>
          </table:table-cell>
          <table:table-cell table:formula="of:=[.P95]+[.O113]+[.P112]-[.O112]" office:value-type="float" office:value="601.40888" calcext:value-type="float">
            <text:p>601,40888</text:p>
          </table:table-cell>
          <table:table-cell table:formula="of:=[.Q95]+[.P113]+[.Q112]-[.P112]" office:value-type="float" office:value="679.90714" calcext:value-type="float">
            <text:p>679,90714</text:p>
          </table:table-cell>
          <table:table-cell table:formula="of:=[.R95]+[.Q113]+[.R112]-[.Q112]" office:value-type="float" office:value="779.06582" calcext:value-type="float">
            <text:p>779,06582</text:p>
          </table:table-cell>
          <table:table-cell table:formula="of:=[.S95]+[.R113]+[.S112]-[.R112]" office:value-type="float" office:value="906.09169" calcext:value-type="float">
            <text:p>906,09169</text:p>
          </table:table-cell>
          <table:table-cell table:formula="of:=[.T95]+[.S113]+[.T112]-[.S112]" office:value-type="float" office:value="1025.7079" calcext:value-type="float">
            <text:p>1025,7079</text:p>
          </table:table-cell>
          <table:table-cell table:formula="of:=[.U95]+[.T113]+[.U112]-[.T112]" office:value-type="float" office:value="1131.807" calcext:value-type="float">
            <text:p>1131,807</text:p>
          </table:table-cell>
          <table:table-cell table:formula="of:=[.V95]+[.U113]+[.V112]-[.U112]" office:value-type="float" office:value="1224.64235" calcext:value-type="float">
            <text:p>1224,64235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[.G134]+[.F116]+[.G115]-[.F115]" office:value-type="float" office:value="3.87298" calcext:value-type="float">
            <text:p>3,87298</text:p>
          </table:table-cell>
          <table:table-cell table:formula="of:=[.H134]+[.G116]+[.H115]-[.G115]" office:value-type="float" office:value="7.74596" calcext:value-type="float">
            <text:p>7,74596</text:p>
          </table:table-cell>
          <table:table-cell table:formula="of:=[.I134]+[.H116]+[.I115]-[.H115]" office:value-type="float" office:value="10.74596" calcext:value-type="float">
            <text:p>10,74596</text:p>
          </table:table-cell>
          <table:table-cell table:formula="of:=[.J134]+[.I116]+[.J115]-[.I115]" office:value-type="float" office:value="10.74596" calcext:value-type="float">
            <text:p>10,74596</text:p>
          </table:table-cell>
          <table:table-cell table:formula="of:=[.K134]+[.J116]+[.K115]-[.J115]" office:value-type="float" office:value="13.74596" calcext:value-type="float">
            <text:p>13,74596</text:p>
          </table:table-cell>
          <table:table-cell table:formula="of:=[.L134]+[.K116]+[.L115]-[.K115]" office:value-type="float" office:value="13.74596" calcext:value-type="float">
            <text:p>13,74596</text:p>
          </table:table-cell>
          <table:table-cell table:formula="of:=[.M134]+[.L116]+[.M115]-[.L115]" office:value-type="float" office:value="19.99096" calcext:value-type="float">
            <text:p>19,99096</text:p>
          </table:table-cell>
          <table:table-cell table:formula="of:=[.N134]+[.M116]+[.N115]-[.M115]" office:value-type="float" office:value="19.99096" calcext:value-type="float">
            <text:p>19,99096</text:p>
          </table:table-cell>
          <table:table-cell table:formula="of:=[.O134]+[.N116]+[.O115]-[.N115]" office:value-type="float" office:value="19.99096" calcext:value-type="float">
            <text:p>19,99096</text:p>
          </table:table-cell>
          <table:table-cell table:formula="of:=[.P134]+[.O116]+[.P115]-[.O115]" office:value-type="float" office:value="25.18711" calcext:value-type="float">
            <text:p>25,18711</text:p>
          </table:table-cell>
          <table:table-cell table:formula="of:=[.Q134]+[.P116]+[.Q115]-[.P115]" office:value-type="float" office:value="31.89531" calcext:value-type="float">
            <text:p>31,89531</text:p>
          </table:table-cell>
          <table:table-cell table:formula="of:=[.R134]+[.Q116]+[.R115]-[.Q115]" office:value-type="float" office:value="41.99481" calcext:value-type="float">
            <text:p>41,99481</text:p>
          </table:table-cell>
          <table:table-cell table:formula="of:=[.S134]+[.R116]+[.S115]-[.R115]" office:value-type="float" office:value="55.74251" calcext:value-type="float">
            <text:p>55,74251</text:p>
          </table:table-cell>
          <table:table-cell table:formula="of:=[.T134]+[.S116]+[.T115]-[.S115]" office:value-type="float" office:value="70.64221" calcext:value-type="float">
            <text:p>70,64221</text:p>
          </table:table-cell>
          <table:table-cell table:formula="of:=[.U134]+[.T116]+[.U115]-[.T115]" office:value-type="float" office:value="84.49861" calcext:value-type="float">
            <text:p>84,49861</text:p>
          </table:table-cell>
          <table:table-cell table:formula="of:=[.V134]+[.U116]+[.V115]-[.U115]" office:value-type="float" office:value="96.98861" calcext:value-type="float">
            <text:p>96,98861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[.G135]+[.F117]+[.G116]-[.F116]" office:value-type="float" office:value="9.35021" calcext:value-type="float">
            <text:p>9,35021</text:p>
          </table:table-cell>
          <table:table-cell table:formula="of:=[.H135]+[.G117]+[.H116]-[.G116]" office:value-type="float" office:value="22.86684" calcext:value-type="float">
            <text:p>22,86684</text:p>
          </table:table-cell>
          <table:table-cell table:formula="of:=[.I135]+[.H117]+[.I116]-[.H116]" office:value-type="float" office:value="32.34758" calcext:value-type="float">
            <text:p>32,34758</text:p>
          </table:table-cell>
          <table:table-cell table:formula="of:=[.J135]+[.I117]+[.J116]-[.I116]" office:value-type="float" office:value="36.22056" calcext:value-type="float">
            <text:p>36,22056</text:p>
          </table:table-cell>
          <table:table-cell table:formula="of:=[.K135]+[.J117]+[.K116]-[.J116]" office:value-type="float" office:value="44.96512" calcext:value-type="float">
            <text:p>44,96512</text:p>
          </table:table-cell>
          <table:table-cell table:formula="of:=[.L135]+[.K117]+[.L116]-[.K116]" office:value-type="float" office:value="50.70968" calcext:value-type="float">
            <text:p>50,70968</text:p>
          </table:table-cell>
          <table:table-cell table:formula="of:=[.M135]+[.L117]+[.M116]-[.L116]" office:value-type="float" office:value="61.85366" calcext:value-type="float">
            <text:p>61,85366</text:p>
          </table:table-cell>
          <table:table-cell table:formula="of:=[.N135]+[.M117]+[.N116]-[.M116]" office:value-type="float" office:value="71.49731" calcext:value-type="float">
            <text:p>71,49731</text:p>
          </table:table-cell>
          <table:table-cell table:formula="of:=[.O135]+[.N117]+[.O116]-[.N116]" office:value-type="float" office:value="82.58781" calcext:value-type="float">
            <text:p>82,58781</text:p>
          </table:table-cell>
          <table:table-cell table:formula="of:=[.P135]+[.O117]+[.P116]-[.O116]" office:value-type="float" office:value="95.13243" calcext:value-type="float">
            <text:p>95,13243</text:p>
          </table:table-cell>
          <table:table-cell table:formula="of:=[.Q135]+[.P117]+[.Q116]-[.P116]" office:value-type="float" office:value="109.1891" calcext:value-type="float">
            <text:p>109,1891</text:p>
          </table:table-cell>
          <table:table-cell table:formula="of:=[.R135]+[.Q117]+[.R116]-[.Q116]" office:value-type="float" office:value="130.7777" calcext:value-type="float">
            <text:p>130,7777</text:p>
          </table:table-cell>
          <table:table-cell table:formula="of:=[.S135]+[.R117]+[.S116]-[.R116]" office:value-type="float" office:value="157.7163" calcext:value-type="float">
            <text:p>157,7163</text:p>
          </table:table-cell>
          <table:table-cell table:formula="of:=[.T135]+[.S117]+[.T116]-[.S116]" office:value-type="float" office:value="186.8989" calcext:value-type="float">
            <text:p>186,8989</text:p>
          </table:table-cell>
          <table:table-cell table:formula="of:=[.U135]+[.T117]+[.U116]-[.T116]" office:value-type="float" office:value="213.9462" calcext:value-type="float">
            <text:p>213,9462</text:p>
          </table:table-cell>
          <table:table-cell table:formula="of:=[.V135]+[.U117]+[.V116]-[.U116]" office:value-type="float" office:value="239.9639" calcext:value-type="float">
            <text:p>239,9639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[.G136]+[.F118]+[.G117]-[.F117]" office:value-type="float" office:value="18.67759" calcext:value-type="float">
            <text:p>18,67759</text:p>
          </table:table-cell>
          <table:table-cell table:formula="of:=[.H136]+[.G118]+[.H117]-[.G117]" office:value-type="float" office:value="41.02598" calcext:value-type="float">
            <text:p>41,02598</text:p>
          </table:table-cell>
          <table:table-cell table:formula="of:=[.I136]+[.H118]+[.I117]-[.H117]" office:value-type="float" office:value="58.63076" calcext:value-type="float">
            <text:p>58,63076</text:p>
          </table:table-cell>
          <table:table-cell table:formula="of:=[.J136]+[.I118]+[.J117]-[.I117]" office:value-type="float" office:value="73.99284" calcext:value-type="float">
            <text:p>73,99284</text:p>
          </table:table-cell>
          <table:table-cell table:formula="of:=[.K136]+[.J118]+[.K117]-[.J117]" office:value-type="float" office:value="82.7374" calcext:value-type="float">
            <text:p>82,7374</text:p>
          </table:table-cell>
          <table:table-cell table:formula="of:=[.L136]+[.K118]+[.L117]-[.K117]" office:value-type="float" office:value="88.48196" calcext:value-type="float">
            <text:p>88,48196</text:p>
          </table:table-cell>
          <table:table-cell table:formula="of:=[.M136]+[.L118]+[.M117]-[.L117]" office:value-type="float" office:value="99.62594" calcext:value-type="float">
            <text:p>99,62594</text:p>
          </table:table-cell>
          <table:table-cell table:formula="of:=[.N136]+[.M118]+[.N117]-[.M117]" office:value-type="float" office:value="109.26959" calcext:value-type="float">
            <text:p>109,26959</text:p>
          </table:table-cell>
          <table:table-cell table:formula="of:=[.O136]+[.N118]+[.O117]-[.N117]" office:value-type="float" office:value="123.36009" calcext:value-type="float">
            <text:p>123,36009</text:p>
          </table:table-cell>
          <table:table-cell table:formula="of:=[.P136]+[.O118]+[.P117]-[.O117]" office:value-type="float" office:value="141.90471" calcext:value-type="float">
            <text:p>141,90471</text:p>
          </table:table-cell>
          <table:table-cell table:formula="of:=[.Q136]+[.P118]+[.Q117]-[.P117]" office:value-type="float" office:value="159.42548" calcext:value-type="float">
            <text:p>159,42548</text:p>
          </table:table-cell>
          <table:table-cell table:formula="of:=[.R136]+[.Q118]+[.R117]-[.Q117]" office:value-type="float" office:value="191.11358" calcext:value-type="float">
            <text:p>191,11358</text:p>
          </table:table-cell>
          <table:table-cell table:formula="of:=[.S136]+[.R118]+[.S117]-[.R117]" office:value-type="float" office:value="227.53901" calcext:value-type="float">
            <text:p>227,53901</text:p>
          </table:table-cell>
          <table:table-cell table:formula="of:=[.T136]+[.S118]+[.T117]-[.S117]" office:value-type="float" office:value="266.20844" calcext:value-type="float">
            <text:p>266,20844</text:p>
          </table:table-cell>
          <table:table-cell table:formula="of:=[.U136]+[.T118]+[.U117]-[.T117]" office:value-type="float" office:value="301.00171" calcext:value-type="float">
            <text:p>301,00171</text:p>
          </table:table-cell>
          <table:table-cell table:formula="of:=[.V136]+[.U118]+[.V117]-[.U117]" office:value-type="float" office:value="327.01941" calcext:value-type="float">
            <text:p>327,01941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[.G137]+[.F119]+[.G118]-[.F118]" office:value-type="float" office:value="18.67759" calcext:value-type="float">
            <text:p>18,67759</text:p>
          </table:table-cell>
          <table:table-cell table:formula="of:=[.H137]+[.G119]+[.H118]-[.G118]" office:value-type="float" office:value="41.02598" calcext:value-type="float">
            <text:p>41,02598</text:p>
          </table:table-cell>
          <table:table-cell table:formula="of:=[.I137]+[.H119]+[.I118]-[.H118]" office:value-type="float" office:value="68.11759" calcext:value-type="float">
            <text:p>68,11759</text:p>
          </table:table-cell>
          <table:table-cell table:formula="of:=[.J137]+[.I119]+[.J118]-[.I118]" office:value-type="float" office:value="91.0295" calcext:value-type="float">
            <text:p>91,0295</text:p>
          </table:table-cell>
          <table:table-cell table:formula="of:=[.K137]+[.J119]+[.K118]-[.J118]" office:value-type="float" office:value="105.77406" calcext:value-type="float">
            <text:p>105,77406</text:p>
          </table:table-cell>
          <table:table-cell table:formula="of:=[.L137]+[.K119]+[.L118]-[.K118]" office:value-type="float" office:value="114.98272" calcext:value-type="float">
            <text:p>114,98272</text:p>
          </table:table-cell>
          <table:table-cell table:formula="of:=[.M137]+[.L119]+[.M118]-[.L118]" office:value-type="float" office:value="140.8236" calcext:value-type="float">
            <text:p>140,8236</text:p>
          </table:table-cell>
          <table:table-cell table:formula="of:=[.N137]+[.M119]+[.N118]-[.M118]" office:value-type="float" office:value="150.46725" calcext:value-type="float">
            <text:p>150,46725</text:p>
          </table:table-cell>
          <table:table-cell table:formula="of:=[.O137]+[.N119]+[.O118]-[.N118]" office:value-type="float" office:value="164.55775" calcext:value-type="float">
            <text:p>164,55775</text:p>
          </table:table-cell>
          <table:table-cell table:formula="of:=[.P137]+[.O119]+[.P118]-[.O118]" office:value-type="float" office:value="186.56647" calcext:value-type="float">
            <text:p>186,56647</text:p>
          </table:table-cell>
          <table:table-cell table:formula="of:=[.Q137]+[.P119]+[.Q118]-[.P118]" office:value-type="float" office:value="208.98622" calcext:value-type="float">
            <text:p>208,98622</text:p>
          </table:table-cell>
          <table:table-cell table:formula="of:=[.R137]+[.Q119]+[.R118]-[.Q118]" office:value-type="float" office:value="249.67432" calcext:value-type="float">
            <text:p>249,67432</text:p>
          </table:table-cell>
          <table:table-cell table:formula="of:=[.S137]+[.R119]+[.S118]-[.R118]" office:value-type="float" office:value="297.32475" calcext:value-type="float">
            <text:p>297,32475</text:p>
          </table:table-cell>
          <table:table-cell table:formula="of:=[.T137]+[.S119]+[.T118]-[.S118]" office:value-type="float" office:value="347.74148" calcext:value-type="float">
            <text:p>347,74148</text:p>
          </table:table-cell>
          <table:table-cell table:formula="of:=[.U137]+[.T119]+[.U118]-[.T118]" office:value-type="float" office:value="392.33271" calcext:value-type="float">
            <text:p>392,33271</text:p>
          </table:table-cell>
          <table:table-cell table:formula="of:=[.V137]+[.U119]+[.V118]-[.U118]" office:value-type="float" office:value="418.35041" calcext:value-type="float">
            <text:p>418,35041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[.G138]+[.F120]+[.G119]-[.F119]" office:value-type="float" office:value="18.67759" calcext:value-type="float">
            <text:p>18,67759</text:p>
          </table:table-cell>
          <table:table-cell table:formula="of:=[.H138]+[.G120]+[.H119]-[.G119]" office:value-type="float" office:value="41.02598" calcext:value-type="float">
            <text:p>41,02598</text:p>
          </table:table-cell>
          <table:table-cell table:formula="of:=[.I138]+[.H120]+[.I119]-[.H119]" office:value-type="float" office:value="74.59833" calcext:value-type="float">
            <text:p>74,59833</text:p>
          </table:table-cell>
          <table:table-cell table:formula="of:=[.J138]+[.I120]+[.J119]-[.I119]" office:value-type="float" office:value="105.44749" calcext:value-type="float">
            <text:p>105,44749</text:p>
          </table:table-cell>
          <table:table-cell table:formula="of:=[.K138]+[.J120]+[.K119]-[.J119]" office:value-type="float" office:value="129.19205" calcext:value-type="float">
            <text:p>129,19205</text:p>
          </table:table-cell>
          <table:table-cell table:formula="of:=[.L138]+[.K120]+[.L119]-[.K119]" office:value-type="float" office:value="142.98329" calcext:value-type="float">
            <text:p>142,98329</text:p>
          </table:table-cell>
          <table:table-cell table:formula="of:=[.M138]+[.L120]+[.M119]-[.L119]" office:value-type="float" office:value="168.82417" calcext:value-type="float">
            <text:p>168,82417</text:p>
          </table:table-cell>
          <table:table-cell table:formula="of:=[.N138]+[.M120]+[.N119]-[.M119]" office:value-type="float" office:value="183.94505" calcext:value-type="float">
            <text:p>183,94505</text:p>
          </table:table-cell>
          <table:table-cell table:formula="of:=[.O138]+[.N120]+[.O119]-[.N119]" office:value-type="float" office:value="198.03555" calcext:value-type="float">
            <text:p>198,03555</text:p>
          </table:table-cell>
          <table:table-cell table:formula="of:=[.P138]+[.O120]+[.P119]-[.O119]" office:value-type="float" office:value="220.04427" calcext:value-type="float">
            <text:p>220,04427</text:p>
          </table:table-cell>
          <table:table-cell table:formula="of:=[.Q138]+[.P120]+[.Q119]-[.P119]" office:value-type="float" office:value="249.60545" calcext:value-type="float">
            <text:p>249,60545</text:p>
          </table:table-cell>
          <table:table-cell table:formula="of:=[.R138]+[.Q120]+[.R119]-[.Q119]" office:value-type="float" office:value="290.29355" calcext:value-type="float">
            <text:p>290,29355</text:p>
          </table:table-cell>
          <table:table-cell table:formula="of:=[.S138]+[.R120]+[.S119]-[.R119]" office:value-type="float" office:value="344.18898" calcext:value-type="float">
            <text:p>344,18898</text:p>
          </table:table-cell>
          <table:table-cell table:formula="of:=[.T138]+[.S120]+[.T119]-[.S119]" office:value-type="float" office:value="400.85071" calcext:value-type="float">
            <text:p>400,85071</text:p>
          </table:table-cell>
          <table:table-cell table:formula="of:=[.U138]+[.T120]+[.U119]-[.T119]" office:value-type="float" office:value="454.10219" calcext:value-type="float">
            <text:p>454,10219</text:p>
          </table:table-cell>
          <table:table-cell table:formula="of:=[.V138]+[.U120]+[.V119]-[.U119]" office:value-type="float" office:value="480.11989" calcext:value-type="float">
            <text:p>480,11989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[.G139]+[.F121]+[.G120]-[.F120]" office:value-type="float" office:value="22.14169" calcext:value-type="float">
            <text:p>22,14169</text:p>
          </table:table-cell>
          <table:table-cell table:formula="of:=[.H139]+[.G121]+[.H120]-[.G120]" office:value-type="float" office:value="49.07266" calcext:value-type="float">
            <text:p>49,07266</text:p>
          </table:table-cell>
          <table:table-cell table:formula="of:=[.I139]+[.H121]+[.I120]-[.H120]" office:value-type="float" office:value="82.64501" calcext:value-type="float">
            <text:p>82,64501</text:p>
          </table:table-cell>
          <table:table-cell table:formula="of:=[.J139]+[.I121]+[.J120]-[.I120]" office:value-type="float" office:value="116.49417" calcext:value-type="float">
            <text:p>116,49417</text:p>
          </table:table-cell>
          <table:table-cell table:formula="of:=[.K139]+[.J121]+[.K120]-[.J120]" office:value-type="float" office:value="145.13771" calcext:value-type="float">
            <text:p>145,13771</text:p>
          </table:table-cell>
          <table:table-cell table:formula="of:=[.L139]+[.K121]+[.L120]-[.K120]" office:value-type="float" office:value="165.63715" calcext:value-type="float">
            <text:p>165,63715</text:p>
          </table:table-cell>
          <table:table-cell table:formula="of:=[.M139]+[.L121]+[.M120]-[.L120]" office:value-type="float" office:value="193.21008" calcext:value-type="float">
            <text:p>193,21008</text:p>
          </table:table-cell>
          <table:table-cell table:formula="of:=[.N139]+[.M121]+[.N120]-[.M120]" office:value-type="float" office:value="213.80819" calcext:value-type="float">
            <text:p>213,80819</text:p>
          </table:table-cell>
          <table:table-cell table:formula="of:=[.O139]+[.N121]+[.O120]-[.N120]" office:value-type="float" office:value="233.37592" calcext:value-type="float">
            <text:p>233,37592</text:p>
          </table:table-cell>
          <table:table-cell table:formula="of:=[.P139]+[.O121]+[.P120]-[.O120]" office:value-type="float" office:value="255.38464" calcext:value-type="float">
            <text:p>255,38464</text:p>
          </table:table-cell>
          <table:table-cell table:formula="of:=[.Q139]+[.P121]+[.Q120]-[.P120]" office:value-type="float" office:value="287.94582" calcext:value-type="float">
            <text:p>287,94582</text:p>
          </table:table-cell>
          <table:table-cell table:formula="of:=[.R139]+[.Q121]+[.R120]-[.Q120]" office:value-type="float" office:value="334.11115" calcext:value-type="float">
            <text:p>334,11115</text:p>
          </table:table-cell>
          <table:table-cell table:formula="of:=[.S139]+[.R121]+[.S120]-[.R120]" office:value-type="float" office:value="394.25158" calcext:value-type="float">
            <text:p>394,25158</text:p>
          </table:table-cell>
          <table:table-cell table:formula="of:=[.T139]+[.S121]+[.T120]-[.S120]" office:value-type="float" office:value="456.91331" calcext:value-type="float">
            <text:p>456,91331</text:p>
          </table:table-cell>
          <table:table-cell table:formula="of:=[.U139]+[.T121]+[.U120]-[.T120]" office:value-type="float" office:value="513.16479" calcext:value-type="float">
            <text:p>513,16479</text:p>
          </table:table-cell>
          <table:table-cell table:formula="of:=[.V139]+[.U121]+[.V120]-[.U120]" office:value-type="float" office:value="544.92705" calcext:value-type="float">
            <text:p>544,92705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[.G140]+[.F122]+[.G121]-[.F121]" office:value-type="float" office:value="29.06989" calcext:value-type="float">
            <text:p>29,06989</text:p>
          </table:table-cell>
          <table:table-cell table:formula="of:=[.H140]+[.G122]+[.H121]-[.G121]" office:value-type="float" office:value="60.2435" calcext:value-type="float">
            <text:p>60,2435</text:p>
          </table:table-cell>
          <table:table-cell table:formula="of:=[.I140]+[.H122]+[.I121]-[.H121]" office:value-type="float" office:value="95.5479" calcext:value-type="float">
            <text:p>95,5479</text:p>
          </table:table-cell>
          <table:table-cell table:formula="of:=[.J140]+[.I122]+[.J121]-[.I121]" office:value-type="float" office:value="129.39706" calcext:value-type="float">
            <text:p>129,39706</text:p>
          </table:table-cell>
          <table:table-cell table:formula="of:=[.K140]+[.J122]+[.K121]-[.J121]" office:value-type="float" office:value="161.5047" calcext:value-type="float">
            <text:p>161,5047</text:p>
          </table:table-cell>
          <table:table-cell table:formula="of:=[.L140]+[.K122]+[.L121]-[.K121]" office:value-type="float" office:value="186.58672" calcext:value-type="float">
            <text:p>186,58672</text:p>
          </table:table-cell>
          <table:table-cell table:formula="of:=[.M140]+[.L122]+[.M121]-[.L121]" office:value-type="float" office:value="219.63688" calcext:value-type="float">
            <text:p>219,63688</text:p>
          </table:table-cell>
          <table:table-cell table:formula="of:=[.N140]+[.M122]+[.N121]-[.M121]" office:value-type="float" office:value="246.23499" calcext:value-type="float">
            <text:p>246,23499</text:p>
          </table:table-cell>
          <table:table-cell table:formula="of:=[.O140]+[.N122]+[.O121]-[.N121]" office:value-type="float" office:value="269.6757" calcext:value-type="float">
            <text:p>269,6757</text:p>
          </table:table-cell>
          <table:table-cell table:style-name="ce14" table:formula="of:=[.P140]+[.O122]+[.P121]-[.O121]" office:value-type="float" office:value="291.68442" calcext:value-type="float">
            <text:p>291,68442</text:p>
          </table:table-cell>
          <table:table-cell table:formula="of:=[.Q140]+[.P122]+[.Q121]-[.P121]" office:value-type="float" office:value="330.2456" calcext:value-type="float">
            <text:p>330,2456</text:p>
          </table:table-cell>
          <table:table-cell table:formula="of:=[.R140]+[.Q122]+[.R121]-[.Q121]" office:value-type="float" office:value="383.96076" calcext:value-type="float">
            <text:p>383,96076</text:p>
          </table:table-cell>
          <table:table-cell table:formula="of:=[.S140]+[.R122]+[.S121]-[.R121]" office:value-type="float" office:value="451.65102" calcext:value-type="float">
            <text:p>451,65102</text:p>
          </table:table-cell>
          <table:table-cell table:formula="of:=[.T140]+[.S122]+[.T121]-[.S121]" office:value-type="float" office:value="518.89533" calcext:value-type="float">
            <text:p>518,89533</text:p>
          </table:table-cell>
          <table:table-cell table:formula="of:=[.U140]+[.T122]+[.U121]-[.T121]" office:value-type="float" office:value="579.72939" calcext:value-type="float">
            <text:p>579,72939</text:p>
          </table:table-cell>
          <table:table-cell table:formula="of:=[.V140]+[.U122]+[.V121]-[.U121]" office:value-type="float" office:value="620.1519" calcext:value-type="float">
            <text:p>620,1519</text:p>
          </table:table-cell>
          <table:table-cell table:number-columns-repeated="10"/>
          <table:table-cell table:style-name="ce33" table:formula="of:=[.L116]+[.S127]-([.S116]+[.L127])" office:value-type="float" office:value="495.42526" calcext:value-type="float">
            <text:p>495,42526</text:p>
          </table:table-cell>
          <table:table-cell table:number-columns-repeated="991"/>
        </table:table-row>
        <table:table-row table:style-name="ro1">
          <table:table-cell table:number-columns-repeated="6"/>
          <table:table-cell table:formula="of:=[.G141]+[.F123]+[.G122]-[.F122]" office:value-type="float" office:value="32.94287" calcext:value-type="float">
            <text:p>32,94287</text:p>
          </table:table-cell>
          <table:table-cell table:formula="of:=[.H141]+[.G123]+[.H122]-[.G122]" office:value-type="float" office:value="70.11648" calcext:value-type="float">
            <text:p>70,11648</text:p>
          </table:table-cell>
          <table:table-cell table:formula="of:=[.I141]+[.H123]+[.I122]-[.H122]" office:value-type="float" office:value="110.31986" calcext:value-type="float">
            <text:p>110,31986</text:p>
          </table:table-cell>
          <table:table-cell table:formula="of:=[.J141]+[.I123]+[.J122]-[.I122]" office:value-type="float" office:value="145.90107" calcext:value-type="float">
            <text:p>145,90107</text:p>
          </table:table-cell>
          <table:table-cell table:formula="of:=[.K141]+[.J123]+[.K122]-[.J122]" office:value-type="float" office:value="181.88169" calcext:value-type="float">
            <text:p>181,88169</text:p>
          </table:table-cell>
          <table:table-cell table:formula="of:=[.L141]+[.K123]+[.L122]-[.K122]" office:value-type="float" office:value="209.96371" calcext:value-type="float">
            <text:p>209,96371</text:p>
          </table:table-cell>
          <table:table-cell table:formula="of:=[.M141]+[.L123]+[.M122]-[.L122]" office:value-type="float" office:value="247.91285" calcext:value-type="float">
            <text:p>247,91285</text:p>
          </table:table-cell>
          <table:table-cell table:formula="of:=[.N141]+[.M123]+[.N122]-[.M122]" office:value-type="float" office:value="280.75596" calcext:value-type="float">
            <text:p>280,75596</text:p>
          </table:table-cell>
          <table:table-cell table:formula="of:=[.O141]+[.N123]+[.O122]-[.N122]" office:value-type="float" office:value="312.13392" calcext:value-type="float">
            <text:p>312,13392</text:p>
          </table:table-cell>
          <table:table-cell table:formula="of:=[.P141]+[.O123]+[.P122]-[.O122]" office:value-type="float" office:value="339.04162" calcext:value-type="float">
            <text:p>339,04162</text:p>
          </table:table-cell>
          <table:table-cell table:formula="of:=[.Q141]+[.P123]+[.Q122]-[.P122]" office:value-type="float" office:value="381.84544" calcext:value-type="float">
            <text:p>381,84544</text:p>
          </table:table-cell>
          <table:table-cell table:formula="of:=[.R141]+[.Q123]+[.R122]-[.Q122]" office:value-type="float" office:value="443.86722" calcext:value-type="float">
            <text:p>443,86722</text:p>
          </table:table-cell>
          <table:table-cell table:formula="of:=[.S141]+[.R123]+[.S122]-[.R122]" office:value-type="float" office:value="519.10731" calcext:value-type="float">
            <text:p>519,10731</text:p>
          </table:table-cell>
          <table:table-cell table:formula="of:=[.T141]+[.S123]+[.T122]-[.S122]" office:value-type="float" office:value="588.80111" calcext:value-type="float">
            <text:p>588,80111</text:p>
          </table:table-cell>
          <table:table-cell table:formula="of:=[.U141]+[.T123]+[.U122]-[.T122]" office:value-type="float" office:value="649.63517" calcext:value-type="float">
            <text:p>649,63517</text:p>
          </table:table-cell>
          <table:table-cell table:formula="of:=[.V141]+[.U123]+[.V122]-[.U122]" office:value-type="float" office:value="695.53491" calcext:value-type="float">
            <text:p>695,53491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[.G142]+[.F124]+[.G123]-[.F123]" office:value-type="float" office:value="39.87107" calcext:value-type="float">
            <text:p>39,87107</text:p>
          </table:table-cell>
          <table:table-cell table:formula="of:=[.H142]+[.G124]+[.H123]-[.G123]" office:value-type="float" office:value="81.94366" calcext:value-type="float">
            <text:p>81,94366</text:p>
          </table:table-cell>
          <table:table-cell table:formula="of:=[.I142]+[.H124]+[.I123]-[.H123]" office:value-type="float" office:value="127.34319" calcext:value-type="float">
            <text:p>127,34319</text:p>
          </table:table-cell>
          <table:table-cell table:formula="of:=[.J142]+[.I124]+[.J123]-[.I123]" office:value-type="float" office:value="166.3885" calcext:value-type="float">
            <text:p>166,3885</text:p>
          </table:table-cell>
          <table:table-cell table:formula="of:=[.K142]+[.J124]+[.K123]-[.J123]" office:value-type="float" office:value="205.83322" calcext:value-type="float">
            <text:p>205,83322</text:p>
          </table:table-cell>
          <table:table-cell table:formula="of:=[.L142]+[.K124]+[.L123]-[.K123]" office:value-type="float" office:value="240.62344" calcext:value-type="float">
            <text:p>240,62344</text:p>
          </table:table-cell>
          <table:table-cell table:formula="of:=[.M142]+[.L124]+[.M123]-[.L123]" office:value-type="float" office:value="284.04981" calcext:value-type="float">
            <text:p>284,04981</text:p>
          </table:table-cell>
          <table:table-cell table:formula="of:=[.N142]+[.M124]+[.N123]-[.M123]" office:value-type="float" office:value="321.13556" calcext:value-type="float">
            <text:p>321,13556</text:p>
          </table:table-cell>
          <table:table-cell table:formula="of:=[.O142]+[.N124]+[.O123]-[.N123]" office:value-type="float" office:value="360.9988" calcext:value-type="float">
            <text:p>360,9988</text:p>
          </table:table-cell>
          <table:table-cell table:formula="of:=[.P142]+[.O124]+[.P123]-[.O123]" office:value-type="float" office:value="394.38724" calcext:value-type="float">
            <text:p>394,38724</text:p>
          </table:table-cell>
          <table:table-cell table:formula="of:=[.Q142]+[.P124]+[.Q123]-[.P123]" office:value-type="float" office:value="440.65516" calcext:value-type="float">
            <text:p>440,65516</text:p>
          </table:table-cell>
          <table:table-cell table:formula="of:=[.R142]+[.Q124]+[.R123]-[.Q123]" office:value-type="float" office:value="506.54992" calcext:value-type="float">
            <text:p>506,54992</text:p>
          </table:table-cell>
          <table:table-cell table:formula="of:=[.S142]+[.R124]+[.S123]-[.R123]" office:value-type="float" office:value="587.26724" calcext:value-type="float">
            <text:p>587,26724</text:p>
          </table:table-cell>
          <table:table-cell table:formula="of:=[.T142]+[.S124]+[.T123]-[.S123]" office:value-type="float" office:value="664.30951" calcext:value-type="float">
            <text:p>664,30951</text:p>
          </table:table-cell>
          <table:table-cell table:formula="of:=[.U142]+[.T124]+[.U123]-[.T123]" office:value-type="float" office:value="730.6208" calcext:value-type="float">
            <text:p>730,6208</text:p>
          </table:table-cell>
          <table:table-cell table:formula="of:=[.V142]+[.U124]+[.V123]-[.U123]" office:value-type="float" office:value="783.00128" calcext:value-type="float">
            <text:p>783,00128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[.G143]+[.F125]+[.G124]-[.F124]" office:value-type="float" office:value="39.87107" calcext:value-type="float">
            <text:p>39,87107</text:p>
          </table:table-cell>
          <table:table-cell table:formula="of:=[.H143]+[.G125]+[.H124]-[.G124]" office:value-type="float" office:value="81.94366" calcext:value-type="float">
            <text:p>81,94366</text:p>
          </table:table-cell>
          <table:table-cell table:formula="of:=[.I143]+[.H125]+[.I124]-[.H124]" office:value-type="float" office:value="127.34319" calcext:value-type="float">
            <text:p>127,34319</text:p>
          </table:table-cell>
          <table:table-cell table:formula="of:=[.J143]+[.I125]+[.J124]-[.I124]" office:value-type="float" office:value="169.8526" calcext:value-type="float">
            <text:p>169,8526</text:p>
          </table:table-cell>
          <table:table-cell table:formula="of:=[.K143]+[.J125]+[.K124]-[.J124]" office:value-type="float" office:value="212.76142" calcext:value-type="float">
            <text:p>212,76142</text:p>
          </table:table-cell>
          <table:table-cell table:formula="of:=[.L143]+[.K125]+[.L124]-[.K124]" office:value-type="float" office:value="251.01574" calcext:value-type="float">
            <text:p>251,01574</text:p>
          </table:table-cell>
          <table:table-cell table:formula="of:=[.M143]+[.L125]+[.M124]-[.L124]" office:value-type="float" office:value="301.79058" calcext:value-type="float">
            <text:p>301,79058</text:p>
          </table:table-cell>
          <table:table-cell table:formula="of:=[.N143]+[.M125]+[.N124]-[.M124]" office:value-type="float" office:value="347.00037" calcext:value-type="float">
            <text:p>347,00037</text:p>
          </table:table-cell>
          <table:table-cell table:formula="of:=[.O143]+[.N125]+[.O124]-[.N124]" office:value-type="float" office:value="398.98801" calcext:value-type="float">
            <text:p>398,98801</text:p>
          </table:table-cell>
          <table:table-cell table:formula="of:=[.P143]+[.O125]+[.P124]-[.O124]" office:value-type="float" office:value="432.37645" calcext:value-type="float">
            <text:p>432,37645</text:p>
          </table:table-cell>
          <table:table-cell table:formula="of:=[.Q143]+[.P125]+[.Q124]-[.P124]" office:value-type="float" office:value="491.13437" calcext:value-type="float">
            <text:p>491,13437</text:p>
          </table:table-cell>
          <table:table-cell table:formula="of:=[.R143]+[.Q125]+[.R124]-[.Q124]" office:value-type="float" office:value="569.51913" calcext:value-type="float">
            <text:p>569,51913</text:p>
          </table:table-cell>
          <table:table-cell table:formula="of:=[.S143]+[.R125]+[.S124]-[.R124]" office:value-type="float" office:value="662.72645" calcext:value-type="float">
            <text:p>662,72645</text:p>
          </table:table-cell>
          <table:table-cell table:formula="of:=[.T143]+[.S125]+[.T124]-[.S124]" office:value-type="float" office:value="750.30442" calcext:value-type="float">
            <text:p>750,30442</text:p>
          </table:table-cell>
          <table:table-cell table:formula="of:=[.U143]+[.T125]+[.U124]-[.T124]" office:value-type="float" office:value="825.27596" calcext:value-type="float">
            <text:p>825,27596</text:p>
          </table:table-cell>
          <table:table-cell table:formula="of:=[.V143]+[.U125]+[.V124]-[.U124]" office:value-type="float" office:value="886.31669" calcext:value-type="float">
            <text:p>886,31669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[.G144]+[.F126]+[.G125]-[.F125]" office:value-type="float" office:value="39.87107" calcext:value-type="float">
            <text:p>39,87107</text:p>
          </table:table-cell>
          <table:table-cell table:formula="of:=[.H144]+[.G126]+[.H125]-[.G125]" office:value-type="float" office:value="81.94366" calcext:value-type="float">
            <text:p>81,94366</text:p>
          </table:table-cell>
          <table:table-cell table:formula="of:=[.I144]+[.H126]+[.I125]-[.H125]" office:value-type="float" office:value="127.34319" calcext:value-type="float">
            <text:p>127,34319</text:p>
          </table:table-cell>
          <table:table-cell table:formula="of:=[.J144]+[.I126]+[.J125]-[.I125]" office:value-type="float" office:value="169.8526" calcext:value-type="float">
            <text:p>169,8526</text:p>
          </table:table-cell>
          <table:table-cell table:formula="of:=[.K144]+[.J126]+[.K125]-[.J125]" office:value-type="float" office:value="212.76142" calcext:value-type="float">
            <text:p>212,76142</text:p>
          </table:table-cell>
          <table:table-cell table:formula="of:=[.L144]+[.K126]+[.L125]-[.K125]" office:value-type="float" office:value="251.01574" calcext:value-type="float">
            <text:p>251,01574</text:p>
          </table:table-cell>
          <table:table-cell table:formula="of:=[.M144]+[.L126]+[.M125]-[.L125]" office:value-type="float" office:value="308.93201" calcext:value-type="float">
            <text:p>308,93201</text:p>
          </table:table-cell>
          <table:table-cell table:formula="of:=[.N144]+[.M126]+[.N125]-[.M125]" office:value-type="float" office:value="359.88636" calcext:value-type="float">
            <text:p>359,88636</text:p>
          </table:table-cell>
          <table:table-cell table:formula="of:=[.O144]+[.N126]+[.O125]-[.N125]" office:value-type="float" office:value="415.3381" calcext:value-type="float">
            <text:p>415,3381</text:p>
          </table:table-cell>
          <table:table-cell table:formula="of:=[.P144]+[.O126]+[.P125]-[.O125]" office:value-type="float" office:value="459.26224" calcext:value-type="float">
            <text:p>459,26224</text:p>
          </table:table-cell>
          <table:table-cell table:formula="of:=[.Q144]+[.P126]+[.Q125]-[.P125]" office:value-type="float" office:value="532.19756" calcext:value-type="float">
            <text:p>532,19756</text:p>
          </table:table-cell>
          <table:table-cell table:formula="of:=[.R144]+[.Q126]+[.R125]-[.Q125]" office:value-type="float" office:value="625.38092" calcext:value-type="float">
            <text:p>625,38092</text:p>
          </table:table-cell>
          <table:table-cell table:formula="of:=[.S144]+[.R126]+[.S125]-[.R125]" office:value-type="float" office:value="732.55244" calcext:value-type="float">
            <text:p>732,55244</text:p>
          </table:table-cell>
          <table:table-cell table:formula="of:=[.T144]+[.S126]+[.T125]-[.S125]" office:value-type="float" office:value="830.66611" calcext:value-type="float">
            <text:p>830,66611</text:p>
          </table:table-cell>
          <table:table-cell table:formula="of:=[.U144]+[.T126]+[.U125]-[.T125]" office:value-type="float" office:value="913.574900000001" calcext:value-type="float">
            <text:p>913,5749</text:p>
          </table:table-cell>
          <table:table-cell table:formula="of:=[.V144]+[.U126]+[.V125]-[.U125]" office:value-type="float" office:value="983.94301" calcext:value-type="float">
            <text:p>983,94301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[.G145]+[.F127]+[.G126]-[.F126]" office:value-type="float" office:value="43.33517" calcext:value-type="float">
            <text:p>43,33517</text:p>
          </table:table-cell>
          <table:table-cell table:formula="of:=[.H145]+[.G127]+[.H126]-[.G126]" office:value-type="float" office:value="87.85725" calcext:value-type="float">
            <text:p>87,85725</text:p>
          </table:table-cell>
          <table:table-cell table:formula="of:=[.I145]+[.H127]+[.I126]-[.H126]" office:value-type="float" office:value="135.70627" calcext:value-type="float">
            <text:p>135,70627</text:p>
          </table:table-cell>
          <table:table-cell table:formula="of:=[.J145]+[.I127]+[.J126]-[.I126]" office:value-type="float" office:value="183.41183" calcext:value-type="float">
            <text:p>183,41183</text:p>
          </table:table-cell>
          <table:table-cell table:formula="of:=[.K145]+[.J127]+[.K126]-[.J126]" office:value-type="float" office:value="232.32065" calcext:value-type="float">
            <text:p>232,32065</text:p>
          </table:table-cell>
          <table:table-cell table:formula="of:=[.L145]+[.K127]+[.L126]-[.K126]" office:value-type="float" office:value="279.40673" calcext:value-type="float">
            <text:p>279,40673</text:p>
          </table:table-cell>
          <table:table-cell table:formula="of:=[.M145]+[.L127]+[.M126]-[.L126]" office:value-type="float" office:value="342.80023" calcext:value-type="float">
            <text:p>342,80023</text:p>
          </table:table-cell>
          <table:table-cell table:formula="of:=[.N145]+[.M127]+[.N126]-[.M126]" office:value-type="float" office:value="404.97958" calcext:value-type="float">
            <text:p>404,97958</text:p>
          </table:table-cell>
          <table:table-cell table:formula="of:=[.O145]+[.N127]+[.O126]-[.N126]" office:value-type="float" office:value="472.17862" calcext:value-type="float">
            <text:p>472,17862</text:p>
          </table:table-cell>
          <table:table-cell table:formula="of:=[.P145]+[.O127]+[.P126]-[.O126]" office:value-type="float" office:value="526.77986" calcext:value-type="float">
            <text:p>526,77986</text:p>
          </table:table-cell>
          <table:table-cell table:formula="of:=[.Q145]+[.P127]+[.Q126]-[.P126]" office:value-type="float" office:value="608.54694" calcext:value-type="float">
            <text:p>608,54694</text:p>
          </table:table-cell>
          <table:table-cell table:formula="of:=[.R145]+[.Q127]+[.R126]-[.Q126]" office:value-type="float" office:value="707.20753" calcext:value-type="float">
            <text:p>707,20753</text:p>
          </table:table-cell>
          <table:table-cell table:formula="of:=[.S145]+[.R127]+[.S126]-[.R126]" office:value-type="float" office:value="816.82854" calcext:value-type="float">
            <text:p>816,82854</text:p>
          </table:table-cell>
          <table:table-cell table:formula="of:=[.T145]+[.S127]+[.T126]-[.S126]" office:value-type="float" office:value="917.3917" calcext:value-type="float">
            <text:p>917,3917</text:p>
          </table:table-cell>
          <table:table-cell table:formula="of:=[.U145]+[.T127]+[.U126]-[.T126]" office:value-type="float" office:value="1004.54313" calcext:value-type="float">
            <text:p>1004,54313</text:p>
          </table:table-cell>
          <table:table-cell table:formula="of:=[.V145]+[.U127]+[.V126]-[.U126]" office:value-type="float" office:value="1079.49382" calcext:value-type="float">
            <text:p>1079,49382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[.G146]+[.F128]+[.G127]-[.F127]" office:value-type="float" office:value="48.8124" calcext:value-type="float">
            <text:p>48,8124</text:p>
          </table:table-cell>
          <table:table-cell table:formula="of:=[.H146]+[.G128]+[.H127]-[.G127]" office:value-type="float" office:value="93.33448" calcext:value-type="float">
            <text:p>93,33448</text:p>
          </table:table-cell>
          <table:table-cell table:formula="of:=[.I146]+[.H128]+[.I127]-[.H127]" office:value-type="float" office:value="147.66424" calcext:value-type="float">
            <text:p>147,66424</text:p>
          </table:table-cell>
          <table:table-cell table:formula="of:=[.J146]+[.I128]+[.J127]-[.I127]" office:value-type="float" office:value="202.51123" calcext:value-type="float">
            <text:p>202,51123</text:p>
          </table:table-cell>
          <table:table-cell table:formula="of:=[.K146]+[.J128]+[.K127]-[.J127]" office:value-type="float" office:value="254.88415" calcext:value-type="float">
            <text:p>254,88415</text:p>
          </table:table-cell>
          <table:table-cell table:formula="of:=[.L146]+[.K128]+[.L127]-[.K127]" office:value-type="float" office:value="306.86921" calcext:value-type="float">
            <text:p>306,86921</text:p>
          </table:table-cell>
          <table:table-cell table:formula="of:=[.M146]+[.L128]+[.M127]-[.L127]" office:value-type="float" office:value="370.26271" calcext:value-type="float">
            <text:p>370,26271</text:p>
          </table:table-cell>
          <table:table-cell table:formula="of:=[.N146]+[.M128]+[.N127]-[.M127]" office:value-type="float" office:value="442.68906" calcext:value-type="float">
            <text:p>442,68906</text:p>
          </table:table-cell>
          <table:table-cell table:formula="of:=[.O146]+[.N128]+[.O127]-[.N127]" office:value-type="float" office:value="519.21548" calcext:value-type="float">
            <text:p>519,21548</text:p>
          </table:table-cell>
          <table:table-cell table:formula="of:=[.P146]+[.O128]+[.P127]-[.O127]" office:value-type="float" office:value="580.06172" calcext:value-type="float">
            <text:p>580,06172</text:p>
          </table:table-cell>
          <table:table-cell table:formula="of:=[.Q146]+[.P128]+[.Q127]-[.P127]" office:value-type="float" office:value="665.2929" calcext:value-type="float">
            <text:p>665,2929</text:p>
          </table:table-cell>
          <table:table-cell table:formula="of:=[.R146]+[.Q128]+[.R127]-[.Q127]" office:value-type="float" office:value="767.41759" calcext:value-type="float">
            <text:p>767,41759</text:p>
          </table:table-cell>
          <table:table-cell table:formula="of:=[.S146]+[.R128]+[.S127]-[.R127]" office:value-type="float" office:value="886.83656" calcext:value-type="float">
            <text:p>886,83656</text:p>
          </table:table-cell>
          <table:table-cell table:formula="of:=[.T146]+[.S128]+[.T127]-[.S127]" office:value-type="float" office:value="996.05997" calcext:value-type="float">
            <text:p>996,05997</text:p>
          </table:table-cell>
          <table:table-cell table:formula="of:=[.U146]+[.T128]+[.U127]-[.T127]" office:value-type="float" office:value="1090.95737" calcext:value-type="float">
            <text:p>1090,95737</text:p>
          </table:table-cell>
          <table:table-cell table:formula="of:=[.V146]+[.U128]+[.V127]-[.U127]" office:value-type="float" office:value="1175.07321" calcext:value-type="float">
            <text:p>1175,07321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[.G147]+[.F129]+[.G128]-[.F128]" office:value-type="float" office:value="48.8124" calcext:value-type="float">
            <text:p>48,8124</text:p>
          </table:table-cell>
          <table:table-cell table:formula="of:=[.H147]+[.G129]+[.H128]-[.G128]" office:value-type="float" office:value="99.57948" calcext:value-type="float">
            <text:p>99,57948</text:p>
          </table:table-cell>
          <table:table-cell table:formula="of:=[.I147]+[.H129]+[.I128]-[.H128]" office:value-type="float" office:value="162.03328" calcext:value-type="float">
            <text:p>162,03328</text:p>
          </table:table-cell>
          <table:table-cell table:formula="of:=[.J147]+[.I129]+[.J128]-[.I128]" office:value-type="float" office:value="221.77925" calcext:value-type="float">
            <text:p>221,77925</text:p>
          </table:table-cell>
          <table:table-cell table:formula="of:=[.K147]+[.J129]+[.K128]-[.J128]" office:value-type="float" office:value="282.27621" calcext:value-type="float">
            <text:p>282,27621</text:p>
          </table:table-cell>
          <table:table-cell table:formula="of:=[.L147]+[.K129]+[.L128]-[.K128]" office:value-type="float" office:value="342.92152" calcext:value-type="float">
            <text:p>342,92152</text:p>
          </table:table-cell>
          <table:table-cell table:formula="of:=[.M147]+[.L129]+[.M128]-[.L128]" office:value-type="float" office:value="411.214" calcext:value-type="float">
            <text:p>411,214</text:p>
          </table:table-cell>
          <table:table-cell table:formula="of:=[.N147]+[.M129]+[.N128]-[.M128]" office:value-type="float" office:value="490.78178" calcext:value-type="float">
            <text:p>490,78178</text:p>
          </table:table-cell>
          <table:table-cell table:formula="of:=[.O147]+[.N129]+[.O128]-[.N128]" office:value-type="float" office:value="575.79348" calcext:value-type="float">
            <text:p>575,79348</text:p>
          </table:table-cell>
          <table:table-cell table:formula="of:=[.P147]+[.O129]+[.P128]-[.O128]" office:value-type="float" office:value="645.80487" calcext:value-type="float">
            <text:p>645,80487</text:p>
          </table:table-cell>
          <table:table-cell table:formula="of:=[.Q147]+[.P129]+[.Q128]-[.P128]" office:value-type="float" office:value="740.83401" calcext:value-type="float">
            <text:p>740,83401</text:p>
          </table:table-cell>
          <table:table-cell table:formula="of:=[.R147]+[.Q129]+[.R128]-[.Q128]" office:value-type="float" office:value="853.6358" calcext:value-type="float">
            <text:p>853,6358</text:p>
          </table:table-cell>
          <table:table-cell table:formula="of:=[.S147]+[.R129]+[.S128]-[.R128]" office:value-type="float" office:value="982.21992" calcext:value-type="float">
            <text:p>982,21992</text:p>
          </table:table-cell>
          <table:table-cell table:formula="of:=[.T147]+[.S129]+[.T128]-[.S128]" office:value-type="float" office:value="1098.37153" calcext:value-type="float">
            <text:p>1098,37153</text:p>
          </table:table-cell>
          <table:table-cell table:formula="of:=[.U147]+[.T129]+[.U128]-[.T128]" office:value-type="float" office:value="1199.97713" calcext:value-type="float">
            <text:p>1199,97713</text:p>
          </table:table-cell>
          <table:table-cell table:formula="of:=[.V147]+[.U129]+[.V128]-[.U128]" office:value-type="float" office:value="1287.96595" calcext:value-type="float">
            <text:p>1287,96595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[.G148]+[.F130]+[.G129]-[.F129]" office:value-type="float" office:value="52.2765" calcext:value-type="float">
            <text:p>52,2765</text:p>
          </table:table-cell>
          <table:table-cell table:formula="of:=[.H148]+[.G130]+[.H129]-[.G129]" office:value-type="float" office:value="111.16762" calcext:value-type="float">
            <text:p>111,16762</text:p>
          </table:table-cell>
          <table:table-cell table:formula="of:=[.I148]+[.H130]+[.I129]-[.H129]" office:value-type="float" office:value="177.4944" calcext:value-type="float">
            <text:p>177,4944</text:p>
          </table:table-cell>
          <table:table-cell table:formula="of:=[.J148]+[.I130]+[.J129]-[.I129]" office:value-type="float" office:value="244.7902" calcext:value-type="float">
            <text:p>244,7902</text:p>
          </table:table-cell>
          <table:table-cell table:formula="of:=[.K148]+[.J130]+[.K129]-[.J129]" office:value-type="float" office:value="313.4112" calcext:value-type="float">
            <text:p>313,4112</text:p>
          </table:table-cell>
          <table:table-cell table:formula="of:=[.L148]+[.K130]+[.L129]-[.K129]" office:value-type="float" office:value="385.14701" calcext:value-type="float">
            <text:p>385,14701</text:p>
          </table:table-cell>
          <table:table-cell table:formula="of:=[.M148]+[.L130]+[.M129]-[.L129]" office:value-type="float" office:value="453.43949" calcext:value-type="float">
            <text:p>453,43949</text:p>
          </table:table-cell>
          <table:table-cell table:formula="of:=[.N148]+[.M130]+[.N129]-[.M129]" office:value-type="float" office:value="533.00727" calcext:value-type="float">
            <text:p>533,00727</text:p>
          </table:table-cell>
          <table:table-cell table:formula="of:=[.O148]+[.N130]+[.O129]-[.N129]" office:value-type="float" office:value="618.01897" calcext:value-type="float">
            <text:p>618,01897</text:p>
          </table:table-cell>
          <table:table-cell table:formula="of:=[.P148]+[.O130]+[.P129]-[.O129]" office:value-type="float" office:value="689.76241" calcext:value-type="float">
            <text:p>689,76241</text:p>
          </table:table-cell>
          <table:table-cell table:formula="of:=[.Q148]+[.P130]+[.Q129]-[.P129]" office:value-type="float" office:value="789.69053" calcext:value-type="float">
            <text:p>789,69053</text:p>
          </table:table-cell>
          <table:table-cell table:formula="of:=[.R148]+[.Q130]+[.R129]-[.Q129]" office:value-type="float" office:value="909.42052" calcext:value-type="float">
            <text:p>909,42052</text:p>
          </table:table-cell>
          <table:table-cell table:formula="of:=[.S148]+[.R130]+[.S129]-[.R129]" office:value-type="float" office:value="1042.90362" calcext:value-type="float">
            <text:p>1042,90362</text:p>
          </table:table-cell>
          <table:table-cell table:formula="of:=[.T148]+[.S130]+[.T129]-[.S129]" office:value-type="float" office:value="1162.51933" calcext:value-type="float">
            <text:p>1162,51933</text:p>
          </table:table-cell>
          <table:table-cell table:formula="of:=[.U148]+[.T130]+[.U129]-[.T129]" office:value-type="float" office:value="1267.12493" calcext:value-type="float">
            <text:p>1267,12493</text:p>
          </table:table-cell>
          <table:table-cell table:formula="of:=[.V148]+[.U130]+[.V129]-[.U129]" office:value-type="float" office:value="1362.25518" calcext:value-type="float">
            <text:p>1362,25518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[.G149]+[.F131]+[.G130]-[.F130]" office:value-type="float" office:value="61.2765" calcext:value-type="float">
            <text:p>61,2765</text:p>
          </table:table-cell>
          <table:table-cell table:formula="of:=[.H149]+[.G131]+[.H130]-[.G130]" office:value-type="float" office:value="126.87582" calcext:value-type="float">
            <text:p>126,87582</text:p>
          </table:table-cell>
          <table:table-cell table:formula="of:=[.I149]+[.H131]+[.I130]-[.H130]" office:value-type="float" office:value="205.327" calcext:value-type="float">
            <text:p>205,327</text:p>
          </table:table-cell>
          <table:table-cell table:formula="of:=[.J149]+[.I131]+[.J130]-[.I130]" office:value-type="float" office:value="282.7223" calcext:value-type="float">
            <text:p>282,7223</text:p>
          </table:table-cell>
          <table:table-cell table:formula="of:=[.K149]+[.J131]+[.K130]-[.J130]" office:value-type="float" office:value="358.2715" calcext:value-type="float">
            <text:p>358,2715</text:p>
          </table:table-cell>
          <table:table-cell table:formula="of:=[.L149]+[.K131]+[.L130]-[.K130]" office:value-type="float" office:value="434.90629" calcext:value-type="float">
            <text:p>434,90629</text:p>
          </table:table-cell>
          <table:table-cell table:formula="of:=[.M149]+[.L131]+[.M130]-[.L130]" office:value-type="float" office:value="509.67951" calcext:value-type="float">
            <text:p>509,67951</text:p>
          </table:table-cell>
          <table:table-cell table:formula="of:=[.N149]+[.M131]+[.N130]-[.M130]" office:value-type="float" office:value="591.69678" calcext:value-type="float">
            <text:p>591,69678</text:p>
          </table:table-cell>
          <table:table-cell table:formula="of:=[.O149]+[.N131]+[.O130]-[.N130]" office:value-type="float" office:value="681.60746" calcext:value-type="float">
            <text:p>681,60746</text:p>
          </table:table-cell>
          <table:table-cell table:formula="of:=[.P149]+[.O131]+[.P130]-[.O130]" office:value-type="float" office:value="753.3509" calcext:value-type="float">
            <text:p>753,3509</text:p>
          </table:table-cell>
          <table:table-cell table:formula="of:=[.Q149]+[.P131]+[.Q130]-[.P130]" office:value-type="float" office:value="855.01107" calcext:value-type="float">
            <text:p>855,01107</text:p>
          </table:table-cell>
          <table:table-cell table:formula="of:=[.R149]+[.Q131]+[.R130]-[.Q130]" office:value-type="float" office:value="981.44926" calcext:value-type="float">
            <text:p>981,44926</text:p>
          </table:table-cell>
          <table:table-cell table:formula="of:=[.S149]+[.R131]+[.S130]-[.R130]" office:value-type="float" office:value="1138.17026" calcext:value-type="float">
            <text:p>1138,17026</text:p>
          </table:table-cell>
          <table:table-cell table:formula="of:=[.T149]+[.S131]+[.T130]-[.S130]" office:value-type="float" office:value="1280.16897" calcext:value-type="float">
            <text:p>1280,16897</text:p>
          </table:table-cell>
          <table:table-cell table:formula="of:=[.U149]+[.T131]+[.U130]-[.T130]" office:value-type="float" office:value="1407.42407" calcext:value-type="float">
            <text:p>1407,42407</text:p>
          </table:table-cell>
          <table:table-cell table:formula="of:=[.V149]+[.U131]+[.V130]-[.U130]" office:value-type="float" office:value="1525.26992" calcext:value-type="float">
            <text:p>1525,26992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number-columns-repeated="2" office:value-type="float" office:value="3.87298" calcext:value-type="float">
            <text:p>3,872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6.245" calcext:value-type="float">
            <text:p>6,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9615" calcext:value-type="float">
            <text:p>5,19615</text:p>
          </table:table-cell>
          <table:table-cell office:value-type="float" office:value="6.7082" calcext:value-type="float">
            <text:p>6,7082</text:p>
          </table:table-cell>
          <table:table-cell office:value-type="float" office:value="10.0995" calcext:value-type="float">
            <text:p>10,0995</text:p>
          </table:table-cell>
          <table:table-cell office:value-type="float" office:value="13.7477" calcext:value-type="float">
            <text:p>13,7477</text:p>
          </table:table-cell>
          <table:table-cell office:value-type="float" office:value="14.8997" calcext:value-type="float">
            <text:p>14,8997</text:p>
          </table:table-cell>
          <table:table-cell office:value-type="float" office:value="13.8564" calcext:value-type="float">
            <text:p>13,8564</text:p>
          </table:table-cell>
          <table:table-cell office:value-type="float" office:value="12.49" calcext:value-type="float">
            <text:p>12,49</text:p>
          </table:table-cell>
          <table:table-cell/>
          <table:table-cell table:formula="of:=SUM([.M135:.S145])" office:value-type="float" office:value="495.42526" calcext:value-type="float">
            <text:p>495,42526</text:p>
          </table:table-cell>
          <table:table-cell table:number-columns-repeated="1000"/>
        </table:table-row>
        <table:table-row table:style-name="ro1">
          <table:table-cell table:number-columns-repeated="6"/>
          <table:table-cell office:value-type="float" office:value="5.47723" calcext:value-type="float">
            <text:p>5,47723</text:p>
          </table:table-cell>
          <table:table-cell office:value-type="float" office:value="9.64365" calcext:value-type="float">
            <text:p>9,64365</text:p>
          </table:table-cell>
          <table:table-cell office:value-type="float" office:value="6.48074" calcext:value-type="float">
            <text:p>6,48074</text:p>
          </table:table-cell>
          <table:table-cell office:value-type="float" office:value="3.87298" calcext:value-type="float">
            <text:p>3,87298</text:p>
          </table:table-cell>
          <table:table-cell table:number-columns-repeated="2" office:value-type="float" office:value="5.74456" calcext:value-type="float">
            <text:p>5,74456</text:p>
          </table:table-cell>
          <table:table-cell table:style-name="ce21" office:value-type="float" office:value="4.89898" calcext:value-type="float">
            <text:p>4,89898</text:p>
          </table:table-cell>
          <table:table-cell table:style-name="ce21" office:value-type="float" office:value="9.64365" calcext:value-type="float">
            <text:p>9,64365</text:p>
          </table:table-cell>
          <table:table-cell table:style-name="ce21" office:value-type="float" office:value="11.0905" calcext:value-type="float">
            <text:p>11,0905</text:p>
          </table:table-cell>
          <table:table-cell table:number-columns-repeated="2" table:style-name="ce21" office:value-type="float" office:value="7.34847" calcext:value-type="float">
            <text:p>7,34847</text:p>
          </table:table-cell>
          <table:table-cell table:style-name="ce21" office:value-type="float" office:value="11.4891" calcext:value-type="float">
            <text:p>11,4891</text:p>
          </table:table-cell>
          <table:table-cell table:style-name="ce21" office:value-type="float" office:value="13.1909" calcext:value-type="float">
            <text:p>13,1909</text:p>
          </table:table-cell>
          <table:table-cell office:value-type="float" office:value="14.2829" calcext:value-type="float">
            <text:p>14,2829</text:p>
          </table:table-cell>
          <table:table-cell office:value-type="float" office:value="13.1909" calcext:value-type="float">
            <text:p>13,1909</text:p>
          </table:table-cell>
          <table:table-cell office:value-type="float" office:value="13.5277" calcext:value-type="float">
            <text:p>13,5277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9.32738" calcext:value-type="float">
            <text:p>9,32738</text:p>
          </table:table-cell>
          <table:table-cell office:value-type="float" office:value="8.83176" calcext:value-type="float">
            <text:p>8,83176</text:p>
          </table:table-cell>
          <table:table-cell office:value-type="float" office:value="8.12404" calcext:value-type="float">
            <text:p>8,12404</text:p>
          </table:table-cell>
          <table:table-cell office:value-type="float" office:value="11.4891" calcext:value-type="float">
            <text:p>11,48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.4641" calcext:value-type="float">
            <text:p>3,4641</text:p>
          </table:table-cell>
          <table:table-cell table:style-name="ce21" office:value-type="float" office:value="10.0995" calcext:value-type="float">
            <text:p>10,0995</text:p>
          </table:table-cell>
          <table:table-cell table:style-name="ce21" office:value-type="float" office:value="9.48683" calcext:value-type="float">
            <text:p>9,48683</text:p>
          </table:table-cell>
          <table:table-cell office:value-type="float" office:value="9.48683" calcext:value-type="float">
            <text:p>9,48683</text:p>
          </table:table-cell>
          <table:table-cell office:value-type="float" office:value="7.74597" calcext:value-type="float">
            <text:p>7,74597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9.48683" calcext:value-type="float">
            <text:p>9,48683</text:p>
          </table:table-cell>
          <table:table-cell office:value-type="float" office:value="7.54983" calcext:value-type="float">
            <text:p>7,54983</text:p>
          </table:table-cell>
          <table:table-cell office:value-type="float" office:value="6" calcext:value-type="float">
            <text:p>6</text:p>
          </table:table-cell>
          <table:table-cell office:value-type="float" office:value="3.4641" calcext:value-type="float">
            <text:p>3,4641</text:p>
          </table:table-cell>
          <table:table-cell table:style-name="ce21" office:value-type="float" office:value="14.6969" calcext:value-type="float">
            <text:p>14,696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3.4641" calcext:value-type="float">
            <text:p>3,4641</text:p>
          </table:table-cell>
          <table:table-cell table:style-name="ce21" office:value-type="float" office:value="4.89898" calcext:value-type="float">
            <text:p>4,8989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1.225" calcext:value-type="float">
            <text:p>11,225</text:p>
          </table:table-cell>
          <table:table-cell office:value-type="float" office:value="11.7473" calcext:value-type="float">
            <text:p>11,7473</text:p>
          </table:table-cell>
          <table:table-cell office:value-type="float" office:value="9.79796" calcext:value-type="float">
            <text:p>9,79796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6.48074" calcext:value-type="float">
            <text:p>6,48074</text:p>
          </table:table-cell>
          <table:table-cell office:value-type="float" office:value="7.93725" calcext:value-type="float">
            <text:p>7,93725</text:p>
          </table:table-cell>
          <table:table-cell office:value-type="float" office:value="9" calcext:value-type="float">
            <text:p>9</text:p>
          </table:table-cell>
          <table:table-cell office:value-type="float" office:value="4.58258" calcext:value-type="float">
            <text:p>4,5825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.47723" calcext:value-type="float">
            <text:p>5,4772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7.14143" calcext:value-type="float">
            <text:p>7,1414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.245" calcext:value-type="float">
            <text:p>6,245</text:p>
          </table:table-cell>
          <table:table-cell office:value-type="float" office:value="6.245" calcext:value-type="float">
            <text:p>6,245</text:p>
          </table:table-cell>
          <table:table-cell office:value-type="float" office:value="8.66025" calcext:value-type="float">
            <text:p>8,66025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3.4641" calcext:value-type="float">
            <text:p>3,4641</text:p>
          </table:table-cell>
          <table:table-cell office:value-type="float" office:value="4.58258" calcext:value-type="float">
            <text:p>4,582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89898" calcext:value-type="float">
            <text:p>4,89898</text:p>
          </table:table-cell>
          <table:table-cell office:value-type="float" office:value="6.7082" calcext:value-type="float">
            <text:p>6,7082</text:p>
          </table:table-cell>
          <table:table-cell table:style-name="ce21" office:value-type="float" office:value="1.73205" calcext:value-type="float">
            <text:p>1,73205</text:p>
          </table:table-cell>
          <table:table-cell table:number-columns-repeated="2" table:style-name="ce21" office:value-type="float" office:value="5.47723" calcext:value-type="float">
            <text:p>5,4772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.47723" calcext:value-type="float">
            <text:p>5,47723</text:p>
          </table:table-cell>
          <table:table-cell table:style-name="ce21" office:value-type="float" office:value="6.245" calcext:value-type="float">
            <text:p>6,24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74456" calcext:value-type="float">
            <text:p>5,74456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6.9282" calcext:value-type="float">
            <text:p>6,9282</text:p>
          </table:table-cell>
          <table:table-cell office:value-type="float" office:value="4.24264" calcext:value-type="float">
            <text:p>4,24264</text:p>
          </table:table-cell>
          <table:table-cell office:value-type="float" office:value="1.73205" calcext:value-type="float">
            <text:p>1,73205</text:p>
          </table:table-cell>
          <table:table-cell office:value-type="float" office:value="0" calcext:value-type="float">
            <text:p>0</text:p>
          </table:table-cell>
          <table:table-cell office:value-type="float" office:value="3.4641" calcext:value-type="float">
            <text:p>3,4641</text:p>
          </table:table-cell>
          <table:table-cell office:value-type="float" office:value="4.58258" calcext:value-type="float">
            <text:p>4,58258</text:p>
          </table:table-cell>
          <table:table-cell table:style-name="ce21" office:value-type="float" office:value="5.47723" calcext:value-type="float">
            <text:p>5,47723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.87298" calcext:value-type="float">
            <text:p>3,87298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2" table:style-name="ce21" office:value-type="float" office:value="7.54983" calcext:value-type="float">
            <text:p>7,54983</text:p>
          </table:table-cell>
          <table:table-cell table:number-columns-repeated="2" office:value-type="float" office:value="4.58258" calcext:value-type="float">
            <text:p>4,58258</text:p>
          </table:table-cell>
          <table:table-cell office:value-type="float" office:value="8.66025" calcext:value-type="float">
            <text:p>8,66025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3.87298" calcext:value-type="float">
            <text:p>3,87298</text:p>
          </table:table-cell>
          <table:table-cell office:value-type="float" office:value="6" calcext:value-type="float">
            <text:p>6</text:p>
          </table:table-cell>
          <table:table-cell office:value-type="float" office:value="4.89898" calcext:value-type="float">
            <text:p>4,89898</text:p>
          </table:table-cell>
          <table:table-cell office:value-type="float" office:value="1.73205" calcext:value-type="float">
            <text:p>1,73205</text:p>
          </table:table-cell>
          <table:table-cell office:value-type="float" office:value="3.87298" calcext:value-type="float">
            <text:p>3,87298</text:p>
          </table:table-cell>
          <table:table-cell office:value-type="float" office:value="3" calcext:value-type="float">
            <text:p>3</text:p>
          </table:table-cell>
          <table:table-cell table:style-name="ce21" office:value-type="float" office:value="4.89898" calcext:value-type="float">
            <text:p>4,89898</text:p>
          </table:table-cell>
          <table:table-cell table:style-name="ce21" office:value-type="float" office:value="6.245" calcext:value-type="float">
            <text:p>6,245</text:p>
          </table:table-cell>
          <table:table-cell table:style-name="ce21" office:value-type="float" office:value="7.93725" calcext:value-type="float">
            <text:p>7,93725</text:p>
          </table:table-cell>
          <table:table-cell table:style-name="ce21" office:value-type="float" office:value="4.89898" calcext:value-type="float">
            <text:p>4,89898</text:p>
          </table:table-cell>
          <table:table-cell table:style-name="ce21" office:value-type="float" office:value="4.24264" calcext:value-type="float">
            <text:p>4,24264</text:p>
          </table:table-cell>
          <table:table-cell table:style-name="ce21" office:value-type="float" office:value="8.30662" calcext:value-type="float">
            <text:p>8,30662</text:p>
          </table:table-cell>
          <table:table-cell table:style-name="ce21" office:value-type="float" office:value="7.54983" calcext:value-type="float">
            <text:p>7,54983</text:p>
          </table:table-cell>
          <table:table-cell office:value-type="float" office:value="2.44949" calcext:value-type="float">
            <text:p>2,44949</text:p>
          </table:table-cell>
          <table:table-cell office:value-type="float" office:value="0" calcext:value-type="float">
            <text:p>0</text:p>
          </table:table-cell>
          <table:table-cell office:value-type="float" office:value="5.47723" calcext:value-type="float">
            <text:p>5,47723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6.9282" calcext:value-type="float">
            <text:p>6,9282</text:p>
          </table:table-cell>
          <table:table-cell office:value-type="float" office:value="4.89898" calcext:value-type="float">
            <text:p>4,89898</text:p>
          </table:table-cell>
          <table:table-cell office:value-type="float" office:value="5.19615" calcext:value-type="float">
            <text:p>5,19615</text:p>
          </table:table-cell>
          <table:table-cell table:number-columns-repeated="2" office:value-type="float" office:value="3.4641" calcext:value-type="float">
            <text:p>3,4641</text:p>
          </table:table-cell>
          <table:table-cell office:value-type="float" office:value="6.7082" calcext:value-type="float">
            <text:p>6,7082</text:p>
          </table:table-cell>
          <table:table-cell table:style-name="ce21" office:value-type="float" office:value="5.47723" calcext:value-type="float">
            <text:p>5,47723</text:p>
          </table:table-cell>
          <table:table-cell table:style-name="ce21" office:value-type="float" office:value="4.24264" calcext:value-type="float">
            <text:p>4,24264</text:p>
          </table:table-cell>
          <table:table-cell table:style-name="ce21" office:value-type="float" office:value="8.48528" calcext:value-type="float">
            <text:p>8,48528</text:p>
          </table:table-cell>
          <table:table-cell table:style-name="ce21" office:value-type="float" office:value="6.48074" calcext:value-type="float">
            <text:p>6,48074</text:p>
          </table:table-cell>
          <table:table-cell table:style-name="ce21" office:value-type="float" office:value="3.4641" calcext:value-type="float">
            <text:p>3,4641</text:p>
          </table:table-cell>
          <table:table-cell table:style-name="ce21" office:value-type="float" office:value="3.87298" calcext:value-type="float">
            <text:p>3,87298</text:p>
          </table:table-cell>
          <table:table-cell table:style-name="ce21" office:value-type="float" office:value="5.47723" calcext:value-type="float">
            <text:p>5,47723</text:p>
          </table:table-cell>
          <table:table-cell office:value-type="float" office:value="7.34847" calcext:value-type="float">
            <text:p>7,34847</text:p>
          </table:table-cell>
          <table:table-cell office:value-type="float" office:value="5.47723" calcext:value-type="float">
            <text:p>5,47723</text:p>
          </table:table-cell>
          <table:table-cell office:value-type="float" office:value="6.48074" calcext:value-type="float">
            <text:p>6,48074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4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.4641" calcext:value-type="float">
            <text:p>3,4641</text:p>
          </table:table-cell>
          <table:table-cell table:style-name="ce21" office:value-type="float" office:value="7.34847" calcext:value-type="float">
            <text:p>7,34847</text:p>
          </table:table-cell>
          <table:table-cell table:style-name="ce21" office:value-type="float" office:value="8.12404" calcext:value-type="float">
            <text:p>8,12404</text:p>
          </table:table-cell>
          <table:table-cell table:style-name="ce21" office:value-type="float" office:value="12.1244" calcext:value-type="float">
            <text:p>12,124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2.49" calcext:value-type="float">
            <text:p>12,49</text:p>
          </table:table-cell>
          <table:table-cell office:value-type="float" office:value="10.5357" calcext:value-type="float">
            <text:p>10,5357</text:p>
          </table:table-cell>
          <table:table-cell table:number-columns-repeated="2" office:value-type="float" office:value="8.66025" calcext:value-type="float">
            <text:p>8,66025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number-columns-repeated="6" office:value-type="float" office:value="0" calcext:value-type="float">
            <text:p>0</text:p>
          </table:table-cell>
          <table:table-cell table:style-name="ce21" office:value-type="float" office:value="7.14143" calcext:value-type="float">
            <text:p>7,14143</text:p>
          </table:table-cell>
          <table:table-cell table:style-name="ce21" office:value-type="float" office:value="5.74456" calcext:value-type="float">
            <text:p>5,74456</text:p>
          </table:table-cell>
          <table:table-cell table:style-name="ce21" office:value-type="float" office:value="3.4641" calcext:value-type="float">
            <text:p>3,4641</text:p>
          </table:table-cell>
          <table:table-cell table:style-name="ce21" office:value-type="float" office:value="10.5357" calcext:value-type="float">
            <text:p>10,5357</text:p>
          </table:table-cell>
          <table:table-cell table:style-name="ce21" office:value-type="float" office:value="14.1774" calcext:value-type="float">
            <text:p>14,1774</text:p>
          </table:table-cell>
          <table:table-cell table:style-name="ce21" office:value-type="float" office:value="14.7986" calcext:value-type="float">
            <text:p>14,7986</text:p>
          </table:table-cell>
          <table:table-cell table:style-name="ce21" office:value-type="float" office:value="13.9642" calcext:value-type="float">
            <text:p>13,9642</text:p>
          </table:table-cell>
          <table:table-cell office:value-type="float" office:value="10.5357" calcext:value-type="float">
            <text:p>10,5357</text:p>
          </table:table-cell>
          <table:table-cell office:value-type="float" office:value="7.93725" calcext:value-type="float">
            <text:p>7,93725</text:p>
          </table:table-cell>
          <table:table-cell office:value-type="float" office:value="9.32738" calcext:value-type="float">
            <text:p>9,32738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3.4641" calcext:value-type="float">
            <text:p>3,4641</text:p>
          </table:table-cell>
          <table:table-cell table:number-columns-repeated="2" office:value-type="float" office:value="2.44949" calcext:value-type="float">
            <text:p>2,44949</text:p>
          </table:table-cell>
          <table:table-cell office:value-type="float" office:value="5.19615" calcext:value-type="float">
            <text:p>5,19615</text:p>
          </table:table-cell>
          <table:table-cell office:value-type="float" office:value="6" calcext:value-type="float">
            <text:p>6</text:p>
          </table:table-cell>
          <table:table-cell office:value-type="float" office:value="8.83176" calcext:value-type="float">
            <text:p>8,83176</text:p>
          </table:table-cell>
          <table:table-cell table:style-name="ce21" office:value-type="float" office:value="5.47723" calcext:value-type="float">
            <text:p>5,47723</text:p>
          </table:table-cell>
          <table:table-cell table:style-name="ce21" office:value-type="float" office:value="11.225" calcext:value-type="float">
            <text:p>11,225</text:p>
          </table:table-cell>
          <table:table-cell table:style-name="ce21" office:value-type="float" office:value="11.7473" calcext:value-type="float">
            <text:p>11,7473</text:p>
          </table:table-cell>
          <table:table-cell table:style-name="ce21" office:value-type="float" office:value="10.6771" calcext:value-type="float">
            <text:p>10,6771</text:p>
          </table:table-cell>
          <table:table-cell table:style-name="ce21" office:value-type="float" office:value="8.83176" calcext:value-type="float">
            <text:p>8,83176</text:p>
          </table:table-cell>
          <table:table-cell table:style-name="ce21" office:value-type="float" office:value="5.47723" calcext:value-type="float">
            <text:p>5,47723</text:p>
          </table:table-cell>
          <table:table-cell table:style-name="ce21" office:value-type="float" office:value="2.44949" calcext:value-type="float">
            <text:p>2,44949</text:p>
          </table:table-cell>
          <table:table-cell office:value-type="float" office:value="2.44949" calcext:value-type="float">
            <text:p>2,44949</text:p>
          </table:table-cell>
          <table:table-cell office:value-type="float" office:value="4.24264" calcext:value-type="float">
            <text:p>4,24264</text:p>
          </table:table-cell>
          <table:table-cell office:value-type="float" office:value="4.58258" calcext:value-type="float">
            <text:p>4,58258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5.47723" calcext:value-type="float">
            <text:p>5,47723</text:p>
          </table:table-cell>
          <table:table-cell office:value-type="float" office:value="0" calcext:value-type="float">
            <text:p>0</text:p>
          </table:table-cell>
          <table:table-cell office:value-type="float" office:value="6.48074" calcext:value-type="float">
            <text:p>6,48074</text:p>
          </table:table-cell>
          <table:table-cell office:value-type="float" office:value="7.14143" calcext:value-type="float">
            <text:p>7,14143</text:p>
          </table:table-cell>
          <table:table-cell office:value-type="float" office:value="3.4641" calcext:value-type="float">
            <text:p>3,4641</text:p>
          </table:table-cell>
          <table:table-cell office:value-type="float" office:value="4.89898" calcext:value-type="float">
            <text:p>4,89898</text:p>
          </table:table-cell>
          <table:table-cell office:value-type="float" office:value="0" calcext:value-type="float">
            <text:p>0</text:p>
          </table:table-cell>
          <table:table-cell office:value-type="float" office:value="10.247" calcext:value-type="float">
            <text:p>10,247</text:p>
          </table:table-cell>
          <table:table-cell office:value-type="float" office:value="9.32738" calcext:value-type="float">
            <text:p>9,32738</text:p>
          </table:table-cell>
          <table:table-cell office:value-type="float" office:value="6.245" calcext:value-type="float">
            <text:p>6,245</text:p>
          </table:table-cell>
          <table:table-cell table:number-columns-repeated="2" office:value-type="float" office:value="3.4641" calcext:value-type="float">
            <text:p>3,4641</text:p>
          </table:table-cell>
          <table:table-cell office:value-type="float" office:value="9.79796" calcext:value-type="float">
            <text:p>9,79796</text:p>
          </table:table-cell>
          <table:table-cell office:value-type="float" office:value="8.66025" calcext:value-type="float">
            <text:p>8,66025</text:p>
          </table:table-cell>
          <table:table-cell office:value-type="float" office:value="7.74597" calcext:value-type="float">
            <text:p>7,74597</text:p>
          </table:table-cell>
          <table:table-cell office:value-type="float" office:value="9.16515" calcext:value-type="float">
            <text:p>9,16515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6.245" calcext:value-type="float">
            <text:p>6,245</text:p>
          </table:table-cell>
          <table:table-cell office:value-type="float" office:value="8.12404" calcext:value-type="float">
            <text:p>8,12404</text:p>
          </table:table-cell>
          <table:table-cell office:value-type="float" office:value="4.89898" calcext:value-type="float">
            <text:p>4,89898</text:p>
          </table:table-cell>
          <table:table-cell office:value-type="float" office:value="8.12404" calcext:value-type="float">
            <text:p>8,12404</text:p>
          </table:table-cell>
          <table:table-cell office:value-type="float" office:value="8.66025" calcext:value-type="float">
            <text:p>8,66025</text:p>
          </table:table-cell>
          <table:table-cell office:value-type="float" office:value="4.89898" calcext:value-type="float">
            <text:p>4,89898</text:p>
          </table:table-cell>
          <table:table-cell office:value-type="float" office:value="7.14143" calcext:value-type="float">
            <text:p>7,14143</text:p>
          </table:table-cell>
          <table:table-cell office:value-type="float" office:value="8.48528" calcext:value-type="float">
            <text:p>8,48528</text:p>
          </table:table-cell>
          <table:table-cell office:value-type="float" office:value="9.16515" calcext:value-type="float">
            <text:p>9,16515</text:p>
          </table:table-cell>
          <table:table-cell office:value-type="float" office:value="9.79796" calcext:value-type="float">
            <text:p>9,79796</text:p>
          </table:table-cell>
          <table:table-cell office:value-type="float" office:value="10.6771" calcext:value-type="float">
            <text:p>10,6771</text:p>
          </table:table-cell>
          <table:table-cell office:value-type="float" office:value="9.16515" calcext:value-type="float">
            <text:p>9,16515</text:p>
          </table:table-cell>
          <table:table-cell office:value-type="float" office:value="6.9282" calcext:value-type="float">
            <text:p>6,9282</text:p>
          </table:table-cell>
          <table:table-cell office:value-type="float" office:value="6.7082" calcext:value-type="float">
            <text:p>6,7082</text:p>
          </table:table-cell>
          <table:table-cell office:value-type="float" office:value="3.87298" calcext:value-type="float">
            <text:p>3,87298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3.4641" calcext:value-type="float">
            <text:p>3,4641</text:p>
          </table:table-cell>
          <table:table-cell office:value-type="float" office:value="8.12404" calcext:value-type="float">
            <text:p>8,12404</text:p>
          </table:table-cell>
          <table:table-cell office:value-type="float" office:value="3.87298" calcext:value-type="float">
            <text:p>3,87298</text:p>
          </table:table-cell>
          <table:table-cell office:value-type="float" office:value="7.54983" calcext:value-type="float">
            <text:p>7,54983</text:p>
          </table:table-cell>
          <table:table-cell office:value-type="float" office:value="8.12404" calcext:value-type="float">
            <text:p>8,12404</text:p>
          </table:table-cell>
          <table:table-cell office:value-type="float" office:value="11.0905" calcext:value-type="float">
            <text:p>11,09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3205" calcext:value-type="float">
            <text:p>1,73205</text:p>
          </table:table-cell>
          <table:table-cell office:value-type="float" office:value="4.89898" calcext:value-type="float">
            <text:p>4,89898</text:p>
          </table:table-cell>
          <table:table-cell office:value-type="float" office:value="6.9282" calcext:value-type="float">
            <text:p>6,9282</text:p>
          </table:table-cell>
          <table:table-cell office:value-type="float" office:value="4.89898" calcext:value-type="float">
            <text:p>4,89898</text:p>
          </table:table-cell>
          <table:table-cell office:value-type="float" office:value="3.4641" calcext:value-type="float">
            <text:p>3,4641</text:p>
          </table:table-cell>
          <table:table-cell office:value-type="float" office:value="3" calcext:value-type="float">
            <text:p>3</text:p>
          </table:table-cell>
          <table:table-cell office:value-type="float" office:value="7.14143" calcext:value-type="float">
            <text:p>7,14143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6.7082" calcext:value-type="float">
            <text:p>6,7082</text:p>
          </table:table-cell>
          <table:table-cell office:value-type="float" office:value="12.1244" calcext:value-type="float">
            <text:p>12,1244</text:p>
          </table:table-cell>
          <table:table-cell office:value-type="float" office:value="10.0995" calcext:value-type="float">
            <text:p>10,0995</text:p>
          </table:table-cell>
          <table:table-cell office:value-type="float" office:value="6.9282" calcext:value-type="float">
            <text:p>6,9282</text:p>
          </table:table-cell>
          <table:table-cell office:value-type="float" office:value="4.89898" calcext:value-type="float">
            <text:p>4,89898</text:p>
          </table:table-cell>
          <table:table-cell office:value-type="float" office:value="6.48074" calcext:value-type="float">
            <text:p>6,48074</text:p>
          </table:table-cell>
          <table:table-cell office:value-type="float" office:value="2.44949" calcext:value-type="float">
            <text:p>2,44949</text:p>
          </table:table-cell>
          <table:table-cell office:value-type="float" office:value="4.89898" calcext:value-type="float">
            <text:p>4,89898</text:p>
          </table:table-cell>
          <table:table-cell office:value-type="float" office:value="0" calcext:value-type="float">
            <text:p>0</text:p>
          </table:table-cell>
          <table:table-cell office:value-type="float" office:value="1.73205" calcext:value-type="float">
            <text:p>1,73205</text:p>
          </table:table-cell>
          <table:table-cell office:value-type="float" office:value="6.7082" calcext:value-type="float">
            <text:p>6,7082</text:p>
          </table:table-cell>
          <table:table-cell office:value-type="float" office:value="23.2379" calcext:value-type="float">
            <text:p>23,2379</text:p>
          </table:table-cell>
          <table:table-cell office:value-type="float" office:value="22.383" calcext:value-type="float">
            <text:p>22,383</text:p>
          </table:table-cell>
          <table:table-cell office:value-type="float" office:value="22.6495" calcext:value-type="float">
            <text:p>22,6495</text:p>
          </table:table-cell>
          <table:table-cell office:value-type="float" office:value="22.7156" calcext:value-type="float">
            <text:p>22,7156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formula="of:=[.G150]+1" office:value-type="float" office:value="1" calcext:value-type="float">
            <text:p>1</text:p>
          </table:table-cell>
          <table:table-cell table:formula="of:=[.H150]+1" office:value-type="float" office:value="2" calcext:value-type="float">
            <text:p>2</text:p>
          </table:table-cell>
          <table:table-cell table:formula="of:=[.I150]+1" office:value-type="float" office:value="3" calcext:value-type="float">
            <text:p>3</text:p>
          </table:table-cell>
          <table:table-cell table:formula="of:=[.J150]+1" office:value-type="float" office:value="4" calcext:value-type="float">
            <text:p>4</text:p>
          </table:table-cell>
          <table:table-cell table:formula="of:=[.K150]+1" office:value-type="float" office:value="5" calcext:value-type="float">
            <text:p>5</text:p>
          </table:table-cell>
          <table:table-cell table:formula="of:=[.L150]+1" office:value-type="float" office:value="6" calcext:value-type="float">
            <text:p>6</text:p>
          </table:table-cell>
          <table:table-cell table:formula="of:=[.M150]+1" office:value-type="float" office:value="7" calcext:value-type="float">
            <text:p>7</text:p>
          </table:table-cell>
          <table:table-cell table:formula="of:=[.N150]+1" office:value-type="float" office:value="8" calcext:value-type="float">
            <text:p>8</text:p>
          </table:table-cell>
          <table:table-cell table:formula="of:=[.O150]+1" office:value-type="float" office:value="9" calcext:value-type="float">
            <text:p>9</text:p>
          </table:table-cell>
          <table:table-cell table:formula="of:=[.P150]+1" office:value-type="float" office:value="10" calcext:value-type="float">
            <text:p>10</text:p>
          </table:table-cell>
          <table:table-cell table:formula="of:=[.Q150]+1" office:value-type="float" office:value="11" calcext:value-type="float">
            <text:p>11</text:p>
          </table:table-cell>
          <table:table-cell table:formula="of:=[.R150]+1" office:value-type="float" office:value="12" calcext:value-type="float">
            <text:p>12</text:p>
          </table:table-cell>
          <table:table-cell table:formula="of:=[.S150]+1" office:value-type="float" office:value="13" calcext:value-type="float">
            <text:p>13</text:p>
          </table:table-cell>
          <table:table-cell table:formula="of:=[.T150]+1" office:value-type="float" office:value="14" calcext:value-type="float">
            <text:p>14</text:p>
          </table:table-cell>
          <table:table-cell table:formula="of:=[.U150]+1" office:value-type="float" office:value="15" calcext:value-type="float">
            <text:p>15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.87298" calcext:value-type="float">
            <text:p>3,87298</text:p>
          </table:table-cell>
          <table:table-cell office:value-type="float" office:value="7.74597" calcext:value-type="float">
            <text:p>7,74597</text:p>
          </table:table-cell>
          <table:table-cell table:number-columns-repeated="2" office:value-type="float" office:value="10.746" calcext:value-type="float">
            <text:p>10,746</text:p>
          </table:table-cell>
          <table:table-cell office:value-type="float" office:value="13.746" calcext:value-type="float">
            <text:p>13,746</text:p>
          </table:table-cell>
          <table:table-cell table:style-name="ce14" office:value-type="float" office:value="13.746" calcext:value-type="float">
            <text:p>13,746</text:p>
          </table:table-cell>
          <table:table-cell table:number-columns-repeated="3" office:value-type="float" office:value="19.991" calcext:value-type="float">
            <text:p>19,991</text:p>
          </table:table-cell>
          <table:table-cell office:value-type="float" office:value="25.1871" calcext:value-type="float">
            <text:p>25,1871</text:p>
          </table:table-cell>
          <table:table-cell office:value-type="float" office:value="31.8953" calcext:value-type="float">
            <text:p>31,8953</text:p>
          </table:table-cell>
          <table:table-cell office:value-type="float" office:value="41.9948" calcext:value-type="float">
            <text:p>41,9948</text:p>
          </table:table-cell>
          <table:table-cell table:style-name="ce14" office:value-type="float" office:value="55.7426" calcext:value-type="float">
            <text:p>55,7426</text:p>
          </table:table-cell>
          <table:table-cell office:value-type="float" office:value="70.6422" calcext:value-type="float">
            <text:p>70,6422</text:p>
          </table:table-cell>
          <table:table-cell office:value-type="float" office:value="84.4986" calcext:value-type="float">
            <text:p>84,4986</text:p>
          </table:table-cell>
          <table:table-cell office:value-type="float" office:value="96.9886" calcext:value-type="float">
            <text:p>96,9886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formula="of:=[.F151]+1" office:value-type="float" office:value="1" calcext:value-type="float">
            <text:p>1</text:p>
          </table:table-cell>
          <table:table-cell office:value-type="float" office:value="9.35021" calcext:value-type="float">
            <text:p>9,35021</text:p>
          </table:table-cell>
          <table:table-cell office:value-type="float" office:value="22.8668" calcext:value-type="float">
            <text:p>22,8668</text:p>
          </table:table-cell>
          <table:table-cell office:value-type="float" office:value="32.3476" calcext:value-type="float">
            <text:p>32,3476</text:p>
          </table:table-cell>
          <table:table-cell office:value-type="float" office:value="36.2206" calcext:value-type="float">
            <text:p>36,2206</text:p>
          </table:table-cell>
          <table:table-cell office:value-type="float" office:value="44.9651" calcext:value-type="float">
            <text:p>44,9651</text:p>
          </table:table-cell>
          <table:table-cell office:value-type="float" office:value="50.7097" calcext:value-type="float">
            <text:p>50,7097</text:p>
          </table:table-cell>
          <table:table-cell table:style-name="ce22" office:value-type="float" office:value="61.8537" calcext:value-type="float">
            <text:p>61,8537</text:p>
          </table:table-cell>
          <table:table-cell table:style-name="ce22" office:value-type="float" office:value="71.4973" calcext:value-type="float">
            <text:p>71,4973</text:p>
          </table:table-cell>
          <table:table-cell table:style-name="ce22" office:value-type="float" office:value="82.5879" calcext:value-type="float">
            <text:p>82,5879</text:p>
          </table:table-cell>
          <table:table-cell table:style-name="ce22" office:value-type="float" office:value="95.1325" calcext:value-type="float">
            <text:p>95,1325</text:p>
          </table:table-cell>
          <table:table-cell table:style-name="ce22" office:value-type="float" office:value="109.189" calcext:value-type="float">
            <text:p>109,189</text:p>
          </table:table-cell>
          <table:table-cell table:style-name="ce22" office:value-type="float" office:value="130.778" calcext:value-type="float">
            <text:p>130,778</text:p>
          </table:table-cell>
          <table:table-cell table:style-name="ce22" office:value-type="float" office:value="157.716" calcext:value-type="float">
            <text:p>157,716</text:p>
          </table:table-cell>
          <table:table-cell office:value-type="float" office:value="186.899" calcext:value-type="float">
            <text:p>186,899</text:p>
          </table:table-cell>
          <table:table-cell office:value-type="float" office:value="213.946" calcext:value-type="float">
            <text:p>213,946</text:p>
          </table:table-cell>
          <table:table-cell office:value-type="float" office:value="239.964" calcext:value-type="float">
            <text:p>239,964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formula="of:=[.F152]+1" office:value-type="float" office:value="2" calcext:value-type="float">
            <text:p>2</text:p>
          </table:table-cell>
          <table:table-cell office:value-type="float" office:value="18.6776" calcext:value-type="float">
            <text:p>18,6776</text:p>
          </table:table-cell>
          <table:table-cell office:value-type="float" office:value="41.026" calcext:value-type="float">
            <text:p>41,026</text:p>
          </table:table-cell>
          <table:table-cell office:value-type="float" office:value="58.6308" calcext:value-type="float">
            <text:p>58,6308</text:p>
          </table:table-cell>
          <table:table-cell office:value-type="float" office:value="73.9929" calcext:value-type="float">
            <text:p>73,9929</text:p>
          </table:table-cell>
          <table:table-cell office:value-type="float" office:value="82.7374" calcext:value-type="float">
            <text:p>82,7374</text:p>
          </table:table-cell>
          <table:table-cell office:value-type="float" office:value="88.482" calcext:value-type="float">
            <text:p>88,482</text:p>
          </table:table-cell>
          <table:table-cell table:style-name="ce22" office:value-type="float" office:value="99.626" calcext:value-type="float">
            <text:p>99,626</text:p>
          </table:table-cell>
          <table:table-cell table:style-name="ce22" office:value-type="float" office:value="109.27" calcext:value-type="float">
            <text:p>109,27</text:p>
          </table:table-cell>
          <table:table-cell table:style-name="ce22" office:value-type="float" office:value="123.36" calcext:value-type="float">
            <text:p>123,36</text:p>
          </table:table-cell>
          <table:table-cell table:style-name="ce22" office:value-type="float" office:value="141.905" calcext:value-type="float">
            <text:p>141,905</text:p>
          </table:table-cell>
          <table:table-cell table:style-name="ce22" office:value-type="float" office:value="159.426" calcext:value-type="float">
            <text:p>159,426</text:p>
          </table:table-cell>
          <table:table-cell table:style-name="ce22" office:value-type="float" office:value="191.114" calcext:value-type="float">
            <text:p>191,114</text:p>
          </table:table-cell>
          <table:table-cell table:style-name="ce22" office:value-type="float" office:value="227.539" calcext:value-type="float">
            <text:p>227,539</text:p>
          </table:table-cell>
          <table:table-cell office:value-type="float" office:value="266.209" calcext:value-type="float">
            <text:p>266,209</text:p>
          </table:table-cell>
          <table:table-cell office:value-type="float" office:value="301.002" calcext:value-type="float">
            <text:p>301,002</text:p>
          </table:table-cell>
          <table:table-cell office:value-type="float" office:value="327.02" calcext:value-type="float">
            <text:p>327,02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formula="of:=[.F153]+1" office:value-type="float" office:value="3" calcext:value-type="float">
            <text:p>3</text:p>
          </table:table-cell>
          <table:table-cell office:value-type="float" office:value="18.6776" calcext:value-type="float">
            <text:p>18,6776</text:p>
          </table:table-cell>
          <table:table-cell office:value-type="float" office:value="41.026" calcext:value-type="float">
            <text:p>41,026</text:p>
          </table:table-cell>
          <table:table-cell office:value-type="float" office:value="68.1176" calcext:value-type="float">
            <text:p>68,1176</text:p>
          </table:table-cell>
          <table:table-cell office:value-type="float" office:value="91.0295" calcext:value-type="float">
            <text:p>91,0295</text:p>
          </table:table-cell>
          <table:table-cell office:value-type="float" office:value="105.774" calcext:value-type="float">
            <text:p>105,774</text:p>
          </table:table-cell>
          <table:table-cell office:value-type="float" office:value="114.983" calcext:value-type="float">
            <text:p>114,983</text:p>
          </table:table-cell>
          <table:table-cell table:style-name="ce22" office:value-type="float" office:value="140.824" calcext:value-type="float">
            <text:p>140,824</text:p>
          </table:table-cell>
          <table:table-cell table:style-name="ce22" office:value-type="float" office:value="150.467" calcext:value-type="float">
            <text:p>150,467</text:p>
          </table:table-cell>
          <table:table-cell table:style-name="ce22" office:value-type="float" office:value="164.558" calcext:value-type="float">
            <text:p>164,558</text:p>
          </table:table-cell>
          <table:table-cell table:style-name="ce22" office:value-type="float" office:value="186.567" calcext:value-type="float">
            <text:p>186,567</text:p>
          </table:table-cell>
          <table:table-cell table:style-name="ce22" office:value-type="float" office:value="208.986" calcext:value-type="float">
            <text:p>208,986</text:p>
          </table:table-cell>
          <table:table-cell table:style-name="ce22" office:value-type="float" office:value="249.674" calcext:value-type="float">
            <text:p>249,674</text:p>
          </table:table-cell>
          <table:table-cell table:style-name="ce22" office:value-type="float" office:value="297.325" calcext:value-type="float">
            <text:p>297,325</text:p>
          </table:table-cell>
          <table:table-cell office:value-type="float" office:value="347.742" calcext:value-type="float">
            <text:p>347,742</text:p>
          </table:table-cell>
          <table:table-cell office:value-type="float" office:value="392.333" calcext:value-type="float">
            <text:p>392,333</text:p>
          </table:table-cell>
          <table:table-cell office:value-type="float" office:value="418.351" calcext:value-type="float">
            <text:p>418,351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formula="of:=[.F154]+1" office:value-type="float" office:value="4" calcext:value-type="float">
            <text:p>4</text:p>
          </table:table-cell>
          <table:table-cell office:value-type="float" office:value="18.6776" calcext:value-type="float">
            <text:p>18,6776</text:p>
          </table:table-cell>
          <table:table-cell office:value-type="float" office:value="41.026" calcext:value-type="float">
            <text:p>41,026</text:p>
          </table:table-cell>
          <table:table-cell office:value-type="float" office:value="74.5983" calcext:value-type="float">
            <text:p>74,5983</text:p>
          </table:table-cell>
          <table:table-cell office:value-type="float" office:value="105.448" calcext:value-type="float">
            <text:p>105,448</text:p>
          </table:table-cell>
          <table:table-cell office:value-type="float" office:value="129.192" calcext:value-type="float">
            <text:p>129,192</text:p>
          </table:table-cell>
          <table:table-cell office:value-type="float" office:value="142.983" calcext:value-type="float">
            <text:p>142,983</text:p>
          </table:table-cell>
          <table:table-cell table:style-name="ce22" office:value-type="float" office:value="168.824" calcext:value-type="float">
            <text:p>168,824</text:p>
          </table:table-cell>
          <table:table-cell table:style-name="ce22" office:value-type="float" office:value="183.945" calcext:value-type="float">
            <text:p>183,945</text:p>
          </table:table-cell>
          <table:table-cell table:style-name="ce22" office:value-type="float" office:value="198.036" calcext:value-type="float">
            <text:p>198,036</text:p>
          </table:table-cell>
          <table:table-cell table:style-name="ce22" office:value-type="float" office:value="220.044" calcext:value-type="float">
            <text:p>220,044</text:p>
          </table:table-cell>
          <table:table-cell table:style-name="ce22" office:value-type="float" office:value="249.606" calcext:value-type="float">
            <text:p>249,606</text:p>
          </table:table-cell>
          <table:table-cell table:style-name="ce22" office:value-type="float" office:value="290.294" calcext:value-type="float">
            <text:p>290,294</text:p>
          </table:table-cell>
          <table:table-cell table:style-name="ce22" office:value-type="float" office:value="344.189" calcext:value-type="float">
            <text:p>344,189</text:p>
          </table:table-cell>
          <table:table-cell office:value-type="float" office:value="400.851" calcext:value-type="float">
            <text:p>400,851</text:p>
          </table:table-cell>
          <table:table-cell office:value-type="float" office:value="454.102" calcext:value-type="float">
            <text:p>454,102</text:p>
          </table:table-cell>
          <table:table-cell office:value-type="float" office:value="480.12" calcext:value-type="float">
            <text:p>480,12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formula="of:=[.F155]+1" office:value-type="float" office:value="5" calcext:value-type="float">
            <text:p>5</text:p>
          </table:table-cell>
          <table:table-cell office:value-type="float" office:value="22.1417" calcext:value-type="float">
            <text:p>22,1417</text:p>
          </table:table-cell>
          <table:table-cell office:value-type="float" office:value="49.0727" calcext:value-type="float">
            <text:p>49,0727</text:p>
          </table:table-cell>
          <table:table-cell office:value-type="float" office:value="82.645" calcext:value-type="float">
            <text:p>82,645</text:p>
          </table:table-cell>
          <table:table-cell office:value-type="float" office:value="116.494" calcext:value-type="float">
            <text:p>116,494</text:p>
          </table:table-cell>
          <table:table-cell office:value-type="float" office:value="145.138" calcext:value-type="float">
            <text:p>145,138</text:p>
          </table:table-cell>
          <table:table-cell office:value-type="float" office:value="165.637" calcext:value-type="float">
            <text:p>165,637</text:p>
          </table:table-cell>
          <table:table-cell table:style-name="ce22" office:value-type="float" office:value="193.21" calcext:value-type="float">
            <text:p>193,21</text:p>
          </table:table-cell>
          <table:table-cell table:style-name="ce22" office:value-type="float" office:value="213.808" calcext:value-type="float">
            <text:p>213,808</text:p>
          </table:table-cell>
          <table:table-cell table:style-name="ce22" office:value-type="float" office:value="233.376" calcext:value-type="float">
            <text:p>233,376</text:p>
          </table:table-cell>
          <table:table-cell table:style-name="ce22" office:value-type="float" office:value="255.385" calcext:value-type="float">
            <text:p>255,385</text:p>
          </table:table-cell>
          <table:table-cell table:style-name="ce22" office:value-type="float" office:value="287.946" calcext:value-type="float">
            <text:p>287,946</text:p>
          </table:table-cell>
          <table:table-cell table:style-name="ce22" office:value-type="float" office:value="334.111" calcext:value-type="float">
            <text:p>334,111</text:p>
          </table:table-cell>
          <table:table-cell table:style-name="ce22" office:value-type="float" office:value="394.252" calcext:value-type="float">
            <text:p>394,252</text:p>
          </table:table-cell>
          <table:table-cell office:value-type="float" office:value="456.913" calcext:value-type="float">
            <text:p>456,913</text:p>
          </table:table-cell>
          <table:table-cell office:value-type="float" office:value="513.165" calcext:value-type="float">
            <text:p>513,165</text:p>
          </table:table-cell>
          <table:table-cell office:value-type="float" office:value="544.927" calcext:value-type="float">
            <text:p>544,927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formula="of:=[.F156]+1" office:value-type="float" office:value="6" calcext:value-type="float">
            <text:p>6</text:p>
          </table:table-cell>
          <table:table-cell office:value-type="float" office:value="29.0699" calcext:value-type="float">
            <text:p>29,0699</text:p>
          </table:table-cell>
          <table:table-cell office:value-type="float" office:value="60.2435" calcext:value-type="float">
            <text:p>60,2435</text:p>
          </table:table-cell>
          <table:table-cell office:value-type="float" office:value="95.5479" calcext:value-type="float">
            <text:p>95,5479</text:p>
          </table:table-cell>
          <table:table-cell office:value-type="float" office:value="129.397" calcext:value-type="float">
            <text:p>129,397</text:p>
          </table:table-cell>
          <table:table-cell office:value-type="float" office:value="161.505" calcext:value-type="float">
            <text:p>161,505</text:p>
          </table:table-cell>
          <table:table-cell office:value-type="float" office:value="186.587" calcext:value-type="float">
            <text:p>186,587</text:p>
          </table:table-cell>
          <table:table-cell table:style-name="ce22" office:value-type="float" office:value="219.637" calcext:value-type="float">
            <text:p>219,637</text:p>
          </table:table-cell>
          <table:table-cell table:style-name="ce22" office:value-type="float" office:value="246.235" calcext:value-type="float">
            <text:p>246,235</text:p>
          </table:table-cell>
          <table:table-cell table:style-name="ce22" office:value-type="float" office:value="269.676" calcext:value-type="float">
            <text:p>269,676</text:p>
          </table:table-cell>
          <table:table-cell table:style-name="ce14" office:value-type="float" office:value="291.685" calcext:value-type="float">
            <text:p>291,685</text:p>
          </table:table-cell>
          <table:table-cell table:style-name="ce22" office:value-type="float" office:value="330.246" calcext:value-type="float">
            <text:p>330,246</text:p>
          </table:table-cell>
          <table:table-cell table:style-name="ce22" office:value-type="float" office:value="383.961" calcext:value-type="float">
            <text:p>383,961</text:p>
          </table:table-cell>
          <table:table-cell table:style-name="ce22" office:value-type="float" office:value="451.651" calcext:value-type="float">
            <text:p>451,651</text:p>
          </table:table-cell>
          <table:table-cell office:value-type="float" office:value="518.895" calcext:value-type="float">
            <text:p>518,895</text:p>
          </table:table-cell>
          <table:table-cell office:value-type="float" office:value="579.73" calcext:value-type="float">
            <text:p>579,73</text:p>
          </table:table-cell>
          <table:table-cell office:value-type="float" office:value="620.152" calcext:value-type="float">
            <text:p>620,152</text:p>
          </table:table-cell>
          <table:table-cell table:number-columns-repeated="10"/>
          <table:table-cell table:style-name="ce33" table:formula="of:=[.L151]+[.S162]-([.S151]+[.L162])" office:value-type="float" office:value="495.4254" calcext:value-type="float">
            <text:p>495,4254</text:p>
          </table:table-cell>
          <table:table-cell table:number-columns-repeated="991"/>
        </table:table-row>
        <table:table-row table:style-name="ro1">
          <table:table-cell table:number-columns-repeated="5"/>
          <table:table-cell table:formula="of:=[.F157]+1" office:value-type="float" office:value="7" calcext:value-type="float">
            <text:p>7</text:p>
          </table:table-cell>
          <table:table-cell table:style-name="ce8" office:value-type="float" office:value="32.9429" calcext:value-type="float">
            <text:p>32,9429</text:p>
          </table:table-cell>
          <table:table-cell office:value-type="float" office:value="70.1165" calcext:value-type="float">
            <text:p>70,1165</text:p>
          </table:table-cell>
          <table:table-cell office:value-type="float" office:value="110.32" calcext:value-type="float">
            <text:p>110,32</text:p>
          </table:table-cell>
          <table:table-cell office:value-type="float" office:value="145.901" calcext:value-type="float">
            <text:p>145,901</text:p>
          </table:table-cell>
          <table:table-cell office:value-type="float" office:value="181.882" calcext:value-type="float">
            <text:p>181,882</text:p>
          </table:table-cell>
          <table:table-cell office:value-type="float" office:value="209.964" calcext:value-type="float">
            <text:p>209,964</text:p>
          </table:table-cell>
          <table:table-cell table:style-name="ce22" office:value-type="float" office:value="247.913" calcext:value-type="float">
            <text:p>247,913</text:p>
          </table:table-cell>
          <table:table-cell table:style-name="ce22" office:value-type="float" office:value="280.756" calcext:value-type="float">
            <text:p>280,756</text:p>
          </table:table-cell>
          <table:table-cell table:style-name="ce22" office:value-type="float" office:value="312.134" calcext:value-type="float">
            <text:p>312,134</text:p>
          </table:table-cell>
          <table:table-cell table:style-name="ce22" office:value-type="float" office:value="339.042" calcext:value-type="float">
            <text:p>339,042</text:p>
          </table:table-cell>
          <table:table-cell table:style-name="ce22" office:value-type="float" office:value="381.846" calcext:value-type="float">
            <text:p>381,846</text:p>
          </table:table-cell>
          <table:table-cell table:style-name="ce22" office:value-type="float" office:value="443.867" calcext:value-type="float">
            <text:p>443,867</text:p>
          </table:table-cell>
          <table:table-cell table:style-name="ce22" office:value-type="float" office:value="519.107" calcext:value-type="float">
            <text:p>519,107</text:p>
          </table:table-cell>
          <table:table-cell office:value-type="float" office:value="588.801" calcext:value-type="float">
            <text:p>588,801</text:p>
          </table:table-cell>
          <table:table-cell office:value-type="float" office:value="649.635" calcext:value-type="float">
            <text:p>649,635</text:p>
          </table:table-cell>
          <table:table-cell office:value-type="float" office:value="695.535" calcext:value-type="float">
            <text:p>695,535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formula="of:=[.F158]+1" office:value-type="float" office:value="8" calcext:value-type="float">
            <text:p>8</text:p>
          </table:table-cell>
          <table:table-cell office:value-type="float" office:value="39.8711" calcext:value-type="float">
            <text:p>39,8711</text:p>
          </table:table-cell>
          <table:table-cell office:value-type="float" office:value="81.9437" calcext:value-type="float">
            <text:p>81,9437</text:p>
          </table:table-cell>
          <table:table-cell office:value-type="float" office:value="127.343" calcext:value-type="float">
            <text:p>127,343</text:p>
          </table:table-cell>
          <table:table-cell office:value-type="float" office:value="166.389" calcext:value-type="float">
            <text:p>166,389</text:p>
          </table:table-cell>
          <table:table-cell office:value-type="float" office:value="205.833" calcext:value-type="float">
            <text:p>205,833</text:p>
          </table:table-cell>
          <table:table-cell office:value-type="float" office:value="240.624" calcext:value-type="float">
            <text:p>240,624</text:p>
          </table:table-cell>
          <table:table-cell table:style-name="ce22" office:value-type="float" office:value="284.05" calcext:value-type="float">
            <text:p>284,05</text:p>
          </table:table-cell>
          <table:table-cell table:style-name="ce22" office:value-type="float" office:value="321.136" calcext:value-type="float">
            <text:p>321,136</text:p>
          </table:table-cell>
          <table:table-cell table:style-name="ce22" office:value-type="float" office:value="360.999" calcext:value-type="float">
            <text:p>360,999</text:p>
          </table:table-cell>
          <table:table-cell table:style-name="ce22" office:value-type="float" office:value="394.387" calcext:value-type="float">
            <text:p>394,387</text:p>
          </table:table-cell>
          <table:table-cell table:style-name="ce22" office:value-type="float" office:value="440.655" calcext:value-type="float">
            <text:p>440,655</text:p>
          </table:table-cell>
          <table:table-cell table:style-name="ce22" office:value-type="float" office:value="506.55" calcext:value-type="float">
            <text:p>506,55</text:p>
          </table:table-cell>
          <table:table-cell table:style-name="ce22" office:value-type="float" office:value="587.267" calcext:value-type="float">
            <text:p>587,267</text:p>
          </table:table-cell>
          <table:table-cell office:value-type="float" office:value="664.31" calcext:value-type="float">
            <text:p>664,31</text:p>
          </table:table-cell>
          <table:table-cell office:value-type="float" office:value="730.621" calcext:value-type="float">
            <text:p>730,621</text:p>
          </table:table-cell>
          <table:table-cell office:value-type="float" office:value="783.001" calcext:value-type="float">
            <text:p>783,001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formula="of:=[.F159]+1" office:value-type="float" office:value="9" calcext:value-type="float">
            <text:p>9</text:p>
          </table:table-cell>
          <table:table-cell office:value-type="float" office:value="39.8711" calcext:value-type="float">
            <text:p>39,8711</text:p>
          </table:table-cell>
          <table:table-cell office:value-type="float" office:value="81.9437" calcext:value-type="float">
            <text:p>81,9437</text:p>
          </table:table-cell>
          <table:table-cell office:value-type="float" office:value="127.343" calcext:value-type="float">
            <text:p>127,343</text:p>
          </table:table-cell>
          <table:table-cell office:value-type="float" office:value="169.853" calcext:value-type="float">
            <text:p>169,853</text:p>
          </table:table-cell>
          <table:table-cell office:value-type="float" office:value="212.761" calcext:value-type="float">
            <text:p>212,761</text:p>
          </table:table-cell>
          <table:table-cell office:value-type="float" office:value="251.016" calcext:value-type="float">
            <text:p>251,016</text:p>
          </table:table-cell>
          <table:table-cell table:style-name="ce22" office:value-type="float" office:value="301.791" calcext:value-type="float">
            <text:p>301,791</text:p>
          </table:table-cell>
          <table:table-cell table:style-name="ce22" office:value-type="float" office:value="347" calcext:value-type="float">
            <text:p>347</text:p>
          </table:table-cell>
          <table:table-cell table:style-name="ce22" office:value-type="float" office:value="398.988" calcext:value-type="float">
            <text:p>398,988</text:p>
          </table:table-cell>
          <table:table-cell table:style-name="ce22" office:value-type="float" office:value="432.377" calcext:value-type="float">
            <text:p>432,377</text:p>
          </table:table-cell>
          <table:table-cell table:style-name="ce22" office:value-type="float" office:value="491.134" calcext:value-type="float">
            <text:p>491,134</text:p>
          </table:table-cell>
          <table:table-cell table:style-name="ce22" office:value-type="float" office:value="569.519" calcext:value-type="float">
            <text:p>569,519</text:p>
          </table:table-cell>
          <table:table-cell table:style-name="ce22" office:value-type="float" office:value="662.727" calcext:value-type="float">
            <text:p>662,727</text:p>
          </table:table-cell>
          <table:table-cell office:value-type="float" office:value="750.304" calcext:value-type="float">
            <text:p>750,304</text:p>
          </table:table-cell>
          <table:table-cell office:value-type="float" office:value="825.276" calcext:value-type="float">
            <text:p>825,276</text:p>
          </table:table-cell>
          <table:table-cell office:value-type="float" office:value="886.317" calcext:value-type="float">
            <text:p>886,317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formula="of:=[.F160]+1" office:value-type="float" office:value="10" calcext:value-type="float">
            <text:p>10</text:p>
          </table:table-cell>
          <table:table-cell office:value-type="float" office:value="39.8711" calcext:value-type="float">
            <text:p>39,8711</text:p>
          </table:table-cell>
          <table:table-cell office:value-type="float" office:value="81.9437" calcext:value-type="float">
            <text:p>81,9437</text:p>
          </table:table-cell>
          <table:table-cell office:value-type="float" office:value="127.343" calcext:value-type="float">
            <text:p>127,343</text:p>
          </table:table-cell>
          <table:table-cell office:value-type="float" office:value="169.853" calcext:value-type="float">
            <text:p>169,853</text:p>
          </table:table-cell>
          <table:table-cell office:value-type="float" office:value="212.761" calcext:value-type="float">
            <text:p>212,761</text:p>
          </table:table-cell>
          <table:table-cell office:value-type="float" office:value="251.016" calcext:value-type="float">
            <text:p>251,016</text:p>
          </table:table-cell>
          <table:table-cell table:style-name="ce22" office:value-type="float" office:value="308.932" calcext:value-type="float">
            <text:p>308,932</text:p>
          </table:table-cell>
          <table:table-cell table:style-name="ce22" office:value-type="float" office:value="359.886" calcext:value-type="float">
            <text:p>359,886</text:p>
          </table:table-cell>
          <table:table-cell table:style-name="ce22" office:value-type="float" office:value="415.338" calcext:value-type="float">
            <text:p>415,338</text:p>
          </table:table-cell>
          <table:table-cell table:style-name="ce22" office:value-type="float" office:value="459.262" calcext:value-type="float">
            <text:p>459,262</text:p>
          </table:table-cell>
          <table:table-cell table:style-name="ce22" office:value-type="float" office:value="532.198" calcext:value-type="float">
            <text:p>532,198</text:p>
          </table:table-cell>
          <table:table-cell table:style-name="ce22" office:value-type="float" office:value="625.381" calcext:value-type="float">
            <text:p>625,381</text:p>
          </table:table-cell>
          <table:table-cell table:style-name="ce22" office:value-type="float" office:value="732.553" calcext:value-type="float">
            <text:p>732,553</text:p>
          </table:table-cell>
          <table:table-cell office:value-type="float" office:value="830.666" calcext:value-type="float">
            <text:p>830,666</text:p>
          </table:table-cell>
          <table:table-cell office:value-type="float" office:value="913.575" calcext:value-type="float">
            <text:p>913,575</text:p>
          </table:table-cell>
          <table:table-cell office:value-type="float" office:value="983.943" calcext:value-type="float">
            <text:p>983,943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formula="of:=[.F161]+1" office:value-type="float" office:value="11" calcext:value-type="float">
            <text:p>11</text:p>
          </table:table-cell>
          <table:table-cell office:value-type="float" office:value="43.3352" calcext:value-type="float">
            <text:p>43,3352</text:p>
          </table:table-cell>
          <table:table-cell office:value-type="float" office:value="87.8573" calcext:value-type="float">
            <text:p>87,8573</text:p>
          </table:table-cell>
          <table:table-cell office:value-type="float" office:value="135.706" calcext:value-type="float">
            <text:p>135,706</text:p>
          </table:table-cell>
          <table:table-cell office:value-type="float" office:value="183.412" calcext:value-type="float">
            <text:p>183,412</text:p>
          </table:table-cell>
          <table:table-cell office:value-type="float" office:value="232.321" calcext:value-type="float">
            <text:p>232,321</text:p>
          </table:table-cell>
          <table:table-cell table:style-name="ce14" office:value-type="float" office:value="279.407" calcext:value-type="float">
            <text:p>279,407</text:p>
          </table:table-cell>
          <table:table-cell table:style-name="ce22" office:value-type="float" office:value="342.8" calcext:value-type="float">
            <text:p>342,8</text:p>
          </table:table-cell>
          <table:table-cell table:style-name="ce22" office:value-type="float" office:value="404.98" calcext:value-type="float">
            <text:p>404,98</text:p>
          </table:table-cell>
          <table:table-cell table:style-name="ce22" office:value-type="float" office:value="472.179" calcext:value-type="float">
            <text:p>472,179</text:p>
          </table:table-cell>
          <table:table-cell table:style-name="ce22" office:value-type="float" office:value="526.78" calcext:value-type="float">
            <text:p>526,78</text:p>
          </table:table-cell>
          <table:table-cell table:style-name="ce22" office:value-type="float" office:value="608.547" calcext:value-type="float">
            <text:p>608,547</text:p>
          </table:table-cell>
          <table:table-cell table:style-name="ce22" office:value-type="float" office:value="707.208" calcext:value-type="float">
            <text:p>707,208</text:p>
          </table:table-cell>
          <table:table-cell table:style-name="ce14" office:value-type="float" office:value="816.829" calcext:value-type="float">
            <text:p>816,829</text:p>
          </table:table-cell>
          <table:table-cell office:value-type="float" office:value="917.392" calcext:value-type="float">
            <text:p>917,392</text:p>
          </table:table-cell>
          <table:table-cell office:value-type="float" office:value="1004.54" calcext:value-type="float">
            <text:p>1004,54</text:p>
          </table:table-cell>
          <table:table-cell office:value-type="float" office:value="1079.49" calcext:value-type="float">
            <text:p>1079,49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formula="of:=[.F162]+1" office:value-type="float" office:value="12" calcext:value-type="float">
            <text:p>12</text:p>
          </table:table-cell>
          <table:table-cell office:value-type="float" office:value="48.8124" calcext:value-type="float">
            <text:p>48,8124</text:p>
          </table:table-cell>
          <table:table-cell office:value-type="float" office:value="93.3345" calcext:value-type="float">
            <text:p>93,3345</text:p>
          </table:table-cell>
          <table:table-cell office:value-type="float" office:value="147.664" calcext:value-type="float">
            <text:p>147,664</text:p>
          </table:table-cell>
          <table:table-cell office:value-type="float" office:value="202.511" calcext:value-type="float">
            <text:p>202,511</text:p>
          </table:table-cell>
          <table:table-cell office:value-type="float" office:value="254.884" calcext:value-type="float">
            <text:p>254,884</text:p>
          </table:table-cell>
          <table:table-cell table:style-name="ce15" office:value-type="float" office:value="306.869" calcext:value-type="float">
            <text:p>306,869</text:p>
          </table:table-cell>
          <table:table-cell office:value-type="float" office:value="370.263" calcext:value-type="float">
            <text:p>370,263</text:p>
          </table:table-cell>
          <table:table-cell office:value-type="float" office:value="442.689" calcext:value-type="float">
            <text:p>442,689</text:p>
          </table:table-cell>
          <table:table-cell office:value-type="float" office:value="519.216" calcext:value-type="float">
            <text:p>519,216</text:p>
          </table:table-cell>
          <table:table-cell office:value-type="float" office:value="580.062" calcext:value-type="float">
            <text:p>580,062</text:p>
          </table:table-cell>
          <table:table-cell office:value-type="float" office:value="665.293" calcext:value-type="float">
            <text:p>665,293</text:p>
          </table:table-cell>
          <table:table-cell office:value-type="float" office:value="767.418" calcext:value-type="float">
            <text:p>767,418</text:p>
          </table:table-cell>
          <table:table-cell table:style-name="ce15" office:value-type="float" office:value="886.837" calcext:value-type="float">
            <text:p>886,837</text:p>
          </table:table-cell>
          <table:table-cell office:value-type="float" office:value="996.06" calcext:value-type="float">
            <text:p>996,06</text:p>
          </table:table-cell>
          <table:table-cell office:value-type="float" office:value="1090.96" calcext:value-type="float">
            <text:p>1090,96</text:p>
          </table:table-cell>
          <table:table-cell office:value-type="float" office:value="1175.07" calcext:value-type="float">
            <text:p>1175,07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formula="of:=[.F163]+1" office:value-type="float" office:value="13" calcext:value-type="float">
            <text:p>13</text:p>
          </table:table-cell>
          <table:table-cell office:value-type="float" office:value="48.8124" calcext:value-type="float">
            <text:p>48,8124</text:p>
          </table:table-cell>
          <table:table-cell office:value-type="float" office:value="99.5795" calcext:value-type="float">
            <text:p>99,5795</text:p>
          </table:table-cell>
          <table:table-cell office:value-type="float" office:value="162.033" calcext:value-type="float">
            <text:p>162,033</text:p>
          </table:table-cell>
          <table:table-cell office:value-type="float" office:value="221.779" calcext:value-type="float">
            <text:p>221,779</text:p>
          </table:table-cell>
          <table:table-cell office:value-type="float" office:value="282.276" calcext:value-type="float">
            <text:p>282,276</text:p>
          </table:table-cell>
          <table:table-cell office:value-type="float" office:value="342.922" calcext:value-type="float">
            <text:p>342,922</text:p>
          </table:table-cell>
          <table:table-cell office:value-type="float" office:value="411.214" calcext:value-type="float">
            <text:p>411,214</text:p>
          </table:table-cell>
          <table:table-cell office:value-type="float" office:value="490.782" calcext:value-type="float">
            <text:p>490,782</text:p>
          </table:table-cell>
          <table:table-cell office:value-type="float" office:value="575.794" calcext:value-type="float">
            <text:p>575,794</text:p>
          </table:table-cell>
          <table:table-cell office:value-type="float" office:value="645.805" calcext:value-type="float">
            <text:p>645,805</text:p>
          </table:table-cell>
          <table:table-cell office:value-type="float" office:value="740.834" calcext:value-type="float">
            <text:p>740,834</text:p>
          </table:table-cell>
          <table:table-cell office:value-type="float" office:value="853.636" calcext:value-type="float">
            <text:p>853,636</text:p>
          </table:table-cell>
          <table:table-cell office:value-type="float" office:value="982.22" calcext:value-type="float">
            <text:p>982,22</text:p>
          </table:table-cell>
          <table:table-cell office:value-type="float" office:value="1098.37" calcext:value-type="float">
            <text:p>1098,37</text:p>
          </table:table-cell>
          <table:table-cell office:value-type="float" office:value="1199.98" calcext:value-type="float">
            <text:p>1199,98</text:p>
          </table:table-cell>
          <table:table-cell office:value-type="float" office:value="1287.97" calcext:value-type="float">
            <text:p>1287,97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formula="of:=[.F164]+1" office:value-type="float" office:value="14" calcext:value-type="float">
            <text:p>14</text:p>
          </table:table-cell>
          <table:table-cell office:value-type="float" office:value="52.2765" calcext:value-type="float">
            <text:p>52,2765</text:p>
          </table:table-cell>
          <table:table-cell office:value-type="float" office:value="111.168" calcext:value-type="float">
            <text:p>111,168</text:p>
          </table:table-cell>
          <table:table-cell office:value-type="float" office:value="177.494" calcext:value-type="float">
            <text:p>177,494</text:p>
          </table:table-cell>
          <table:table-cell office:value-type="float" office:value="244.79" calcext:value-type="float">
            <text:p>244,79</text:p>
          </table:table-cell>
          <table:table-cell office:value-type="float" office:value="313.411" calcext:value-type="float">
            <text:p>313,411</text:p>
          </table:table-cell>
          <table:table-cell office:value-type="float" office:value="385.147" calcext:value-type="float">
            <text:p>385,147</text:p>
          </table:table-cell>
          <table:table-cell office:value-type="float" office:value="453.44" calcext:value-type="float">
            <text:p>453,44</text:p>
          </table:table-cell>
          <table:table-cell office:value-type="float" office:value="533.007" calcext:value-type="float">
            <text:p>533,007</text:p>
          </table:table-cell>
          <table:table-cell office:value-type="float" office:value="618.019" calcext:value-type="float">
            <text:p>618,019</text:p>
          </table:table-cell>
          <table:table-cell office:value-type="float" office:value="689.762" calcext:value-type="float">
            <text:p>689,762</text:p>
          </table:table-cell>
          <table:table-cell office:value-type="float" office:value="789.691" calcext:value-type="float">
            <text:p>789,691</text:p>
          </table:table-cell>
          <table:table-cell office:value-type="float" office:value="909.421" calcext:value-type="float">
            <text:p>909,421</text:p>
          </table:table-cell>
          <table:table-cell office:value-type="float" office:value="1042.9" calcext:value-type="float">
            <text:p>1042,9</text:p>
          </table:table-cell>
          <table:table-cell office:value-type="float" office:value="1162.52" calcext:value-type="float">
            <text:p>1162,52</text:p>
          </table:table-cell>
          <table:table-cell office:value-type="float" office:value="1267.12" calcext:value-type="float">
            <text:p>1267,12</text:p>
          </table:table-cell>
          <table:table-cell office:value-type="float" office:value="1362.26" calcext:value-type="float">
            <text:p>1362,26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formula="of:=[.F165]+1" office:value-type="float" office:value="15" calcext:value-type="float">
            <text:p>15</text:p>
          </table:table-cell>
          <table:table-cell office:value-type="float" office:value="61.2765" calcext:value-type="float">
            <text:p>61,2765</text:p>
          </table:table-cell>
          <table:table-cell office:value-type="float" office:value="126.876" calcext:value-type="float">
            <text:p>126,876</text:p>
          </table:table-cell>
          <table:table-cell office:value-type="float" office:value="205.327" calcext:value-type="float">
            <text:p>205,327</text:p>
          </table:table-cell>
          <table:table-cell office:value-type="float" office:value="282.722" calcext:value-type="float">
            <text:p>282,722</text:p>
          </table:table-cell>
          <table:table-cell office:value-type="float" office:value="358.272" calcext:value-type="float">
            <text:p>358,272</text:p>
          </table:table-cell>
          <table:table-cell office:value-type="float" office:value="434.906" calcext:value-type="float">
            <text:p>434,906</text:p>
          </table:table-cell>
          <table:table-cell office:value-type="float" office:value="509.68" calcext:value-type="float">
            <text:p>509,68</text:p>
          </table:table-cell>
          <table:table-cell office:value-type="float" office:value="591.697" calcext:value-type="float">
            <text:p>591,697</text:p>
          </table:table-cell>
          <table:table-cell office:value-type="float" office:value="681.608" calcext:value-type="float">
            <text:p>681,608</text:p>
          </table:table-cell>
          <table:table-cell office:value-type="float" office:value="753.351" calcext:value-type="float">
            <text:p>753,351</text:p>
          </table:table-cell>
          <table:table-cell office:value-type="float" office:value="855.011" calcext:value-type="float">
            <text:p>855,011</text:p>
          </table:table-cell>
          <table:table-cell office:value-type="float" office:value="981.449" calcext:value-type="float">
            <text:p>981,449</text:p>
          </table:table-cell>
          <table:table-cell office:value-type="float" office:value="1138.17" calcext:value-type="float">
            <text:p>1138,17</text:p>
          </table:table-cell>
          <table:table-cell office:value-type="float" office:value="1280.17" calcext:value-type="float">
            <text:p>1280,17</text:p>
          </table:table-cell>
          <table:table-cell office:value-type="float" office:value="1407.42" calcext:value-type="float">
            <text:p>1407,42</text:p>
          </table:table-cell>
          <table:table-cell office:value-type="float" office:value="1525.27" calcext:value-type="float">
            <text:p>1525,27</text:p>
          </table:table-cell>
          <table:table-cell table:number-columns-repeated="1002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DB__1" table:target-range-address="Sheet1.G19:Sheet1.V3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6" number:min-integer-digits="1"/>
    </number:number-style>
    <number:number-style style:name="N107">
      <number:number number:decimal-places="5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 style:data-style-name="N2" text:time-value="18:31:49.646428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07:25:59.032663871</meta:creation-date>
    <dc:date>2015-05-20T18:51:49.468881140</dc:date>
    <meta:editing-duration>PT6M28S</meta:editing-duration>
    <meta:editing-cycles>2</meta:editing-cycles>
    <meta:generator>LibreOffice/4.2.8.2$Linux_X86_64 LibreOffice_project/420m0$Build-2</meta:generator>
    <meta:document-statistic meta:table-count="1" meta:cell-count="2954" meta:object-count="0"/>
  </office:meta>
</office:document-meta>
</file>